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9984in"/>
    </style:style>
    <style:style style:name="co2" style:family="table-column">
      <style:table-column-properties fo:break-before="auto" style:column-width="0.5043in"/>
    </style:style>
    <style:style style:name="co3" style:family="table-column">
      <style:table-column-properties fo:break-before="auto" style:column-width="1.5035in"/>
    </style:style>
    <style:style style:name="co4" style:family="table-column">
      <style:table-column-properties fo:break-before="auto" style:column-width="0.1535in"/>
    </style:style>
    <style:style style:name="co5" style:family="table-column">
      <style:table-column-properties fo:break-before="auto" style:column-width="0.1972in"/>
    </style:style>
    <style:style style:name="co6" style:family="table-column">
      <style:table-column-properties fo:break-before="auto" style:column-width="2.9957in"/>
    </style:style>
    <style:style style:name="co7" style:family="table-column">
      <style:table-column-properties fo:break-before="auto" style:column-width="6.518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2154in" fo:break-before="auto" style:use-optimal-row-height="true"/>
    </style:style>
    <style:style style:name="ro4" style:family="table-row">
      <style:table-row-properties style:row-height="0.1984in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Nimbus Sans L"/>
    </style:style>
    <style:style style:name="ce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3" style:family="table-cell" style:parent-style-name="Default" style:data-style-name="N100">
      <style:text-properties style:font-name="Nimbus Sans L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193in" fo:padding-left="0.0138in" fo:padding-right="0.0138in" fo:padding-top="0.0193in" fo:border-right="0.0138in solid #000000" fo:border-top="none" style:vertical-align="middle"/>
      <style:paragraph-properties fo:text-align="start" fo:margin-left="0in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7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8" style:family="table-cell" style:parent-style-name="Default" style:data-style-name="N100">
      <style:table-cell-properties fo:background-color="#ffffff" style:cell-protect="none" style:print-content="true" fo:border="none" fo:padding-bottom="0.0193in" fo:padding-left="0.0138in" fo:padding-right="0.0138in" fo:padding-top="0.0193in" style:vertical-align="middle"/>
      <style:text-properties fo:color="#000000" style:font-name="Thoth Int" fo:font-size="11pt" fo:font-weight="bold" style:font-size-asian="11pt" style:font-size-complex="11pt"/>
    </style:style>
    <style:style style:name="ce9" style:family="table-cell" style:parent-style-name="Default" style:data-style-name="N100">
      <style:table-cell-properties fo:background-color="#ffffff" style:cell-protect="none" style:print-content="true" fo:border="0.0138in solid #000000" style:vertical-align="middle"/>
      <style:text-properties fo:color="#000000" style:font-name="Nimbus Sans L" fo:font-size="10pt" fo:font-weight="bold" style:font-size-asian="10pt" style:font-size-complex="10pt"/>
    </style:style>
    <style:style style:name="ce10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11" style:family="table-cell" style:parent-style-name="Default" style:data-style-name="N100">
      <style:text-properties style:font-name="Thoth Int" fo:font-size="11pt" style:font-name-asian="Bitstream Vera Sans" style:font-size-asian="11pt" style:font-name-complex="Bitstream Vera Sans" style:font-size-complex="11pt"/>
    </style:style>
    <style:style style:name="ce12" style:family="table-cell" style:parent-style-name="Default" style:data-style-name="N100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style:font-name="Nimbus Sans L"/>
    </style:style>
    <style:style style:name="ce13" style:family="table-cell" style:parent-style-name="Default" style:data-style-name="N100">
      <style:table-cell-properties fo:border="0.0008in solid #000000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00">
      <style:table-cell-properties fo:padding-bottom="0.0193in" fo:padding-left="0.0138in" fo:padding-right="0.0138in" fo:padding-top="0.0193in"/>
      <style:text-properties style:font-name="Nimbus Sans L" fo:font-size="10pt" style:font-size-asian="10pt" style:font-size-complex="10pt"/>
    </style:style>
    <style:style style:name="ce15" style:family="table-cell" style:parent-style-name="Default" style:data-style-name="N100">
      <style:text-properties style:font-name="Nimbus Sans 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7"/>
        <table:table-column table:style-name="co4" table:default-cell-style-name="ce7"/>
        <table:table-column table:style-name="co3" table:default-cell-style-name="ce3"/>
        <table:table-column table:style-name="co3" table:default-cell-style-name="ce7"/>
        <table:table-column table:style-name="co4" table:default-cell-style-name="ce7"/>
        <table:table-column table:style-name="co3" table:default-cell-style-name="ce3"/>
        <table:table-column table:style-name="co3" table:default-cell-style-name="ce7"/>
        <table:table-column table:style-name="co4" table:default-cell-style-name="ce7"/>
        <table:table-column table:style-name="co3" table:number-columns-repeated="2" table:default-cell-style-name="ce7"/>
        <table:table-column table:style-name="co5" table:number-columns-repeated="2" table:default-cell-style-name="ce7"/>
        <table:table-column table:style-name="co6" table:default-cell-style-name="ce3"/>
        <table:table-column table:style-name="co2" table:default-cell-style-name="ce3"/>
        <table:table-column table:style-name="co7" table:default-cell-style-name="ce3"/>
        <table:table-column table:style-name="co8" table:number-columns-repeated="977" table:default-cell-style-name="ce3"/>
        <table:table-column table:style-name="co8" table:number-columns-repeated="14" table:default-cell-style-name="ce4"/>
        <table:table-column table:style-name="co8" table:number-columns-repeated="15" table:default-cell-style-name="Default"/>
        <table:table-row table:style-name="ro1">
          <table:table-cell table:style-name="ce1" office:value-type="string" table:number-columns-spanned="2" table:number-rows-spanned="1">
            <text:p>Version 0.8.8</text:p>
          </table:table-cell>
          <table:covered-table-cell table:style-name="ce4"/>
          <table:table-cell table:style-name="ce5" office:value-type="string" table:number-columns-spanned="16" table:number-rows-spanned="1">
            <text:p><text:span text:style-name="T1">NOTE</text:span>: You must have the <text:span text:style-name="T1">Thoth-Int</text:span> font installed to view the QS columns</text:p>
          </table:table-cell>
          <table:covered-table-cell table:style-name="ce6"/>
          <table:covered-table-cell table:style-name="ce8"/>
          <table:covered-table-cell table:style-name="ce10"/>
          <table:covered-table-cell table:number-columns-repeated="2" table:style-name="ce6"/>
          <table:covered-table-cell table:style-name="ce10"/>
          <table:covered-table-cell table:number-columns-repeated="4" table:style-name="ce6"/>
          <table:covered-table-cell table:style-name="ce8"/>
          <table:covered-table-cell table:style-name="ce6"/>
          <table:covered-table-cell table:style-name="ce10"/>
          <table:covered-table-cell table:style-name="ce12"/>
          <table:covered-table-cell table:style-name="ce14"/>
          <table:table-cell table:style-name="ce14" table:number-columns-repeated="977"/>
          <table:table-cell table:number-columns-repeated="29"/>
        </table:table-row>
        <table:table-row table:style-name="ro2">
          <table:table-cell table:style-name="ce2" office:value-type="string">
            <text:p>WORD</text:p>
          </table:table-cell>
          <table:table-cell table:style-name="ce2" office:value-type="string">
            <text:p>POS</text:p>
          </table:table-cell>
          <table:table-cell table:style-name="ce2" office:value-type="string">
            <text:p>Ph-RP</text:p>
          </table:table-cell>
          <table:table-cell table:style-name="ce2" office:value-type="string">
            <text:p>QS-RP (j)</text:p>
          </table:table-cell>
          <table:table-cell table:style-name="ce9" office:value-type="string">
            <text:p>QS-RP (s)</text:p>
          </table:table-cell>
          <table:table-cell table:style-name="ce2" office:value-type="string">
            <text:p>Ph-GA</text:p>
          </table:table-cell>
          <table:table-cell table:style-name="ce2" office:value-type="string">
            <text:p>QS-GA (j)</text:p>
          </table:table-cell>
          <table:table-cell table:style-name="ce2" office:value-type="string">
            <text:p>QS-GA (s)</text:p>
          </table:table-cell>
          <table:table-cell table:style-name="ce2" office:value-type="string">
            <text:p>Ph-Au</text:p>
          </table:table-cell>
          <table:table-cell table:style-name="ce2" office:value-type="string">
            <text:p>QS-Au (j)</text:p>
          </table:table-cell>
          <table:table-cell table:style-name="ce2" office:value-type="string">
            <text:p>QS-Au (s)</text:p>
          </table:table-cell>
          <table:table-cell table:style-name="ce2" office:value-type="string">
            <text:p>Main.Int.QS (j)</text:p>
          </table:table-cell>
          <table:table-cell table:style-name="ce2" office:value-type="string">
            <text:p>Alt.Int.QS (j)</text:p>
          </table:table-cell>
          <table:table-cell table:style-name="ce9" office:value-type="string">
            <text:p>Main.Int.QS (s)</text:p>
          </table:table-cell>
          <table:table-cell table:style-name="ce2" office:value-type="string">
            <text:p>Alt.Int.QS(s)</text:p>
          </table:table-cell>
          <table:table-cell table:style-name="ce2" office:value-type="string">
            <text:p>Code</text:p>
          </table:table-cell>
          <table:table-cell table:style-name="ce13" office:value-type="string">
            <text:p>Tags (w=weak, n=NORTH set, f=FORCE set)</text:p>
          </table:table-cell>
          <table:table-cell table:style-name="ce13" office:value-type="string">
            <text:p>NOTES</text:p>
          </table:table-cell>
          <table:table-cell table:style-name="ce15" table:number-columns-repeated="977"/>
          <table:table-cell table:number-columns-repeated="29"/>
        </table:table-row>
        <table:table-row table:style-name="ro3">
          <table:table-cell office:value-type="string">
            <text:p>able</text:p>
          </table:table-cell>
          <table:table-cell office:value-type="string">
            <text:p>adj</text:p>
          </table:table-cell>
          <table:table-cell office:value-type="string">
            <text:p>eIb=l</text:p>
          </table:table-cell>
          <table:table-cell office:value-type="string">
            <text:p>Abl</text:p>
          </table:table-cell>
          <table:table-cell/>
          <table:table-cell office:value-type="string">
            <text:p>eIb=l</text:p>
          </table:table-cell>
          <table:table-cell office:value-type="string">
            <text:p>Abl</text:p>
          </table:table-cell>
          <table:table-cell/>
          <table:table-cell office:value-type="string">
            <text:p>eIb@l</text:p>
          </table:table-cell>
          <table:table-cell office:value-type="string">
            <text:p>Abul</text:p>
          </table:table-cell>
          <table:table-cell/>
          <table:table-cell office:value-type="string">
            <text:p>Ab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office:value-type="string">
            <text:p>above</text:p>
          </table:table-cell>
          <table:table-cell office:value-type="string">
            <text:p>adj</text:p>
          </table:table-cell>
          <table:table-cell office:value-type="string">
            <text:p>@bVv</text:p>
          </table:table-cell>
          <table:table-cell office:value-type="string">
            <text:p>ubuv</text:p>
          </table:table-cell>
          <table:table-cell/>
          <table:table-cell office:value-type="string">
            <text:p>@bVv</text:p>
          </table:table-cell>
          <table:table-cell office:value-type="string">
            <text:p>ubuv</text:p>
          </table:table-cell>
          <table:table-cell/>
          <table:table-cell office:value-type="string">
            <text:p>@bVv</text:p>
          </table:table-cell>
          <table:table-cell office:value-type="string">
            <text:p>ubuv</text:p>
          </table:table-cell>
          <table:table-cell/>
          <table:table-cell office:value-type="string">
            <text:p>ubuv</text:p>
          </table:table-cell>
          <table:table-cell table:number-columns-repeated="1012"/>
        </table:table-row>
        <table:table-row table:style-name="ro3">
          <table:table-cell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academic</text:p>
          </table:table-cell>
          <table:table-cell office:value-type="string">
            <text:p>adj</text:p>
          </table:table-cell>
          <table:table-cell office:value-type="string">
            <text:p>{k@demIk</text:p>
          </table:table-cell>
          <table:table-cell office:value-type="string">
            <text:p>akudemik</text:p>
          </table:table-cell>
          <table:table-cell/>
          <table:table-cell office:value-type="string">
            <text:p>{k@demIk</text:p>
          </table:table-cell>
          <table:table-cell office:value-type="string">
            <text:p>akudemik</text:p>
          </table:table-cell>
          <table:table-cell/>
          <table:table-cell office:value-type="string">
            <text:p>{k@dEmIk</text:p>
          </table:table-cell>
          <table:table-cell office:value-type="string">
            <text:p>akudemik</text:p>
          </table:table-cell>
          <table:table-cell/>
          <table:table-cell office:value-type="string">
            <text:p>akudemik</text:p>
          </table:table-cell>
          <table:table-cell table:number-columns-repeated="1012"/>
        </table:table-row>
        <table:table-row table:style-name="ro3">
          <table:table-cell office:value-type="string">
            <text:p>acceptable</text:p>
          </table:table-cell>
          <table:table-cell office:value-type="string">
            <text:p>adj</text:p>
          </table:table-cell>
          <table:table-cell office:value-type="string">
            <text:p>1-@ksept@b=l <text:s/>2-{ksept@b=l <text:s/>3-Iksept@b=l</text:p>
          </table:table-cell>
          <table:table-cell office:value-type="string">
            <text:p>1-ukseptubl-&gt;2 <text:s/>2-akseptubl-&gt;1 <text:s/>3-ikseptubl-&gt;3</text:p>
          </table:table-cell>
          <table:table-cell/>
          <table:table-cell office:value-type="string">
            <text:p>@ksept@b=l</text:p>
          </table:table-cell>
          <table:table-cell office:value-type="string">
            <text:p>ukseptubl-&gt;2</text:p>
          </table:table-cell>
          <table:table-cell/>
          <table:table-cell office:value-type="string">
            <text:p>@ksEpt@b@l</text:p>
          </table:table-cell>
          <table:table-cell office:value-type="string">
            <text:p>ukseptubul-&gt;2</text:p>
          </table:table-cell>
          <table:table-cell/>
          <table:table-cell office:value-type="string">
            <text:p>akseptubl</text:p>
          </table:table-cell>
          <table:table-cell office:value-type="string">
            <text:p>ukseptubl <text:s/>ikseptubl</text:p>
          </table:table-cell>
          <table:table-cell table:number-columns-repeated="2"/>
          <table:table-cell office:value-type="string">
            <text:p>Au-1:4.O</text:p>
          </table:table-cell>
          <table:table-cell table:style-name="ce4"/>
          <table:table-cell office:value-type="string">
            <text:p>rule 5 TRAP exception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active</text:p>
          </table:table-cell>
          <table:table-cell office:value-type="string">
            <text:p>adj</text:p>
          </table:table-cell>
          <table:table-cell office:value-type="string">
            <text:p>{ktIv</text:p>
          </table:table-cell>
          <table:table-cell office:value-type="string">
            <text:p>aktiv</text:p>
          </table:table-cell>
          <table:table-cell/>
          <table:table-cell office:value-type="string">
            <text:p>{ktIv</text:p>
          </table:table-cell>
          <table:table-cell office:value-type="string">
            <text:p>aktiv</text:p>
          </table:table-cell>
          <table:table-cell/>
          <table:table-cell office:value-type="string">
            <text:p>{ktIv</text:p>
          </table:table-cell>
          <table:table-cell office:value-type="string">
            <text:p>aktiv</text:p>
          </table:table-cell>
          <table:table-cell/>
          <table:table-cell office:value-type="string">
            <text:p>aktiv</text:p>
          </table:table-cell>
          <table:table-cell table:number-columns-repeated="1012"/>
        </table:table-row>
        <table:table-row table:style-name="ro3">
          <table:table-cell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additional</text:p>
          </table:table-cell>
          <table:table-cell office:value-type="string">
            <text:p>adj</text:p>
          </table:table-cell>
          <table:table-cell office:value-type="string">
            <text:p>@dIS=n@l</text:p>
          </table:table-cell>
          <table:table-cell office:value-type="string">
            <text:p>udiSnul</text:p>
          </table:table-cell>
          <table:table-cell/>
          <table:table-cell office:value-type="string">
            <text:p>@dIS=n@l</text:p>
          </table:table-cell>
          <table:table-cell office:value-type="string">
            <text:p>udiSnul</text:p>
          </table:table-cell>
          <table:table-cell/>
          <table:table-cell office:value-type="string">
            <text:p>@dIS@n@l</text:p>
          </table:table-cell>
          <table:table-cell office:value-type="string">
            <text:p>udiSunul</text:p>
          </table:table-cell>
          <table:table-cell/>
          <table:table-cell office:value-type="string">
            <text:p>udiSnul</text:p>
          </table:table-cell>
          <table:table-cell table:number-columns-repeated="3"/>
          <table:table-cell office:value-type="string">
            <text:p>Au-1:3.0</text:p>
          </table:table-cell>
          <table:table-cell table:number-columns-repeated="1008"/>
        </table:table-row>
        <table:table-row table:style-name="ro3">
          <table:table-cell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administrative</text:p>
          </table:table-cell>
          <table:table-cell office:value-type="string">
            <text:p>adj</text:p>
          </table:table-cell>
          <table:table-cell office:value-type="string">
            <text:p>1-@dmInIstr@tIv <text:s/>2-{dmInIstr@tIv <text:s/>3-@dmIn@str@tIv <text:s/>4-@dmInIstreItIv <text:s/>5-@dmIn@streItIv</text:p>
          </table:table-cell>
          <table:table-cell office:value-type="string">
            <text:p>1-udministrutiv-&gt;2 <text:s/>2-administrutiv-&gt;1 <text:s/>3-udminustrativ-&gt;3 <text:s/>4-udministrAtiv-&gt;4 <text:s/>5-udminustrAtiv-&gt;5</text:p>
          </table:table-cell>
          <table:table-cell/>
          <table:table-cell office:value-type="string">
            <text:p>1-@dmIn@streItIv <text:s/>2-@dmIn@str@tIv</text:p>
          </table:table-cell>
          <table:table-cell office:value-type="string">
            <text:p>1-udminustrAtiv-&gt;5 <text:s/>2-udminustrutiv-&gt;3</text:p>
          </table:table-cell>
          <table:table-cell/>
          <table:table-cell office:value-type="string">
            <text:p>@dmIn@str@tIv</text:p>
          </table:table-cell>
          <table:table-cell office:value-type="string">
            <text:p>udminustrativ-&gt;3</text:p>
          </table:table-cell>
          <table:table-cell/>
          <table:table-cell office:value-type="string">
            <text:p>administrutiv</text:p>
          </table:table-cell>
          <table:table-cell office:value-type="string">
            <text:p>udministrutiv <text:s/>udminustrutiv <text:s/>udministrAtiv <text:s/>udminustrAtiv</text:p>
          </table:table-cell>
          <table:table-cell table:number-columns-repeated="3"/>
          <table:table-cell table:style-name="ce4"/>
          <table:table-cell office:value-type="string">
            <text:p>rule 5 TRAP exception and rule 25 rabbIt exception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advanced</text:p>
          </table:table-cell>
          <table:table-cell office:value-type="string">
            <text:p>adj</text:p>
          </table:table-cell>
          <table:table-cell office:value-type="string">
            <text:p>1-@dvA:nst <text:s/>2-{dvA:nst</text:p>
          </table:table-cell>
          <table:table-cell office:value-type="string">
            <text:p>1-udvRnst-&gt;2 <text:s/>1-advRnst-&gt;1</text:p>
          </table:table-cell>
          <table:table-cell/>
          <table:table-cell office:value-type="string">
            <text:p>@dv{nst</text:p>
          </table:table-cell>
          <table:table-cell office:value-type="string">
            <text:p>udvanst-&gt;2</text:p>
          </table:table-cell>
          <table:table-cell/>
          <table:table-cell office:value-type="string">
            <text:p>1-@dv{nst <text:s/>2-@dvAnst</text:p>
          </table:table-cell>
          <table:table-cell office:value-type="string">
            <text:p>1-udvanst-&gt;2 <text:s/>2-udRnst-&gt;2</text:p>
          </table:table-cell>
          <table:table-cell/>
          <table:table-cell office:value-type="string">
            <text:p>advanst</text:p>
          </table:table-cell>
          <table:table-cell office:value-type="string">
            <text:p>udvanst</text:p>
          </table:table-cell>
          <table:table-cell table:number-columns-repeated="2"/>
          <table:table-cell office:value-type="string">
            <text:p>RP-x:2.16 <text:s/>Au-2:2.16</text:p>
          </table:table-cell>
          <table:table-cell table:style-name="ce4"/>
          <table:table-cell office:value-type="string">
            <text:p>rule 5 TRAP exception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afraid</text:p>
          </table:table-cell>
          <table:table-cell office:value-type="string">
            <text:p>adj</text:p>
          </table:table-cell>
          <table:table-cell office:value-type="string">
            <text:p>@freId</text:p>
          </table:table-cell>
          <table:table-cell office:value-type="string">
            <text:p>ufrAd</text:p>
          </table:table-cell>
          <table:table-cell/>
          <table:table-cell office:value-type="string">
            <text:p>@freId</text:p>
          </table:table-cell>
          <table:table-cell office:value-type="string">
            <text:p>ufrAd</text:p>
          </table:table-cell>
          <table:table-cell/>
          <table:table-cell office:value-type="string">
            <text:p>@freId</text:p>
          </table:table-cell>
          <table:table-cell office:value-type="string">
            <text:p>ufrAd</text:p>
          </table:table-cell>
          <table:table-cell/>
          <table:table-cell office:value-type="string">
            <text:p>ufrAd</text:p>
          </table:table-cell>
          <table:table-cell table:number-columns-repeated="1012"/>
        </table:table-row>
        <table:table-row table:style-name="ro3">
          <table:table-cell office:value-type="string">
            <text:p>african</text:p>
          </table:table-cell>
          <table:table-cell office:value-type="string">
            <text:p>adj</text:p>
          </table:table-cell>
          <table:table-cell office:value-type="string">
            <text:p>1-{frIk@n <text:s/>2-{fr@k@n</text:p>
          </table:table-cell>
          <table:table-cell office:value-type="string">
            <text:p>1-afrikun-&gt;1 <text:s/>2-afrukun</text:p>
          </table:table-cell>
          <table:table-cell/>
          <table:table-cell office:value-type="string">
            <text:p>{frIk@n</text:p>
          </table:table-cell>
          <table:table-cell office:value-type="string">
            <text:p>akrikun</text:p>
          </table:table-cell>
          <table:table-cell/>
          <table:table-cell office:value-type="string">
            <text:p>{frIk@n</text:p>
          </table:table-cell>
          <table:table-cell office:value-type="string">
            <text:p>afrikun</text:p>
          </table:table-cell>
          <table:table-cell/>
          <table:table-cell office:value-type="string">
            <text:p>afrikun</text:p>
          </table:table-cell>
          <table:table-cell table:number-columns-repeated="3"/>
          <table:table-cell office:value-type="string">
            <text:p>RP-2:2.25</text:p>
          </table:table-cell>
          <table:table-cell table:number-columns-repeated="1008"/>
        </table:table-row>
        <table:table-row table:style-name="ro3">
          <table:table-cell office:value-type="string">
            <text:p>agricultural</text:p>
          </table:table-cell>
          <table:table-cell office:value-type="string">
            <text:p>adj</text:p>
          </table:table-cell>
          <table:table-cell office:value-type="string">
            <text:p>1-{grIkVltS=r@l <text:s/>2-{gr@kVltS=r@l</text:p>
          </table:table-cell>
          <table:table-cell office:value-type="string">
            <text:p>1-agrikulCurul-&gt;1 <text:s/>2-agrukuCurul-&gt;1</text:p>
          </table:table-cell>
          <table:table-cell/>
          <table:table-cell office:value-type="string">
            <text:p>{grIkVltS=r@l</text:p>
          </table:table-cell>
          <table:table-cell office:value-type="string">
            <text:p>agrikulCurul</text:p>
          </table:table-cell>
          <table:table-cell/>
          <table:table-cell office:value-type="string">
            <text:p>{gr@kVltS@r@l</text:p>
          </table:table-cell>
          <table:table-cell office:value-type="string">
            <text:p>agrukulCurul</text:p>
          </table:table-cell>
          <table:table-cell/>
          <table:table-cell office:value-type="string">
            <text:p>agrikulCurul</text:p>
          </table:table-cell>
          <table:table-cell table:number-columns-repeated="3"/>
          <table:table-cell office:value-type="string">
            <text:p>RP-2:2.25 <text:s/>Au-1:2.25</text:p>
          </table:table-cell>
          <table:table-cell/>
          <table:table-cell office:value-type="string">
            <text:p>spelt the optional schwa in RP and GA because is a LETTER set schwa</text:p>
          </table:table-cell>
          <table:table-cell table:number-columns-repeated="1006"/>
        </table:table-row>
        <table:table-row table:style-name="ro3">
          <table:table-cell office:value-type="string">
            <text:p>alive</text:p>
          </table:table-cell>
          <table:table-cell office:value-type="string">
            <text:p>adj</text:p>
          </table:table-cell>
          <table:table-cell office:value-type="string">
            <text:p>@laIv</text:p>
          </table:table-cell>
          <table:table-cell office:value-type="string">
            <text:p>alIv</text:p>
          </table:table-cell>
          <table:table-cell/>
          <table:table-cell office:value-type="string">
            <text:p>@laIv</text:p>
          </table:table-cell>
          <table:table-cell office:value-type="string">
            <text:p>ulIv</text:p>
          </table:table-cell>
          <table:table-cell/>
          <table:table-cell office:value-type="string">
            <text:p>@laIv</text:p>
          </table:table-cell>
          <table:table-cell office:value-type="string">
            <text:p>ulIv</text:p>
          </table:table-cell>
          <table:table-cell/>
          <table:table-cell office:value-type="string">
            <text:p>ulIv</text:p>
          </table:table-cell>
          <table:table-cell table:number-columns-repeated="1012"/>
        </table:table-row>
        <table:table-row table:style-name="ro3">
          <table:table-cell office:value-type="string">
            <text:p>alleged</text:p>
          </table:table-cell>
          <table:table-cell office:value-type="string">
            <text:p>adj</text:p>
          </table:table-cell>
          <table:table-cell office:value-type="string">
            <text:p>1-@ledZd <text:s/>2-{ledZd</text:p>
          </table:table-cell>
          <table:table-cell office:value-type="string">
            <text:p>1-ulejd-&gt;1 <text:s/>2-alejd-&gt;2</text:p>
          </table:table-cell>
          <table:table-cell/>
          <table:table-cell office:value-type="string">
            <text:p>@ledZd</text:p>
          </table:table-cell>
          <table:table-cell office:value-type="string">
            <text:p>ulejd-&gt;2</text:p>
          </table:table-cell>
          <table:table-cell/>
          <table:table-cell office:value-type="string">
            <text:p>@lEdZd</text:p>
          </table:table-cell>
          <table:table-cell office:value-type="string">
            <text:p>ulejd-&gt;2</text:p>
          </table:table-cell>
          <table:table-cell/>
          <table:table-cell office:value-type="string">
            <text:p>alejd</text:p>
          </table:table-cell>
          <table:table-cell office:value-type="string">
            <text:p>ulejd</text:p>
          </table:table-cell>
          <table:table-cell table:number-columns-repeated="3"/>
          <table:table-cell table:style-name="ce4"/>
          <table:table-cell office:value-type="string">
            <text:p>rule 5 TRAP exception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alone</text:p>
          </table:table-cell>
          <table:table-cell office:value-type="string">
            <text:p>adj</text:p>
          </table:table-cell>
          <table:table-cell office:value-type="string">
            <text:p>@l@Un</text:p>
          </table:table-cell>
          <table:table-cell office:value-type="string">
            <text:p>alOn</text:p>
          </table:table-cell>
          <table:table-cell/>
          <table:table-cell office:value-type="string">
            <text:p>@loUn</text:p>
          </table:table-cell>
          <table:table-cell office:value-type="string">
            <text:p>ulOn</text:p>
          </table:table-cell>
          <table:table-cell/>
          <table:table-cell office:value-type="string">
            <text:p>@loUn</text:p>
          </table:table-cell>
          <table:table-cell office:value-type="string">
            <text:p>ulOn</text:p>
          </table:table-cell>
          <table:table-cell/>
          <table:table-cell office:value-type="string">
            <text:p>ulOn</text:p>
          </table:table-cell>
          <table:table-cell table:number-columns-repeated="1012"/>
        </table:table-row>
        <table:table-row table:style-name="ro3">
          <table:table-cell office:value-type="string">
            <text:p>alright</text:p>
          </table:table-cell>
          <table:table-cell office:value-type="string">
            <text:p>adj</text:p>
          </table:table-cell>
          <table:table-cell office:value-type="string">
            <text:p>O:lraIt</text:p>
          </table:table-cell>
          <table:table-cell office:value-type="string">
            <text:p>QlrIt</text:p>
          </table:table-cell>
          <table:table-cell/>
          <table:table-cell office:value-type="string">
            <text:p>1-Q:lraIt <text:s/>2-A:raIt</text:p>
          </table:table-cell>
          <table:table-cell office:value-type="string">
            <text:p>1-olrIt-&gt;1 <text:s/>2-RlrIt-&gt;1</text:p>
          </table:table-cell>
          <table:table-cell/>
          <table:table-cell office:value-type="string">
            <text:p>1-OlraIt <text:s/>2-OraIt</text:p>
          </table:table-cell>
          <table:table-cell office:value-type="string">
            <text:p>1-QlrIt-&gt;1 <text:s/>2-QrIt-&gt;1</text:p>
          </table:table-cell>
          <table:table-cell/>
          <table:table-cell office:value-type="string">
            <text:p>QlrIt</text:p>
          </table:table-cell>
          <table:table-cell table:number-columns-repeated="3"/>
          <table:table-cell office:value-type="string">
            <text:p>GA-x:1.8 <text:s/>Au-2:1.C</text:p>
          </table:table-cell>
          <table:table-cell table:number-columns-repeated="979"/>
          <table:table-cell table:style-name="ce3" table:number-columns-repeated="4"/>
          <table:table-cell table:number-columns-repeated="25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2"/>
          <table:table-cell/>
          <table:table-cell table:style-name="ce4" table:number-columns-repeated="9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american</text:p>
          </table:table-cell>
          <table:table-cell office:value-type="string">
            <text:p>adj</text:p>
          </table:table-cell>
          <table:table-cell office:value-type="string">
            <text:p>1-@merIk@n <text:s/>2-@mer@k@n</text:p>
          </table:table-cell>
          <table:table-cell office:value-type="string">
            <text:p>1-umerikun-&gt;1 <text:s/>2-umerukun-&gt;1</text:p>
          </table:table-cell>
          <table:table-cell/>
          <table:table-cell table:style-name="ce4" office:value-type="string">
            <text:p>@merIk@n</text:p>
          </table:table-cell>
          <table:table-cell office:value-type="string">
            <text:p>umerikun</text:p>
          </table:table-cell>
          <table:table-cell/>
          <table:table-cell office:value-type="string">
            <text:p>@mErIk@n</text:p>
          </table:table-cell>
          <table:table-cell office:value-type="string">
            <text:p>umerikun</text:p>
          </table:table-cell>
          <table:table-cell/>
          <table:table-cell office:value-type="string">
            <text:p>umerikun</text:p>
          </table:table-cell>
          <table:table-cell table:number-columns-repeated="3"/>
          <table:table-cell office:value-type="string">
            <text:p>RP-2:3.25</text:p>
          </table:table-cell>
          <table:table-cell table:number-columns-repeated="1008"/>
        </table:table-row>
        <table:table-row table:style-name="ro3">
          <table:table-cell office:value-type="string">
            <text:p>ancient</text:p>
          </table:table-cell>
          <table:table-cell office:value-type="string">
            <text:p>adj</text:p>
          </table:table-cell>
          <table:table-cell office:value-type="string">
            <text:p>eInS@nt</text:p>
          </table:table-cell>
          <table:table-cell office:value-type="string">
            <text:p>AnSunt</text:p>
          </table:table-cell>
          <table:table-cell/>
          <table:table-cell office:value-type="string">
            <text:p>eInS@nt</text:p>
          </table:table-cell>
          <table:table-cell office:value-type="string">
            <text:p>AnSunt</text:p>
          </table:table-cell>
          <table:table-cell/>
          <table:table-cell office:value-type="string">
            <text:p>1-eInS@nt <text:s/>2-eIntS@nt</text:p>
          </table:table-cell>
          <table:table-cell office:value-type="string">
            <text:p>1-AnSunt-&gt;1 <text:s/>2-AnCunt</text:p>
          </table:table-cell>
          <table:table-cell/>
          <table:table-cell office:value-type="string">
            <text:p>AnSunt</text:p>
          </table:table-cell>
          <table:table-cell table:number-columns-repeated="3"/>
          <table:table-cell office:value-type="string">
            <text:p>Au-2:1.C</text:p>
          </table:table-cell>
          <table:table-cell table:number-columns-repeated="1008"/>
        </table:table-row>
        <table:table-row table:style-name="ro3">
          <table:table-cell office:value-type="string">
            <text:p>angry</text:p>
          </table:table-cell>
          <table:table-cell office:value-type="string">
            <text:p>adj</text:p>
          </table:table-cell>
          <table:table-cell office:value-type="string">
            <text:p>{Ngri</text:p>
          </table:table-cell>
          <table:table-cell office:value-type="string">
            <text:p>aNgrE</text:p>
          </table:table-cell>
          <table:table-cell/>
          <table:table-cell office:value-type="string">
            <text:p>{Ngri</text:p>
          </table:table-cell>
          <table:table-cell office:value-type="string">
            <text:p>aNgrE</text:p>
          </table:table-cell>
          <table:table-cell/>
          <table:table-cell office:value-type="string">
            <text:p>{Ngri</text:p>
          </table:table-cell>
          <table:table-cell office:value-type="string">
            <text:p>aNgrE</text:p>
          </table:table-cell>
          <table:table-cell/>
          <table:table-cell office:value-type="string">
            <text:p>aNgrE</text:p>
          </table:table-cell>
          <table:table-cell table:number-columns-repeated="1012"/>
        </table:table-row>
        <table:table-row table:style-name="ro3">
          <table:table-cell office:value-type="string">
            <text:p>annual</text:p>
          </table:table-cell>
          <table:table-cell office:value-type="string">
            <text:p>adj</text:p>
          </table:table-cell>
          <table:table-cell office:value-type="string">
            <text:p>{nju@l</text:p>
          </table:table-cell>
          <table:table-cell office:value-type="string">
            <text:p>anyUul</text:p>
          </table:table-cell>
          <table:table-cell/>
          <table:table-cell office:value-type="string">
            <text:p>{nju@l</text:p>
          </table:table-cell>
          <table:table-cell office:value-type="string">
            <text:p>anyUul</text:p>
          </table:table-cell>
          <table:table-cell/>
          <table:table-cell office:value-type="string">
            <text:p>{nju@l</text:p>
          </table:table-cell>
          <table:table-cell office:value-type="string">
            <text:p>anyUul</text:p>
          </table:table-cell>
          <table:table-cell/>
          <table:table-cell office:value-type="string">
            <text:p>anyUul</text:p>
          </table:table-cell>
          <table:table-cell table:number-columns-repeated="1012"/>
        </table:table-row>
        <table:table-row table:style-name="ro3">
          <table:table-cell office:value-type="string">
            <text:p>anxious</text:p>
          </table:table-cell>
          <table:table-cell office:value-type="string">
            <text:p>adj</text:p>
          </table:table-cell>
          <table:table-cell office:value-type="string">
            <text:p>{NkS@s</text:p>
          </table:table-cell>
          <table:table-cell office:value-type="string">
            <text:p>aNkSus</text:p>
          </table:table-cell>
          <table:table-cell/>
          <table:table-cell office:value-type="string">
            <text:p>{NkS@s</text:p>
          </table:table-cell>
          <table:table-cell office:value-type="string">
            <text:p>aNkSus</text:p>
          </table:table-cell>
          <table:table-cell/>
          <table:table-cell office:value-type="string">
            <text:p>1-{NS@s <text:s/>2-{NkS@s</text:p>
          </table:table-cell>
          <table:table-cell office:value-type="string">
            <text:p>1-aNSus-&gt;1 <text:s/>2-aNkSus-&gt;1</text:p>
          </table:table-cell>
          <table:table-cell/>
          <table:table-cell office:value-type="string">
            <text:p>aNkSus</text:p>
          </table:table-cell>
          <table:table-cell table:number-columns-repeated="3"/>
          <table:table-cell office:value-type="string">
            <text:p>Au-1:1.C</text:p>
          </table:table-cell>
          <table:table-cell table:number-columns-repeated="1008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armed</text:p>
          </table:table-cell>
          <table:table-cell office:value-type="string">
            <text:p>adj</text:p>
          </table:table-cell>
          <table:table-cell office:value-type="string">
            <text:p>A:md</text:p>
          </table:table-cell>
          <table:table-cell office:value-type="string">
            <text:p>RÑmd</text:p>
          </table:table-cell>
          <table:table-cell/>
          <table:table-cell office:value-type="string">
            <text:p>A:rmd</text:p>
          </table:table-cell>
          <table:table-cell office:value-type="string">
            <text:p>Rrmd</text:p>
          </table:table-cell>
          <table:table-cell/>
          <table:table-cell office:value-type="string">
            <text:p>Amd</text:p>
          </table:table-cell>
          <table:table-cell office:value-type="string">
            <text:p>RÑmd</text:p>
          </table:table-cell>
          <table:table-cell/>
          <table:table-cell office:value-type="string">
            <text:p>RÑmd</text:p>
          </table:table-cell>
          <table:table-cell table:number-columns-repeated="1012"/>
        </table:table-row>
        <table:table-row table:style-name="ro3">
          <table:table-cell office:value-type="string">
            <text:p>attractive</text:p>
          </table:table-cell>
          <table:table-cell office:value-type="string">
            <text:p>adj</text:p>
          </table:table-cell>
          <table:table-cell office:value-type="string">
            <text:p>@tr{ktIv</text:p>
          </table:table-cell>
          <table:table-cell office:value-type="string">
            <text:p>utraktiv</text:p>
          </table:table-cell>
          <table:table-cell/>
          <table:table-cell office:value-type="string">
            <text:p>@tr{ktIv</text:p>
          </table:table-cell>
          <table:table-cell office:value-type="string">
            <text:p>utraktiv</text:p>
          </table:table-cell>
          <table:table-cell/>
          <table:table-cell office:value-type="string">
            <text:p>@tr{ktIv</text:p>
          </table:table-cell>
          <table:table-cell office:value-type="string">
            <text:p>utraktiv</text:p>
          </table:table-cell>
          <table:table-cell/>
          <table:table-cell office:value-type="string">
            <text:p>utraktiv</text:p>
          </table:table-cell>
          <table:table-cell table:number-columns-repeated="1012"/>
        </table:table-row>
        <table:table-row table:style-name="ro3">
          <table:table-cell office:value-type="string">
            <text:p>available</text:p>
          </table:table-cell>
          <table:table-cell office:value-type="string">
            <text:p>adj</text:p>
          </table:table-cell>
          <table:table-cell office:value-type="string">
            <text:p>@veIl@b=l</text:p>
          </table:table-cell>
          <table:table-cell office:value-type="string">
            <text:p>uvAlubl</text:p>
          </table:table-cell>
          <table:table-cell/>
          <table:table-cell office:value-type="string">
            <text:p>@veIl@b=l</text:p>
          </table:table-cell>
          <table:table-cell office:value-type="string">
            <text:p>uvAlubl</text:p>
          </table:table-cell>
          <table:table-cell/>
          <table:table-cell office:value-type="string">
            <text:p>@veIl@b@l</text:p>
          </table:table-cell>
          <table:table-cell office:value-type="string">
            <text:p>uvAlubul</text:p>
          </table:table-cell>
          <table:table-cell/>
          <table:table-cell office:value-type="string">
            <text:p>uvAlubl</text:p>
          </table:table-cell>
          <table:table-cell table:number-columns-repeated="3"/>
          <table:table-cell office:value-type="string">
            <text:p>Au-1:4.O</text:p>
          </table:table-cell>
          <table:table-cell table:number-columns-repeated="1008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aware</text:p>
          </table:table-cell>
          <table:table-cell office:value-type="string">
            <text:p>adj</text:p>
          </table:table-cell>
          <table:table-cell office:value-type="string">
            <text:p>@we@</text:p>
          </table:table-cell>
          <table:table-cell office:value-type="string">
            <text:p>uwÄ</text:p>
          </table:table-cell>
          <table:table-cell/>
          <table:table-cell office:value-type="string">
            <text:p>@we=r</text:p>
          </table:table-cell>
          <table:table-cell office:value-type="string">
            <text:p>uwÄ</text:p>
          </table:table-cell>
          <table:table-cell/>
          <table:table-cell office:value-type="string">
            <text:p>@wE@</text:p>
          </table:table-cell>
          <table:table-cell office:value-type="string">
            <text:p>uwÄ</text:p>
          </table:table-cell>
          <table:table-cell/>
          <table:table-cell office:value-type="string">
            <text:p>uwÄ</text:p>
          </table:table-cell>
          <table:table-cell table:number-columns-repeated="1012"/>
        </table:table-row>
        <table:table-row table:style-name="ro3">
          <table:table-cell office:value-type="string">
            <text:p>awful</text:p>
          </table:table-cell>
          <table:table-cell office:value-type="string">
            <text:p>adj</text:p>
          </table:table-cell>
          <table:table-cell office:value-type="string">
            <text:p>1-O:f=l <text:s/>2-O:fUl</text:p>
          </table:table-cell>
          <table:table-cell office:value-type="string">
            <text:p>1-Qfl-&gt;1 <text:s/>2-QfVl-&gt;1</text:p>
          </table:table-cell>
          <table:table-cell/>
          <table:table-cell office:value-type="string">
            <text:p>1-Q:f=l <text:s/>2-A:f=l</text:p>
          </table:table-cell>
          <table:table-cell office:value-type="string">
            <text:p>1-ofl-&gt;1 <text:s/>2-Rful-&gt;1</text:p>
          </table:table-cell>
          <table:table-cell/>
          <table:table-cell office:value-type="string">
            <text:p>Of@l</text:p>
          </table:table-cell>
          <table:table-cell office:value-type="string">
            <text:p>Qful</text:p>
          </table:table-cell>
          <table:table-cell/>
          <table:table-cell office:value-type="string">
            <text:p>Qful</text:p>
          </table:table-cell>
          <table:table-cell table:number-columns-repeated="3"/>
          <table:table-cell office:value-type="string">
            <text:p>RP-x:2.S3 <text:s/>GA-x:1.8:2.S3</text:p>
          </table:table-cell>
          <table:table-cell table:number-columns-repeated="1008"/>
        </table:table-row>
        <table:table-row table:style-name="ro3">
          <table:table-cell office:value-type="string">
            <text:p>bad</text:p>
          </table:table-cell>
          <table:table-cell office:value-type="string">
            <text:p>adj</text:p>
          </table:table-cell>
          <table:table-cell office:value-type="string">
            <text:p>b{d</text:p>
          </table:table-cell>
          <table:table-cell office:value-type="string">
            <text:p>bad</text:p>
          </table:table-cell>
          <table:table-cell/>
          <table:table-cell office:value-type="string">
            <text:p>b{d</text:p>
          </table:table-cell>
          <table:table-cell office:value-type="string">
            <text:p>bad</text:p>
          </table:table-cell>
          <table:table-cell/>
          <table:table-cell office:value-type="string">
            <text:p>b{d</text:p>
          </table:table-cell>
          <table:table-cell office:value-type="string">
            <text:p>bad</text:p>
          </table:table-cell>
          <table:table-cell/>
          <table:table-cell office:value-type="string">
            <text:p>bad</text:p>
          </table:table-cell>
          <table:table-cell table:number-columns-repeated="1012"/>
        </table:table-row>
        <table:table-row table:style-name="ro3">
          <table:table-cell office:value-type="string">
            <text:p>bare</text:p>
          </table:table-cell>
          <table:table-cell office:value-type="string">
            <text:p>adj</text:p>
          </table:table-cell>
          <table:table-cell office:value-type="string">
            <text:p>be@</text:p>
          </table:table-cell>
          <table:table-cell office:value-type="string">
            <text:p>bÄ</text:p>
          </table:table-cell>
          <table:table-cell/>
          <table:table-cell office:value-type="string">
            <text:p>1-be=r <text:s/>2-b{=r</text:p>
          </table:table-cell>
          <table:table-cell office:value-type="string">
            <text:p>1-bÄ-&gt;1 <text:s/>2-bar-&gt;1</text:p>
          </table:table-cell>
          <table:table-cell/>
          <table:table-cell office:value-type="string">
            <text:p>bE@</text:p>
          </table:table-cell>
          <table:table-cell office:value-type="string">
            <text:p>bÄ</text:p>
          </table:table-cell>
          <table:table-cell/>
          <table:table-cell office:value-type="string">
            <text:p>bÄ</text:p>
          </table:table-cell>
          <table:table-cell table:number-columns-repeated="3"/>
          <table:table-cell office:value-type="string">
            <text:p>GA-2:1.20</text:p>
          </table:table-cell>
          <table:table-cell table:number-columns-repeated="1008"/>
        </table:table-row>
        <table:table-row table:style-name="ro3">
          <table:table-cell office:value-type="string">
            <text:p>basic</text:p>
          </table:table-cell>
          <table:table-cell office:value-type="string">
            <text:p>adj</text:p>
          </table:table-cell>
          <table:table-cell office:value-type="string">
            <text:p>beIsIk</text:p>
          </table:table-cell>
          <table:table-cell office:value-type="string">
            <text:p>bAsik</text:p>
          </table:table-cell>
          <table:table-cell/>
          <table:table-cell office:value-type="string">
            <text:p>beIsIk</text:p>
          </table:table-cell>
          <table:table-cell office:value-type="string">
            <text:p>bAsik</text:p>
          </table:table-cell>
          <table:table-cell/>
          <table:table-cell office:value-type="string">
            <text:p>beIsIk</text:p>
          </table:table-cell>
          <table:table-cell office:value-type="string">
            <text:p>bAsik</text:p>
          </table:table-cell>
          <table:table-cell/>
          <table:table-cell office:value-type="string">
            <text:p>bAsik</text:p>
          </table:table-cell>
          <table:table-cell table:number-columns-repeated="1012"/>
        </table:table-row>
        <table:table-row table:style-name="ro3">
          <table:table-cell office:value-type="string">
            <text:p>beautiful</text:p>
          </table:table-cell>
          <table:table-cell office:value-type="string">
            <text:p>adj</text:p>
          </table:table-cell>
          <table:table-cell office:value-type="string">
            <text:p>1-bju:t@f=l <text:s/>2-bju:tIf=l <text:s/>3-bju:tIfUl</text:p>
          </table:table-cell>
          <table:table-cell office:value-type="string">
            <text:p>1-byUtufl-&gt;2 <text:s/>2-byUtifl-&gt;1 <text:s/>3-byUtifVl-&gt;1</text:p>
          </table:table-cell>
          <table:table-cell/>
          <table:table-cell office:value-type="string">
            <text:p>bju:t@f=l</text:p>
          </table:table-cell>
          <table:table-cell office:value-type="string">
            <text:p>byUtufl-&gt;2</text:p>
          </table:table-cell>
          <table:table-cell/>
          <table:table-cell office:value-type="string">
            <text:p>bjut@fUl</text:p>
          </table:table-cell>
          <table:table-cell office:value-type="string">
            <text:p>byUtufVl-&gt;2</text:p>
          </table:table-cell>
          <table:table-cell/>
          <table:table-cell office:value-type="string">
            <text:p>byUtiful</text:p>
          </table:table-cell>
          <table:table-cell office:value-type="string">
            <text:p>byUtuful</text:p>
          </table:table-cell>
          <table:table-cell table:number-columns-repeated="2"/>
          <table:table-cell office:value-type="string">
            <text:p>x-x:3.S3</text:p>
          </table:table-cell>
          <table:table-cell table:style-name="ce4"/>
          <table:table-cell office:value-type="string">
            <text:p>rule 25 rabbIt exception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big</text:p>
          </table:table-cell>
          <table:table-cell office:value-type="string">
            <text:p>adj</text:p>
          </table:table-cell>
          <table:table-cell office:value-type="string">
            <text:p>bIg</text:p>
          </table:table-cell>
          <table:table-cell office:value-type="string">
            <text:p>big</text:p>
          </table:table-cell>
          <table:table-cell/>
          <table:table-cell office:value-type="string">
            <text:p>bIg</text:p>
          </table:table-cell>
          <table:table-cell office:value-type="string">
            <text:p>big</text:p>
          </table:table-cell>
          <table:table-cell/>
          <table:table-cell office:value-type="string">
            <text:p>bIg</text:p>
          </table:table-cell>
          <table:table-cell office:value-type="string">
            <text:p>big</text:p>
          </table:table-cell>
          <table:table-cell/>
          <table:table-cell office:value-type="string">
            <text:p>big</text:p>
          </table:table-cell>
          <table:table-cell table:number-columns-repeated="1012"/>
        </table:table-row>
        <table:table-row table:style-name="ro3">
          <table:table-cell office:value-type="string">
            <text:p>bitter</text:p>
          </table:table-cell>
          <table:table-cell office:value-type="string">
            <text:p>adj</text:p>
          </table:table-cell>
          <table:table-cell office:value-type="string">
            <text:p>bIt@</text:p>
          </table:table-cell>
          <table:table-cell office:value-type="string">
            <text:p>bituÑ</text:p>
          </table:table-cell>
          <table:table-cell/>
          <table:table-cell office:value-type="string">
            <text:p>bIt=r</text:p>
          </table:table-cell>
          <table:table-cell office:value-type="string">
            <text:p>bitur</text:p>
          </table:table-cell>
          <table:table-cell/>
          <table:table-cell office:value-type="string">
            <text:p>bIt@</text:p>
          </table:table-cell>
          <table:table-cell office:value-type="string">
            <text:p>bituÑ</text:p>
          </table:table-cell>
          <table:table-cell/>
          <table:table-cell office:value-type="string">
            <text:p>bituÑ</text:p>
          </table:table-cell>
          <table:table-cell table:number-columns-repeated="1012"/>
        </table:table-row>
        <table:table-row table:style-name="ro3">
          <table:table-cell office:value-type="string">
            <text:p>black</text:p>
          </table:table-cell>
          <table:table-cell office:value-type="string">
            <text:p>adj</text:p>
          </table:table-cell>
          <table:table-cell office:value-type="string">
            <text:p>bl{k</text:p>
          </table:table-cell>
          <table:table-cell office:value-type="string">
            <text:p>blak</text:p>
          </table:table-cell>
          <table:table-cell/>
          <table:table-cell office:value-type="string">
            <text:p>bl{k</text:p>
          </table:table-cell>
          <table:table-cell office:value-type="string">
            <text:p>blak</text:p>
          </table:table-cell>
          <table:table-cell/>
          <table:table-cell office:value-type="string">
            <text:p>bl{k</text:p>
          </table:table-cell>
          <table:table-cell office:value-type="string">
            <text:p>blak</text:p>
          </table:table-cell>
          <table:table-cell/>
          <table:table-cell office:value-type="string">
            <text:p>bkal</text:p>
          </table:table-cell>
          <table:table-cell table:number-columns-repeated="1012"/>
        </table:table-row>
        <table:table-row table:style-name="ro3">
          <table:table-cell office:value-type="string">
            <text:p>blind</text:p>
          </table:table-cell>
          <table:table-cell office:value-type="string">
            <text:p>adj</text:p>
          </table:table-cell>
          <table:table-cell office:value-type="string">
            <text:p>blaInd</text:p>
          </table:table-cell>
          <table:table-cell office:value-type="string">
            <text:p>blInd</text:p>
          </table:table-cell>
          <table:table-cell/>
          <table:table-cell office:value-type="string">
            <text:p>blaInd</text:p>
          </table:table-cell>
          <table:table-cell office:value-type="string">
            <text:p>blInd</text:p>
          </table:table-cell>
          <table:table-cell/>
          <table:table-cell office:value-type="string">
            <text:p>blaInd</text:p>
          </table:table-cell>
          <table:table-cell office:value-type="string">
            <text:p>blInd</text:p>
          </table:table-cell>
          <table:table-cell/>
          <table:table-cell office:value-type="string">
            <text:p>blInd</text:p>
          </table:table-cell>
          <table:table-cell table:number-columns-repeated="1012"/>
        </table:table-row>
        <table:table-row table:style-name="ro3">
          <table:table-cell office:value-type="string">
            <text:p>bloody</text:p>
          </table:table-cell>
          <table:table-cell office:value-type="string">
            <text:p>adj</text:p>
          </table:table-cell>
          <table:table-cell office:value-type="string">
            <text:p>blVdi</text:p>
          </table:table-cell>
          <table:table-cell office:value-type="string">
            <text:p>bludE</text:p>
          </table:table-cell>
          <table:table-cell/>
          <table:table-cell office:value-type="string">
            <text:p>blVdi</text:p>
          </table:table-cell>
          <table:table-cell office:value-type="string">
            <text:p>bludE</text:p>
          </table:table-cell>
          <table:table-cell/>
          <table:table-cell office:value-type="string">
            <text:p>blVdi</text:p>
          </table:table-cell>
          <table:table-cell office:value-type="string">
            <text:p>bludE</text:p>
          </table:table-cell>
          <table:table-cell/>
          <table:table-cell office:value-type="string">
            <text:p>bludE</text:p>
          </table:table-cell>
          <table:table-cell table:number-columns-repeated="1012"/>
        </table:table-row>
        <table:table-row table:style-name="ro3">
          <table:table-cell office:value-type="string">
            <text:p>blue</text:p>
          </table:table-cell>
          <table:table-cell office:value-type="string">
            <text:p>adj</text:p>
          </table:table-cell>
          <table:table-cell office:value-type="string">
            <text:p>blu:</text:p>
          </table:table-cell>
          <table:table-cell office:value-type="string">
            <text:p>blU</text:p>
          </table:table-cell>
          <table:table-cell/>
          <table:table-cell office:value-type="string">
            <text:p>blu:</text:p>
          </table:table-cell>
          <table:table-cell office:value-type="string">
            <text:p>blU</text:p>
          </table:table-cell>
          <table:table-cell/>
          <table:table-cell office:value-type="string">
            <text:p>blu</text:p>
          </table:table-cell>
          <table:table-cell office:value-type="string">
            <text:p>blU</text:p>
          </table:table-cell>
          <table:table-cell/>
          <table:table-cell office:value-type="string">
            <text:p>blU</text:p>
          </table:table-cell>
          <table:table-cell table:number-columns-repeated="1012"/>
        </table:table-row>
        <table:table-row table:style-name="ro3">
          <table:table-cell office:value-type="string">
            <text:p>brief</text:p>
          </table:table-cell>
          <table:table-cell office:value-type="string">
            <text:p>adj</text:p>
          </table:table-cell>
          <table:table-cell office:value-type="string">
            <text:p>bri:f</text:p>
          </table:table-cell>
          <table:table-cell office:value-type="string">
            <text:p>brEf</text:p>
          </table:table-cell>
          <table:table-cell/>
          <table:table-cell office:value-type="string">
            <text:p>bri:f</text:p>
          </table:table-cell>
          <table:table-cell office:value-type="string">
            <text:p>brEf</text:p>
          </table:table-cell>
          <table:table-cell/>
          <table:table-cell office:value-type="string">
            <text:p>brif</text:p>
          </table:table-cell>
          <table:table-cell office:value-type="string">
            <text:p>brEf</text:p>
          </table:table-cell>
          <table:table-cell/>
          <table:table-cell office:value-type="string">
            <text:p>brEf</text:p>
          </table:table-cell>
          <table:table-cell table:number-columns-repeated="1012"/>
        </table:table-row>
        <table:table-row table:style-name="ro3">
          <table:table-cell office:value-type="string">
            <text:p>bright</text:p>
          </table:table-cell>
          <table:table-cell office:value-type="string">
            <text:p>adj</text:p>
          </table:table-cell>
          <table:table-cell office:value-type="string">
            <text:p>braIt</text:p>
          </table:table-cell>
          <table:table-cell office:value-type="string">
            <text:p>brIt</text:p>
          </table:table-cell>
          <table:table-cell/>
          <table:table-cell office:value-type="string">
            <text:p>braIt</text:p>
          </table:table-cell>
          <table:table-cell office:value-type="string">
            <text:p>brIt</text:p>
          </table:table-cell>
          <table:table-cell/>
          <table:table-cell office:value-type="string">
            <text:p>braIt</text:p>
          </table:table-cell>
          <table:table-cell office:value-type="string">
            <text:p>brIt</text:p>
          </table:table-cell>
          <table:table-cell/>
          <table:table-cell office:value-type="string">
            <text:p>brIt</text:p>
          </table:table-cell>
          <table:table-cell table:number-columns-repeated="1012"/>
        </table:table-row>
        <table:table-row table:style-name="ro3">
          <table:table-cell office:value-type="string">
            <text:p>brilliant</text:p>
          </table:table-cell>
          <table:table-cell office:value-type="string">
            <text:p>adj</text:p>
          </table:table-cell>
          <table:table-cell office:value-type="string">
            <text:p>1-brIlj@nt <text:s/>2-brIlient</text:p>
          </table:table-cell>
          <table:table-cell office:value-type="string">
            <text:p>1-brilyunt <text:s/>2-brilEent</text:p>
          </table:table-cell>
          <table:table-cell/>
          <table:table-cell office:value-type="string">
            <text:p>brIlj@nt</text:p>
          </table:table-cell>
          <table:table-cell office:value-type="string">
            <text:p>brilyunt-&gt;1</text:p>
          </table:table-cell>
          <table:table-cell/>
          <table:table-cell office:value-type="string">
            <text:p>brIlj@nt</text:p>
          </table:table-cell>
          <table:table-cell office:value-type="string">
            <text:p>brilyunt-&gt;1</text:p>
          </table:table-cell>
          <table:table-cell/>
          <table:table-cell office:value-type="string">
            <text:p>brilyunt</text:p>
          </table:table-cell>
          <table:table-cell office:value-type="string">
            <text:p>brilEent</text:p>
          </table:table-cell>
          <table:table-cell table:number-columns-repeated="4"/>
          <table:table-cell office:value-type="string">
            <text:p>Decided that rule s5 doesn't overrule the alternative spelling</text:p>
          </table:table-cell>
          <table:table-cell table:number-columns-repeated="1006"/>
        </table:table-row>
        <table:table-row table:style-name="ro3">
          <table:table-cell office:value-type="string">
            <text:p>british</text:p>
          </table:table-cell>
          <table:table-cell office:value-type="string">
            <text:p>adj</text:p>
          </table:table-cell>
          <table:table-cell office:value-type="string">
            <text:p>brItIS</text:p>
          </table:table-cell>
          <table:table-cell office:value-type="string">
            <text:p>britiS</text:p>
          </table:table-cell>
          <table:table-cell/>
          <table:table-cell office:value-type="string">
            <text:p>brItIS</text:p>
          </table:table-cell>
          <table:table-cell office:value-type="string">
            <text:p>britiS</text:p>
          </table:table-cell>
          <table:table-cell/>
          <table:table-cell office:value-type="string">
            <text:p>brItIS</text:p>
          </table:table-cell>
          <table:table-cell office:value-type="string">
            <text:p>britiS</text:p>
          </table:table-cell>
          <table:table-cell/>
          <table:table-cell office:value-type="string">
            <text:p>britiS</text:p>
          </table:table-cell>
          <table:table-cell table:number-columns-repeated="1012"/>
        </table:table-row>
        <table:table-row table:style-name="ro3">
          <table:table-cell office:value-type="string">
            <text:p>broad</text:p>
          </table:table-cell>
          <table:table-cell office:value-type="string">
            <text:p>adj</text:p>
          </table:table-cell>
          <table:table-cell office:value-type="string">
            <text:p>brO:d</text:p>
          </table:table-cell>
          <table:table-cell office:value-type="string">
            <text:p>brQd</text:p>
          </table:table-cell>
          <table:table-cell/>
          <table:table-cell office:value-type="string">
            <text:p>1-brQ:d <text:s/>2-brA:d</text:p>
          </table:table-cell>
          <table:table-cell office:value-type="string">
            <text:p>1-brod-&gt;1 <text:s/>2-brRd-&gt;1</text:p>
          </table:table-cell>
          <table:table-cell/>
          <table:table-cell office:value-type="string">
            <text:p>brOd</text:p>
          </table:table-cell>
          <table:table-cell office:value-type="string">
            <text:p>brQd</text:p>
          </table:table-cell>
          <table:table-cell/>
          <table:table-cell office:value-type="string">
            <text:p>brQd</text:p>
          </table:table-cell>
          <table:table-cell table:number-columns-repeated="3"/>
          <table:table-cell office:value-type="string">
            <text:p>GA-1:1.8</text:p>
          </table:table-cell>
          <table:table-cell table:number-columns-repeated="1008"/>
        </table:table-row>
        <table:table-row table:style-name="ro3">
          <table:table-cell office:value-type="string">
            <text:p>broken</text:p>
          </table:table-cell>
          <table:table-cell office:value-type="string">
            <text:p>adj</text:p>
          </table:table-cell>
          <table:table-cell office:value-type="string">
            <text:p>br@Uk@n</text:p>
          </table:table-cell>
          <table:table-cell office:value-type="string">
            <text:p>brOkun</text:p>
          </table:table-cell>
          <table:table-cell/>
          <table:table-cell office:value-type="string">
            <text:p>broUk@n</text:p>
          </table:table-cell>
          <table:table-cell office:value-type="string">
            <text:p>brOkun</text:p>
          </table:table-cell>
          <table:table-cell/>
          <table:table-cell office:value-type="string">
            <text:p>broUk@n</text:p>
          </table:table-cell>
          <table:table-cell office:value-type="string">
            <text:p>brOkun</text:p>
          </table:table-cell>
          <table:table-cell/>
          <table:table-cell office:value-type="string">
            <text:p>brOkun</text:p>
          </table:table-cell>
          <table:table-cell table:number-columns-repeated="1012"/>
        </table:table-row>
        <table:table-row table:style-name="ro3">
          <table:table-cell office:value-type="string">
            <text:p>brown</text:p>
          </table:table-cell>
          <table:table-cell office:value-type="string">
            <text:p>adj</text:p>
          </table:table-cell>
          <table:table-cell office:value-type="string">
            <text:p>braUn</text:p>
          </table:table-cell>
          <table:table-cell office:value-type="string">
            <text:p>brWn</text:p>
          </table:table-cell>
          <table:table-cell/>
          <table:table-cell office:value-type="string">
            <text:p>braUn</text:p>
          </table:table-cell>
          <table:table-cell office:value-type="string">
            <text:p>brWn</text:p>
          </table:table-cell>
          <table:table-cell/>
          <table:table-cell office:value-type="string">
            <text:p>braUn</text:p>
          </table:table-cell>
          <table:table-cell office:value-type="string">
            <text:p>brWn</text:p>
          </table:table-cell>
          <table:table-cell/>
          <table:table-cell office:value-type="string">
            <text:p>brWn</text:p>
          </table:table-cell>
          <table:table-cell table:number-columns-repeated="1012"/>
        </table:table-row>
        <table:table-row table:style-name="ro3">
          <table:table-cell office:value-type="string">
            <text:p>busy</text:p>
          </table:table-cell>
          <table:table-cell office:value-type="string">
            <text:p>adj</text:p>
          </table:table-cell>
          <table:table-cell office:value-type="string">
            <text:p>bIzi</text:p>
          </table:table-cell>
          <table:table-cell office:value-type="string">
            <text:p>bizE</text:p>
          </table:table-cell>
          <table:table-cell/>
          <table:table-cell office:value-type="string">
            <text:p>bIzi</text:p>
          </table:table-cell>
          <table:table-cell office:value-type="string">
            <text:p>bizE</text:p>
          </table:table-cell>
          <table:table-cell/>
          <table:table-cell office:value-type="string">
            <text:p>bIzi</text:p>
          </table:table-cell>
          <table:table-cell office:value-type="string">
            <text:p>bizE</text:p>
          </table:table-cell>
          <table:table-cell/>
          <table:table-cell office:value-type="string">
            <text:p>bizE</text:p>
          </table:table-cell>
          <table:table-cell table:number-columns-repeated="1012"/>
        </table:table-row>
        <table:table-row table:style-name="ro3">
          <table:table-cell office:value-type="string">
            <text:p>capable</text:p>
          </table:table-cell>
          <table:table-cell office:value-type="string">
            <text:p>adj</text:p>
          </table:table-cell>
          <table:table-cell office:value-type="string">
            <text:p>keIp@b=l</text:p>
          </table:table-cell>
          <table:table-cell office:value-type="string">
            <text:p>kApubl</text:p>
          </table:table-cell>
          <table:table-cell/>
          <table:table-cell office:value-type="string">
            <text:p>keIp@b=l</text:p>
          </table:table-cell>
          <table:table-cell office:value-type="string">
            <text:p>kApubl</text:p>
          </table:table-cell>
          <table:table-cell/>
          <table:table-cell office:value-type="string">
            <text:p>keIp@b@l</text:p>
          </table:table-cell>
          <table:table-cell office:value-type="string">
            <text:p>kApubul</text:p>
          </table:table-cell>
          <table:table-cell/>
          <table:table-cell office:value-type="string">
            <text:p>kApub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careful</text:p>
          </table:table-cell>
          <table:table-cell office:value-type="string">
            <text:p>adj</text:p>
          </table:table-cell>
          <table:table-cell office:value-type="string">
            <text:p>1-ke@f=l <text:s/>2-ke@fUl</text:p>
          </table:table-cell>
          <table:table-cell office:value-type="string">
            <text:p>1-kÄful-&gt;1 <text:s/>2-kÄfVl-&gt;1</text:p>
          </table:table-cell>
          <table:table-cell/>
          <table:table-cell office:value-type="string">
            <text:p>1-kerf=l <text:s/>2-k{rf=l</text:p>
          </table:table-cell>
          <table:table-cell office:value-type="string">
            <text:p>1-kÄful-&gt;1 <text:s/>2-karful-&gt;1</text:p>
          </table:table-cell>
          <table:table-cell/>
          <table:table-cell office:value-type="string">
            <text:p>kE@f@l</text:p>
          </table:table-cell>
          <table:table-cell office:value-type="string">
            <text:p>kÄful</text:p>
          </table:table-cell>
          <table:table-cell/>
          <table:table-cell office:value-type="string">
            <text:p>kÄful</text:p>
          </table:table-cell>
          <table:table-cell table:number-columns-repeated="3"/>
          <table:table-cell office:value-type="string">
            <text:p>RP-2:1.S3 <text:s/>GA-2:1.20</text:p>
          </table:table-cell>
          <table:table-cell table:number-columns-repeated="1008"/>
        </table:table-row>
        <table:table-row table:style-name="ro3">
          <table:table-cell office:value-type="string">
            <text:p>catholic</text:p>
          </table:table-cell>
          <table:table-cell office:value-type="string">
            <text:p>adj</text:p>
          </table:table-cell>
          <table:table-cell office:value-type="string">
            <text:p>1-k{TlIk <text:s/>2-k{T@lIk</text:p>
          </table:table-cell>
          <table:table-cell office:value-type="string">
            <text:p>1-kaTlik <text:s/>2-kaTulik</text:p>
          </table:table-cell>
          <table:table-cell/>
          <table:table-cell office:value-type="string">
            <text:p>k{TlIk</text:p>
          </table:table-cell>
          <table:table-cell office:value-type="string">
            <text:p>kaTlik-&gt;1</text:p>
          </table:table-cell>
          <table:table-cell/>
          <table:table-cell office:value-type="string">
            <text:p>1-k{TlIk <text:s/>2-k{T@lIk</text:p>
          </table:table-cell>
          <table:table-cell office:value-type="string">
            <text:p>1-kaTlik <text:s/>2-kaTulik</text:p>
          </table:table-cell>
          <table:table-cell/>
          <table:table-cell office:value-type="string">
            <text:p>kaTlik</text:p>
          </table:table-cell>
          <table:table-cell office:value-type="string">
            <text:p>kaTulik</text:p>
          </table:table-cell>
          <table:table-cell table:number-columns-repeated="1011"/>
        </table:table-row>
        <table:table-row table:style-name="ro3">
          <table:table-cell office:value-type="string">
            <text:p>central</text:p>
          </table:table-cell>
          <table:table-cell office:value-type="string">
            <text:p>adj</text:p>
          </table:table-cell>
          <table:table-cell office:value-type="string">
            <text:p>sentr@l</text:p>
          </table:table-cell>
          <table:table-cell office:value-type="string">
            <text:p>sentrul</text:p>
          </table:table-cell>
          <table:table-cell/>
          <table:table-cell office:value-type="string">
            <text:p>sentr@l</text:p>
          </table:table-cell>
          <table:table-cell office:value-type="string">
            <text:p>sentrul</text:p>
          </table:table-cell>
          <table:table-cell/>
          <table:table-cell office:value-type="string">
            <text:p>sEntr@l</text:p>
          </table:table-cell>
          <table:table-cell office:value-type="string">
            <text:p>sentrul</text:p>
          </table:table-cell>
          <table:table-cell/>
          <table:table-cell office:value-type="string">
            <text:p>sentrul</text:p>
          </table:table-cell>
          <table:table-cell table:number-columns-repeated="1012"/>
        </table:table-row>
        <table:table-row table:style-name="ro3">
          <table:table-cell office:value-type="string">
            <text:p>certain</text:p>
          </table:table-cell>
          <table:table-cell office:value-type="string">
            <text:p>adj</text:p>
          </table:table-cell>
          <table:table-cell office:value-type="string">
            <text:p>1-s3:t=n 2-s3:tIn</text:p>
          </table:table-cell>
          <table:table-cell office:value-type="string">
            <text:p>1-sütn-&gt;1 <text:s/>2-sütin-&gt;1</text:p>
          </table:table-cell>
          <table:table-cell/>
          <table:table-cell office:value-type="string">
            <text:p>s3`t=n</text:p>
          </table:table-cell>
          <table:table-cell office:value-type="string">
            <text:p>sütn</text:p>
          </table:table-cell>
          <table:table-cell/>
          <table:table-cell office:value-type="string">
            <text:p>s3tn</text:p>
          </table:table-cell>
          <table:table-cell office:value-type="string">
            <text:p>sütn</text:p>
          </table:table-cell>
          <table:table-cell/>
          <table:table-cell office:value-type="string">
            <text:p>sütn</text:p>
          </table:table-cell>
          <table:table-cell table:number-columns-repeated="3"/>
          <table:table-cell office:value-type="string">
            <text:p>RP-2:2.27</text:p>
          </table:table-cell>
          <table:table-cell table:number-columns-repeated="1008"/>
        </table:table-row>
        <table:table-row table:style-name="ro3">
          <table:table-cell office:value-type="string">
            <text:p>cheap</text:p>
          </table:table-cell>
          <table:table-cell office:value-type="string">
            <text:p>adj</text:p>
          </table:table-cell>
          <table:table-cell office:value-type="string">
            <text:p>tSi:p</text:p>
          </table:table-cell>
          <table:table-cell office:value-type="string">
            <text:p>CEp</text:p>
          </table:table-cell>
          <table:table-cell/>
          <table:table-cell office:value-type="string">
            <text:p>tSi:p</text:p>
          </table:table-cell>
          <table:table-cell office:value-type="string">
            <text:p>CEp</text:p>
          </table:table-cell>
          <table:table-cell/>
          <table:table-cell office:value-type="string">
            <text:p>tSip</text:p>
          </table:table-cell>
          <table:table-cell office:value-type="string">
            <text:p>CEp</text:p>
          </table:table-cell>
          <table:table-cell/>
          <table:table-cell office:value-type="string">
            <text:p>CEp</text:p>
          </table:table-cell>
          <table:table-cell table:number-columns-repeated="1012"/>
        </table:table-row>
        <table:table-row table:style-name="ro3">
          <table:table-cell office:value-type="string">
            <text:p>chemical</text:p>
          </table:table-cell>
          <table:table-cell office:value-type="string">
            <text:p>adj</text:p>
          </table:table-cell>
          <table:table-cell office:value-type="string">
            <text:p>kemIk=l</text:p>
          </table:table-cell>
          <table:table-cell office:value-type="string">
            <text:p>kemikl</text:p>
          </table:table-cell>
          <table:table-cell/>
          <table:table-cell office:value-type="string">
            <text:p>kemIk=l</text:p>
          </table:table-cell>
          <table:table-cell office:value-type="string">
            <text:p>kemikl</text:p>
          </table:table-cell>
          <table:table-cell/>
          <table:table-cell office:value-type="string">
            <text:p>kEmIk@l</text:p>
          </table:table-cell>
          <table:table-cell office:value-type="string">
            <text:p>kemikul</text:p>
          </table:table-cell>
          <table:table-cell/>
          <table:table-cell office:value-type="string">
            <text:p>kemik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chief</text:p>
          </table:table-cell>
          <table:table-cell office:value-type="string">
            <text:p>adj</text:p>
          </table:table-cell>
          <table:table-cell office:value-type="string">
            <text:p>tSi:f</text:p>
          </table:table-cell>
          <table:table-cell office:value-type="string">
            <text:p>CEf</text:p>
          </table:table-cell>
          <table:table-cell/>
          <table:table-cell office:value-type="string">
            <text:p>tSi:f</text:p>
          </table:table-cell>
          <table:table-cell office:value-type="string">
            <text:p>CEf</text:p>
          </table:table-cell>
          <table:table-cell/>
          <table:table-cell office:value-type="string">
            <text:p>tSif</text:p>
          </table:table-cell>
          <table:table-cell office:value-type="string">
            <text:p>CEf</text:p>
          </table:table-cell>
          <table:table-cell/>
          <table:table-cell office:value-type="string">
            <text:p>CEf</text:p>
          </table:table-cell>
          <table:table-cell table:number-columns-repeated="1012"/>
        </table:table-row>
        <table:table-row table:style-name="ro3">
          <table:table-cell office:value-type="string">
            <text:p>chinese</text:p>
          </table:table-cell>
          <table:table-cell office:value-type="string">
            <text:p>adj</text:p>
          </table:table-cell>
          <table:table-cell office:value-type="string">
            <text:p>tSaIni:z</text:p>
          </table:table-cell>
          <table:table-cell office:value-type="string">
            <text:p>CInEz</text:p>
          </table:table-cell>
          <table:table-cell/>
          <table:table-cell office:value-type="string">
            <text:p>tSaIni:z</text:p>
          </table:table-cell>
          <table:table-cell office:value-type="string">
            <text:p>CInEz</text:p>
          </table:table-cell>
          <table:table-cell/>
          <table:table-cell office:value-type="string">
            <text:p>tSaIniz</text:p>
          </table:table-cell>
          <table:table-cell office:value-type="string">
            <text:p>CInEz</text:p>
          </table:table-cell>
          <table:table-cell/>
          <table:table-cell office:value-type="string">
            <text:p>CInEz</text:p>
          </table:table-cell>
          <table:table-cell table:number-columns-repeated="1012"/>
        </table:table-row>
        <table:table-row table:style-name="ro3">
          <table:table-cell office:value-type="string">
            <text:p>christian</text:p>
          </table:table-cell>
          <table:table-cell office:value-type="string">
            <text:p>adj</text:p>
          </table:table-cell>
          <table:table-cell office:value-type="string">
            <text:p>1-krIstS@n <text:s/>2-krIStS@n <text:s/>3-krIsti@n</text:p>
          </table:table-cell>
          <table:table-cell office:value-type="string">
            <text:p>1-krisCun-&gt;1 <text:s/>2-kriSCun-&gt;2 <text:s/>3-kristEun-&gt;3</text:p>
          </table:table-cell>
          <table:table-cell/>
          <table:table-cell office:value-type="string">
            <text:p>krIstS@n</text:p>
          </table:table-cell>
          <table:table-cell office:value-type="string">
            <text:p>krisCun-&gt;1</text:p>
          </table:table-cell>
          <table:table-cell/>
          <table:table-cell office:value-type="string">
            <text:p>krIstS@n</text:p>
          </table:table-cell>
          <table:table-cell office:value-type="string">
            <text:p>krisCun-&gt;1</text:p>
          </table:table-cell>
          <table:table-cell/>
          <table:table-cell office:value-type="string">
            <text:p>krisCun</text:p>
          </table:table-cell>
          <table:table-cell office:value-type="string">
            <text:p>2-kriSCun <text:s/>3-kristEun</text:p>
          </table:table-cell>
          <table:table-cell table:number-columns-repeated="1011"/>
        </table:table-row>
        <table:table-row table:style-name="ro4">
          <table:table-cell table:style-name="Default" table:number-columns-repeated="1009"/>
          <table:table-cell table:number-columns-repeated="15"/>
        </table:table-row>
        <table:table-row table:style-name="ro3">
          <table:table-cell office:value-type="string">
            <text:p>classic</text:p>
          </table:table-cell>
          <table:table-cell office:value-type="string">
            <text:p>adj</text:p>
          </table:table-cell>
          <table:table-cell office:value-type="string">
            <text:p>kl{sIk</text:p>
          </table:table-cell>
          <table:table-cell office:value-type="string">
            <text:p>klasik</text:p>
          </table:table-cell>
          <table:table-cell/>
          <table:table-cell office:value-type="string">
            <text:p>kl{sIk</text:p>
          </table:table-cell>
          <table:table-cell office:value-type="string">
            <text:p>klasik</text:p>
          </table:table-cell>
          <table:table-cell/>
          <table:table-cell office:value-type="string">
            <text:p>kl{sIk</text:p>
          </table:table-cell>
          <table:table-cell office:value-type="string">
            <text:p>klasik</text:p>
          </table:table-cell>
          <table:table-cell/>
          <table:table-cell office:value-type="string">
            <text:p>klasik</text:p>
          </table:table-cell>
          <table:table-cell table:number-columns-repeated="1012"/>
        </table:table-row>
        <table:table-row table:style-name="ro3">
          <table:table-cell office:value-type="string">
            <text:p>classical</text:p>
          </table:table-cell>
          <table:table-cell office:value-type="string">
            <text:p>adj</text:p>
          </table:table-cell>
          <table:table-cell office:value-type="string">
            <text:p>kl{sIk=l</text:p>
          </table:table-cell>
          <table:table-cell office:value-type="string">
            <text:p>klasikl</text:p>
          </table:table-cell>
          <table:table-cell/>
          <table:table-cell office:value-type="string">
            <text:p>kl{sIk=l</text:p>
          </table:table-cell>
          <table:table-cell office:value-type="string">
            <text:p>klasikl</text:p>
          </table:table-cell>
          <table:table-cell/>
          <table:table-cell office:value-type="string">
            <text:p>kl{sIk@l</text:p>
          </table:table-cell>
          <table:table-cell office:value-type="string">
            <text:p>klasikul</text:p>
          </table:table-cell>
          <table:table-cell/>
          <table:table-cell office:value-type="string">
            <text:p>klasikl</text:p>
          </table:table-cell>
          <table:table-cell table:number-columns-repeated="3"/>
          <table:table-cell office:value-type="string">
            <text:p>Au-1:3.0</text:p>
          </table:table-cell>
          <table:table-cell table:number-columns-repeated="1008"/>
        </table:table-row>
        <table:table-row table:style-name="ro3">
          <table:table-cell office:value-type="string">
            <text:p>clean</text:p>
          </table:table-cell>
          <table:table-cell office:value-type="string">
            <text:p>adj</text:p>
          </table:table-cell>
          <table:table-cell office:value-type="string">
            <text:p>kli:n</text:p>
          </table:table-cell>
          <table:table-cell office:value-type="string">
            <text:p>klEn</text:p>
          </table:table-cell>
          <table:table-cell/>
          <table:table-cell office:value-type="string">
            <text:p>kli:n</text:p>
          </table:table-cell>
          <table:table-cell office:value-type="string">
            <text:p>klEn</text:p>
          </table:table-cell>
          <table:table-cell/>
          <table:table-cell office:value-type="string">
            <text:p>kli:n</text:p>
          </table:table-cell>
          <table:table-cell office:value-type="string">
            <text:p>klEn</text:p>
          </table:table-cell>
          <table:table-cell/>
          <table:table-cell office:value-type="string">
            <text:p>klEn</text:p>
          </table:table-cell>
          <table:table-cell table:number-columns-repeated="1012"/>
        </table:table-row>
        <table:table-row table:style-name="ro3">
          <table:table-cell office:value-type="string">
            <text:p>clear</text:p>
          </table:table-cell>
          <table:table-cell office:value-type="string">
            <text:p>adj</text:p>
          </table:table-cell>
          <table:table-cell office:value-type="string">
            <text:p>klI@</text:p>
          </table:table-cell>
          <table:table-cell office:value-type="string">
            <text:p>klË</text:p>
          </table:table-cell>
          <table:table-cell/>
          <table:table-cell office:value-type="string">
            <text:p>klI@r</text:p>
          </table:table-cell>
          <table:table-cell office:value-type="string">
            <text:p>klË</text:p>
          </table:table-cell>
          <table:table-cell/>
          <table:table-cell office:value-type="string">
            <text:p>klI@</text:p>
          </table:table-cell>
          <table:table-cell office:value-type="string">
            <text:p>klË</text:p>
          </table:table-cell>
          <table:table-cell/>
          <table:table-cell office:value-type="string">
            <text:p>klË</text:p>
          </table:table-cell>
          <table:table-cell table:number-columns-repeated="1012"/>
        </table:table-row>
        <table:table-row table:style-name="ro3">
          <table:table-cell office:value-type="string">
            <text:p>clinical</text:p>
          </table:table-cell>
          <table:table-cell office:value-type="string">
            <text:p>adj</text:p>
          </table:table-cell>
          <table:table-cell office:value-type="string">
            <text:p>klInIk=l</text:p>
          </table:table-cell>
          <table:table-cell office:value-type="string">
            <text:p>klinikl</text:p>
          </table:table-cell>
          <table:table-cell/>
          <table:table-cell office:value-type="string">
            <text:p>klInIk=l</text:p>
          </table:table-cell>
          <table:table-cell office:value-type="string">
            <text:p>klinikl</text:p>
          </table:table-cell>
          <table:table-cell/>
          <table:table-cell office:value-type="string">
            <text:p>klInIk@l</text:p>
          </table:table-cell>
          <table:table-cell office:value-type="string">
            <text:p>klinikul</text:p>
          </table:table-cell>
          <table:table-cell/>
          <table:table-cell office:value-type="string">
            <text:p>klinikl</text:p>
          </table:table-cell>
          <table:table-cell table:number-columns-repeated="3"/>
          <table:table-cell office:value-type="string">
            <text:p>Au-1:3.0</text:p>
          </table:table-cell>
          <table:table-cell table:number-columns-repeated="1008"/>
        </table:table-row>
        <table:table-row table:style-name="ro3">
          <table:table-cell office:value-type="string">
            <text:p>close</text:p>
          </table:table-cell>
          <table:table-cell office:value-type="string">
            <text:p>adj</text:p>
          </table:table-cell>
          <table:table-cell office:value-type="string">
            <text:p>kleUs</text:p>
          </table:table-cell>
          <table:table-cell office:value-type="string">
            <text:p>klOs</text:p>
          </table:table-cell>
          <table:table-cell/>
          <table:table-cell office:value-type="string">
            <text:p>kloUs</text:p>
          </table:table-cell>
          <table:table-cell office:value-type="string">
            <text:p>klOs</text:p>
          </table:table-cell>
          <table:table-cell/>
          <table:table-cell office:value-type="string">
            <text:p>kloUs</text:p>
          </table:table-cell>
          <table:table-cell office:value-type="string">
            <text:p>klOs</text:p>
          </table:table-cell>
          <table:table-cell/>
          <table:table-cell office:value-type="string">
            <text:p>klOs</text:p>
          </table:table-cell>
          <table:table-cell table:number-columns-repeated="1012"/>
        </table:table-row>
        <table:table-row table:style-name="ro3">
          <table:table-cell office:value-type="string">
            <text:p>cold</text:p>
          </table:table-cell>
          <table:table-cell office:value-type="string">
            <text:p>adj</text:p>
          </table:table-cell>
          <table:table-cell office:value-type="string">
            <text:p>keUld</text:p>
          </table:table-cell>
          <table:table-cell office:value-type="string">
            <text:p>kOld</text:p>
          </table:table-cell>
          <table:table-cell/>
          <table:table-cell office:value-type="string">
            <text:p>koUld</text:p>
          </table:table-cell>
          <table:table-cell office:value-type="string">
            <text:p>kOld</text:p>
          </table:table-cell>
          <table:table-cell/>
          <table:table-cell office:value-type="string">
            <text:p>koUld</text:p>
          </table:table-cell>
          <table:table-cell office:value-type="string">
            <text:p>kOld</text:p>
          </table:table-cell>
          <table:table-cell/>
          <table:table-cell office:value-type="string">
            <text:p>kOld</text:p>
          </table:table-cell>
          <table:table-cell table:number-columns-repeated="1012"/>
        </table:table-row>
        <table:table-row table:style-name="ro3">
          <table:table-cell office:value-type="string">
            <text:p>comfortable</text:p>
          </table:table-cell>
          <table:table-cell office:value-type="string">
            <text:p>adj</text:p>
          </table:table-cell>
          <table:table-cell office:value-type="string">
            <text:p>1-kVm(p)ft@b=l <text:s/>2-kVm(p)f@t@b=l</text:p>
          </table:table-cell>
          <table:table-cell office:value-type="string">
            <text:p>1-kumftubl <text:s/>2-kumfuÑtubl</text:p>
          </table:table-cell>
          <table:table-cell/>
          <table:table-cell office:value-type="string">
            <text:p>1-kVm(p)ft=rb=l <text:s/>2-kVm(p)f@t@b=l <text:s/>3-kVm(p)f=rt@b=l</text:p>
          </table:table-cell>
          <table:table-cell office:value-type="string">
            <text:p>1-kumfturbl-&gt;3 <text:s/>2-kumfuÑtubl-&gt;2 <text:s/>3=2</text:p>
          </table:table-cell>
          <table:table-cell/>
          <table:table-cell office:value-type="string">
            <text:p>1-kVmft@b@l <text:s/>2-kVmf@t@b@l</text:p>
          </table:table-cell>
          <table:table-cell office:value-type="string">
            <text:p>1-kumftubul-&gt;1 <text:s/>2-kumfuÑtubul-&gt;2</text:p>
          </table:table-cell>
          <table:table-cell/>
          <table:table-cell office:value-type="string">
            <text:p>kumftubl</text:p>
          </table:table-cell>
          <table:table-cell office:value-type="string">
            <text:p>2-kumfuÑtubl <text:s/>3-kumfturbl</text:p>
          </table:table-cell>
          <table:table-cell table:number-columns-repeated="2"/>
          <table:table-cell office:value-type="string">
            <text:p>Au-1:3.O <text:s/>Au-2:4.O</text:p>
          </table:table-cell>
          <table:table-cell/>
          <table:table-cell office:value-type="string">
            <text:p>spelt the optional schwa in GA because is a LETTER set schwa</text:p>
          </table:table-cell>
          <table:table-cell table:number-columns-repeated="1006"/>
        </table:table-row>
        <table:table-row table:style-name="ro3">
          <table:table-cell office:value-type="string">
            <text:p>commercial</text:p>
          </table:table-cell>
          <table:table-cell office:value-type="string">
            <text:p>adj</text:p>
          </table:table-cell>
          <table:table-cell office:value-type="string">
            <text:p>k@m3:S=l</text:p>
          </table:table-cell>
          <table:table-cell office:value-type="string">
            <text:p>kumüSl</text:p>
          </table:table-cell>
          <table:table-cell/>
          <table:table-cell office:value-type="string">
            <text:p>k@m3:`S=l</text:p>
          </table:table-cell>
          <table:table-cell office:value-type="string">
            <text:p>kumüSl</text:p>
          </table:table-cell>
          <table:table-cell/>
          <table:table-cell office:value-type="string">
            <text:p>k@m3S@l</text:p>
          </table:table-cell>
          <table:table-cell office:value-type="string">
            <text:p>kumüSul</text:p>
          </table:table-cell>
          <table:table-cell/>
          <table:table-cell office:value-type="string">
            <text:p>kumüS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common</text:p>
          </table:table-cell>
          <table:table-cell office:value-type="string">
            <text:p>adj</text:p>
          </table:table-cell>
          <table:table-cell office:value-type="string">
            <text:p>kQm@n</text:p>
          </table:table-cell>
          <table:table-cell office:value-type="string">
            <text:p>komun</text:p>
          </table:table-cell>
          <table:table-cell/>
          <table:table-cell office:value-type="string">
            <text:p>kA:m@n</text:p>
          </table:table-cell>
          <table:table-cell office:value-type="string">
            <text:p>kRmun</text:p>
          </table:table-cell>
          <table:table-cell/>
          <table:table-cell office:value-type="string">
            <text:p>kQm@n</text:p>
          </table:table-cell>
          <table:table-cell office:value-type="string">
            <text:p>komun</text:p>
          </table:table-cell>
          <table:table-cell/>
          <table:table-cell office:value-type="string">
            <text:p>komun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competitive</text:p>
          </table:table-cell>
          <table:table-cell office:value-type="string">
            <text:p>adj</text:p>
          </table:table-cell>
          <table:table-cell office:value-type="string">
            <text:p>1-k@mpet@tIv <text:s/>2-k@mpetItIv</text:p>
          </table:table-cell>
          <table:table-cell office:value-type="string">
            <text:p>1-kumpetutiv-&gt;2 <text:s/>2-kumpetitiv-&gt;1</text:p>
          </table:table-cell>
          <table:table-cell/>
          <table:table-cell office:value-type="string">
            <text:p>k@mpet@tIv</text:p>
          </table:table-cell>
          <table:table-cell office:value-type="string">
            <text:p>kumpetutiv-&gt;2</text:p>
          </table:table-cell>
          <table:table-cell/>
          <table:table-cell office:value-type="string">
            <text:p>k@mpEt@tIv</text:p>
          </table:table-cell>
          <table:table-cell office:value-type="string">
            <text:p>kumpetutiv-&gt;2</text:p>
          </table:table-cell>
          <table:table-cell/>
          <table:table-cell office:value-type="string">
            <text:p>kumpetitiv</text:p>
          </table:table-cell>
          <table:table-cell office:value-type="string">
            <text:p>kumpetutiv</text:p>
          </table:table-cell>
          <table:table-cell table:number-columns-repeated="3"/>
          <table:table-cell table:style-name="ce4"/>
          <table:table-cell office:value-type="string">
            <text:p>rule 25 rabbIt exception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complete</text:p>
          </table:table-cell>
          <table:table-cell office:value-type="string">
            <text:p>adj</text:p>
          </table:table-cell>
          <table:table-cell office:value-type="string">
            <text:p>k@mpli:t</text:p>
          </table:table-cell>
          <table:table-cell office:value-type="string">
            <text:p>kumplEt</text:p>
          </table:table-cell>
          <table:table-cell/>
          <table:table-cell office:value-type="string">
            <text:p>k@mpli:t</text:p>
          </table:table-cell>
          <table:table-cell office:value-type="string">
            <text:p>kumplEt</text:p>
          </table:table-cell>
          <table:table-cell/>
          <table:table-cell office:value-type="string">
            <text:p>k@mplit</text:p>
          </table:table-cell>
          <table:table-cell office:value-type="string">
            <text:p>kumplEt</text:p>
          </table:table-cell>
          <table:table-cell/>
          <table:table-cell office:value-type="string">
            <text:p>kumplEt</text:p>
          </table:table-cell>
          <table:table-cell table:number-columns-repeated="1012"/>
        </table:table-row>
        <table:table-row table:style-name="ro3">
          <table:table-cell office:value-type="string">
            <text:p>complex</text:p>
          </table:table-cell>
          <table:table-cell office:value-type="string">
            <text:p>adj</text:p>
          </table:table-cell>
          <table:table-cell office:value-type="string">
            <text:p>1-kQmpleks <text:s/>2-k@mpleks</text:p>
          </table:table-cell>
          <table:table-cell office:value-type="string">
            <text:p>1-kompleks-&gt;1 <text:s/>2-kumpleks-&gt;1</text:p>
          </table:table-cell>
          <table:table-cell/>
          <table:table-cell office:value-type="string">
            <text:p>1-kA:mpleks <text:s/>2-k@mpleks</text:p>
          </table:table-cell>
          <table:table-cell office:value-type="string">
            <text:p>1-kRmpleks-&gt;1 <text:s/>2-kumpleks-&gt;1</text:p>
          </table:table-cell>
          <table:table-cell/>
          <table:table-cell office:value-type="string">
            <text:p>kQmplEks</text:p>
          </table:table-cell>
          <table:table-cell office:value-type="string">
            <text:p>kompleks</text:p>
          </table:table-cell>
          <table:table-cell/>
          <table:table-cell office:value-type="string">
            <text:p>kompleks</text:p>
          </table:table-cell>
          <table:table-cell table:number-columns-repeated="3"/>
          <table:table-cell office:value-type="string">
            <text:p>RP-2:1.9 <text:s/>GA-x:1.9 <text:s/></text:p>
          </table:table-cell>
          <table:table-cell table:number-columns-repeated="1008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comprehensive</text:p>
          </table:table-cell>
          <table:table-cell office:value-type="string">
            <text:p>adj</text:p>
          </table:table-cell>
          <table:table-cell office:value-type="string">
            <text:p>1-kQmprIhen(t)sIv <text:s/>2-kQmpr@hen(t)sIv</text:p>
          </table:table-cell>
          <table:table-cell office:value-type="string">
            <text:p>1-komprihensiv-&gt;1 <text:s/>2-kompruhensiv-&gt;1</text:p>
          </table:table-cell>
          <table:table-cell/>
          <table:table-cell office:value-type="string">
            <text:p>kA:mprIhen(t)sIv</text:p>
          </table:table-cell>
          <table:table-cell office:value-type="string">
            <text:p>kRmprihensiv</text:p>
          </table:table-cell>
          <table:table-cell/>
          <table:table-cell office:value-type="string">
            <text:p>kQmpr@hEnsIv</text:p>
          </table:table-cell>
          <table:table-cell office:value-type="string">
            <text:p>kompruhensiv</text:p>
          </table:table-cell>
          <table:table-cell/>
          <table:table-cell office:value-type="string">
            <text:p>komprihensiv</text:p>
          </table:table-cell>
          <table:table-cell table:number-columns-repeated="3"/>
          <table:table-cell office:value-type="string">
            <text:p>RP-2:2.25 <text:s/>GA-1:1.9 <text:s/>Au-1:2.25</text:p>
          </table:table-cell>
          <table:table-cell table:number-columns-repeated="1008"/>
        </table:table-row>
        <table:table-row table:style-name="ro3">
          <table:table-cell office:value-type="string">
            <text:p>concerned</text:p>
          </table:table-cell>
          <table:table-cell office:value-type="string">
            <text:p>adj</text:p>
          </table:table-cell>
          <table:table-cell office:value-type="string">
            <text:p>k@ns3:nd</text:p>
          </table:table-cell>
          <table:table-cell office:value-type="string">
            <text:p>kunsünd</text:p>
          </table:table-cell>
          <table:table-cell/>
          <table:table-cell office:value-type="string">
            <text:p>k@ns3`:nd</text:p>
          </table:table-cell>
          <table:table-cell office:value-type="string">
            <text:p>kunsünd</text:p>
          </table:table-cell>
          <table:table-cell/>
          <table:table-cell office:value-type="string">
            <text:p>k@ns3nd</text:p>
          </table:table-cell>
          <table:table-cell office:value-type="string">
            <text:p>kunsünd</text:p>
          </table:table-cell>
          <table:table-cell/>
          <table:table-cell office:value-type="string">
            <text:p>kunsünd</text:p>
          </table:table-cell>
          <table:table-cell table:number-columns-repeated="1012"/>
        </table:table-row>
        <table:table-row table:style-name="ro3">
          <table:table-cell office:value-type="string">
            <text:p>confident</text:p>
          </table:table-cell>
          <table:table-cell office:value-type="string">
            <text:p>adj</text:p>
          </table:table-cell>
          <table:table-cell office:value-type="string">
            <text:p>1-kQnfId@nt <text:s/>2-kQnf@d@nt</text:p>
          </table:table-cell>
          <table:table-cell office:value-type="string">
            <text:p>1-konfidunt-&gt;1 <text:s/>2-konfudunt-&gt;1</text:p>
          </table:table-cell>
          <table:table-cell/>
          <table:table-cell office:value-type="string">
            <text:p>kA:nfId@nt</text:p>
          </table:table-cell>
          <table:table-cell office:value-type="string">
            <text:p>kRnfifunt</text:p>
          </table:table-cell>
          <table:table-cell/>
          <table:table-cell office:value-type="string">
            <text:p>kQnf@d@nt</text:p>
          </table:table-cell>
          <table:table-cell office:value-type="string">
            <text:p>konfudunt</text:p>
          </table:table-cell>
          <table:table-cell/>
          <table:table-cell office:value-type="string">
            <text:p>konfidunt</text:p>
          </table:table-cell>
          <table:table-cell table:number-columns-repeated="3"/>
          <table:table-cell office:value-type="string">
            <text:p>RP-2:2.25 <text:s/>GA-1:1.9 <text:s/>Au-1:2.25</text:p>
          </table:table-cell>
          <table:table-cell table:number-columns-repeated="1008"/>
        </table:table-row>
        <table:table-row table:style-name="ro3">
          <table:table-cell office:value-type="string">
            <text:p>conscious</text:p>
          </table:table-cell>
          <table:table-cell office:value-type="string">
            <text:p>adj</text:p>
          </table:table-cell>
          <table:table-cell office:value-type="string">
            <text:p>kQn(t)S@s</text:p>
          </table:table-cell>
          <table:table-cell office:value-type="string">
            <text:p>konSus</text:p>
          </table:table-cell>
          <table:table-cell/>
          <table:table-cell office:value-type="string">
            <text:p>kA:n(t)S@s</text:p>
          </table:table-cell>
          <table:table-cell office:value-type="string">
            <text:p>kRnSus</text:p>
          </table:table-cell>
          <table:table-cell/>
          <table:table-cell office:value-type="string">
            <text:p>kQnS@s</text:p>
          </table:table-cell>
          <table:table-cell office:value-type="string">
            <text:p>konSus</text:p>
          </table:table-cell>
          <table:table-cell/>
          <table:table-cell table:style-name="ce11" office:value-type="string">
            <text:p>konSus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office:value-type="string">
            <text:p>conservative</text:p>
          </table:table-cell>
          <table:table-cell office:value-type="string">
            <text:p>adj</text:p>
          </table:table-cell>
          <table:table-cell office:value-type="string">
            <text:p>k@ns3:v@tIv</text:p>
          </table:table-cell>
          <table:table-cell office:value-type="string">
            <text:p>kunsüvutiv</text:p>
          </table:table-cell>
          <table:table-cell/>
          <table:table-cell office:value-type="string">
            <text:p>k@ns3`:v@tIv</text:p>
          </table:table-cell>
          <table:table-cell office:value-type="string">
            <text:p>kunsüvutiv</text:p>
          </table:table-cell>
          <table:table-cell/>
          <table:table-cell office:value-type="string">
            <text:p>k@ns3v@tIv</text:p>
          </table:table-cell>
          <table:table-cell office:value-type="string">
            <text:p>kunsüvutiv</text:p>
          </table:table-cell>
          <table:table-cell/>
          <table:table-cell office:value-type="string">
            <text:p>kunsüvutiv</text:p>
          </table:table-cell>
          <table:table-cell table:number-columns-repeated="1012"/>
        </table:table-row>
        <table:table-row table:style-name="ro3">
          <table:table-cell office:value-type="string">
            <text:p>considerable</text:p>
          </table:table-cell>
          <table:table-cell office:value-type="string">
            <text:p>adj</text:p>
          </table:table-cell>
          <table:table-cell office:value-type="string">
            <text:p>k@nsId@r@b=l</text:p>
          </table:table-cell>
          <table:table-cell office:value-type="string">
            <text:p>kunsidurubl</text:p>
          </table:table-cell>
          <table:table-cell/>
          <table:table-cell office:value-type="string">
            <text:p>k@nsId@r@b=l</text:p>
          </table:table-cell>
          <table:table-cell office:value-type="string">
            <text:p>kunsidurubl</text:p>
          </table:table-cell>
          <table:table-cell/>
          <table:table-cell office:value-type="string">
            <text:p>k@nsId@r@b@l</text:p>
          </table:table-cell>
          <table:table-cell office:value-type="string">
            <text:p>kunsidurubul</text:p>
          </table:table-cell>
          <table:table-cell/>
          <table:table-cell office:value-type="string">
            <text:p>kunsidurubl</text:p>
          </table:table-cell>
          <table:table-cell table:number-columns-repeated="3"/>
          <table:table-cell office:value-type="string">
            <text:p>Au-1:4.O</text:p>
          </table:table-cell>
          <table:table-cell table:number-columns-repeated="1008"/>
        </table:table-row>
        <table:table-row table:style-name="ro3">
          <table:table-cell office:value-type="string">
            <text:p>consistent</text:p>
          </table:table-cell>
          <table:table-cell office:value-type="string">
            <text:p>adj</text:p>
          </table:table-cell>
          <table:table-cell office:value-type="string">
            <text:p>k@nsIst@nt</text:p>
          </table:table-cell>
          <table:table-cell office:value-type="string">
            <text:p>kunsistunt</text:p>
          </table:table-cell>
          <table:table-cell/>
          <table:table-cell office:value-type="string">
            <text:p>k@nsIst@nt</text:p>
          </table:table-cell>
          <table:table-cell office:value-type="string">
            <text:p>kunsistunt</text:p>
          </table:table-cell>
          <table:table-cell/>
          <table:table-cell office:value-type="string">
            <text:p>k@nsIst@nt</text:p>
          </table:table-cell>
          <table:table-cell office:value-type="string">
            <text:p>kunsistunt</text:p>
          </table:table-cell>
          <table:table-cell/>
          <table:table-cell office:value-type="string">
            <text:p>kunsistunt</text:p>
          </table:table-cell>
          <table:table-cell table:number-columns-repeated="1012"/>
        </table:table-row>
        <table:table-row table:style-name="ro3">
          <table:table-cell office:value-type="string">
            <text:p>constant</text:p>
          </table:table-cell>
          <table:table-cell office:value-type="string">
            <text:p>adj</text:p>
          </table:table-cell>
          <table:table-cell office:value-type="string">
            <text:p>kQn(t)st@nt</text:p>
          </table:table-cell>
          <table:table-cell office:value-type="string">
            <text:p>konstunt</text:p>
          </table:table-cell>
          <table:table-cell/>
          <table:table-cell office:value-type="string">
            <text:p>kA:n(t)st@nt</text:p>
          </table:table-cell>
          <table:table-cell office:value-type="string">
            <text:p>kRnstunt</text:p>
          </table:table-cell>
          <table:table-cell/>
          <table:table-cell office:value-type="string">
            <text:p>kQnst@nt</text:p>
          </table:table-cell>
          <table:table-cell office:value-type="string">
            <text:p>konstunt</text:p>
          </table:table-cell>
          <table:table-cell/>
          <table:table-cell office:value-type="string">
            <text:p>konstunt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office:value-type="string">
            <text:p>constitutional</text:p>
          </table:table-cell>
          <table:table-cell office:value-type="string">
            <text:p>adj</text:p>
          </table:table-cell>
          <table:table-cell office:value-type="string">
            <text:p>kQn(t)stItju:S=n@l</text:p>
          </table:table-cell>
          <table:table-cell office:value-type="string">
            <text:p>konstityUSnul</text:p>
          </table:table-cell>
          <table:table-cell/>
          <table:table-cell office:value-type="string">
            <text:p>1-kA:n(t)st@tu:S=n@l <text:s/>2-kA:n(t)st@tju:S=n@l</text:p>
          </table:table-cell>
          <table:table-cell office:value-type="string">
            <text:p>1-kRnstutUSnul-&gt;1 <text:s/>2-kRnstutyUSnul-&gt;1</text:p>
          </table:table-cell>
          <table:table-cell/>
          <table:table-cell office:value-type="string">
            <text:p>kQnst@tjuS@n@l</text:p>
          </table:table-cell>
          <table:table-cell office:value-type="string">
            <text:p>konstutyUSunul</text:p>
          </table:table-cell>
          <table:table-cell/>
          <table:table-cell office:value-type="string">
            <text:p>konstityUSnul</text:p>
          </table:table-cell>
          <table:table-cell table:number-columns-repeated="3"/>
          <table:table-cell office:value-type="string">
            <text:p>GA-1:2.25:3.32 <text:s/>GA-2:2.25 <text:s/>Au-1:2.25:4:O</text:p>
          </table:table-cell>
          <table:table-cell table:number-columns-repeated="1008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continuing</text:p>
          </table:table-cell>
          <table:table-cell office:value-type="string">
            <text:p>adj</text:p>
          </table:table-cell>
          <table:table-cell office:value-type="string">
            <text:p>k@ntInju:IN</text:p>
          </table:table-cell>
          <table:table-cell office:value-type="string">
            <text:p>kuntinyUiN</text:p>
          </table:table-cell>
          <table:table-cell/>
          <table:table-cell office:value-type="string">
            <text:p>k@ntInju:IN</text:p>
          </table:table-cell>
          <table:table-cell office:value-type="string">
            <text:p>kuntinyUiN</text:p>
          </table:table-cell>
          <table:table-cell/>
          <table:table-cell office:value-type="string">
            <text:p>k@ntInjuIN</text:p>
          </table:table-cell>
          <table:table-cell office:value-type="string">
            <text:p>kuntinyUiN</text:p>
          </table:table-cell>
          <table:table-cell/>
          <table:table-cell office:value-type="string">
            <text:p>kuntinyUiN</text:p>
          </table:table-cell>
          <table:table-cell table:number-columns-repeated="1012"/>
        </table:table-row>
        <table:table-row table:style-name="ro3">
          <table:table-cell office:value-type="string">
            <text:p>continuous</text:p>
          </table:table-cell>
          <table:table-cell office:value-type="string">
            <text:p>adj</text:p>
          </table:table-cell>
          <table:table-cell office:value-type="string">
            <text:p>k@ntInju@s</text:p>
          </table:table-cell>
          <table:table-cell office:value-type="string">
            <text:p>kuntinyUus</text:p>
          </table:table-cell>
          <table:table-cell/>
          <table:table-cell office:value-type="string">
            <text:p>k@ntInju@s</text:p>
          </table:table-cell>
          <table:table-cell office:value-type="string">
            <text:p>kuntinyUus</text:p>
          </table:table-cell>
          <table:table-cell/>
          <table:table-cell office:value-type="string">
            <text:p>k@ntInju@s</text:p>
          </table:table-cell>
          <table:table-cell office:value-type="string">
            <text:p>kuntinyUus</text:p>
          </table:table-cell>
          <table:table-cell/>
          <table:table-cell office:value-type="string">
            <text:p>kuntinyUus</text:p>
          </table:table-cell>
          <table:table-cell table:number-columns-repeated="1012"/>
        </table:table-row>
        <table:table-row table:style-name="ro3">
          <table:table-cell office:value-type="string">
            <text:p>conventional</text:p>
          </table:table-cell>
          <table:table-cell office:value-type="string">
            <text:p>adj</text:p>
          </table:table-cell>
          <table:table-cell office:value-type="string">
            <text:p>k@nven(t)S=n@l</text:p>
          </table:table-cell>
          <table:table-cell office:value-type="string">
            <text:p>kunvenSnul</text:p>
          </table:table-cell>
          <table:table-cell/>
          <table:table-cell office:value-type="string">
            <text:p>k@nven(t)S=n@l</text:p>
          </table:table-cell>
          <table:table-cell office:value-type="string">
            <text:p>kunvenSnul</text:p>
          </table:table-cell>
          <table:table-cell/>
          <table:table-cell office:value-type="string">
            <text:p>k@nvEn(t)S@n@l</text:p>
          </table:table-cell>
          <table:table-cell office:value-type="string">
            <text:p>kunvenSunul</text:p>
          </table:table-cell>
          <table:table-cell/>
          <table:table-cell office:value-type="string">
            <text:p>kunvenSnu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cool</text:p>
          </table:table-cell>
          <table:table-cell office:value-type="string">
            <text:p>adj</text:p>
          </table:table-cell>
          <table:table-cell office:value-type="string">
            <text:p>ku:l</text:p>
          </table:table-cell>
          <table:table-cell office:value-type="string">
            <text:p>kUl</text:p>
          </table:table-cell>
          <table:table-cell/>
          <table:table-cell office:value-type="string">
            <text:p>ku:l</text:p>
          </table:table-cell>
          <table:table-cell office:value-type="string">
            <text:p>kUl</text:p>
          </table:table-cell>
          <table:table-cell/>
          <table:table-cell office:value-type="string">
            <text:p>kul</text:p>
          </table:table-cell>
          <table:table-cell office:value-type="string">
            <text:p>kUl</text:p>
          </table:table-cell>
          <table:table-cell/>
          <table:table-cell office:value-type="string">
            <text:p>kUl</text:p>
          </table:table-cell>
          <table:table-cell table:number-columns-repeated="1012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correct</text:p>
          </table:table-cell>
          <table:table-cell office:value-type="string">
            <text:p>adj</text:p>
          </table:table-cell>
          <table:table-cell office:value-type="string">
            <text:p>k@rekt</text:p>
          </table:table-cell>
          <table:table-cell office:value-type="string">
            <text:p>kurekt</text:p>
          </table:table-cell>
          <table:table-cell/>
          <table:table-cell office:value-type="string">
            <text:p>k@rekt</text:p>
          </table:table-cell>
          <table:table-cell office:value-type="string">
            <text:p>kurekt</text:p>
          </table:table-cell>
          <table:table-cell/>
          <table:table-cell office:value-type="string">
            <text:p>k@rEkt</text:p>
          </table:table-cell>
          <table:table-cell office:value-type="string">
            <text:p>kurekt</text:p>
          </table:table-cell>
          <table:table-cell/>
          <table:table-cell office:value-type="string">
            <text:p>kurekt</text:p>
          </table:table-cell>
          <table:table-cell table:number-columns-repeated="1012"/>
        </table:table-row>
        <table:table-row table:style-name="ro3">
          <table:table-cell office:value-type="string">
            <text:p>criminal</text:p>
          </table:table-cell>
          <table:table-cell office:value-type="string">
            <text:p>adj</text:p>
          </table:table-cell>
          <table:table-cell office:value-type="string">
            <text:p>1-krImIn=l <text:s/>2-krIm@n=l</text:p>
          </table:table-cell>
          <table:table-cell office:value-type="string">
            <text:p>1-kriminl-&gt;1 <text:s/>2-krimunl-&gt;1</text:p>
          </table:table-cell>
          <table:table-cell/>
          <table:table-cell office:value-type="string">
            <text:p>krImIn=l</text:p>
          </table:table-cell>
          <table:table-cell office:value-type="string">
            <text:p>kriminl</text:p>
          </table:table-cell>
          <table:table-cell/>
          <table:table-cell office:value-type="string">
            <text:p>krIm@n@l</text:p>
          </table:table-cell>
          <table:table-cell office:value-type="string">
            <text:p>krimunul</text:p>
          </table:table-cell>
          <table:table-cell/>
          <table:table-cell office:value-type="string">
            <text:p>kriminl</text:p>
          </table:table-cell>
          <table:table-cell table:number-columns-repeated="3"/>
          <table:table-cell office:value-type="string">
            <text:p>RP-2:2.25 <text:s/>Au-1:2.25:3.O</text:p>
          </table:table-cell>
          <table:table-cell table:number-columns-repeated="1008"/>
        </table:table-row>
        <table:table-row table:style-name="ro3">
          <table:table-cell office:value-type="string">
            <text:p>critical</text:p>
          </table:table-cell>
          <table:table-cell office:value-type="string">
            <text:p>adj</text:p>
          </table:table-cell>
          <table:table-cell office:value-type="string">
            <text:p>krItIk=l</text:p>
          </table:table-cell>
          <table:table-cell office:value-type="string">
            <text:p>kritikl</text:p>
          </table:table-cell>
          <table:table-cell/>
          <table:table-cell office:value-type="string">
            <text:p>krItIk=l</text:p>
          </table:table-cell>
          <table:table-cell office:value-type="string">
            <text:p>kritikl</text:p>
          </table:table-cell>
          <table:table-cell/>
          <table:table-cell office:value-type="string">
            <text:p>krItIk@l</text:p>
          </table:table-cell>
          <table:table-cell office:value-type="string">
            <text:p>kritikul</text:p>
          </table:table-cell>
          <table:table-cell/>
          <table:table-cell office:value-type="string">
            <text:p>fritik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crucial</text:p>
          </table:table-cell>
          <table:table-cell office:value-type="string">
            <text:p>adj</text:p>
          </table:table-cell>
          <table:table-cell office:value-type="string">
            <text:p>1-kru:S=l <text:s/>2-kru:Si@l</text:p>
          </table:table-cell>
          <table:table-cell office:value-type="string">
            <text:p>1-krUSl-&gt;1 <text:s/>2-krUSEul-&gt;2</text:p>
          </table:table-cell>
          <table:table-cell/>
          <table:table-cell office:value-type="string">
            <text:p>kru:S=l</text:p>
          </table:table-cell>
          <table:table-cell office:value-type="string">
            <text:p>krUSl-&gt;1</text:p>
          </table:table-cell>
          <table:table-cell/>
          <table:table-cell office:value-type="string">
            <text:p>kruS@l</text:p>
          </table:table-cell>
          <table:table-cell office:value-type="string">
            <text:p>krUSul-&gt;1</text:p>
          </table:table-cell>
          <table:table-cell/>
          <table:table-cell office:value-type="string">
            <text:p>krUSl</text:p>
          </table:table-cell>
          <table:table-cell office:value-type="string">
            <text:p>krUSEul</text:p>
          </table:table-cell>
          <table:table-cell table:number-columns-repeated="2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office:value-type="string">
            <text:p>cultural</text:p>
          </table:table-cell>
          <table:table-cell office:value-type="string">
            <text:p>adj</text:p>
          </table:table-cell>
          <table:table-cell office:value-type="string">
            <text:p>kVltS=r@l</text:p>
          </table:table-cell>
          <table:table-cell office:value-type="string">
            <text:p>kulCurul</text:p>
          </table:table-cell>
          <table:table-cell/>
          <table:table-cell office:value-type="string">
            <text:p>kVltS=r@l</text:p>
          </table:table-cell>
          <table:table-cell office:value-type="string">
            <text:p>kulCurul</text:p>
          </table:table-cell>
          <table:table-cell/>
          <table:table-cell office:value-type="string">
            <text:p>kVltS@r@l</text:p>
          </table:table-cell>
          <table:table-cell office:value-type="string">
            <text:p>kulCurul</text:p>
          </table:table-cell>
          <table:table-cell/>
          <table:table-cell office:value-type="string">
            <text:p>kulCurul</text:p>
          </table:table-cell>
          <table:table-cell table:number-columns-repeated="1012"/>
        </table:table-row>
        <table:table-row table:style-name="ro3">
          <table:table-cell office:value-type="string">
            <text:p>current</text:p>
          </table:table-cell>
          <table:table-cell office:value-type="string">
            <text:p>adj</text:p>
          </table:table-cell>
          <table:table-cell office:value-type="string">
            <text:p>kVr@nt</text:p>
          </table:table-cell>
          <table:table-cell office:value-type="string">
            <text:p>kurunt-&gt;1</text:p>
          </table:table-cell>
          <table:table-cell/>
          <table:table-cell office:value-type="string">
            <text:p>k3`:@nt</text:p>
          </table:table-cell>
          <table:table-cell office:value-type="string">
            <text:p>küunt-&gt;2</text:p>
          </table:table-cell>
          <table:table-cell/>
          <table:table-cell office:value-type="string">
            <text:p>kVr@nt</text:p>
          </table:table-cell>
          <table:table-cell office:value-type="string">
            <text:p>kurunt-&gt;1</text:p>
          </table:table-cell>
          <table:table-cell/>
          <table:table-cell office:value-type="string">
            <text:p>kurunt</text:p>
          </table:table-cell>
          <table:table-cell office:value-type="string">
            <text:p>küunt</text:p>
          </table:table-cell>
          <table:table-cell table:number-columns-repeated="4"/>
          <table:table-cell office:value-type="string">
            <text:p>the difference in appearance of the main and alt. spellings is minor</text:p>
          </table:table-cell>
          <table:table-cell table:number-columns-repeated="1006"/>
        </table:table-row>
        <table:table-row table:style-name="ro3">
          <table:table-cell office:value-type="string">
            <text:p>daily</text:p>
          </table:table-cell>
          <table:table-cell office:value-type="string">
            <text:p>adj</text:p>
          </table:table-cell>
          <table:table-cell office:value-type="string">
            <text:p>deIli</text:p>
          </table:table-cell>
          <table:table-cell office:value-type="string">
            <text:p>dAlE</text:p>
          </table:table-cell>
          <table:table-cell/>
          <table:table-cell office:value-type="string">
            <text:p>deIli</text:p>
          </table:table-cell>
          <table:table-cell office:value-type="string">
            <text:p>dAlE</text:p>
          </table:table-cell>
          <table:table-cell/>
          <table:table-cell office:value-type="string">
            <text:p>deIli</text:p>
          </table:table-cell>
          <table:table-cell office:value-type="string">
            <text:p>dAlE</text:p>
          </table:table-cell>
          <table:table-cell/>
          <table:table-cell office:value-type="string">
            <text:p>dAlE</text:p>
          </table:table-cell>
          <table:table-cell table:number-columns-repeated="1012"/>
        </table:table-row>
        <table:table-row table:style-name="ro3">
          <table:table-cell office:value-type="string">
            <text:p>dangerous</text:p>
          </table:table-cell>
          <table:table-cell office:value-type="string">
            <text:p>adj</text:p>
          </table:table-cell>
          <table:table-cell office:value-type="string">
            <text:p>deIndZ@r@s</text:p>
          </table:table-cell>
          <table:table-cell office:value-type="string">
            <text:p>dAnjurus</text:p>
          </table:table-cell>
          <table:table-cell/>
          <table:table-cell office:value-type="string">
            <text:p>deIndZ@r@s</text:p>
          </table:table-cell>
          <table:table-cell office:value-type="string">
            <text:p>dAnjurus</text:p>
          </table:table-cell>
          <table:table-cell/>
          <table:table-cell office:value-type="string">
            <text:p>deIndZ@r@s</text:p>
          </table:table-cell>
          <table:table-cell office:value-type="string">
            <text:p>dAnjurus</text:p>
          </table:table-cell>
          <table:table-cell/>
          <table:table-cell office:value-type="string">
            <text:p>dAnjurus</text:p>
          </table:table-cell>
          <table:table-cell table:number-columns-repeated="1012"/>
        </table:table-row>
        <table:table-row table:style-name="ro3">
          <table:table-cell office:value-type="string">
            <text:p>dark</text:p>
          </table:table-cell>
          <table:table-cell office:value-type="string">
            <text:p>adj</text:p>
          </table:table-cell>
          <table:table-cell office:value-type="string">
            <text:p>dA:k</text:p>
          </table:table-cell>
          <table:table-cell office:value-type="string">
            <text:p>dRÑk</text:p>
          </table:table-cell>
          <table:table-cell/>
          <table:table-cell office:value-type="string">
            <text:p>dA:rk</text:p>
          </table:table-cell>
          <table:table-cell office:value-type="string">
            <text:p>dRrk</text:p>
          </table:table-cell>
          <table:table-cell/>
          <table:table-cell office:value-type="string">
            <text:p>dak</text:p>
          </table:table-cell>
          <table:table-cell office:value-type="string">
            <text:p>dRÑk</text:p>
          </table:table-cell>
          <table:table-cell/>
          <table:table-cell office:value-type="string">
            <text:p>dRÑk</text:p>
          </table:table-cell>
          <table:table-cell table:number-columns-repeated="1012"/>
        </table:table-row>
        <table:table-row table:style-name="ro3">
          <table:table-cell office:value-type="string">
            <text:p>dead</text:p>
          </table:table-cell>
          <table:table-cell office:value-type="string">
            <text:p>adj</text:p>
          </table:table-cell>
          <table:table-cell office:value-type="string">
            <text:p>ded</text:p>
          </table:table-cell>
          <table:table-cell office:value-type="string">
            <text:p>ded</text:p>
          </table:table-cell>
          <table:table-cell/>
          <table:table-cell office:value-type="string">
            <text:p>ded</text:p>
          </table:table-cell>
          <table:table-cell office:value-type="string">
            <text:p>ded</text:p>
          </table:table-cell>
          <table:table-cell/>
          <table:table-cell office:value-type="string">
            <text:p>dEd</text:p>
          </table:table-cell>
          <table:table-cell office:value-type="string">
            <text:p>ded</text:p>
          </table:table-cell>
          <table:table-cell/>
          <table:table-cell office:value-type="string">
            <text:p>ded</text:p>
          </table:table-cell>
          <table:table-cell table:number-columns-repeated="1012"/>
        </table:table-row>
        <table:table-row table:style-name="ro3">
          <table:table-cell office:value-type="string">
            <text:p>deaf</text:p>
          </table:table-cell>
          <table:table-cell office:value-type="string">
            <text:p>adj</text:p>
          </table:table-cell>
          <table:table-cell table:number-columns-repeated="2" office:value-type="string">
            <text:p>def</text:p>
          </table:table-cell>
          <table:table-cell/>
          <table:table-cell table:number-columns-repeated="2" office:value-type="string">
            <text:p>def</text:p>
          </table:table-cell>
          <table:table-cell/>
          <table:table-cell office:value-type="string">
            <text:p>dEf</text:p>
          </table:table-cell>
          <table:table-cell office:value-type="string">
            <text:p>def</text:p>
          </table:table-cell>
          <table:table-cell/>
          <table:table-cell office:value-type="string">
            <text:p>def</text:p>
          </table:table-cell>
          <table:table-cell table:number-columns-repeated="1012"/>
        </table:table-row>
        <table:table-row table:style-name="ro3">
          <table:table-cell office:value-type="string">
            <text:p>dear</text:p>
          </table:table-cell>
          <table:table-cell office:value-type="string">
            <text:p>adj</text:p>
          </table:table-cell>
          <table:table-cell office:value-type="string">
            <text:p>dI@</text:p>
          </table:table-cell>
          <table:table-cell office:value-type="string">
            <text:p>dË</text:p>
          </table:table-cell>
          <table:table-cell/>
          <table:table-cell office:value-type="string">
            <text:p>dI=r</text:p>
          </table:table-cell>
          <table:table-cell office:value-type="string">
            <text:p>dË</text:p>
          </table:table-cell>
          <table:table-cell/>
          <table:table-cell office:value-type="string">
            <text:p>dI@</text:p>
          </table:table-cell>
          <table:table-cell office:value-type="string">
            <text:p>dË</text:p>
          </table:table-cell>
          <table:table-cell/>
          <table:table-cell office:value-type="string">
            <text:p>dË</text:p>
          </table:table-cell>
          <table:table-cell table:number-columns-repeated="1012"/>
        </table:table-row>
        <table:table-row table:style-name="ro3">
          <table:table-cell office:value-type="string">
            <text:p>deep</text:p>
          </table:table-cell>
          <table:table-cell office:value-type="string">
            <text:p>adj</text:p>
          </table:table-cell>
          <table:table-cell office:value-type="string">
            <text:p>di:p</text:p>
          </table:table-cell>
          <table:table-cell office:value-type="string">
            <text:p>dEp</text:p>
          </table:table-cell>
          <table:table-cell/>
          <table:table-cell office:value-type="string">
            <text:p>di:p</text:p>
          </table:table-cell>
          <table:table-cell office:value-type="string">
            <text:p>dEp</text:p>
          </table:table-cell>
          <table:table-cell/>
          <table:table-cell office:value-type="string">
            <text:p>dip</text:p>
          </table:table-cell>
          <table:table-cell office:value-type="string">
            <text:p>dEp</text:p>
          </table:table-cell>
          <table:table-cell/>
          <table:table-cell office:value-type="string">
            <text:p>dEp</text:p>
          </table:table-cell>
          <table:table-cell table:number-columns-repeated="1012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democratic</text:p>
          </table:table-cell>
          <table:table-cell office:value-type="string">
            <text:p>adj</text:p>
          </table:table-cell>
          <table:table-cell office:value-type="string">
            <text:p>dem@kr{tIk</text:p>
          </table:table-cell>
          <table:table-cell office:value-type="string">
            <text:p>demukratik</text:p>
          </table:table-cell>
          <table:table-cell/>
          <table:table-cell office:value-type="string">
            <text:p>dem@kr{tIk</text:p>
          </table:table-cell>
          <table:table-cell office:value-type="string">
            <text:p>demukratik</text:p>
          </table:table-cell>
          <table:table-cell/>
          <table:table-cell office:value-type="string">
            <text:p>dEm@kr{tIk</text:p>
          </table:table-cell>
          <table:table-cell office:value-type="string">
            <text:p>demukratik</text:p>
          </table:table-cell>
          <table:table-cell/>
          <table:table-cell office:value-type="string">
            <text:p>demukratik</text:p>
          </table:table-cell>
          <table:table-cell table:number-columns-repeated="1012"/>
        </table:table-row>
        <table:table-row table:style-name="ro3">
          <table:table-cell office:value-type="string">
            <text:p>dependent</text:p>
          </table:table-cell>
          <table:table-cell office:value-type="string">
            <text:p>adj</text:p>
          </table:table-cell>
          <table:table-cell office:value-type="string">
            <text:p>1-dIpend@nt <text:s/>2-d@pend@nt</text:p>
          </table:table-cell>
          <table:table-cell office:value-type="string">
            <text:p>1-dipendunt-&gt;1 <text:s/>2-dupendunt-&gt;1</text:p>
          </table:table-cell>
          <table:table-cell/>
          <table:table-cell office:value-type="string">
            <text:p>dIpend@nt</text:p>
          </table:table-cell>
          <table:table-cell office:value-type="string">
            <text:p>dipendunt</text:p>
          </table:table-cell>
          <table:table-cell/>
          <table:table-cell office:value-type="string">
            <text:p>d@pEnd@nt</text:p>
          </table:table-cell>
          <table:table-cell office:value-type="string">
            <text:p>dupendunt</text:p>
          </table:table-cell>
          <table:table-cell/>
          <table:table-cell office:value-type="string">
            <text:p>dipendun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developing</text:p>
          </table:table-cell>
          <table:table-cell office:value-type="string">
            <text:p>adj</text:p>
          </table:table-cell>
          <table:table-cell office:value-type="string">
            <text:p>1-dIvel@pIN <text:s/>2-d@vel@pIN</text:p>
          </table:table-cell>
          <table:table-cell office:value-type="string">
            <text:p>1-divelupiN-&gt;1 <text:s/>2-duvelupiN-&gt;1</text:p>
          </table:table-cell>
          <table:table-cell/>
          <table:table-cell office:value-type="string">
            <text:p>dIvel@pIN</text:p>
          </table:table-cell>
          <table:table-cell office:value-type="string">
            <text:p>divelupiN</text:p>
          </table:table-cell>
          <table:table-cell/>
          <table:table-cell office:value-type="string">
            <text:p>d@vEl@pIN</text:p>
          </table:table-cell>
          <table:table-cell office:value-type="string">
            <text:p>duvelupiN</text:p>
          </table:table-cell>
          <table:table-cell/>
          <table:table-cell office:value-type="string">
            <text:p>divelupiN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office:value-type="string">
            <text:p>different</text:p>
          </table:table-cell>
          <table:table-cell office:value-type="string">
            <text:p>adj</text:p>
          </table:table-cell>
          <table:table-cell office:value-type="string">
            <text:p>1-dIfr@nt <text:s/>2-dIf@r@nt</text:p>
          </table:table-cell>
          <table:table-cell office:value-type="string">
            <text:p>1-difrunt-&gt;1 <text:s/>2-difurunt-&gt;2</text:p>
          </table:table-cell>
          <table:table-cell/>
          <table:table-cell office:value-type="string">
            <text:p>dIf@r=nt</text:p>
          </table:table-cell>
          <table:table-cell office:value-type="string">
            <text:p>difurnt-&gt;2</text:p>
          </table:table-cell>
          <table:table-cell/>
          <table:table-cell office:value-type="string">
            <text:p>dIfr@nt</text:p>
          </table:table-cell>
          <table:table-cell office:value-type="string">
            <text:p>difrunt-&gt;1</text:p>
          </table:table-cell>
          <table:table-cell/>
          <table:table-cell office:value-type="string">
            <text:p>difrunt</text:p>
          </table:table-cell>
          <table:table-cell office:value-type="string">
            <text:p>difurunt</text:p>
          </table:table-cell>
          <table:table-cell table:number-columns-repeated="2"/>
          <table:table-cell office:value-type="string">
            <text:p>GA-1:3.S5</text:p>
          </table:table-cell>
          <table:table-cell table:number-columns-repeated="1008"/>
        </table:table-row>
        <table:table-row table:style-name="ro3">
          <table:table-cell office:value-type="string">
            <text:p>difficult</text:p>
          </table:table-cell>
          <table:table-cell office:value-type="string">
            <text:p>adj</text:p>
          </table:table-cell>
          <table:table-cell office:value-type="string">
            <text:p>1-dIfIk=lt <text:s/>2-dIf@k=lt</text:p>
          </table:table-cell>
          <table:table-cell office:value-type="string">
            <text:p>1-difiklt-&gt;1 <text:s/>2-difuklt-&gt;1</text:p>
          </table:table-cell>
          <table:table-cell table:style-name="ce4"/>
          <table:table-cell office:value-type="string">
            <text:p>dIfIk=lt</text:p>
          </table:table-cell>
          <table:table-cell office:value-type="string">
            <text:p>difiklt</text:p>
          </table:table-cell>
          <table:table-cell table:style-name="ce4"/>
          <table:table-cell office:value-type="string">
            <text:p>dIf@K@lt</text:p>
          </table:table-cell>
          <table:table-cell office:value-type="string">
            <text:p>difukult</text:p>
          </table:table-cell>
          <table:table-cell table:style-name="ce4"/>
          <table:table-cell office:value-type="string">
            <text:p>difiklt</text:p>
          </table:table-cell>
          <table:table-cell/>
          <table:table-cell table:style-name="ce4" table:number-columns-repeated="2"/>
          <table:table-cell office:value-type="string">
            <text:p>RP-2:2.25 <text:s/>Au-1:2.25:3.O</text:p>
          </table:table-cell>
          <table:table-cell table:number-columns-repeated="2"/>
          <table:table-cell table:style-name="ce4" table:number-columns-repeated="977"/>
          <table:table-cell table:number-columns-repeated="29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dirty</text:p>
          </table:table-cell>
          <table:table-cell office:value-type="string">
            <text:p>adj</text:p>
          </table:table-cell>
          <table:table-cell office:value-type="string">
            <text:p>d3:ti</text:p>
          </table:table-cell>
          <table:table-cell office:value-type="string">
            <text:p>dütE</text:p>
          </table:table-cell>
          <table:table-cell/>
          <table:table-cell office:value-type="string">
            <text:p>d3`:ti</text:p>
          </table:table-cell>
          <table:table-cell office:value-type="string">
            <text:p>dütE</text:p>
          </table:table-cell>
          <table:table-cell/>
          <table:table-cell office:value-type="string">
            <text:p>d3ti</text:p>
          </table:table-cell>
          <table:table-cell office:value-type="string">
            <text:p>dütE</text:p>
          </table:table-cell>
          <table:table-cell/>
          <table:table-cell office:value-type="string">
            <text:p>dütE</text:p>
          </table:table-cell>
          <table:table-cell table:number-columns-repeated="1012"/>
        </table:table-row>
        <table:table-row table:style-name="ro3">
          <table:table-cell office:value-type="string">
            <text:p>disabled</text:p>
          </table:table-cell>
          <table:table-cell office:value-type="string">
            <text:p>adj</text:p>
          </table:table-cell>
          <table:table-cell office:value-type="string">
            <text:p>dIseIb=ld</text:p>
          </table:table-cell>
          <table:table-cell office:value-type="string">
            <text:p>disAbld</text:p>
          </table:table-cell>
          <table:table-cell/>
          <table:table-cell office:value-type="string">
            <text:p>dIseIb=ld</text:p>
          </table:table-cell>
          <table:table-cell office:value-type="string">
            <text:p>disAbld</text:p>
          </table:table-cell>
          <table:table-cell/>
          <table:table-cell office:value-type="string">
            <text:p>dIseIb@ld</text:p>
          </table:table-cell>
          <table:table-cell office:value-type="string">
            <text:p>disAbuld</text:p>
          </table:table-cell>
          <table:table-cell/>
          <table:table-cell office:value-type="string">
            <text:p>disAbld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distant</text:p>
          </table:table-cell>
          <table:table-cell office:value-type="string">
            <text:p>adj</text:p>
          </table:table-cell>
          <table:table-cell office:value-type="string">
            <text:p>dIst@nt</text:p>
          </table:table-cell>
          <table:table-cell office:value-type="string">
            <text:p>distunt</text:p>
          </table:table-cell>
          <table:table-cell/>
          <table:table-cell office:value-type="string">
            <text:p>dIst@nt</text:p>
          </table:table-cell>
          <table:table-cell office:value-type="string">
            <text:p>distunt</text:p>
          </table:table-cell>
          <table:table-cell/>
          <table:table-cell office:value-type="string">
            <text:p>dIst@nt</text:p>
          </table:table-cell>
          <table:table-cell office:value-type="string">
            <text:p>distunt</text:p>
          </table:table-cell>
          <table:table-cell/>
          <table:table-cell office:value-type="string">
            <text:p>distunt</text:p>
          </table:table-cell>
          <table:table-cell table:number-columns-repeated="1012"/>
        </table:table-row>
        <table:table-row table:style-name="ro3">
          <table:table-cell office:value-type="string">
            <text:p>distinct</text:p>
          </table:table-cell>
          <table:table-cell office:value-type="string">
            <text:p>adj</text:p>
          </table:table-cell>
          <table:table-cell office:value-type="string">
            <text:p>1-dIstINkt <text:s/>2-d@stINkt</text:p>
          </table:table-cell>
          <table:table-cell office:value-type="string">
            <text:p>1-distiNkt-&gt;1 <text:s/>2-dustiNkt-&gt;1</text:p>
          </table:table-cell>
          <table:table-cell/>
          <table:table-cell office:value-type="string">
            <text:p>dIstINkt</text:p>
          </table:table-cell>
          <table:table-cell office:value-type="string">
            <text:p>distiNkt</text:p>
          </table:table-cell>
          <table:table-cell/>
          <table:table-cell office:value-type="string">
            <text:p>d@stINkt</text:p>
          </table:table-cell>
          <table:table-cell office:value-type="string">
            <text:p>dustiNkt</text:p>
          </table:table-cell>
          <table:table-cell/>
          <table:table-cell office:value-type="string">
            <text:p>distiNk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office:value-type="string">
            <text:p>domestic</text:p>
          </table:table-cell>
          <table:table-cell office:value-type="string">
            <text:p>adj</text:p>
          </table:table-cell>
          <table:table-cell office:value-type="string">
            <text:p>d@mestIk</text:p>
          </table:table-cell>
          <table:table-cell office:value-type="string">
            <text:p>dumestik</text:p>
          </table:table-cell>
          <table:table-cell/>
          <table:table-cell office:value-type="string">
            <text:p>d@mestIk</text:p>
          </table:table-cell>
          <table:table-cell office:value-type="string">
            <text:p>dumestik</text:p>
          </table:table-cell>
          <table:table-cell/>
          <table:table-cell office:value-type="string">
            <text:p>d@mEstIk</text:p>
          </table:table-cell>
          <table:table-cell office:value-type="string">
            <text:p>dumestik</text:p>
          </table:table-cell>
          <table:table-cell/>
          <table:table-cell office:value-type="string">
            <text:p>dumestik</text:p>
          </table:table-cell>
          <table:table-cell table:number-columns-repeated="1012"/>
        </table:table-row>
        <table:table-row table:style-name="ro3">
          <table:table-cell office:value-type="string">
            <text:p>dominant</text:p>
          </table:table-cell>
          <table:table-cell office:value-type="string">
            <text:p>adj</text:p>
          </table:table-cell>
          <table:table-cell office:value-type="string">
            <text:p>1-dQmIn@nt <text:s/>2-dQm@n@nt</text:p>
          </table:table-cell>
          <table:table-cell office:value-type="string">
            <text:p>1-dominunt <text:s/>2-domununt</text:p>
          </table:table-cell>
          <table:table-cell/>
          <table:table-cell office:value-type="string">
            <text:p>dA:mIn@nt</text:p>
          </table:table-cell>
          <table:table-cell office:value-type="string">
            <text:p>dRminunt</text:p>
          </table:table-cell>
          <table:table-cell/>
          <table:table-cell office:value-type="string">
            <text:p>dQm@n@nt</text:p>
          </table:table-cell>
          <table:table-cell office:value-type="string">
            <text:p>domununt</text:p>
          </table:table-cell>
          <table:table-cell/>
          <table:table-cell office:value-type="string">
            <text:p>dominunt</text:p>
          </table:table-cell>
          <table:table-cell table:number-columns-repeated="3"/>
          <table:table-cell office:value-type="string">
            <text:p>RP-2:2.25 <text:s/>GA-1:1.9 <text:s/>Au-1:2.25</text:p>
          </table:table-cell>
          <table:table-cell table:number-columns-repeated="1008"/>
        </table:table-row>
        <table:table-row table:style-name="ro3">
          <table:table-cell office:value-type="string">
            <text:p>double</text:p>
          </table:table-cell>
          <table:table-cell office:value-type="string">
            <text:p>adj</text:p>
          </table:table-cell>
          <table:table-cell office:value-type="string">
            <text:p>dVb=l</text:p>
          </table:table-cell>
          <table:table-cell office:value-type="string">
            <text:p>dubl</text:p>
          </table:table-cell>
          <table:table-cell/>
          <table:table-cell office:value-type="string">
            <text:p>dVb=l</text:p>
          </table:table-cell>
          <table:table-cell office:value-type="string">
            <text:p>dubl</text:p>
          </table:table-cell>
          <table:table-cell/>
          <table:table-cell office:value-type="string">
            <text:p>dVb@l</text:p>
          </table:table-cell>
          <table:table-cell office:value-type="string">
            <text:p>dubul</text:p>
          </table:table-cell>
          <table:table-cell/>
          <table:table-cell office:value-type="string">
            <text:p>dub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office:value-type="string">
            <text:p>dramatic</text:p>
          </table:table-cell>
          <table:table-cell office:value-type="string">
            <text:p>adj</text:p>
          </table:table-cell>
          <table:table-cell office:value-type="string">
            <text:p>dr@m{tIk</text:p>
          </table:table-cell>
          <table:table-cell office:value-type="string">
            <text:p>drumatik</text:p>
          </table:table-cell>
          <table:table-cell/>
          <table:table-cell office:value-type="string">
            <text:p>dr@m{tIk</text:p>
          </table:table-cell>
          <table:table-cell office:value-type="string">
            <text:p>drumatik</text:p>
          </table:table-cell>
          <table:table-cell/>
          <table:table-cell office:value-type="string">
            <text:p>dr@m{tIk</text:p>
          </table:table-cell>
          <table:table-cell office:value-type="string">
            <text:p>brumatik</text:p>
          </table:table-cell>
          <table:table-cell/>
          <table:table-cell office:value-type="string">
            <text:p>drumatik</text:p>
          </table:table-cell>
          <table:table-cell table:number-columns-repeated="1012"/>
        </table:table-row>
        <table:table-row table:style-name="ro3">
          <table:table-cell office:value-type="string">
            <text:p>dry</text:p>
          </table:table-cell>
          <table:table-cell office:value-type="string">
            <text:p>adj</text:p>
          </table:table-cell>
          <table:table-cell office:value-type="string">
            <text:p>draI</text:p>
          </table:table-cell>
          <table:table-cell office:value-type="string">
            <text:p>drI</text:p>
          </table:table-cell>
          <table:table-cell/>
          <table:table-cell office:value-type="string">
            <text:p>draI</text:p>
          </table:table-cell>
          <table:table-cell office:value-type="string">
            <text:p>drI</text:p>
          </table:table-cell>
          <table:table-cell/>
          <table:table-cell office:value-type="string">
            <text:p>draI</text:p>
          </table:table-cell>
          <table:table-cell office:value-type="string">
            <text:p>drI</text:p>
          </table:table-cell>
          <table:table-cell/>
          <table:table-cell office:value-type="string">
            <text:p>drI</text:p>
          </table:table-cell>
          <table:table-cell table:number-columns-repeated="1012"/>
        </table:table-row>
        <table:table-row table:style-name="ro3">
          <table:table-cell office:value-type="string">
            <text:p>due</text:p>
          </table:table-cell>
          <table:table-cell office:value-type="string">
            <text:p>adj</text:p>
          </table:table-cell>
          <table:table-cell office:value-type="string">
            <text:p>dju:</text:p>
          </table:table-cell>
          <table:table-cell office:value-type="string">
            <text:p>dyU</text:p>
          </table:table-cell>
          <table:table-cell/>
          <table:table-cell office:value-type="string">
            <text:p>1-du: <text:s/>2-dju:</text:p>
          </table:table-cell>
          <table:table-cell office:value-type="string">
            <text:p>1-dU-&gt;1 <text:s/>2-dyU-&gt;1</text:p>
          </table:table-cell>
          <table:table-cell/>
          <table:table-cell office:value-type="string">
            <text:p>dju</text:p>
          </table:table-cell>
          <table:table-cell office:value-type="string">
            <text:p>dyU</text:p>
          </table:table-cell>
          <table:table-cell/>
          <table:table-cell office:value-type="string">
            <text:p>dyU</text:p>
          </table:table-cell>
          <table:table-cell table:number-columns-repeated="3"/>
          <table:table-cell office:value-type="string">
            <text:p>GA-2:1.32</text:p>
          </table:table-cell>
          <table:table-cell table:number-columns-repeated="1008"/>
        </table:table-row>
        <table:table-row table:style-name="ro3">
          <table:table-cell office:value-type="string">
            <text:p>early</text:p>
          </table:table-cell>
          <table:table-cell office:value-type="string">
            <text:p>adj</text:p>
          </table:table-cell>
          <table:table-cell office:value-type="string">
            <text:p>3:li</text:p>
          </table:table-cell>
          <table:table-cell office:value-type="string">
            <text:p>ülE</text:p>
          </table:table-cell>
          <table:table-cell/>
          <table:table-cell office:value-type="string">
            <text:p>3`:li</text:p>
          </table:table-cell>
          <table:table-cell office:value-type="string">
            <text:p>ülE</text:p>
          </table:table-cell>
          <table:table-cell/>
          <table:table-cell office:value-type="string">
            <text:p>3li</text:p>
          </table:table-cell>
          <table:table-cell office:value-type="string">
            <text:p>ülE</text:p>
          </table:table-cell>
          <table:table-cell/>
          <table:table-cell office:value-type="string">
            <text:p>ülE</text:p>
          </table:table-cell>
          <table:table-cell table:number-columns-repeated="1012"/>
        </table:table-row>
        <table:table-row table:style-name="ro3">
          <table:table-cell office:value-type="string">
            <text:p>eastern</text:p>
          </table:table-cell>
          <table:table-cell office:value-type="string">
            <text:p>adj</text:p>
          </table:table-cell>
          <table:table-cell office:value-type="string">
            <text:p>i:st@n</text:p>
          </table:table-cell>
          <table:table-cell office:value-type="string">
            <text:p>EstuÑn</text:p>
          </table:table-cell>
          <table:table-cell/>
          <table:table-cell office:value-type="string">
            <text:p>i:st=rn</text:p>
          </table:table-cell>
          <table:table-cell office:value-type="string">
            <text:p>Esturn</text:p>
          </table:table-cell>
          <table:table-cell/>
          <table:table-cell office:value-type="string">
            <text:p>ist@n</text:p>
          </table:table-cell>
          <table:table-cell office:value-type="string">
            <text:p>EstuÑn</text:p>
          </table:table-cell>
          <table:table-cell/>
          <table:table-cell office:value-type="string">
            <text:p>EstuÑn</text:p>
          </table:table-cell>
          <table:table-cell table:number-columns-repeated="1012"/>
        </table:table-row>
        <table:table-row table:style-name="ro3">
          <table:table-cell office:value-type="string">
            <text:p>easy</text:p>
          </table:table-cell>
          <table:table-cell office:value-type="string">
            <text:p>adj</text:p>
          </table:table-cell>
          <table:table-cell office:value-type="string">
            <text:p>i:zi</text:p>
          </table:table-cell>
          <table:table-cell office:value-type="string">
            <text:p>EzE</text:p>
          </table:table-cell>
          <table:table-cell/>
          <table:table-cell office:value-type="string">
            <text:p>i:zi</text:p>
          </table:table-cell>
          <table:table-cell office:value-type="string">
            <text:p>EzE</text:p>
          </table:table-cell>
          <table:table-cell/>
          <table:table-cell office:value-type="string">
            <text:p>izi</text:p>
          </table:table-cell>
          <table:table-cell office:value-type="string">
            <text:p>EzE</text:p>
          </table:table-cell>
          <table:table-cell/>
          <table:table-cell office:value-type="string">
            <text:p>EzE</text:p>
          </table:table-cell>
          <table:table-cell table:number-columns-repeated="1012"/>
        </table:table-row>
        <table:table-row table:style-name="ro3">
          <table:table-cell office:value-type="string">
            <text:p>economic</text:p>
          </table:table-cell>
          <table:table-cell office:value-type="string">
            <text:p>adj</text:p>
          </table:table-cell>
          <table:table-cell office:value-type="string">
            <text:p>1-i:k@nQmIk <text:s/>2-ek@nQmIk</text:p>
          </table:table-cell>
          <table:table-cell office:value-type="string">
            <text:p>1-Ekunomik-&gt;1 <text:s/>2-ekunomik-&gt;1</text:p>
          </table:table-cell>
          <table:table-cell/>
          <table:table-cell office:value-type="string">
            <text:p>i:k@nA:mIk</text:p>
          </table:table-cell>
          <table:table-cell office:value-type="string">
            <text:p>EkunRmik-&gt;1</text:p>
          </table:table-cell>
          <table:table-cell/>
          <table:table-cell office:value-type="string">
            <text:p>Ek@nQmIk</text:p>
          </table:table-cell>
          <table:table-cell office:value-type="string">
            <text:p>ekunomik-&gt;2</text:p>
          </table:table-cell>
          <table:table-cell/>
          <table:table-cell office:value-type="string">
            <text:p>Ekunomik</text:p>
          </table:table-cell>
          <table:table-cell office:value-type="string">
            <text:p>ekunomik</text:p>
          </table:table-cell>
          <table:table-cell table:number-columns-repeated="2"/>
          <table:table-cell office:value-type="string">
            <text:p>GA-1:3.9</text:p>
          </table:table-cell>
          <table:table-cell table:number-columns-repeated="1008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effective</text:p>
          </table:table-cell>
          <table:table-cell office:value-type="string">
            <text:p>adj</text:p>
          </table:table-cell>
          <table:table-cell office:value-type="string">
            <text:p>1-IfektIv <text:s/>2-@fetkIv</text:p>
          </table:table-cell>
          <table:table-cell office:value-type="string">
            <text:p>1-ifektiv-&gt;1 <text:s/>2-ufektiv-&gt;1</text:p>
          </table:table-cell>
          <table:table-cell/>
          <table:table-cell office:value-type="string">
            <text:p>IfektIv</text:p>
          </table:table-cell>
          <table:table-cell office:value-type="string">
            <text:p>ifektiv</text:p>
          </table:table-cell>
          <table:table-cell/>
          <table:table-cell office:value-type="string">
            <text:p>1-@fEktIv <text:s/>2-ifEktIv</text:p>
          </table:table-cell>
          <table:table-cell office:value-type="string">
            <text:p>1-ufektiv-&gt;1 <text:s/>2-Efektiv-&gt;1</text:p>
          </table:table-cell>
          <table:table-cell/>
          <table:table-cell office:value-type="string">
            <text:p>ifektiv</text:p>
          </table:table-cell>
          <table:table-cell table:number-columns-repeated="3"/>
          <table:table-cell office:value-type="string">
            <text:p>RP-2:1.25 <text:s/>Au-x:1.25</text:p>
          </table:table-cell>
          <table:table-cell/>
          <table:table-cell office:value-type="string">
            <text:p>Au-2: /I/ -&gt; /i/</text:p>
          </table:table-cell>
          <table:table-cell table:number-columns-repeated="1006"/>
        </table:table-row>
        <table:table-row table:style-name="ro3">
          <table:table-cell office:value-type="string">
            <text:p>efficient</text:p>
          </table:table-cell>
          <table:table-cell office:value-type="string">
            <text:p>adj</text:p>
          </table:table-cell>
          <table:table-cell office:value-type="string">
            <text:p>1-IfIS=nt <text:s/>2-@fIS=nt</text:p>
          </table:table-cell>
          <table:table-cell office:value-type="string">
            <text:p>1-ifiSnt-&gt;1 <text:s/>2-ufiSnt-&gt;1</text:p>
          </table:table-cell>
          <table:table-cell/>
          <table:table-cell office:value-type="string">
            <text:p>IfIS=nt</text:p>
          </table:table-cell>
          <table:table-cell office:value-type="string">
            <text:p>ifiSnt</text:p>
          </table:table-cell>
          <table:table-cell/>
          <table:table-cell office:value-type="string">
            <text:p>1-@fIS@nt <text:s/>2-ifIS@nt</text:p>
          </table:table-cell>
          <table:table-cell office:value-type="string">
            <text:p>1-ufisunt-&gt;1 <text:s/>2-Efisunt-&gt;1</text:p>
          </table:table-cell>
          <table:table-cell/>
          <table:table-cell office:value-type="string">
            <text:p>ifiSunt</text:p>
          </table:table-cell>
          <table:table-cell table:number-columns-repeated="3"/>
          <table:table-cell office:value-type="string">
            <text:p>RP-x:3.S5 <text:s/>RP-2:1.25 <text:s/>GA-1:3.S5 <text:s/>Au-x:1.25</text:p>
          </table:table-cell>
          <table:table-cell table:number-columns-repeated="1008"/>
        </table:table-row>
        <table:table-row table:style-name="ro3">
          <table:table-cell office:value-type="string">
            <text:p>elderly</text:p>
          </table:table-cell>
          <table:table-cell office:value-type="string">
            <text:p>adj</text:p>
          </table:table-cell>
          <table:table-cell office:value-type="string">
            <text:p>eld@li</text:p>
          </table:table-cell>
          <table:table-cell office:value-type="string">
            <text:p>elduÑlE</text:p>
          </table:table-cell>
          <table:table-cell/>
          <table:table-cell office:value-type="string">
            <text:p>eld=rli</text:p>
          </table:table-cell>
          <table:table-cell office:value-type="string">
            <text:p>eldurlE</text:p>
          </table:table-cell>
          <table:table-cell/>
          <table:table-cell office:value-type="string">
            <text:p>Eld@li</text:p>
          </table:table-cell>
          <table:table-cell office:value-type="string">
            <text:p>elduÑlE</text:p>
          </table:table-cell>
          <table:table-cell/>
          <table:table-cell office:value-type="string">
            <text:p>elduÑlE</text:p>
          </table:table-cell>
          <table:table-cell table:number-columns-repeated="1012"/>
        </table:table-row>
        <table:table-row table:style-name="ro3">
          <table:table-cell office:value-type="string">
            <text:p>electric</text:p>
          </table:table-cell>
          <table:table-cell office:value-type="string">
            <text:p>adj</text:p>
          </table:table-cell>
          <table:table-cell office:value-type="string">
            <text:p>1-IlektrIk <text:s/>2-@lektrIk</text:p>
          </table:table-cell>
          <table:table-cell office:value-type="string">
            <text:p>1-ilektrik-&gt;1 <text:s/>2-ulektrik-&gt;1</text:p>
          </table:table-cell>
          <table:table-cell/>
          <table:table-cell office:value-type="string">
            <text:p>IlektrIk</text:p>
          </table:table-cell>
          <table:table-cell office:value-type="string">
            <text:p>ilektrik</text:p>
          </table:table-cell>
          <table:table-cell/>
          <table:table-cell office:value-type="string">
            <text:p>@lEktrIk</text:p>
          </table:table-cell>
          <table:table-cell office:value-type="string">
            <text:p>ulektrik</text:p>
          </table:table-cell>
          <table:table-cell/>
          <table:table-cell office:value-type="string">
            <text:p>ilektrik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emotional</text:p>
          </table:table-cell>
          <table:table-cell office:value-type="string">
            <text:p>adj</text:p>
          </table:table-cell>
          <table:table-cell office:value-type="string">
            <text:p>1-ImeUS=n@l <text:s/>2-@meUS=n@l</text:p>
          </table:table-cell>
          <table:table-cell office:value-type="string">
            <text:p>1-imOSnul-&gt;1 <text:s/>2-umOSnul-&gt;1</text:p>
          </table:table-cell>
          <table:table-cell/>
          <table:table-cell office:value-type="string">
            <text:p>ImoUS=n@l</text:p>
          </table:table-cell>
          <table:table-cell office:value-type="string">
            <text:p>imOSnul</text:p>
          </table:table-cell>
          <table:table-cell/>
          <table:table-cell office:value-type="string">
            <text:p>1-@moUS@n@l <text:s/>2-imoUS@n@l</text:p>
          </table:table-cell>
          <table:table-cell office:value-type="string">
            <text:p>1-umOSunul-&gt;1 <text:s/>2-EmOSunul-&gt;1</text:p>
          </table:table-cell>
          <table:table-cell/>
          <table:table-cell office:value-type="string">
            <text:p>imoSnul</text:p>
          </table:table-cell>
          <table:table-cell table:number-columns-repeated="3"/>
          <table:table-cell office:value-type="string">
            <text:p>RP-2:1.25 <text:s/>Au-x:1.25:3.O</text:p>
          </table:table-cell>
          <table:table-cell table:number-columns-repeated="1008"/>
        </table:table-row>
        <table:table-row table:style-name="ro3">
          <table:table-cell office:value-type="string">
            <text:p>empty</text:p>
          </table:table-cell>
          <table:table-cell office:value-type="string">
            <text:p>adj</text:p>
          </table:table-cell>
          <table:table-cell office:value-type="string">
            <text:p>empti</text:p>
          </table:table-cell>
          <table:table-cell office:value-type="string">
            <text:p>emptE</text:p>
          </table:table-cell>
          <table:table-cell/>
          <table:table-cell office:value-type="string">
            <text:p>empti</text:p>
          </table:table-cell>
          <table:table-cell office:value-type="string">
            <text:p>emptE</text:p>
          </table:table-cell>
          <table:table-cell/>
          <table:table-cell office:value-type="string">
            <text:p>1-Empti <text:s/>2-Emti</text:p>
          </table:table-cell>
          <table:table-cell office:value-type="string">
            <text:p>1-emptE-&gt;1 <text:s/>2-emti-&gt;1</text:p>
          </table:table-cell>
          <table:table-cell/>
          <table:table-cell office:value-type="string">
            <text:p>emptE</text:p>
          </table:table-cell>
          <table:table-cell table:number-columns-repeated="3"/>
          <table:table-cell office:value-type="string">
            <text:p>Au-2:1.C</text:p>
          </table:table-cell>
          <table:table-cell table:number-columns-repeated="1008"/>
        </table:table-row>
        <table:table-row table:style-name="ro3">
          <table:table-cell office:value-type="string">
            <text:p>english</text:p>
          </table:table-cell>
          <table:table-cell office:value-type="string">
            <text:p>adj</text:p>
          </table:table-cell>
          <table:table-cell office:value-type="string">
            <text:p>1-INglIS <text:s/>2-INlIS</text:p>
          </table:table-cell>
          <table:table-cell office:value-type="string">
            <text:p>1-iNgliS <text:s/>2-iNliS</text:p>
          </table:table-cell>
          <table:table-cell/>
          <table:table-cell office:value-type="string">
            <text:p>INglIS</text:p>
          </table:table-cell>
          <table:table-cell office:value-type="string">
            <text:p>iNgliS</text:p>
          </table:table-cell>
          <table:table-cell/>
          <table:table-cell office:value-type="string">
            <text:p>1-INglIS <text:s/>2-INlIS</text:p>
          </table:table-cell>
          <table:table-cell office:value-type="string">
            <text:p>1-iNgliS-&gt;1 <text:s/>2-iNliS-&gt;2</text:p>
          </table:table-cell>
          <table:table-cell/>
          <table:table-cell office:value-type="string">
            <text:p>iNgliS</text:p>
          </table:table-cell>
          <table:table-cell office:value-type="string">
            <text:p>iNliS</text:p>
          </table:table-cell>
          <table:table-cell table:number-columns-repeated="1011"/>
        </table:table-row>
        <table:table-row table:style-name="ro3">
          <table:table-cell office:value-type="string">
            <text:p>enormous</text:p>
          </table:table-cell>
          <table:table-cell office:value-type="string">
            <text:p>adj</text:p>
          </table:table-cell>
          <table:table-cell office:value-type="string">
            <text:p>1-InO:m@s <text:s/>2-@nO:m@s</text:p>
          </table:table-cell>
          <table:table-cell office:value-type="string">
            <text:p>1-inQÑmus-&gt;1 <text:s/>2-unQÑmus-&gt;1</text:p>
          </table:table-cell>
          <table:table-cell/>
          <table:table-cell office:value-type="string">
            <text:p>InO:rmus</text:p>
          </table:table-cell>
          <table:table-cell office:value-type="string">
            <text:p>inQrmus</text:p>
          </table:table-cell>
          <table:table-cell/>
          <table:table-cell office:value-type="string">
            <text:p>1-@nOm@s <text:s/>2-inOm@s</text:p>
          </table:table-cell>
          <table:table-cell office:value-type="string">
            <text:p>1-unQÑmus-&gt;1 <text:s/>2-EnQÑmus-&gt;1</text:p>
          </table:table-cell>
          <table:table-cell/>
          <table:table-cell office:value-type="string">
            <text:p>inQÑmus</text:p>
          </table:table-cell>
          <table:table-cell table:number-columns-repeated="3"/>
          <table:table-cell office:value-type="string">
            <text:p>RP-2:1.25 <text:s/>Au-x:1.25</text:p>
          </table:table-cell>
          <table:table-cell table:number-columns-repeated="1008"/>
        </table:table-row>
        <table:table-row table:style-name="ro3">
          <table:table-cell office:value-type="string">
            <text:p>entire</text:p>
          </table:table-cell>
          <table:table-cell office:value-type="string">
            <text:p>adj</text:p>
          </table:table-cell>
          <table:table-cell office:value-type="string">
            <text:p>1-IntaI@ <text:s/>2-entaI@ <text:s/>3-@ntaI@</text:p>
          </table:table-cell>
          <table:table-cell office:value-type="string">
            <text:p>1-intÏ-&gt;2 <text:s/>2-entÏ-&gt;1 <text:s/>3-untÏ-&gt;2</text:p>
          </table:table-cell>
          <table:table-cell/>
          <table:table-cell office:value-type="string">
            <text:p>IntaI=r</text:p>
          </table:table-cell>
          <table:table-cell office:value-type="string">
            <text:p>intÏ-&gt;2</text:p>
          </table:table-cell>
          <table:table-cell/>
          <table:table-cell office:value-type="string">
            <text:p>1-EntaI@ <text:s/>2-@ntaI@</text:p>
          </table:table-cell>
          <table:table-cell office:value-type="string">
            <text:p>1-entÏ-&gt;1 <text:s/>2-untÏ-&gt;2</text:p>
          </table:table-cell>
          <table:table-cell/>
          <table:table-cell office:value-type="string">
            <text:p>entÏ</text:p>
          </table:table-cell>
          <table:table-cell office:value-type="string">
            <text:p>intÏ</text:p>
          </table:table-cell>
          <table:table-cell table:number-columns-repeated="2"/>
          <table:table-cell office:value-type="string">
            <text:p>RP-3:1.25 <text:s/>Au-2:1.25</text:p>
          </table:table-cell>
          <table:table-cell table:number-columns-repeated="1008"/>
        </table:table-row>
        <table:table-row table:style-name="ro3">
          <table:table-cell office:value-type="string">
            <text:p>entitled</text:p>
          </table:table-cell>
          <table:table-cell office:value-type="string">
            <text:p>adj</text:p>
          </table:table-cell>
          <table:table-cell office:value-type="string">
            <text:p>1-IntaIt=ld <text:s/>2-entaIt=ld <text:s/>3-@ntaIt=ld</text:p>
          </table:table-cell>
          <table:table-cell office:value-type="string">
            <text:p>1-intItld-&gt;2 <text:s/>2-entItld-&gt;1 <text:s/>3-untItld-&gt;2</text:p>
          </table:table-cell>
          <table:table-cell/>
          <table:table-cell office:value-type="string">
            <text:p>IntaItl=d</text:p>
          </table:table-cell>
          <table:table-cell office:value-type="string">
            <text:p>intItld-&gt;2</text:p>
          </table:table-cell>
          <table:table-cell/>
          <table:table-cell office:value-type="string">
            <text:p>1-EntaItld <text:s/>2-@ntaItld</text:p>
          </table:table-cell>
          <table:table-cell office:value-type="string">
            <text:p>1-entItld-&gt;1 <text:s/>2-untItld-&gt;2</text:p>
          </table:table-cell>
          <table:table-cell/>
          <table:table-cell office:value-type="string">
            <text:p>entItld</text:p>
          </table:table-cell>
          <table:table-cell office:value-type="string">
            <text:p>intItld</text:p>
          </table:table-cell>
          <table:table-cell table:number-columns-repeated="2"/>
          <table:table-cell office:value-type="string">
            <text:p>RP-3:1.25 <text:s/>Au-2:1.25</text:p>
          </table:table-cell>
          <table:table-cell table:number-columns-repeated="1008"/>
        </table:table-row>
        <table:table-row table:style-name="ro3">
          <table:table-cell office:value-type="string">
            <text:p>environmental</text:p>
          </table:table-cell>
          <table:table-cell office:value-type="string">
            <text:p>adj</text:p>
          </table:table-cell>
          <table:table-cell office:value-type="string">
            <text:p>1-InvaI=r@nment=l <text:s/>2-envaI=r@nment=l <text:s/>3-@nvaI=r@nment=l</text:p>
          </table:table-cell>
          <table:table-cell office:value-type="string">
            <text:p>1-invÏunmentl-&gt;2 <text:s/>2-envÏunmentl-&gt;1 <text:s/>3-unvÏunmentl-&gt;2</text:p>
          </table:table-cell>
          <table:table-cell/>
          <table:table-cell office:value-type="string">
            <text:p>InvaI=r@nment=l</text:p>
          </table:table-cell>
          <table:table-cell office:value-type="string">
            <text:p>invÏunmentl-&gt;2</text:p>
          </table:table-cell>
          <table:table-cell/>
          <table:table-cell office:value-type="string">
            <text:p>1-EnvaIr@nmEnt@l <text:s/>2-@nvaIr@nmEnt@l</text:p>
          </table:table-cell>
          <table:table-cell office:value-type="string">
            <text:p>1-envÏunmentul-&gt;1 <text:s/>2-unvÏunmentul-&gt;2</text:p>
          </table:table-cell>
          <table:table-cell/>
          <table:table-cell office:value-type="string">
            <text:p>envÏunmentl</text:p>
          </table:table-cell>
          <table:table-cell office:value-type="string">
            <text:p>invÏunmentl</text:p>
          </table:table-cell>
          <table:table-cell table:number-columns-repeated="2"/>
          <table:table-cell office:value-type="string">
            <text:p>RP-3:1.25 <text:s/>Au-2:1.25 <text:s/>Au-x:5.O</text:p>
          </table:table-cell>
          <table:table-cell table:number-columns-repeated="1008"/>
        </table:table-row>
        <table:table-row table:style-name="ro3">
          <table:table-cell office:value-type="string">
            <text:p>equal</text:p>
          </table:table-cell>
          <table:table-cell office:value-type="string">
            <text:p>adj</text:p>
          </table:table-cell>
          <table:table-cell office:value-type="string">
            <text:p>i:kw@l</text:p>
          </table:table-cell>
          <table:table-cell office:value-type="string">
            <text:p>Ekwul</text:p>
          </table:table-cell>
          <table:table-cell/>
          <table:table-cell office:value-type="string">
            <text:p>i:kw@l</text:p>
          </table:table-cell>
          <table:table-cell office:value-type="string">
            <text:p>Ekwul</text:p>
          </table:table-cell>
          <table:table-cell/>
          <table:table-cell office:value-type="string">
            <text:p>ikw@l</text:p>
          </table:table-cell>
          <table:table-cell office:value-type="string">
            <text:p>Ekwul</text:p>
          </table:table-cell>
          <table:table-cell/>
          <table:table-cell office:value-type="string">
            <text:p>Ekwul</text:p>
          </table:table-cell>
          <table:table-cell table:number-columns-repeated="1012"/>
        </table:table-row>
        <table:table-row table:style-name="ro3">
          <table:table-cell office:value-type="string">
            <text:p>essential</text:p>
          </table:table-cell>
          <table:table-cell office:value-type="string">
            <text:p>adj</text:p>
          </table:table-cell>
          <table:table-cell office:value-type="string">
            <text:p>1-Isen(t)S=l <text:s/>2-esen(t)S=l <text:s/>3-@sen(t)S=l</text:p>
          </table:table-cell>
          <table:table-cell office:value-type="string">
            <text:p>1-isenSl-&gt;2 <text:s/>2-esenSl-&gt;1 <text:s/>3-usenSl-&gt;2</text:p>
          </table:table-cell>
          <table:table-cell/>
          <table:table-cell office:value-type="string">
            <text:p>Isen(t)S=l</text:p>
          </table:table-cell>
          <table:table-cell office:value-type="string">
            <text:p>isenSl-&gt;2</text:p>
          </table:table-cell>
          <table:table-cell/>
          <table:table-cell office:value-type="string">
            <text:p>@sEntS@l</text:p>
          </table:table-cell>
          <table:table-cell office:value-type="string">
            <text:p>usenSul-&gt;2</text:p>
          </table:table-cell>
          <table:table-cell/>
          <table:table-cell office:value-type="string">
            <text:p>esenSl</text:p>
          </table:table-cell>
          <table:table-cell office:value-type="string">
            <text:p>isenSl</text:p>
          </table:table-cell>
          <table:table-cell table:number-columns-repeated="2"/>
          <table:table-cell office:value-type="string">
            <text:p>RP-3:1.25 <text:s/>Au-1:1.25:3.O</text:p>
          </table:table-cell>
          <table:table-cell table:number-columns-repeated="1008"/>
        </table:table-row>
        <table:table-row table:style-name="ro3">
          <table:table-cell office:value-type="string">
            <text:p>european</text:p>
          </table:table-cell>
          <table:table-cell office:value-type="string">
            <text:p>adj</text:p>
          </table:table-cell>
          <table:table-cell office:value-type="string">
            <text:p>1-jU@r@pi:@n <text:s/>2-jO:r@pi:@n</text:p>
          </table:table-cell>
          <table:table-cell office:value-type="string">
            <text:p>1-yÜupEun-&gt;1 <text:s/>2-yQÑupEun-&gt;1</text:p>
          </table:table-cell>
          <table:table-cell/>
          <table:table-cell office:value-type="string">
            <text:p>1-jUr@pi:@n <text:s/>2-j3`:@pi:@n</text:p>
          </table:table-cell>
          <table:table-cell office:value-type="string">
            <text:p>1-yÜupEun-&gt;1 <text:s/>2-yüupEun-&gt;1</text:p>
          </table:table-cell>
          <table:table-cell/>
          <table:table-cell office:value-type="string">
            <text:p>jur@pi@n</text:p>
          </table:table-cell>
          <table:table-cell office:value-type="string">
            <text:p>yÜupEun</text:p>
          </table:table-cell>
          <table:table-cell/>
          <table:table-cell office:value-type="string">
            <text:p>yÜupEun</text:p>
          </table:table-cell>
          <table:table-cell table:number-columns-repeated="3"/>
          <table:table-cell office:value-type="string">
            <text:p>RP-2:1.22 <text:s/>GA-2:1.22</text:p>
          </table:table-cell>
          <table:table-cell table:number-columns-repeated="1008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evident</text:p>
          </table:table-cell>
          <table:table-cell office:value-type="string">
            <text:p>adj</text:p>
          </table:table-cell>
          <table:table-cell office:value-type="string">
            <text:p>1-evId@nt <text:s/>2-ev@d@nt</text:p>
          </table:table-cell>
          <table:table-cell office:value-type="string">
            <text:p>1-evidunt-&gt;1 <text:s/>2-evudunt-&gt;1</text:p>
          </table:table-cell>
          <table:table-cell/>
          <table:table-cell office:value-type="string">
            <text:p>evId@nt</text:p>
          </table:table-cell>
          <table:table-cell office:value-type="string">
            <text:p>evidunt</text:p>
          </table:table-cell>
          <table:table-cell/>
          <table:table-cell office:value-type="string">
            <text:p>Ev@d@nt</text:p>
          </table:table-cell>
          <table:table-cell office:value-type="string">
            <text:p>evudunt</text:p>
          </table:table-cell>
          <table:table-cell/>
          <table:table-cell office:value-type="string">
            <text:p>evidunt</text:p>
          </table:table-cell>
          <table:table-cell table:number-columns-repeated="3"/>
          <table:table-cell office:value-type="string">
            <text:p>RP-2:2.25 <text:s/>Au-1:2.25</text:p>
          </table:table-cell>
          <table:table-cell table:number-columns-repeated="1008"/>
        </table:table-row>
        <table:table-row table:style-name="ro3">
          <table:table-cell office:value-type="string">
            <text:p>exact</text:p>
          </table:table-cell>
          <table:table-cell office:value-type="string">
            <text:p>adj</text:p>
          </table:table-cell>
          <table:table-cell office:value-type="string">
            <text:p>1-Igz{kt <text:s/>2-egz{kt <text:s/>3-@gz{kt <text:s/>4-Ikz{kt <text:s/>5-ekz{kt <text:s/>6-@kz{kt</text:p>
          </table:table-cell>
          <table:table-cell office:value-type="string">
            <text:p>1-igzakt-&gt;2 <text:s/>2-egzakt-&gt;1 <text:s/>3-ugzakt-&gt;2 <text:s/>4-ikzakt-&gt;2 <text:s/>5-ekzakt-&gt;1 <text:s/>6-ukzakt-&gt;2</text:p>
          </table:table-cell>
          <table:table-cell/>
          <table:table-cell office:value-type="string">
            <text:p>Igz{kt</text:p>
          </table:table-cell>
          <table:table-cell office:value-type="string">
            <text:p>igzakt-&gt;2</text:p>
          </table:table-cell>
          <table:table-cell/>
          <table:table-cell office:value-type="string">
            <text:p>1-@gz{kt <text:s/>2-Egz{kt</text:p>
          </table:table-cell>
          <table:table-cell office:value-type="string">
            <text:p>1-ugzakt-&gt;2 <text:s/>2-egzakt-&gt;1</text:p>
          </table:table-cell>
          <table:table-cell/>
          <table:table-cell office:value-type="string">
            <text:p>egzakt</text:p>
          </table:table-cell>
          <table:table-cell office:value-type="string">
            <text:p>igzakt</text:p>
          </table:table-cell>
          <table:table-cell table:number-columns-repeated="2"/>
          <table:table-cell office:value-type="string">
            <text:p>PR-3,4,5,6:1.P1 <text:s/>Au-1:1.P1</text:p>
          </table:table-cell>
          <table:table-cell table:style-name="ce4"/>
          <table:table-cell office:value-type="string">
            <text:p>rule P1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excellent</text:p>
          </table:table-cell>
          <table:table-cell office:value-type="string">
            <text:p>adj</text:p>
          </table:table-cell>
          <table:table-cell office:value-type="string">
            <text:p>eks@l@nt</text:p>
          </table:table-cell>
          <table:table-cell office:value-type="string">
            <text:p>eksulunt</text:p>
          </table:table-cell>
          <table:table-cell/>
          <table:table-cell office:value-type="string">
            <text:p>eks@l@nt</text:p>
          </table:table-cell>
          <table:table-cell office:value-type="string">
            <text:p>eksulunt</text:p>
          </table:table-cell>
          <table:table-cell/>
          <table:table-cell office:value-type="string">
            <text:p>Eks@l@nt</text:p>
          </table:table-cell>
          <table:table-cell office:value-type="string">
            <text:p>eksulunt</text:p>
          </table:table-cell>
          <table:table-cell/>
          <table:table-cell office:value-type="string">
            <text:p>eksulunt</text:p>
          </table:table-cell>
          <table:table-cell table:number-columns-repeated="983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exciting</text:p>
          </table:table-cell>
          <table:table-cell office:value-type="string">
            <text:p>adj</text:p>
          </table:table-cell>
          <table:table-cell office:value-type="string">
            <text:p>1-IksaItIN <text:s/>2-eksaItIN <text:s/>3-@ksaItIN</text:p>
          </table:table-cell>
          <table:table-cell office:value-type="string">
            <text:p>1-iksItiN-&gt;2 <text:s/>2-eksItiN-&gt;1 <text:s/>3-uksItiN-&gt;2</text:p>
          </table:table-cell>
          <table:table-cell/>
          <table:table-cell office:value-type="string">
            <text:p>IksaItIN</text:p>
          </table:table-cell>
          <table:table-cell office:value-type="string">
            <text:p>iksItiN-&gt;2</text:p>
          </table:table-cell>
          <table:table-cell/>
          <table:table-cell office:value-type="string">
            <text:p>1-@ksaItIN <text:s/>2-EksaItIN</text:p>
          </table:table-cell>
          <table:table-cell office:value-type="string">
            <text:p>1-uksItiN-&gt;2 <text:s/>2-eksItiN-&gt;1</text:p>
          </table:table-cell>
          <table:table-cell/>
          <table:table-cell office:value-type="string">
            <text:p>eksItiN</text:p>
          </table:table-cell>
          <table:table-cell office:value-type="string">
            <text:p>iksItiN</text:p>
          </table:table-cell>
          <table:table-cell table:number-columns-repeated="2"/>
          <table:table-cell office:value-type="string">
            <text:p>RP-3:1.25 <text:s/>Au-1:1.25</text:p>
          </table:table-cell>
          <table:table-cell table:style-name="ce4"/>
          <table:table-cell office:value-type="string">
            <text:p>rule 25 /I/ and /e/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exclusive</text:p>
          </table:table-cell>
          <table:table-cell office:value-type="string">
            <text:p>adj</text:p>
          </table:table-cell>
          <table:table-cell office:value-type="string">
            <text:p>1-Iksklu:sIv <text:s/>2-eksklu:sIv <text:s/>3-@ksklu:sIv</text:p>
          </table:table-cell>
          <table:table-cell office:value-type="string">
            <text:p>1-iksklUsiv-&gt;2 <text:s/>2-eksklUsiv-&gt;1 <text:s/>3-uksklUsiv-&gt;2</text:p>
          </table:table-cell>
          <table:table-cell/>
          <table:table-cell office:value-type="string">
            <text:p>Iksklu:sIv</text:p>
          </table:table-cell>
          <table:table-cell office:value-type="string">
            <text:p>iksklUsiv-&gt;2</text:p>
          </table:table-cell>
          <table:table-cell/>
          <table:table-cell office:value-type="string">
            <text:p>1-@ksklusIv <text:s/>2-EksklusIv</text:p>
          </table:table-cell>
          <table:table-cell office:value-type="string">
            <text:p>1-uksklUiv-&gt;2 <text:s/>2-eksklUsiv-&gt;1</text:p>
          </table:table-cell>
          <table:table-cell/>
          <table:table-cell office:value-type="string">
            <text:p>eksklUsiv</text:p>
          </table:table-cell>
          <table:table-cell office:value-type="string">
            <text:p>iksklUsiv</text:p>
          </table:table-cell>
          <table:table-cell table:number-columns-repeated="2"/>
          <table:table-cell office:value-type="string">
            <text:p>RP-3:1.25 <text:s/>Au-1:1.25</text:p>
          </table:table-cell>
          <table:table-cell table:style-name="ce4"/>
          <table:table-cell office:value-type="string">
            <text:p>rule 25 /I/ and /e/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existing</text:p>
          </table:table-cell>
          <table:table-cell office:value-type="string">
            <text:p>adj</text:p>
          </table:table-cell>
          <table:table-cell office:value-type="string">
            <text:p>1-IgzIstIN <text:s/>2-egzIstIN <text:s/>3-@gzIstIN <text:s/>4-IkzIstIN <text:s/>5-ekzIstIN <text:s/>6-@kzIstIN</text:p>
          </table:table-cell>
          <table:table-cell office:value-type="string">
            <text:p>1-igzistiN-&gt;2 <text:s/>2-egzistiN-&gt;1 <text:s/>3-ugzistiN-&gt;2 <text:s/>4-ikzistiN-&gt;2 <text:s/>5-ekzistiN-&gt;1 <text:s/>6-ukzistiN-&gt;2</text:p>
          </table:table-cell>
          <table:table-cell/>
          <table:table-cell office:value-type="string">
            <text:p>IgzIstIN</text:p>
          </table:table-cell>
          <table:table-cell office:value-type="string">
            <text:p>igzistiN-&gt;2</text:p>
          </table:table-cell>
          <table:table-cell/>
          <table:table-cell office:value-type="string">
            <text:p>1-@gzIstIN <text:s/>2-EgzIstIN <text:s/>3-IgzIstIN</text:p>
          </table:table-cell>
          <table:table-cell office:value-type="string">
            <text:p>1-ugzistiN-&gt;2 <text:s/>2-egzistiN-&gt;1 <text:s/>3-igzistiN-&gt;2</text:p>
          </table:table-cell>
          <table:table-cell/>
          <table:table-cell office:value-type="string">
            <text:p>egzistiN</text:p>
          </table:table-cell>
          <table:table-cell office:value-type="string">
            <text:p>igzistiN</text:p>
          </table:table-cell>
          <table:table-cell table:number-columns-repeated="2"/>
          <table:table-cell office:value-type="string">
            <text:p>PR-3,4,5,6:1.P1 <text:s/>Au-1:1.P1</text:p>
          </table:table-cell>
          <table:table-cell table:style-name="ce4"/>
          <table:table-cell office:value-type="string">
            <text:p>rule P1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expensive</text:p>
          </table:table-cell>
          <table:table-cell office:value-type="string">
            <text:p>adj</text:p>
          </table:table-cell>
          <table:table-cell office:value-type="string">
            <text:p>1-Ikspen(t)sIv <text:s/>2-ekspen(t)sIv <text:s/>3-@kspen(t)sIv</text:p>
          </table:table-cell>
          <table:table-cell office:value-type="string">
            <text:p>1-ikspensiv-&gt;2 <text:s/>2-ekspensiv-&gt;1 <text:s/>3-ukspensiv-&gt;2</text:p>
          </table:table-cell>
          <table:table-cell/>
          <table:table-cell office:value-type="string">
            <text:p>Ikspen(t)sIv</text:p>
          </table:table-cell>
          <table:table-cell office:value-type="string">
            <text:p>ikspensiv-&gt;2</text:p>
          </table:table-cell>
          <table:table-cell/>
          <table:table-cell office:value-type="string">
            <text:p>1-@kspEnsIv <text:s/>2-EkspEnsIv</text:p>
          </table:table-cell>
          <table:table-cell office:value-type="string">
            <text:p>1-ukspensiv-&gt;2 <text:s/>2-ekspensiv-&gt;1</text:p>
          </table:table-cell>
          <table:table-cell/>
          <table:table-cell office:value-type="string">
            <text:p>ekspensiv</text:p>
          </table:table-cell>
          <table:table-cell office:value-type="string">
            <text:p>ikspensiv</text:p>
          </table:table-cell>
          <table:table-cell table:number-columns-repeated="2"/>
          <table:table-cell office:value-type="string">
            <text:p>RP-3:1.25 <text:s/>Au-1:1.25</text:p>
          </table:table-cell>
          <table:table-cell table:style-name="ce4"/>
          <table:table-cell office:value-type="string">
            <text:p>rule 25 /I/ and /e/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explicit</text:p>
          </table:table-cell>
          <table:table-cell office:value-type="string">
            <text:p>adj</text:p>
          </table:table-cell>
          <table:table-cell office:value-type="string">
            <text:p>1-IksplIsIt <text:s/>2-eksplIsIt <text:s/>3-@ksplIsIt</text:p>
          </table:table-cell>
          <table:table-cell office:value-type="string">
            <text:p>1-iksplisit-&gt;2 <text:s/>2-eksplisit-&gt;1 <text:s/>3-uksplisit-&gt;2</text:p>
          </table:table-cell>
          <table:table-cell/>
          <table:table-cell office:value-type="string">
            <text:p>IksplIsIt</text:p>
          </table:table-cell>
          <table:table-cell office:value-type="string">
            <text:p>iksplisit-&gt;2</text:p>
          </table:table-cell>
          <table:table-cell/>
          <table:table-cell office:value-type="string">
            <text:p>1-@ksplIs@t <text:s/>2-EksplIs@t</text:p>
          </table:table-cell>
          <table:table-cell office:value-type="string">
            <text:p>1-uksplisut-&gt;2 <text:s/>2-eksplisut-&gt;1</text:p>
          </table:table-cell>
          <table:table-cell/>
          <table:table-cell office:value-type="string">
            <text:p>eksplisit</text:p>
          </table:table-cell>
          <table:table-cell office:value-type="string">
            <text:p>iksplisit</text:p>
          </table:table-cell>
          <table:table-cell table:number-columns-repeated="2"/>
          <table:table-cell office:value-type="string">
            <text:p>RP-3:1.25 <text:s/>Au-1:1.25 <text:s/>Au-x:3.25</text:p>
          </table:table-cell>
          <table:table-cell table:style-name="ce4"/>
          <table:table-cell office:value-type="string">
            <text:p>rule 25 /I/ and /e/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extensive</text:p>
          </table:table-cell>
          <table:table-cell office:value-type="string">
            <text:p>adj</text:p>
          </table:table-cell>
          <table:table-cell office:value-type="string">
            <text:p>1-Iksten(t)sIv <text:s/>2-eksten(t)sIv <text:s/>3-@ksten(t)sIv</text:p>
          </table:table-cell>
          <table:table-cell office:value-type="string">
            <text:p>1-ikstensiv-&gt;2 <text:s/>2-ekstensiv-&gt;1 <text:s/>3-ukstensiv-&gt;2</text:p>
          </table:table-cell>
          <table:table-cell/>
          <table:table-cell office:value-type="string">
            <text:p>Iksten(t)sIv</text:p>
          </table:table-cell>
          <table:table-cell office:value-type="string">
            <text:p>ikstensiv-&gt;2</text:p>
          </table:table-cell>
          <table:table-cell/>
          <table:table-cell office:value-type="string">
            <text:p>1-@kstEnsIv <text:s/>2-EkstEnsIv</text:p>
          </table:table-cell>
          <table:table-cell office:value-type="string">
            <text:p>1-ukstensiv-&gt;2 2-ekstensiv-&gt;1</text:p>
          </table:table-cell>
          <table:table-cell/>
          <table:table-cell office:value-type="string">
            <text:p>ekstensiv</text:p>
          </table:table-cell>
          <table:table-cell office:value-type="string">
            <text:p>ikstensiv</text:p>
          </table:table-cell>
          <table:table-cell table:number-columns-repeated="2"/>
          <table:table-cell office:value-type="string">
            <text:p>RP-3:1.25 <text:s/>Au-1:1.25</text:p>
          </table:table-cell>
          <table:table-cell table:style-name="ce4"/>
          <table:table-cell office:value-type="string">
            <text:p>rule 25 /I/ and /e/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external</text:p>
          </table:table-cell>
          <table:table-cell office:value-type="string">
            <text:p>adj</text:p>
          </table:table-cell>
          <table:table-cell office:value-type="string">
            <text:p>1-Ikst3:n=l <text:s/>2-ekst3:n=l <text:s/>3-@kst3:n=l</text:p>
          </table:table-cell>
          <table:table-cell office:value-type="string">
            <text:p>1-ikstünl-&gt;2 <text:s/>2-ekstünl-&gt;1 <text:s/>3-ukstünl-&gt;2</text:p>
          </table:table-cell>
          <table:table-cell/>
          <table:table-cell office:value-type="string">
            <text:p>Ikst3`:n=l</text:p>
          </table:table-cell>
          <table:table-cell office:value-type="string">
            <text:p>ikstünl-&gt;2</text:p>
          </table:table-cell>
          <table:table-cell/>
          <table:table-cell office:value-type="string">
            <text:p>1-@kst3n@l <text:s/>2-Ekst3n@l</text:p>
          </table:table-cell>
          <table:table-cell office:value-type="string">
            <text:p>1-ukstünul-&gt;2 <text:s/>2-ekstünul-&gt;1</text:p>
          </table:table-cell>
          <table:table-cell/>
          <table:table-cell office:value-type="string">
            <text:p>ekstünl</text:p>
          </table:table-cell>
          <table:table-cell office:value-type="string">
            <text:p>ikstünl</text:p>
          </table:table-cell>
          <table:table-cell table:number-columns-repeated="2"/>
          <table:table-cell office:value-type="string">
            <text:p>RP-3:1.25 <text:s/>Au-1:1.25 <text:s/>Au-x:3.O</text:p>
          </table:table-cell>
          <table:table-cell table:style-name="ce4"/>
          <table:table-cell office:value-type="string">
            <text:p>rule 25 /I/ and /e/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extra</text:p>
          </table:table-cell>
          <table:table-cell office:value-type="string">
            <text:p>adj</text:p>
          </table:table-cell>
          <table:table-cell office:value-type="string">
            <text:p>ekstr@</text:p>
          </table:table-cell>
          <table:table-cell office:value-type="string">
            <text:p>ekstru</text:p>
          </table:table-cell>
          <table:table-cell/>
          <table:table-cell office:value-type="string">
            <text:p>ekstr@</text:p>
          </table:table-cell>
          <table:table-cell office:value-type="string">
            <text:p>ekstru</text:p>
          </table:table-cell>
          <table:table-cell/>
          <table:table-cell office:value-type="string">
            <text:p>Ekstr@</text:p>
          </table:table-cell>
          <table:table-cell office:value-type="string">
            <text:p>ekstru</text:p>
          </table:table-cell>
          <table:table-cell/>
          <table:table-cell office:value-type="string">
            <text:p>ekstru</text:p>
          </table:table-cell>
          <table:table-cell table:number-columns-repeated="983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extreme</text:p>
          </table:table-cell>
          <table:table-cell office:value-type="string">
            <text:p>adj</text:p>
          </table:table-cell>
          <table:table-cell office:value-type="string">
            <text:p>1-Ikstri:m <text:s/>2-ekstri:m <text:s/>3-@kstri:m</text:p>
          </table:table-cell>
          <table:table-cell office:value-type="string">
            <text:p>1-ikstrEm-&gt;2 <text:s/>2-ekstrEm-&gt;1 <text:s/>3-ukstrEm-&gt;2</text:p>
          </table:table-cell>
          <table:table-cell/>
          <table:table-cell office:value-type="string">
            <text:p>Ikstri:m</text:p>
          </table:table-cell>
          <table:table-cell office:value-type="string">
            <text:p>ikstrEm-&gt;2</text:p>
          </table:table-cell>
          <table:table-cell/>
          <table:table-cell office:value-type="string">
            <text:p>1-@kstrim <text:s/>2-Ekstrim</text:p>
          </table:table-cell>
          <table:table-cell office:value-type="string">
            <text:p>1-ukstrEm-&gt;2 <text:s/>2-ekstrEm-&gt;1</text:p>
          </table:table-cell>
          <table:table-cell/>
          <table:table-cell office:value-type="string">
            <text:p>ekstrEm</text:p>
          </table:table-cell>
          <table:table-cell office:value-type="string">
            <text:p>ikstrEm</text:p>
          </table:table-cell>
          <table:table-cell table:number-columns-repeated="2"/>
          <table:table-cell office:value-type="string">
            <text:p>RP-3:1.25 <text:s/>Au-1:1.25</text:p>
          </table:table-cell>
          <table:table-cell table:style-name="ce4"/>
          <table:table-cell office:value-type="string">
            <text:p>rule 25 /I/ and /e/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fair</text:p>
          </table:table-cell>
          <table:table-cell office:value-type="string">
            <text:p>adj</text:p>
          </table:table-cell>
          <table:table-cell office:value-type="string">
            <text:p>fe@</text:p>
          </table:table-cell>
          <table:table-cell office:value-type="string">
            <text:p>fÄ</text:p>
          </table:table-cell>
          <table:table-cell/>
          <table:table-cell office:value-type="string">
            <text:p>1-fe=r <text:s/>2-f{=r</text:p>
          </table:table-cell>
          <table:table-cell office:value-type="string">
            <text:p>1-fÄ-&gt;1 <text:s/>2-far-&gt;1</text:p>
          </table:table-cell>
          <table:table-cell/>
          <table:table-cell office:value-type="string">
            <text:p>fE@</text:p>
          </table:table-cell>
          <table:table-cell office:value-type="string">
            <text:p>fÄ</text:p>
          </table:table-cell>
          <table:table-cell/>
          <table:table-cell office:value-type="string">
            <text:p>fÄ</text:p>
          </table:table-cell>
          <table:table-cell table:number-columns-repeated="3"/>
          <table:table-cell office:value-type="string">
            <text:p>GA-2:1.20</text:p>
          </table:table-cell>
          <table:table-cell table:number-columns-repeated="1008"/>
        </table:table-row>
        <table:table-row table:style-name="ro3">
          <table:table-cell/>
          <table:table-cell office:value-type="string">
            <text:p>adj</text:p>
          </table:table-cell>
          <table:table-cell table:number-columns-repeated="1022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famous</text:p>
          </table:table-cell>
          <table:table-cell office:value-type="string">
            <text:p>adj</text:p>
          </table:table-cell>
          <table:table-cell office:value-type="string">
            <text:p>feIm@s</text:p>
          </table:table-cell>
          <table:table-cell office:value-type="string">
            <text:p>fAmus</text:p>
          </table:table-cell>
          <table:table-cell/>
          <table:table-cell office:value-type="string">
            <text:p>feIm@s</text:p>
          </table:table-cell>
          <table:table-cell office:value-type="string">
            <text:p>fAmus</text:p>
          </table:table-cell>
          <table:table-cell/>
          <table:table-cell office:value-type="string">
            <text:p>feIm@s</text:p>
          </table:table-cell>
          <table:table-cell office:value-type="string">
            <text:p>fAmus</text:p>
          </table:table-cell>
          <table:table-cell/>
          <table:table-cell office:value-type="string">
            <text:p>fAmus</text:p>
          </table:table-cell>
          <table:table-cell table:number-columns-repeated="1012"/>
        </table:table-row>
        <table:table-row table:style-name="ro3">
          <table:table-cell office:value-type="string">
            <text:p>far</text:p>
          </table:table-cell>
          <table:table-cell office:value-type="string">
            <text:p>adj</text:p>
          </table:table-cell>
          <table:table-cell office:value-type="string">
            <text:p>fA:</text:p>
          </table:table-cell>
          <table:table-cell office:value-type="string">
            <text:p>fRÑ</text:p>
          </table:table-cell>
          <table:table-cell/>
          <table:table-cell office:value-type="string">
            <text:p>fA:r</text:p>
          </table:table-cell>
          <table:table-cell office:value-type="string">
            <text:p>fRr</text:p>
          </table:table-cell>
          <table:table-cell/>
          <table:table-cell office:value-type="string">
            <text:p>fA</text:p>
          </table:table-cell>
          <table:table-cell office:value-type="string">
            <text:p>fRÑ</text:p>
          </table:table-cell>
          <table:table-cell/>
          <table:table-cell office:value-type="string">
            <text:p>fRÑ</text:p>
          </table:table-cell>
          <table:table-cell table:number-columns-repeated="1012"/>
        </table:table-row>
        <table:table-row table:style-name="ro3">
          <table:table-cell office:value-type="string">
            <text:p>fast</text:p>
          </table:table-cell>
          <table:table-cell office:value-type="string">
            <text:p>adj</text:p>
          </table:table-cell>
          <table:table-cell office:value-type="string">
            <text:p>fA:st</text:p>
          </table:table-cell>
          <table:table-cell office:value-type="string">
            <text:p>fRst</text:p>
          </table:table-cell>
          <table:table-cell/>
          <table:table-cell office:value-type="string">
            <text:p>f{st</text:p>
          </table:table-cell>
          <table:table-cell office:value-type="string">
            <text:p>fast</text:p>
          </table:table-cell>
          <table:table-cell/>
          <table:table-cell office:value-type="string">
            <text:p>fAst</text:p>
          </table:table-cell>
          <table:table-cell office:value-type="string">
            <text:p>fRst</text:p>
          </table:table-cell>
          <table:table-cell/>
          <table:table-cell office:value-type="string">
            <text:p>fast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office:value-type="string">
            <text:p>fat</text:p>
          </table:table-cell>
          <table:table-cell office:value-type="string">
            <text:p>adj</text:p>
          </table:table-cell>
          <table:table-cell office:value-type="string">
            <text:p>f{t</text:p>
          </table:table-cell>
          <table:table-cell office:value-type="string">
            <text:p>fat</text:p>
          </table:table-cell>
          <table:table-cell/>
          <table:table-cell office:value-type="string">
            <text:p>f{t</text:p>
          </table:table-cell>
          <table:table-cell office:value-type="string">
            <text:p>fat</text:p>
          </table:table-cell>
          <table:table-cell/>
          <table:table-cell office:value-type="string">
            <text:p>f{t</text:p>
          </table:table-cell>
          <table:table-cell office:value-type="string">
            <text:p>fat</text:p>
          </table:table-cell>
          <table:table-cell/>
          <table:table-cell office:value-type="string">
            <text:p>fat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federal</text:p>
          </table:table-cell>
          <table:table-cell office:value-type="string">
            <text:p>adj</text:p>
          </table:table-cell>
          <table:table-cell office:value-type="string">
            <text:p>fed@r@l</text:p>
          </table:table-cell>
          <table:table-cell office:value-type="string">
            <text:p>fedurul</text:p>
          </table:table-cell>
          <table:table-cell/>
          <table:table-cell office:value-type="string">
            <text:p>fed@r@l</text:p>
          </table:table-cell>
          <table:table-cell office:value-type="string">
            <text:p>fedurul</text:p>
          </table:table-cell>
          <table:table-cell/>
          <table:table-cell office:value-type="string">
            <text:p>1-fEd@r@l-&gt;1 <text:s/>2-fEdr@l-&gt;1</text:p>
          </table:table-cell>
          <table:table-cell office:value-type="string">
            <text:p>1-fedurul <text:s/>2-fedrul</text:p>
          </table:table-cell>
          <table:table-cell/>
          <table:table-cell office:value-type="string">
            <text:p>fedurul</text:p>
          </table:table-cell>
          <table:table-cell table:number-columns-repeated="3"/>
          <table:table-cell office:value-type="string">
            <text:p>Au-2:2.C</text:p>
          </table:table-cell>
          <table:table-cell table:number-columns-repeated="1008"/>
        </table:table-row>
        <table:table-row table:style-name="ro3">
          <table:table-cell office:value-type="string">
            <text:p>fellow</text:p>
          </table:table-cell>
          <table:table-cell office:value-type="string">
            <text:p>adj</text:p>
          </table:table-cell>
          <table:table-cell office:value-type="string">
            <text:p>fel@U</text:p>
          </table:table-cell>
          <table:table-cell office:value-type="string">
            <text:p>felO</text:p>
          </table:table-cell>
          <table:table-cell/>
          <table:table-cell office:value-type="string">
            <text:p>feloU</text:p>
          </table:table-cell>
          <table:table-cell office:value-type="string">
            <text:p>felO</text:p>
          </table:table-cell>
          <table:table-cell/>
          <table:table-cell office:value-type="string">
            <text:p>1-fEloU-&gt;1 <text:s/>2-fEl@-&gt;1</text:p>
          </table:table-cell>
          <table:table-cell office:value-type="string">
            <text:p>1-felO <text:s/>2-felu</text:p>
          </table:table-cell>
          <table:table-cell/>
          <table:table-cell office:value-type="string">
            <text:p>felO</text:p>
          </table:table-cell>
          <table:table-cell table:number-columns-repeated="3"/>
          <table:table-cell office:value-type="string">
            <text:p>Au-2:2.C</text:p>
          </table:table-cell>
          <table:table-cell table:number-columns-repeated="1008"/>
        </table:table-row>
        <table:table-row table:style-name="ro3">
          <table:table-cell office:value-type="string">
            <text:p>female</text:p>
          </table:table-cell>
          <table:table-cell office:value-type="string">
            <text:p>adj</text:p>
          </table:table-cell>
          <table:table-cell office:value-type="string">
            <text:p>fi:meI=l</text:p>
          </table:table-cell>
          <table:table-cell office:value-type="string">
            <text:p>fEmAl</text:p>
          </table:table-cell>
          <table:table-cell/>
          <table:table-cell office:value-type="string">
            <text:p>fi:meI=l</text:p>
          </table:table-cell>
          <table:table-cell office:value-type="string">
            <text:p>fEmAl</text:p>
          </table:table-cell>
          <table:table-cell/>
          <table:table-cell office:value-type="string">
            <text:p>fimeIl</text:p>
          </table:table-cell>
          <table:table-cell office:value-type="string">
            <text:p>fEmAl</text:p>
          </table:table-cell>
          <table:table-cell/>
          <table:table-cell office:value-type="string">
            <text:p>fEmAl</text:p>
          </table:table-cell>
          <table:table-cell table:number-columns-repeated="1012"/>
        </table:table-row>
        <table:table-row table:style-name="ro3">
          <table:table-cell office:value-type="string">
            <text:p>final</text:p>
          </table:table-cell>
          <table:table-cell office:value-type="string">
            <text:p>adj</text:p>
          </table:table-cell>
          <table:table-cell office:value-type="string">
            <text:p>faIn=l</text:p>
          </table:table-cell>
          <table:table-cell office:value-type="string">
            <text:p>fInl</text:p>
          </table:table-cell>
          <table:table-cell/>
          <table:table-cell office:value-type="string">
            <text:p>faIn=l</text:p>
          </table:table-cell>
          <table:table-cell office:value-type="string">
            <text:p>fInl</text:p>
          </table:table-cell>
          <table:table-cell/>
          <table:table-cell office:value-type="string">
            <text:p>faIn@l</text:p>
          </table:table-cell>
          <table:table-cell office:value-type="string">
            <text:p>fInul</text:p>
          </table:table-cell>
          <table:table-cell/>
          <table:table-cell office:value-type="string">
            <text:p>fIn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office:value-type="string">
            <text:p>financial</text:p>
          </table:table-cell>
          <table:table-cell office:value-type="string">
            <text:p>adj</text:p>
          </table:table-cell>
          <table:table-cell office:value-type="string">
            <text:p>1-faIn{n(t)S=l <text:s/>2-fIn{n(t)S=l <text:s/>3-f@n{n(t)S=l</text:p>
          </table:table-cell>
          <table:table-cell office:value-type="string">
            <text:p>1-fInanSl-&gt;1 <text:s/>2-finanSl-&gt;2 <text:s/>3-funanSl-&gt;3</text:p>
          </table:table-cell>
          <table:table-cell/>
          <table:table-cell office:value-type="string">
            <text:p>1-f@n{n(t)S=l <text:s/>2-faIn{n(t)S=l</text:p>
          </table:table-cell>
          <table:table-cell office:value-type="string">
            <text:p>1-funanSl-&gt;3 <text:s/>2-fInanSl-&gt;1</text:p>
          </table:table-cell>
          <table:table-cell/>
          <table:table-cell office:value-type="string">
            <text:p>1-f@n{nS@l <text:s/>2-faIn{nS@l</text:p>
          </table:table-cell>
          <table:table-cell office:value-type="string">
            <text:p>1-funanSul-&gt;3 <text:s/>2-fInanSul-&gt;1</text:p>
          </table:table-cell>
          <table:table-cell/>
          <table:table-cell office:value-type="string">
            <text:p>fInanSl</text:p>
          </table:table-cell>
          <table:table-cell office:value-type="string">
            <text:p>finanSl <text:s/>funanSl</text:p>
          </table:table-cell>
          <table:table-cell table:number-columns-repeated="2"/>
          <table:table-cell office:value-type="string">
            <text:p>Au-x:3.O</text:p>
          </table:table-cell>
          <table:table-cell/>
          <table:table-cell office:value-type="string">
            <text:p>rule 25 rabbIt exception</text:p>
          </table:table-cell>
          <table:table-cell table:number-columns-repeated="1006"/>
        </table:table-row>
        <table:table-row table:style-name="ro3">
          <table:table-cell office:value-type="string">
            <text:p>fine</text:p>
          </table:table-cell>
          <table:table-cell office:value-type="string">
            <text:p>adj</text:p>
          </table:table-cell>
          <table:table-cell office:value-type="string">
            <text:p>faIn</text:p>
          </table:table-cell>
          <table:table-cell office:value-type="string">
            <text:p>fIn</text:p>
          </table:table-cell>
          <table:table-cell/>
          <table:table-cell office:value-type="string">
            <text:p>faIn</text:p>
          </table:table-cell>
          <table:table-cell office:value-type="string">
            <text:p>fIn</text:p>
          </table:table-cell>
          <table:table-cell/>
          <table:table-cell office:value-type="string">
            <text:p>faIn</text:p>
          </table:table-cell>
          <table:table-cell office:value-type="string">
            <text:p>fIn</text:p>
          </table:table-cell>
          <table:table-cell/>
          <table:table-cell office:value-type="string">
            <text:p>fIn</text:p>
          </table:table-cell>
          <table:table-cell table:number-columns-repeated="1012"/>
        </table:table-row>
        <table:table-row table:style-name="ro3">
          <table:table-cell office:value-type="string">
            <text:p>firm</text:p>
          </table:table-cell>
          <table:table-cell office:value-type="string">
            <text:p>adj</text:p>
          </table:table-cell>
          <table:table-cell office:value-type="string">
            <text:p>f3:m</text:p>
          </table:table-cell>
          <table:table-cell office:value-type="string">
            <text:p>füm</text:p>
          </table:table-cell>
          <table:table-cell/>
          <table:table-cell office:value-type="string">
            <text:p>f3`:m</text:p>
          </table:table-cell>
          <table:table-cell office:value-type="string">
            <text:p>füm</text:p>
          </table:table-cell>
          <table:table-cell/>
          <table:table-cell office:value-type="string">
            <text:p>f3m</text:p>
          </table:table-cell>
          <table:table-cell office:value-type="string">
            <text:p>füm</text:p>
          </table:table-cell>
          <table:table-cell/>
          <table:table-cell office:value-type="string">
            <text:p>füm</text:p>
          </table:table-cell>
          <table:table-cell table:number-columns-repeated="1012"/>
        </table:table-row>
        <table:table-row table:style-name="ro3">
          <table:table-cell office:value-type="string">
            <text:p>fit</text:p>
          </table:table-cell>
          <table:table-cell office:value-type="string">
            <text:p>adj</text:p>
          </table:table-cell>
          <table:table-cell office:value-type="string">
            <text:p>fIt</text:p>
          </table:table-cell>
          <table:table-cell office:value-type="string">
            <text:p>fit</text:p>
          </table:table-cell>
          <table:table-cell/>
          <table:table-cell office:value-type="string">
            <text:p>fIt</text:p>
          </table:table-cell>
          <table:table-cell office:value-type="string">
            <text:p>fit</text:p>
          </table:table-cell>
          <table:table-cell/>
          <table:table-cell office:value-type="string">
            <text:p>fIt</text:p>
          </table:table-cell>
          <table:table-cell office:value-type="string">
            <text:p>fit</text:p>
          </table:table-cell>
          <table:table-cell/>
          <table:table-cell office:value-type="string">
            <text:p>fit</text:p>
          </table:table-cell>
          <table:table-cell table:number-columns-repeated="1012"/>
        </table:table-row>
        <table:table-row table:style-name="ro3">
          <table:table-cell office:value-type="string">
            <text:p>fixed</text:p>
          </table:table-cell>
          <table:table-cell office:value-type="string">
            <text:p>adj</text:p>
          </table:table-cell>
          <table:table-cell office:value-type="string">
            <text:p>fIkst</text:p>
          </table:table-cell>
          <table:table-cell office:value-type="string">
            <text:p>fikst</text:p>
          </table:table-cell>
          <table:table-cell/>
          <table:table-cell office:value-type="string">
            <text:p>fIkst</text:p>
          </table:table-cell>
          <table:table-cell office:value-type="string">
            <text:p>fikst</text:p>
          </table:table-cell>
          <table:table-cell/>
          <table:table-cell office:value-type="string">
            <text:p>fIkst</text:p>
          </table:table-cell>
          <table:table-cell office:value-type="string">
            <text:p>fikst</text:p>
          </table:table-cell>
          <table:table-cell/>
          <table:table-cell office:value-type="string">
            <text:p>fikst</text:p>
          </table:table-cell>
          <table:table-cell table:number-columns-repeated="1012"/>
        </table:table-row>
        <table:table-row table:style-name="ro3">
          <table:table-cell office:value-type="string">
            <text:p>flat</text:p>
          </table:table-cell>
          <table:table-cell office:value-type="string">
            <text:p>adj</text:p>
          </table:table-cell>
          <table:table-cell office:value-type="string">
            <text:p>fl{t</text:p>
          </table:table-cell>
          <table:table-cell office:value-type="string">
            <text:p>flat</text:p>
          </table:table-cell>
          <table:table-cell/>
          <table:table-cell office:value-type="string">
            <text:p>fl{t</text:p>
          </table:table-cell>
          <table:table-cell office:value-type="string">
            <text:p>flat</text:p>
          </table:table-cell>
          <table:table-cell/>
          <table:table-cell office:value-type="string">
            <text:p>fl{t</text:p>
          </table:table-cell>
          <table:table-cell office:value-type="string">
            <text:p>flat</text:p>
          </table:table-cell>
          <table:table-cell/>
          <table:table-cell office:value-type="string">
            <text:p>flat</text:p>
          </table:table-cell>
          <table:table-cell table:number-columns-repeated="1012"/>
        </table:table-row>
        <table:table-row table:style-name="ro3">
          <table:table-cell office:value-type="string">
            <text:p>following</text:p>
          </table:table-cell>
          <table:table-cell office:value-type="string">
            <text:p>adj</text:p>
          </table:table-cell>
          <table:table-cell office:value-type="string">
            <text:p>1-fQl@UIN <text:s/>2-fQluIN</text:p>
          </table:table-cell>
          <table:table-cell office:value-type="string">
            <text:p>1-folOiN-&gt;1 <text:s/>2-folUiN-&gt;2</text:p>
          </table:table-cell>
          <table:table-cell/>
          <table:table-cell office:value-type="string">
            <text:p>fA:loUIN</text:p>
          </table:table-cell>
          <table:table-cell office:value-type="string">
            <text:p>fRlOiN</text:p>
          </table:table-cell>
          <table:table-cell/>
          <table:table-cell office:value-type="string">
            <text:p>fQloUIN</text:p>
          </table:table-cell>
          <table:table-cell office:value-type="string">
            <text:p>folOiN</text:p>
          </table:table-cell>
          <table:table-cell/>
          <table:table-cell office:value-type="string">
            <text:p>folOiN</text:p>
          </table:table-cell>
          <table:table-cell office:value-type="string">
            <text:p>folUiN</text:p>
          </table:table-cell>
          <table:table-cell table:number-columns-repeated="2"/>
          <table:table-cell office:value-type="string">
            <text:p>GA-1:1.9</text:p>
          </table:table-cell>
          <table:table-cell table:number-columns-repeated="1008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formal</text:p>
          </table:table-cell>
          <table:table-cell office:value-type="string">
            <text:p>adj</text:p>
          </table:table-cell>
          <table:table-cell office:value-type="string">
            <text:p>fO:m=l</text:p>
          </table:table-cell>
          <table:table-cell office:value-type="string">
            <text:p>fQÑml</text:p>
          </table:table-cell>
          <table:table-cell/>
          <table:table-cell office:value-type="string">
            <text:p>fO:rm=l</text:p>
          </table:table-cell>
          <table:table-cell office:value-type="string">
            <text:p>fQrml</text:p>
          </table:table-cell>
          <table:table-cell/>
          <table:table-cell office:value-type="string">
            <text:p>fOm@l</text:p>
          </table:table-cell>
          <table:table-cell office:value-type="string">
            <text:p>fQÑmul</text:p>
          </table:table-cell>
          <table:table-cell/>
          <table:table-cell office:value-type="string">
            <text:p>fQÑm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free</text:p>
          </table:table-cell>
          <table:table-cell office:value-type="string">
            <text:p>adj</text:p>
          </table:table-cell>
          <table:table-cell office:value-type="string">
            <text:p>fri:</text:p>
          </table:table-cell>
          <table:table-cell office:value-type="string">
            <text:p>frE</text:p>
          </table:table-cell>
          <table:table-cell/>
          <table:table-cell office:value-type="string">
            <text:p>fri:</text:p>
          </table:table-cell>
          <table:table-cell office:value-type="string">
            <text:p>frE</text:p>
          </table:table-cell>
          <table:table-cell/>
          <table:table-cell office:value-type="string">
            <text:p>fri</text:p>
          </table:table-cell>
          <table:table-cell office:value-type="string">
            <text:p>frE</text:p>
          </table:table-cell>
          <table:table-cell/>
          <table:table-cell office:value-type="string">
            <text:p>frE</text:p>
          </table:table-cell>
          <table:table-cell table:number-columns-repeated="1012"/>
        </table:table-row>
        <table:table-row table:style-name="ro3">
          <table:table-cell office:value-type="string">
            <text:p>french</text:p>
          </table:table-cell>
          <table:table-cell office:value-type="string">
            <text:p>adj</text:p>
          </table:table-cell>
          <table:table-cell office:value-type="string">
            <text:p>frentS</text:p>
          </table:table-cell>
          <table:table-cell office:value-type="string">
            <text:p>frenS</text:p>
          </table:table-cell>
          <table:table-cell/>
          <table:table-cell office:value-type="string">
            <text:p>frentS</text:p>
          </table:table-cell>
          <table:table-cell office:value-type="string">
            <text:p>frenC</text:p>
          </table:table-cell>
          <table:table-cell/>
          <table:table-cell office:value-type="string">
            <text:p>frEntS</text:p>
          </table:table-cell>
          <table:table-cell office:value-type="string">
            <text:p>frenC</text:p>
          </table:table-cell>
          <table:table-cell/>
          <table:table-cell office:value-type="string">
            <text:p>frenC</text:p>
          </table:table-cell>
          <table:table-cell table:number-columns-repeated="1012"/>
        </table:table-row>
        <table:table-row table:style-name="ro3">
          <table:table-cell office:value-type="string">
            <text:p>frequent</text:p>
          </table:table-cell>
          <table:table-cell office:value-type="string">
            <text:p>adj</text:p>
          </table:table-cell>
          <table:table-cell office:value-type="string">
            <text:p>fri:kwent</text:p>
          </table:table-cell>
          <table:table-cell office:value-type="string">
            <text:p>krEkwent</text:p>
          </table:table-cell>
          <table:table-cell/>
          <table:table-cell office:value-type="string">
            <text:p>fri:kwent</text:p>
          </table:table-cell>
          <table:table-cell office:value-type="string">
            <text:p>krEkwent</text:p>
          </table:table-cell>
          <table:table-cell/>
          <table:table-cell office:value-type="string">
            <text:p>frikw@nt</text:p>
          </table:table-cell>
          <table:table-cell office:value-type="string">
            <text:p>frEkwunt</text:p>
          </table:table-cell>
          <table:table-cell/>
          <table:table-cell office:value-type="string">
            <text:p>frEkwent</text:p>
          </table:table-cell>
          <table:table-cell table:number-columns-repeated="3"/>
          <table:table-cell office:value-type="string">
            <text:p>Au-1:2.3</text:p>
          </table:table-cell>
          <table:table-cell table:number-columns-repeated="1008"/>
        </table:table-row>
        <table:table-row table:style-name="ro3">
          <table:table-cell office:value-type="string">
            <text:p>fresh</text:p>
          </table:table-cell>
          <table:table-cell office:value-type="string">
            <text:p>adj</text:p>
          </table:table-cell>
          <table:table-cell office:value-type="string">
            <text:p>freS</text:p>
          </table:table-cell>
          <table:table-cell office:value-type="string">
            <text:p>freS</text:p>
          </table:table-cell>
          <table:table-cell/>
          <table:table-cell office:value-type="string">
            <text:p>freS</text:p>
          </table:table-cell>
          <table:table-cell office:value-type="string">
            <text:p>freS</text:p>
          </table:table-cell>
          <table:table-cell/>
          <table:table-cell office:value-type="string">
            <text:p>frES</text:p>
          </table:table-cell>
          <table:table-cell office:value-type="string">
            <text:p>freS</text:p>
          </table:table-cell>
          <table:table-cell/>
          <table:table-cell office:value-type="string">
            <text:p>freS</text:p>
          </table:table-cell>
          <table:table-cell table:number-columns-repeated="1012"/>
        </table:table-row>
        <table:table-row table:style-name="ro3">
          <table:table-cell office:value-type="string">
            <text:p>friendly</text:p>
          </table:table-cell>
          <table:table-cell office:value-type="string">
            <text:p>adj</text:p>
          </table:table-cell>
          <table:table-cell office:value-type="string">
            <text:p>frendli</text:p>
          </table:table-cell>
          <table:table-cell office:value-type="string">
            <text:p>frendlE</text:p>
          </table:table-cell>
          <table:table-cell/>
          <table:table-cell office:value-type="string">
            <text:p>frendli</text:p>
          </table:table-cell>
          <table:table-cell office:value-type="string">
            <text:p>frendlE</text:p>
          </table:table-cell>
          <table:table-cell/>
          <table:table-cell office:value-type="string">
            <text:p>frEndli</text:p>
          </table:table-cell>
          <table:table-cell office:value-type="string">
            <text:p>frendlE</text:p>
          </table:table-cell>
          <table:table-cell/>
          <table:table-cell office:value-type="string">
            <text:p>frendlE</text:p>
          </table:table-cell>
          <table:table-cell table:number-columns-repeated="1012"/>
        </table:table-row>
        <table:table-row table:style-name="ro3">
          <table:table-cell office:value-type="string">
            <text:p>front</text:p>
          </table:table-cell>
          <table:table-cell office:value-type="string">
            <text:p>adj</text:p>
          </table:table-cell>
          <table:table-cell office:value-type="string">
            <text:p>frVnt</text:p>
          </table:table-cell>
          <table:table-cell office:value-type="string">
            <text:p>frunt</text:p>
          </table:table-cell>
          <table:table-cell/>
          <table:table-cell office:value-type="string">
            <text:p>frVnt</text:p>
          </table:table-cell>
          <table:table-cell office:value-type="string">
            <text:p>frunt</text:p>
          </table:table-cell>
          <table:table-cell/>
          <table:table-cell office:value-type="string">
            <text:p>frVnt</text:p>
          </table:table-cell>
          <table:table-cell office:value-type="string">
            <text:p>frunt</text:p>
          </table:table-cell>
          <table:table-cell/>
          <table:table-cell office:value-type="string">
            <text:p>frunt</text:p>
          </table:table-cell>
          <table:table-cell table:number-columns-repeated="1012"/>
        </table:table-row>
        <table:table-row table:style-name="ro3">
          <table:table-cell office:value-type="string">
            <text:p>full</text:p>
          </table:table-cell>
          <table:table-cell office:value-type="string">
            <text:p>adj</text:p>
          </table:table-cell>
          <table:table-cell office:value-type="string">
            <text:p>fUl</text:p>
          </table:table-cell>
          <table:table-cell office:value-type="string">
            <text:p>fVl</text:p>
          </table:table-cell>
          <table:table-cell/>
          <table:table-cell office:value-type="string">
            <text:p>fUl</text:p>
          </table:table-cell>
          <table:table-cell office:value-type="string">
            <text:p>fVl</text:p>
          </table:table-cell>
          <table:table-cell/>
          <table:table-cell office:value-type="string">
            <text:p>fUl</text:p>
          </table:table-cell>
          <table:table-cell office:value-type="string">
            <text:p>fVl</text:p>
          </table:table-cell>
          <table:table-cell/>
          <table:table-cell office:value-type="string">
            <text:p>fVl</text:p>
          </table:table-cell>
          <table:table-cell table:number-columns-repeated="1012"/>
        </table:table-row>
        <table:table-row table:style-name="ro3">
          <table:table-cell office:value-type="string">
            <text:p>fundamental</text:p>
          </table:table-cell>
          <table:table-cell office:value-type="string">
            <text:p>adj</text:p>
          </table:table-cell>
          <table:table-cell office:value-type="string">
            <text:p>fVnd@ment=l</text:p>
          </table:table-cell>
          <table:table-cell office:value-type="string">
            <text:p>fundumentl</text:p>
          </table:table-cell>
          <table:table-cell/>
          <table:table-cell office:value-type="string">
            <text:p>fVnd@ment=l</text:p>
          </table:table-cell>
          <table:table-cell office:value-type="string">
            <text:p>fundumentl</text:p>
          </table:table-cell>
          <table:table-cell/>
          <table:table-cell office:value-type="string">
            <text:p>fVnd@mEntl</text:p>
          </table:table-cell>
          <table:table-cell office:value-type="string">
            <text:p>fundumentl</text:p>
          </table:table-cell>
          <table:table-cell/>
          <table:table-cell office:value-type="string">
            <text:p>fundumentl</text:p>
          </table:table-cell>
          <table:table-cell table:number-columns-repeated="1012"/>
        </table:table-row>
        <table:table-row table:style-name="ro3">
          <table:table-cell office:value-type="string">
            <text:p>funny</text:p>
          </table:table-cell>
          <table:table-cell office:value-type="string">
            <text:p>adj</text:p>
          </table:table-cell>
          <table:table-cell office:value-type="string">
            <text:p>fVni</text:p>
          </table:table-cell>
          <table:table-cell office:value-type="string">
            <text:p>funE</text:p>
          </table:table-cell>
          <table:table-cell/>
          <table:table-cell office:value-type="string">
            <text:p>fVni</text:p>
          </table:table-cell>
          <table:table-cell office:value-type="string">
            <text:p>funE</text:p>
          </table:table-cell>
          <table:table-cell/>
          <table:table-cell office:value-type="string">
            <text:p>fVni</text:p>
          </table:table-cell>
          <table:table-cell office:value-type="string">
            <text:p>funE</text:p>
          </table:table-cell>
          <table:table-cell/>
          <table:table-cell office:value-type="string">
            <text:p>funE</text:p>
          </table:table-cell>
          <table:table-cell table:number-columns-repeated="1012"/>
        </table:table-row>
        <table:table-row table:style-name="ro3">
          <table:table-cell office:value-type="string">
            <text:p>future</text:p>
          </table:table-cell>
          <table:table-cell office:value-type="string">
            <text:p>adj</text:p>
          </table:table-cell>
          <table:table-cell office:value-type="string">
            <text:p>fju:tS@</text:p>
          </table:table-cell>
          <table:table-cell office:value-type="string">
            <text:p>fyUCuÑ</text:p>
          </table:table-cell>
          <table:table-cell/>
          <table:table-cell office:value-type="string">
            <text:p>fju:tS=r</text:p>
          </table:table-cell>
          <table:table-cell office:value-type="string">
            <text:p>fyUCur</text:p>
          </table:table-cell>
          <table:table-cell/>
          <table:table-cell office:value-type="string">
            <text:p>fjutS@</text:p>
          </table:table-cell>
          <table:table-cell office:value-type="string">
            <text:p>fyUCuÑ</text:p>
          </table:table-cell>
          <table:table-cell/>
          <table:table-cell office:value-type="string">
            <text:p>fyUCuÑ</text:p>
          </table:table-cell>
          <table:table-cell table:number-columns-repeated="1012"/>
        </table:table-row>
        <table:table-row table:style-name="ro3">
          <table:table-cell office:value-type="string">
            <text:p>general</text:p>
          </table:table-cell>
          <table:table-cell office:value-type="string">
            <text:p>adj</text:p>
          </table:table-cell>
          <table:table-cell office:value-type="string">
            <text:p>dZen=r@l</text:p>
          </table:table-cell>
          <table:table-cell office:value-type="string">
            <text:p>jenurul</text:p>
          </table:table-cell>
          <table:table-cell/>
          <table:table-cell office:value-type="string">
            <text:p>dZen=r@l</text:p>
          </table:table-cell>
          <table:table-cell office:value-type="string">
            <text:p>jenurul</text:p>
          </table:table-cell>
          <table:table-cell/>
          <table:table-cell office:value-type="string">
            <text:p>dZEnr@l</text:p>
          </table:table-cell>
          <table:table-cell office:value-type="string">
            <text:p>jenrul</text:p>
          </table:table-cell>
          <table:table-cell/>
          <table:table-cell office:value-type="string">
            <text:p>jenurul</text:p>
          </table:table-cell>
          <table:table-cell table:number-columns-repeated="3"/>
          <table:table-cell office:value-type="string">
            <text:p>Au-1:2.C</text:p>
          </table:table-cell>
          <table:table-cell table:style-name="ce4"/>
          <table:table-cell table:style-name="ce4" office:value-type="string">
            <text:p>QS-Au is missing the LETTER set schwa</text:p>
          </table:table-cell>
          <table:table-cell table:number-columns-repeated="1006"/>
        </table:table-row>
        <table:table-row table:style-name="ro3">
          <table:table-cell office:value-type="string">
            <text:p>gentle</text:p>
          </table:table-cell>
          <table:table-cell office:value-type="string">
            <text:p>adj</text:p>
          </table:table-cell>
          <table:table-cell office:value-type="string">
            <text:p>dZent=l</text:p>
          </table:table-cell>
          <table:table-cell office:value-type="string">
            <text:p>jentl</text:p>
          </table:table-cell>
          <table:table-cell/>
          <table:table-cell office:value-type="string">
            <text:p>dZent=l</text:p>
          </table:table-cell>
          <table:table-cell office:value-type="string">
            <text:p>jentl</text:p>
          </table:table-cell>
          <table:table-cell/>
          <table:table-cell office:value-type="string">
            <text:p>dZEntl</text:p>
          </table:table-cell>
          <table:table-cell office:value-type="string">
            <text:p>jentl</text:p>
          </table:table-cell>
          <table:table-cell/>
          <table:table-cell office:value-type="string">
            <text:p>jentl</text:p>
          </table:table-cell>
          <table:table-cell table:number-columns-repeated="1012"/>
        </table:table-row>
        <table:table-row table:style-name="ro3">
          <table:table-cell office:value-type="string">
            <text:p>genuine</text:p>
          </table:table-cell>
          <table:table-cell office:value-type="string">
            <text:p>adj</text:p>
          </table:table-cell>
          <table:table-cell office:value-type="string">
            <text:p>dZenjuIn</text:p>
          </table:table-cell>
          <table:table-cell office:value-type="string">
            <text:p>jenyUin</text:p>
          </table:table-cell>
          <table:table-cell/>
          <table:table-cell office:value-type="string">
            <text:p>dZenjuIn</text:p>
          </table:table-cell>
          <table:table-cell office:value-type="string">
            <text:p>jenyUin</text:p>
          </table:table-cell>
          <table:table-cell/>
          <table:table-cell office:value-type="string">
            <text:p>dZEnju@n</text:p>
          </table:table-cell>
          <table:table-cell office:value-type="string">
            <text:p>jenyUun</text:p>
          </table:table-cell>
          <table:table-cell/>
          <table:table-cell office:value-type="string">
            <text:p>jenyUin</text:p>
          </table:table-cell>
          <table:table-cell table:number-columns-repeated="3"/>
          <table:table-cell office:value-type="string">
            <text:p>Au-1:3.25</text:p>
          </table:table-cell>
          <table:table-cell table:number-columns-repeated="1008"/>
        </table:table-row>
        <table:table-row table:style-name="ro3">
          <table:table-cell office:value-type="string">
            <text:p>german</text:p>
          </table:table-cell>
          <table:table-cell office:value-type="string">
            <text:p>adj</text:p>
          </table:table-cell>
          <table:table-cell office:value-type="string">
            <text:p>dZ3:m@n</text:p>
          </table:table-cell>
          <table:table-cell office:value-type="string">
            <text:p>jümun</text:p>
          </table:table-cell>
          <table:table-cell/>
          <table:table-cell office:value-type="string">
            <text:p>dZ3`:m@n</text:p>
          </table:table-cell>
          <table:table-cell office:value-type="string">
            <text:p>jümun</text:p>
          </table:table-cell>
          <table:table-cell/>
          <table:table-cell office:value-type="string">
            <text:p>dZ3m@n</text:p>
          </table:table-cell>
          <table:table-cell office:value-type="string">
            <text:p>jümun</text:p>
          </table:table-cell>
          <table:table-cell/>
          <table:table-cell office:value-type="string">
            <text:p>jümun</text:p>
          </table:table-cell>
          <table:table-cell table:number-columns-repeated="1012"/>
        </table:table-row>
        <table:table-row table:style-name="ro3">
          <table:table-cell office:value-type="string">
            <text:p>given</text:p>
          </table:table-cell>
          <table:table-cell office:value-type="string">
            <text:p>adj</text:p>
          </table:table-cell>
          <table:table-cell office:value-type="string">
            <text:p>gIv=n</text:p>
          </table:table-cell>
          <table:table-cell office:value-type="string">
            <text:p>givn</text:p>
          </table:table-cell>
          <table:table-cell/>
          <table:table-cell office:value-type="string">
            <text:p>gIv=n</text:p>
          </table:table-cell>
          <table:table-cell office:value-type="string">
            <text:p>givn</text:p>
          </table:table-cell>
          <table:table-cell/>
          <table:table-cell office:value-type="string">
            <text:p>gIv@n</text:p>
          </table:table-cell>
          <table:table-cell office:value-type="string">
            <text:p>givun</text:p>
          </table:table-cell>
          <table:table-cell/>
          <table:table-cell office:value-type="string">
            <text:p>givn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office:value-type="string">
            <text:p>glad</text:p>
          </table:table-cell>
          <table:table-cell office:value-type="string">
            <text:p>adj</text:p>
          </table:table-cell>
          <table:table-cell office:value-type="string">
            <text:p>gl{d</text:p>
          </table:table-cell>
          <table:table-cell office:value-type="string">
            <text:p>glad</text:p>
          </table:table-cell>
          <table:table-cell/>
          <table:table-cell office:value-type="string">
            <text:p>gl{d</text:p>
          </table:table-cell>
          <table:table-cell office:value-type="string">
            <text:p>glad</text:p>
          </table:table-cell>
          <table:table-cell/>
          <table:table-cell office:value-type="string">
            <text:p>gl{D</text:p>
          </table:table-cell>
          <table:table-cell office:value-type="string">
            <text:p>glad</text:p>
          </table:table-cell>
          <table:table-cell/>
          <table:table-cell office:value-type="string">
            <text:p>glad</text:p>
          </table:table-cell>
          <table:table-cell table:number-columns-repeated="1012"/>
        </table:table-row>
        <table:table-row table:style-name="ro3">
          <table:table-cell office:value-type="string">
            <text:p>global</text:p>
          </table:table-cell>
          <table:table-cell office:value-type="string">
            <text:p>adj</text:p>
          </table:table-cell>
          <table:table-cell office:value-type="string">
            <text:p>gl@Ub=l</text:p>
          </table:table-cell>
          <table:table-cell office:value-type="string">
            <text:p>glObl</text:p>
          </table:table-cell>
          <table:table-cell/>
          <table:table-cell office:value-type="string">
            <text:p>gloUb=l</text:p>
          </table:table-cell>
          <table:table-cell office:value-type="string">
            <text:p>glObl</text:p>
          </table:table-cell>
          <table:table-cell/>
          <table:table-cell office:value-type="string">
            <text:p>gloUb@l</text:p>
          </table:table-cell>
          <table:table-cell office:value-type="string">
            <text:p>glObul</text:p>
          </table:table-cell>
          <table:table-cell/>
          <table:table-cell office:value-type="string">
            <text:p>glOb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office:value-type="string">
            <text:p>golden</text:p>
          </table:table-cell>
          <table:table-cell office:value-type="string">
            <text:p>adj</text:p>
          </table:table-cell>
          <table:table-cell office:value-type="string">
            <text:p>1-g@Uld@n <text:s/>2-gQUld@n</text:p>
          </table:table-cell>
          <table:table-cell office:value-type="string">
            <text:p>1-gOldun <text:s/>2=1</text:p>
          </table:table-cell>
          <table:table-cell/>
          <table:table-cell office:value-type="string">
            <text:p>goUld@n</text:p>
          </table:table-cell>
          <table:table-cell office:value-type="string">
            <text:p>gOldun</text:p>
          </table:table-cell>
          <table:table-cell/>
          <table:table-cell office:value-type="string">
            <text:p>goUld@n</text:p>
          </table:table-cell>
          <table:table-cell office:value-type="string">
            <text:p>gOldun</text:p>
          </table:table-cell>
          <table:table-cell/>
          <table:table-cell office:value-type="string">
            <text:p>gOldun</text:p>
          </table:table-cell>
          <table:table-cell table:number-columns-repeated="5"/>
          <table:table-cell office:value-type="string">
            <text:p>RP-2 is a variant derived by rule</text:p>
          </table:table-cell>
          <table:table-cell table:number-columns-repeated="1006"/>
        </table:table-row>
        <table:table-row table:style-name="ro3">
          <table:table-cell office:value-type="string">
            <text:p>good</text:p>
          </table:table-cell>
          <table:table-cell office:value-type="string">
            <text:p>adj</text:p>
          </table:table-cell>
          <table:table-cell office:value-type="string">
            <text:p>gUd</text:p>
          </table:table-cell>
          <table:table-cell office:value-type="string">
            <text:p>gVd</text:p>
          </table:table-cell>
          <table:table-cell/>
          <table:table-cell office:value-type="string">
            <text:p>gUd</text:p>
          </table:table-cell>
          <table:table-cell office:value-type="string">
            <text:p>gVd</text:p>
          </table:table-cell>
          <table:table-cell/>
          <table:table-cell office:value-type="string">
            <text:p>gUd</text:p>
          </table:table-cell>
          <table:table-cell office:value-type="string">
            <text:p>gVd</text:p>
          </table:table-cell>
          <table:table-cell/>
          <table:table-cell office:value-type="string">
            <text:p>gVd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grand</text:p>
          </table:table-cell>
          <table:table-cell office:value-type="string">
            <text:p>adj</text:p>
          </table:table-cell>
          <table:table-cell office:value-type="string">
            <text:p>gr{nd</text:p>
          </table:table-cell>
          <table:table-cell office:value-type="string">
            <text:p>grand</text:p>
          </table:table-cell>
          <table:table-cell/>
          <table:table-cell office:value-type="string">
            <text:p>gr{nd</text:p>
          </table:table-cell>
          <table:table-cell office:value-type="string">
            <text:p>grand</text:p>
          </table:table-cell>
          <table:table-cell/>
          <table:table-cell office:value-type="string">
            <text:p>gr{nd</text:p>
          </table:table-cell>
          <table:table-cell office:value-type="string">
            <text:p>grand</text:p>
          </table:table-cell>
          <table:table-cell/>
          <table:table-cell office:value-type="string">
            <text:p>grand</text:p>
          </table:table-cell>
          <table:table-cell table:number-columns-repeated="1012"/>
        </table:table-row>
        <table:table-row table:style-name="ro3">
          <table:table-cell office:value-type="string">
            <text:p>grateful</text:p>
          </table:table-cell>
          <table:table-cell office:value-type="string">
            <text:p>adj</text:p>
          </table:table-cell>
          <table:table-cell office:value-type="string">
            <text:p>1-greItf=l <text:s/>2-greItfUl</text:p>
          </table:table-cell>
          <table:table-cell office:value-type="string">
            <text:p>1-grAtfl-&gt;1 <text:s/>2-grAtfVl-&gt;1</text:p>
          </table:table-cell>
          <table:table-cell/>
          <table:table-cell office:value-type="string">
            <text:p>greItf=l</text:p>
          </table:table-cell>
          <table:table-cell office:value-type="string">
            <text:p>grAtfl</text:p>
          </table:table-cell>
          <table:table-cell/>
          <table:table-cell office:value-type="string">
            <text:p>greItf@l</text:p>
          </table:table-cell>
          <table:table-cell office:value-type="string">
            <text:p>grAtful</text:p>
          </table:table-cell>
          <table:table-cell/>
          <table:table-cell office:value-type="string">
            <text:p>grAtful</text:p>
          </table:table-cell>
          <table:table-cell table:number-columns-repeated="3"/>
          <table:table-cell office:value-type="string">
            <text:p>RP-x:2.S3 <text:s/>GA-1:2.S3</text:p>
          </table:table-cell>
          <table:table-cell table:number-columns-repeated="1008"/>
        </table:table-row>
        <table:table-row table:style-name="ro3">
          <table:table-cell office:value-type="string">
            <text:p>great</text:p>
          </table:table-cell>
          <table:table-cell office:value-type="string">
            <text:p>adj</text:p>
          </table:table-cell>
          <table:table-cell office:value-type="string">
            <text:p>greIt</text:p>
          </table:table-cell>
          <table:table-cell office:value-type="string">
            <text:p>grAt</text:p>
          </table:table-cell>
          <table:table-cell/>
          <table:table-cell office:value-type="string">
            <text:p>greIt</text:p>
          </table:table-cell>
          <table:table-cell office:value-type="string">
            <text:p>grAt</text:p>
          </table:table-cell>
          <table:table-cell/>
          <table:table-cell office:value-type="string">
            <text:p>greIt</text:p>
          </table:table-cell>
          <table:table-cell office:value-type="string">
            <text:p>grAt</text:p>
          </table:table-cell>
          <table:table-cell/>
          <table:table-cell office:value-type="string">
            <text:p>grAt</text:p>
          </table:table-cell>
          <table:table-cell table:number-columns-repeated="1012"/>
        </table:table-row>
        <table:table-row table:style-name="ro3">
          <table:table-cell office:value-type="string">
            <text:p>greek</text:p>
          </table:table-cell>
          <table:table-cell office:value-type="string">
            <text:p>adj</text:p>
          </table:table-cell>
          <table:table-cell office:value-type="string">
            <text:p>gri:k</text:p>
          </table:table-cell>
          <table:table-cell office:value-type="string">
            <text:p>grEk</text:p>
          </table:table-cell>
          <table:table-cell/>
          <table:table-cell office:value-type="string">
            <text:p>gri:k</text:p>
          </table:table-cell>
          <table:table-cell office:value-type="string">
            <text:p>grEk</text:p>
          </table:table-cell>
          <table:table-cell/>
          <table:table-cell office:value-type="string">
            <text:p>grik</text:p>
          </table:table-cell>
          <table:table-cell office:value-type="string">
            <text:p>grEk</text:p>
          </table:table-cell>
          <table:table-cell/>
          <table:table-cell office:value-type="string">
            <text:p>grEk</text:p>
          </table:table-cell>
          <table:table-cell table:number-columns-repeated="1012"/>
        </table:table-row>
        <table:table-row table:style-name="ro3">
          <table:table-cell office:value-type="string">
            <text:p>green</text:p>
          </table:table-cell>
          <table:table-cell office:value-type="string">
            <text:p>adj</text:p>
          </table:table-cell>
          <table:table-cell office:value-type="string">
            <text:p>gri:n</text:p>
          </table:table-cell>
          <table:table-cell office:value-type="string">
            <text:p>grEn</text:p>
          </table:table-cell>
          <table:table-cell/>
          <table:table-cell office:value-type="string">
            <text:p>gri:n</text:p>
          </table:table-cell>
          <table:table-cell office:value-type="string">
            <text:p>grEn</text:p>
          </table:table-cell>
          <table:table-cell/>
          <table:table-cell office:value-type="string">
            <text:p>grin</text:p>
          </table:table-cell>
          <table:table-cell office:value-type="string">
            <text:p>grEn</text:p>
          </table:table-cell>
          <table:table-cell/>
          <table:table-cell office:value-type="string">
            <text:p>grEn</text:p>
          </table:table-cell>
          <table:table-cell table:number-columns-repeated="1012"/>
        </table:table-row>
        <table:table-row table:style-name="ro3">
          <table:table-cell office:value-type="string">
            <text:p>grey</text:p>
          </table:table-cell>
          <table:table-cell office:value-type="string">
            <text:p>adj</text:p>
          </table:table-cell>
          <table:table-cell office:value-type="string">
            <text:p>greI</text:p>
          </table:table-cell>
          <table:table-cell office:value-type="string">
            <text:p>grA</text:p>
          </table:table-cell>
          <table:table-cell/>
          <table:table-cell office:value-type="string">
            <text:p>greI</text:p>
          </table:table-cell>
          <table:table-cell office:value-type="string">
            <text:p>grA</text:p>
          </table:table-cell>
          <table:table-cell/>
          <table:table-cell office:value-type="string">
            <text:p>greI</text:p>
          </table:table-cell>
          <table:table-cell office:value-type="string">
            <text:p>grA</text:p>
          </table:table-cell>
          <table:table-cell/>
          <table:table-cell office:value-type="string">
            <text:p>grA</text:p>
          </table:table-cell>
          <table:table-cell table:number-columns-repeated="1012"/>
        </table:table-row>
        <table:table-row table:style-name="ro3">
          <table:table-cell office:value-type="string">
            <text:p>growing</text:p>
          </table:table-cell>
          <table:table-cell office:value-type="string">
            <text:p>adj</text:p>
          </table:table-cell>
          <table:table-cell office:value-type="string">
            <text:p>gr@UIN</text:p>
          </table:table-cell>
          <table:table-cell office:value-type="string">
            <text:p>grOiN</text:p>
          </table:table-cell>
          <table:table-cell/>
          <table:table-cell office:value-type="string">
            <text:p>groUIN</text:p>
          </table:table-cell>
          <table:table-cell office:value-type="string">
            <text:p>grOiN</text:p>
          </table:table-cell>
          <table:table-cell/>
          <table:table-cell office:value-type="string">
            <text:p>groUIN</text:p>
          </table:table-cell>
          <table:table-cell office:value-type="string">
            <text:p>grOiN</text:p>
          </table:table-cell>
          <table:table-cell/>
          <table:table-cell office:value-type="string">
            <text:p>grOiN</text:p>
          </table:table-cell>
          <table:table-cell table:number-columns-repeated="1012"/>
        </table:table-row>
        <table:table-row table:style-name="ro3">
          <table:table-cell office:value-type="string">
            <text:p>guilty</text:p>
          </table:table-cell>
          <table:table-cell office:value-type="string">
            <text:p>adj</text:p>
          </table:table-cell>
          <table:table-cell office:value-type="string">
            <text:p>gIlti</text:p>
          </table:table-cell>
          <table:table-cell office:value-type="string">
            <text:p>giltE</text:p>
          </table:table-cell>
          <table:table-cell/>
          <table:table-cell office:value-type="string">
            <text:p>gIlti</text:p>
          </table:table-cell>
          <table:table-cell office:value-type="string">
            <text:p>giltE</text:p>
          </table:table-cell>
          <table:table-cell/>
          <table:table-cell office:value-type="string">
            <text:p>gIlti</text:p>
          </table:table-cell>
          <table:table-cell office:value-type="string">
            <text:p>giltE</text:p>
          </table:table-cell>
          <table:table-cell/>
          <table:table-cell office:value-type="string">
            <text:p>giltE</text:p>
          </table:table-cell>
          <table:table-cell table:number-columns-repeated="1012"/>
        </table:table-row>
        <table:table-row table:style-name="ro3">
          <table:table-cell office:value-type="string">
            <text:p>happy</text:p>
          </table:table-cell>
          <table:table-cell office:value-type="string">
            <text:p>adj</text:p>
          </table:table-cell>
          <table:table-cell office:value-type="string">
            <text:p>h{pi</text:p>
          </table:table-cell>
          <table:table-cell office:value-type="string">
            <text:p>hapE</text:p>
          </table:table-cell>
          <table:table-cell/>
          <table:table-cell office:value-type="string">
            <text:p>h{pi</text:p>
          </table:table-cell>
          <table:table-cell office:value-type="string">
            <text:p>hapE</text:p>
          </table:table-cell>
          <table:table-cell/>
          <table:table-cell office:value-type="string">
            <text:p>h{pi</text:p>
          </table:table-cell>
          <table:table-cell office:value-type="string">
            <text:p>hapE</text:p>
          </table:table-cell>
          <table:table-cell/>
          <table:table-cell office:value-type="string">
            <text:p>hapE</text:p>
          </table:table-cell>
          <table:table-cell table:number-columns-repeated="1012"/>
        </table:table-row>
        <table:table-row table:style-name="ro3">
          <table:table-cell office:value-type="string">
            <text:p>hard</text:p>
          </table:table-cell>
          <table:table-cell office:value-type="string">
            <text:p>adj</text:p>
          </table:table-cell>
          <table:table-cell office:value-type="string">
            <text:p>hA:d</text:p>
          </table:table-cell>
          <table:table-cell office:value-type="string">
            <text:p>hRÑd</text:p>
          </table:table-cell>
          <table:table-cell/>
          <table:table-cell office:value-type="string">
            <text:p>hA:rd</text:p>
          </table:table-cell>
          <table:table-cell office:value-type="string">
            <text:p>hRrd</text:p>
          </table:table-cell>
          <table:table-cell/>
          <table:table-cell office:value-type="string">
            <text:p>hAd</text:p>
          </table:table-cell>
          <table:table-cell office:value-type="string">
            <text:p>hRÑd</text:p>
          </table:table-cell>
          <table:table-cell/>
          <table:table-cell office:value-type="string">
            <text:p>hRÑd</text:p>
          </table:table-cell>
          <table:table-cell table:number-columns-repeated="1012"/>
        </table:table-row>
        <table:table-row table:style-name="ro3">
          <table:table-cell office:value-type="string">
            <text:p>healthy</text:p>
          </table:table-cell>
          <table:table-cell office:value-type="string">
            <text:p>adj</text:p>
          </table:table-cell>
          <table:table-cell office:value-type="string">
            <text:p>helTi</text:p>
          </table:table-cell>
          <table:table-cell office:value-type="string">
            <text:p>helTE</text:p>
          </table:table-cell>
          <table:table-cell/>
          <table:table-cell office:value-type="string">
            <text:p>helTi</text:p>
          </table:table-cell>
          <table:table-cell office:value-type="string">
            <text:p>helTE</text:p>
          </table:table-cell>
          <table:table-cell/>
          <table:table-cell office:value-type="string">
            <text:p>hElTi</text:p>
          </table:table-cell>
          <table:table-cell office:value-type="string">
            <text:p>helTE</text:p>
          </table:table-cell>
          <table:table-cell/>
          <table:table-cell office:value-type="string">
            <text:p>helTE</text:p>
          </table:table-cell>
          <table:table-cell table:number-columns-repeated="1012"/>
        </table:table-row>
        <table:table-row table:style-name="ro3">
          <table:table-cell office:value-type="string">
            <text:p>heavy</text:p>
          </table:table-cell>
          <table:table-cell office:value-type="string">
            <text:p>adj</text:p>
          </table:table-cell>
          <table:table-cell office:value-type="string">
            <text:p>hevi</text:p>
          </table:table-cell>
          <table:table-cell office:value-type="string">
            <text:p>hevE</text:p>
          </table:table-cell>
          <table:table-cell/>
          <table:table-cell office:value-type="string">
            <text:p>hevi</text:p>
          </table:table-cell>
          <table:table-cell office:value-type="string">
            <text:p>hevE</text:p>
          </table:table-cell>
          <table:table-cell/>
          <table:table-cell office:value-type="string">
            <text:p>hEvi</text:p>
          </table:table-cell>
          <table:table-cell office:value-type="string">
            <text:p>hevE</text:p>
          </table:table-cell>
          <table:table-cell/>
          <table:table-cell office:value-type="string">
            <text:p>hevE</text:p>
          </table:table-cell>
          <table:table-cell table:number-columns-repeated="1012"/>
        </table:table-row>
        <table:table-row table:style-name="ro3">
          <table:table-cell office:value-type="string">
            <text:p>helpful</text:p>
          </table:table-cell>
          <table:table-cell office:value-type="string">
            <text:p>adj</text:p>
          </table:table-cell>
          <table:table-cell office:value-type="string">
            <text:p>1-helpf=l <text:s/>2-helpfUl</text:p>
          </table:table-cell>
          <table:table-cell office:value-type="string">
            <text:p>1-helpfl-&gt;1 <text:s/>2-helpfVl-&gt;1</text:p>
          </table:table-cell>
          <table:table-cell/>
          <table:table-cell office:value-type="string">
            <text:p>helpf=l</text:p>
          </table:table-cell>
          <table:table-cell office:value-type="string">
            <text:p>helpfl</text:p>
          </table:table-cell>
          <table:table-cell/>
          <table:table-cell office:value-type="string">
            <text:p>hElpf@l</text:p>
          </table:table-cell>
          <table:table-cell office:value-type="string">
            <text:p>helpful</text:p>
          </table:table-cell>
          <table:table-cell/>
          <table:table-cell office:value-type="string">
            <text:p>helpful</text:p>
          </table:table-cell>
          <table:table-cell table:number-columns-repeated="3"/>
          <table:table-cell office:value-type="string">
            <text:p>RP-x:2.S3 <text:s/>GA-1:2.S3</text:p>
          </table:table-cell>
          <table:table-cell table:number-columns-repeated="1008"/>
        </table:table-row>
        <table:table-row table:style-name="ro3">
          <table:table-cell office:value-type="string">
            <text:p>high</text:p>
          </table:table-cell>
          <table:table-cell office:value-type="string">
            <text:p>adj</text:p>
          </table:table-cell>
          <table:table-cell office:value-type="string">
            <text:p>haI</text:p>
          </table:table-cell>
          <table:table-cell office:value-type="string">
            <text:p>hI</text:p>
          </table:table-cell>
          <table:table-cell/>
          <table:table-cell office:value-type="string">
            <text:p>haI</text:p>
          </table:table-cell>
          <table:table-cell office:value-type="string">
            <text:p>hI</text:p>
          </table:table-cell>
          <table:table-cell/>
          <table:table-cell office:value-type="string">
            <text:p>haI</text:p>
          </table:table-cell>
          <table:table-cell office:value-type="string">
            <text:p>hI</text:p>
          </table:table-cell>
          <table:table-cell/>
          <table:table-cell office:value-type="string">
            <text:p>hI</text:p>
          </table:table-cell>
          <table:table-cell table:number-columns-repeated="1012"/>
        </table:table-row>
        <table:table-row table:style-name="ro3">
          <table:table-cell office:value-type="string">
            <text:p>historical</text:p>
          </table:table-cell>
          <table:table-cell office:value-type="string">
            <text:p>adj</text:p>
          </table:table-cell>
          <table:table-cell office:value-type="string">
            <text:p>hIstQrIk=l</text:p>
          </table:table-cell>
          <table:table-cell office:value-type="string">
            <text:p>historikl</text:p>
          </table:table-cell>
          <table:table-cell/>
          <table:table-cell office:value-type="string">
            <text:p>1-hIstO:rIk=l <text:s/>2-hIstA:rIk=l</text:p>
          </table:table-cell>
          <table:table-cell office:value-type="string">
            <text:p>1-histQrikl-&gt;1 <text:s/>2-histRrikl-&gt;1</text:p>
          </table:table-cell>
          <table:table-cell/>
          <table:table-cell office:value-type="string">
            <text:p>hIstQrIk@l</text:p>
          </table:table-cell>
          <table:table-cell office:value-type="string">
            <text:p>historikul</text:p>
          </table:table-cell>
          <table:table-cell/>
          <table:table-cell office:value-type="string">
            <text:p>historikl</text:p>
          </table:table-cell>
          <table:table-cell table:style-name="ce3"/>
          <table:table-cell table:number-columns-repeated="2"/>
          <table:table-cell table:style-name="ce4" office:value-type="string">
            <text:p>GA-x:2.17 <text:s/>Au-1:4.O</text:p>
          </table:table-cell>
          <table:table-cell table:number-columns-repeated="1008"/>
        </table:table-row>
        <table:table-row table:style-name="ro3">
          <table:table-cell office:value-type="string">
            <text:p>holy</text:p>
          </table:table-cell>
          <table:table-cell office:value-type="string">
            <text:p>adj</text:p>
          </table:table-cell>
          <table:table-cell office:value-type="string">
            <text:p>h@Uli</text:p>
          </table:table-cell>
          <table:table-cell office:value-type="string">
            <text:p>hOlE</text:p>
          </table:table-cell>
          <table:table-cell/>
          <table:table-cell office:value-type="string">
            <text:p>hoUli</text:p>
          </table:table-cell>
          <table:table-cell office:value-type="string">
            <text:p>hOlE</text:p>
          </table:table-cell>
          <table:table-cell/>
          <table:table-cell office:value-type="string">
            <text:p>hoUli</text:p>
          </table:table-cell>
          <table:table-cell office:value-type="string">
            <text:p>hOlE</text:p>
          </table:table-cell>
          <table:table-cell/>
          <table:table-cell office:value-type="string">
            <text:p>hOlE</text:p>
          </table:table-cell>
          <table:table-cell table:number-columns-repeated="1012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honest</text:p>
          </table:table-cell>
          <table:table-cell office:value-type="string">
            <text:p>adj</text:p>
          </table:table-cell>
          <table:table-cell office:value-type="string">
            <text:p>1-QnIst <text:s/>2-Qn@st</text:p>
          </table:table-cell>
          <table:table-cell office:value-type="string">
            <text:p>1-onist-&gt;1 <text:s/>2-onust-&gt;1</text:p>
          </table:table-cell>
          <table:table-cell/>
          <table:table-cell office:value-type="string">
            <text:p>A:n@st</text:p>
          </table:table-cell>
          <table:table-cell office:value-type="string">
            <text:p>Rnust</text:p>
          </table:table-cell>
          <table:table-cell/>
          <table:table-cell office:value-type="string">
            <text:p>Qn@st</text:p>
          </table:table-cell>
          <table:table-cell office:value-type="string">
            <text:p>onust</text:p>
          </table:table-cell>
          <table:table-cell/>
          <table:table-cell office:value-type="string">
            <text:p>onest</text:p>
          </table:table-cell>
          <table:table-cell table:number-columns-repeated="3"/>
          <table:table-cell office:value-type="string">
            <text:p>x-x:2.S2 <text:s/>GA-1:1.9</text:p>
          </table:table-cell>
          <table:table-cell/>
          <table:table-cell office:value-type="string">
            <text:p>general exception : the _-est_ ending is not a true suffix but the s2 rule is applied anyway for consistency</text:p>
          </table:table-cell>
          <table:table-cell table:number-columns-repeated="1006"/>
        </table:table-row>
        <table:table-row table:style-name="ro3">
          <table:table-cell office:value-type="string">
            <text:p>hopeful</text:p>
          </table:table-cell>
          <table:table-cell office:value-type="string">
            <text:p>adj</text:p>
          </table:table-cell>
          <table:table-cell office:value-type="string">
            <text:p>1-h@Upf=l <text:s/>2-h@UpfUl</text:p>
          </table:table-cell>
          <table:table-cell office:value-type="string">
            <text:p>1-hOpfl-&gt;1 <text:s/>2-hOpfVl-&gt;1</text:p>
          </table:table-cell>
          <table:table-cell/>
          <table:table-cell office:value-type="string">
            <text:p>hoUpf=l</text:p>
          </table:table-cell>
          <table:table-cell office:value-type="string">
            <text:p>hOpfl</text:p>
          </table:table-cell>
          <table:table-cell/>
          <table:table-cell office:value-type="string">
            <text:p>hoUpf@l</text:p>
          </table:table-cell>
          <table:table-cell office:value-type="string">
            <text:p>hOpful</text:p>
          </table:table-cell>
          <table:table-cell/>
          <table:table-cell office:value-type="string">
            <text:p>hOpful</text:p>
          </table:table-cell>
          <table:table-cell table:number-columns-repeated="3"/>
          <table:table-cell office:value-type="string">
            <text:p>RP-x:2.S3 <text:s/>GA-1:2.S3</text:p>
          </table:table-cell>
          <table:table-cell table:number-columns-repeated="1008"/>
        </table:table-row>
        <table:table-row table:style-name="ro3">
          <table:table-cell office:value-type="string">
            <text:p>hot</text:p>
          </table:table-cell>
          <table:table-cell office:value-type="string">
            <text:p>adj</text:p>
          </table:table-cell>
          <table:table-cell office:value-type="string">
            <text:p>hQt</text:p>
          </table:table-cell>
          <table:table-cell office:value-type="string">
            <text:p>hot</text:p>
          </table:table-cell>
          <table:table-cell/>
          <table:table-cell office:value-type="string">
            <text:p>hA:t</text:p>
          </table:table-cell>
          <table:table-cell office:value-type="string">
            <text:p>hRt</text:p>
          </table:table-cell>
          <table:table-cell/>
          <table:table-cell office:value-type="string">
            <text:p>hQt</text:p>
          </table:table-cell>
          <table:table-cell office:value-type="string">
            <text:p>hot</text:p>
          </table:table-cell>
          <table:table-cell/>
          <table:table-cell office:value-type="string">
            <text:p>hot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office:value-type="string">
            <text:p>huge</text:p>
          </table:table-cell>
          <table:table-cell office:value-type="string">
            <text:p>adj</text:p>
          </table:table-cell>
          <table:table-cell office:value-type="string">
            <text:p>hju:dZ</text:p>
          </table:table-cell>
          <table:table-cell office:value-type="string">
            <text:p>hyUj</text:p>
          </table:table-cell>
          <table:table-cell/>
          <table:table-cell office:value-type="string">
            <text:p>hju:dZ</text:p>
          </table:table-cell>
          <table:table-cell office:value-type="string">
            <text:p>hyUj</text:p>
          </table:table-cell>
          <table:table-cell/>
          <table:table-cell office:value-type="string">
            <text:p>hjudZ</text:p>
          </table:table-cell>
          <table:table-cell office:value-type="string">
            <text:p>hyUj</text:p>
          </table:table-cell>
          <table:table-cell/>
          <table:table-cell office:value-type="string">
            <text:p>hyUj</text:p>
          </table:table-cell>
          <table:table-cell table:number-columns-repeated="1012"/>
        </table:table-row>
        <table:table-row table:style-name="ro3">
          <table:table-cell office:value-type="string">
            <text:p>human</text:p>
          </table:table-cell>
          <table:table-cell office:value-type="string">
            <text:p>adj</text:p>
          </table:table-cell>
          <table:table-cell office:value-type="string">
            <text:p>hju:m@n</text:p>
          </table:table-cell>
          <table:table-cell office:value-type="string">
            <text:p>hyUmun</text:p>
          </table:table-cell>
          <table:table-cell/>
          <table:table-cell office:value-type="string">
            <text:p>hju:m@n</text:p>
          </table:table-cell>
          <table:table-cell office:value-type="string">
            <text:p>hyUmun</text:p>
          </table:table-cell>
          <table:table-cell/>
          <table:table-cell office:value-type="string">
            <text:p>hjum@n</text:p>
          </table:table-cell>
          <table:table-cell office:value-type="string">
            <text:p>hyUmun</text:p>
          </table:table-cell>
          <table:table-cell/>
          <table:table-cell office:value-type="string">
            <text:p>hyUmun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ill</text:p>
          </table:table-cell>
          <table:table-cell office:value-type="string">
            <text:p>adj</text:p>
          </table:table-cell>
          <table:table-cell office:value-type="string">
            <text:p>Il</text:p>
          </table:table-cell>
          <table:table-cell office:value-type="string">
            <text:p>il</text:p>
          </table:table-cell>
          <table:table-cell/>
          <table:table-cell office:value-type="string">
            <text:p>Il</text:p>
          </table:table-cell>
          <table:table-cell office:value-type="string">
            <text:p>il</text:p>
          </table:table-cell>
          <table:table-cell/>
          <table:table-cell office:value-type="string">
            <text:p>Il</text:p>
          </table:table-cell>
          <table:table-cell office:value-type="string">
            <text:p>il</text:p>
          </table:table-cell>
          <table:table-cell/>
          <table:table-cell office:value-type="string">
            <text:p>il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important</text:p>
          </table:table-cell>
          <table:table-cell office:value-type="string">
            <text:p>adj</text:p>
          </table:table-cell>
          <table:table-cell office:value-type="string">
            <text:p>ImpOt=nt</text:p>
          </table:table-cell>
          <table:table-cell office:value-type="string">
            <text:p>impQÑtunt</text:p>
          </table:table-cell>
          <table:table-cell/>
          <table:table-cell office:value-type="string">
            <text:p>ImpO:rt=nt</text:p>
          </table:table-cell>
          <table:table-cell office:value-type="string">
            <text:p>impQrtunt</text:p>
          </table:table-cell>
          <table:table-cell/>
          <table:table-cell office:value-type="string">
            <text:p>ImpOtnt</text:p>
          </table:table-cell>
          <table:table-cell office:value-type="string">
            <text:p>impQÑtnt</text:p>
          </table:table-cell>
          <table:table-cell/>
          <table:table-cell office:value-type="string">
            <text:p>impQÑtunt</text:p>
          </table:table-cell>
          <table:table-cell table:number-columns-repeated="3"/>
          <table:table-cell office:value-type="string">
            <text:p>x-x:3.S5</text:p>
          </table:table-cell>
          <table:table-cell table:number-columns-repeated="1008"/>
        </table:table-row>
        <table:table-row table:style-name="ro3">
          <table:table-cell office:value-type="string">
            <text:p>impossible</text:p>
          </table:table-cell>
          <table:table-cell office:value-type="string">
            <text:p>adj</text:p>
          </table:table-cell>
          <table:table-cell office:value-type="string">
            <text:p>1-ImpQs@b=l <text:s/>2-ImpQsIb=l</text:p>
          </table:table-cell>
          <table:table-cell office:value-type="string">
            <text:p>1-imposubl-&gt;1 <text:s/>2-imposibl-&gt;1</text:p>
          </table:table-cell>
          <table:table-cell/>
          <table:table-cell office:value-type="string">
            <text:p>ImpA:s@b=l</text:p>
          </table:table-cell>
          <table:table-cell office:value-type="string">
            <text:p>impRsubl</text:p>
          </table:table-cell>
          <table:table-cell/>
          <table:table-cell office:value-type="string">
            <text:p>ImpQs@b@l</text:p>
          </table:table-cell>
          <table:table-cell office:value-type="string">
            <text:p>imposubul</text:p>
          </table:table-cell>
          <table:table-cell/>
          <table:table-cell office:value-type="string">
            <text:p>imposubl</text:p>
          </table:table-cell>
          <table:table-cell table:number-columns-repeated="3"/>
          <table:table-cell office:value-type="string">
            <text:p>RP-2:3.S6 <text:s/>GA-1:2.9 <text:s/>Au-1:4.O</text:p>
          </table:table-cell>
          <table:table-cell table:style-name="ce4"/>
          <table:table-cell table:number-columns-repeated="978"/>
          <table:table-cell table:style-name="ce3" table:number-columns-repeated="5"/>
          <table:table-cell table:number-columns-repeated="24"/>
        </table:table-row>
        <table:table-row table:style-name="ro3">
          <table:table-cell office:value-type="string">
            <text:p>impressive</text:p>
          </table:table-cell>
          <table:table-cell office:value-type="string">
            <text:p>adj</text:p>
          </table:table-cell>
          <table:table-cell office:value-type="string">
            <text:p>ImpresIv</text:p>
          </table:table-cell>
          <table:table-cell office:value-type="string">
            <text:p>impresiv</text:p>
          </table:table-cell>
          <table:table-cell/>
          <table:table-cell office:value-type="string">
            <text:p>impresIv</text:p>
          </table:table-cell>
          <table:table-cell office:value-type="string">
            <text:p>impresiv</text:p>
          </table:table-cell>
          <table:table-cell/>
          <table:table-cell office:value-type="string">
            <text:p>ImprEsIv</text:p>
          </table:table-cell>
          <table:table-cell office:value-type="string">
            <text:p>impresiv</text:p>
          </table:table-cell>
          <table:table-cell/>
          <table:table-cell office:value-type="string">
            <text:p>impresiv</text:p>
          </table:table-cell>
          <table:table-cell table:number-columns-repeated="1012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increased</text:p>
          </table:table-cell>
          <table:table-cell office:value-type="string">
            <text:p>adj</text:p>
          </table:table-cell>
          <table:table-cell office:value-type="string">
            <text:p>Inkri:st</text:p>
          </table:table-cell>
          <table:table-cell office:value-type="string">
            <text:p>inkrEst</text:p>
          </table:table-cell>
          <table:table-cell/>
          <table:table-cell office:value-type="string">
            <text:p>Inkri:st</text:p>
          </table:table-cell>
          <table:table-cell office:value-type="string">
            <text:p>inkrEst</text:p>
          </table:table-cell>
          <table:table-cell/>
          <table:table-cell office:value-type="string">
            <text:p>Inkrist</text:p>
          </table:table-cell>
          <table:table-cell office:value-type="string">
            <text:p>inkrEst</text:p>
          </table:table-cell>
          <table:table-cell/>
          <table:table-cell office:value-type="string">
            <text:p>inkrEst</text:p>
          </table:table-cell>
          <table:table-cell table:number-columns-repeated="1012"/>
        </table:table-row>
        <table:table-row table:style-name="ro3">
          <table:table-cell office:value-type="string">
            <text:p>increasing</text:p>
          </table:table-cell>
          <table:table-cell office:value-type="string">
            <text:p>adj</text:p>
          </table:table-cell>
          <table:table-cell office:value-type="string">
            <text:p>Inkri:sIN</text:p>
          </table:table-cell>
          <table:table-cell office:value-type="string">
            <text:p>inkrEsiN</text:p>
          </table:table-cell>
          <table:table-cell/>
          <table:table-cell office:value-type="string">
            <text:p>Inkri:sIN</text:p>
          </table:table-cell>
          <table:table-cell office:value-type="string">
            <text:p>inkrEsiN</text:p>
          </table:table-cell>
          <table:table-cell/>
          <table:table-cell office:value-type="string">
            <text:p>InkrisIN</text:p>
          </table:table-cell>
          <table:table-cell office:value-type="string">
            <text:p>inkrEsiN</text:p>
          </table:table-cell>
          <table:table-cell/>
          <table:table-cell office:value-type="string">
            <text:p>inkrEsiN</text:p>
          </table:table-cell>
          <table:table-cell table:number-columns-repeated="1012"/>
        </table:table-row>
        <table:table-row table:style-name="ro3">
          <table:table-cell office:value-type="string">
            <text:p>independent</text:p>
          </table:table-cell>
          <table:table-cell office:value-type="string">
            <text:p>adj</text:p>
          </table:table-cell>
          <table:table-cell office:value-type="string">
            <text:p>1-IndIpend@nt <text:s/>2-Ind@pend@nt</text:p>
          </table:table-cell>
          <table:table-cell office:value-type="string">
            <text:p>1-indipendunt-&gt;1 <text:s/>2-indupendunt-&gt;1</text:p>
          </table:table-cell>
          <table:table-cell/>
          <table:table-cell office:value-type="string">
            <text:p>IndIpend@nt</text:p>
          </table:table-cell>
          <table:table-cell office:value-type="string">
            <text:p>indipendunt</text:p>
          </table:table-cell>
          <table:table-cell/>
          <table:table-cell office:value-type="string">
            <text:p>Ind@pEnd@nt</text:p>
          </table:table-cell>
          <table:table-cell office:value-type="string">
            <text:p>indupendunt</text:p>
          </table:table-cell>
          <table:table-cell/>
          <table:table-cell office:value-type="string">
            <text:p>indipendunt</text:p>
          </table:table-cell>
          <table:table-cell table:number-columns-repeated="3"/>
          <table:table-cell office:value-type="string">
            <text:p>RP-2:2.25 <text:s/>Au-1:2.25</text:p>
          </table:table-cell>
          <table:table-cell table:number-columns-repeated="1008"/>
        </table:table-row>
        <table:table-row table:style-name="ro3">
          <table:table-cell office:value-type="string">
            <text:p>indian</text:p>
          </table:table-cell>
          <table:table-cell office:value-type="string">
            <text:p>adj</text:p>
          </table:table-cell>
          <table:table-cell office:value-type="string">
            <text:p>Indi@n</text:p>
          </table:table-cell>
          <table:table-cell office:value-type="string">
            <text:p>indEun</text:p>
          </table:table-cell>
          <table:table-cell/>
          <table:table-cell office:value-type="string">
            <text:p>Indi@n</text:p>
          </table:table-cell>
          <table:table-cell office:value-type="string">
            <text:p>indEun</text:p>
          </table:table-cell>
          <table:table-cell/>
          <table:table-cell office:value-type="string">
            <text:p>Indi@n</text:p>
          </table:table-cell>
          <table:table-cell office:value-type="string">
            <text:p>indEun</text:p>
          </table:table-cell>
          <table:table-cell/>
          <table:table-cell office:value-type="string">
            <text:p>indEun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industrial</text:p>
          </table:table-cell>
          <table:table-cell office:value-type="string">
            <text:p>adj</text:p>
          </table:table-cell>
          <table:table-cell office:value-type="string">
            <text:p>IndVstri@l</text:p>
          </table:table-cell>
          <table:table-cell office:value-type="string">
            <text:p>industrEul</text:p>
          </table:table-cell>
          <table:table-cell/>
          <table:table-cell office:value-type="string">
            <text:p>IndVstri@l</text:p>
          </table:table-cell>
          <table:table-cell office:value-type="string">
            <text:p>industrEul</text:p>
          </table:table-cell>
          <table:table-cell/>
          <table:table-cell office:value-type="string">
            <text:p>IndVstri@l</text:p>
          </table:table-cell>
          <table:table-cell office:value-type="string">
            <text:p>industrEul</text:p>
          </table:table-cell>
          <table:table-cell/>
          <table:table-cell office:value-type="string">
            <text:p>industrEul</text:p>
          </table:table-cell>
          <table:table-cell table:number-columns-repeated="1012"/>
        </table:table-row>
        <table:table-row table:style-name="ro3">
          <table:table-cell office:value-type="string">
            <text:p>inevitable</text:p>
          </table:table-cell>
          <table:table-cell office:value-type="string">
            <text:p>adj</text:p>
          </table:table-cell>
          <table:table-cell office:value-type="string">
            <text:p>1-InevIt@b=l <text:s/>2-Inev@t@b=l</text:p>
          </table:table-cell>
          <table:table-cell office:value-type="string">
            <text:p>1-inevitubl-&gt;1 <text:s/>2-inevutubl-&gt;1</text:p>
          </table:table-cell>
          <table:table-cell/>
          <table:table-cell office:value-type="string">
            <text:p>InevIt@b=l</text:p>
          </table:table-cell>
          <table:table-cell office:value-type="string">
            <text:p>inevitubl</text:p>
          </table:table-cell>
          <table:table-cell/>
          <table:table-cell office:value-type="string">
            <text:p>InEv@t@b@l</text:p>
          </table:table-cell>
          <table:table-cell office:value-type="string">
            <text:p>inevutubul</text:p>
          </table:table-cell>
          <table:table-cell/>
          <table:table-cell office:value-type="string">
            <text:p>inevitubl</text:p>
          </table:table-cell>
          <table:table-cell table:number-columns-repeated="3"/>
          <table:table-cell office:value-type="string">
            <text:p>RP-2:3.25 <text:s/>Au-1:3.25:5.O</text:p>
          </table:table-cell>
          <table:table-cell table:number-columns-repeated="1008"/>
        </table:table-row>
        <table:table-row table:style-name="ro3">
          <table:table-cell office:value-type="string">
            <text:p>initial</text:p>
          </table:table-cell>
          <table:table-cell office:value-type="string">
            <text:p>adj</text:p>
          </table:table-cell>
          <table:table-cell office:value-type="string">
            <text:p>InIS=l</text:p>
          </table:table-cell>
          <table:table-cell office:value-type="string">
            <text:p>iniSl</text:p>
          </table:table-cell>
          <table:table-cell/>
          <table:table-cell office:value-type="string">
            <text:p>InIS=l</text:p>
          </table:table-cell>
          <table:table-cell office:value-type="string">
            <text:p>iniSl</text:p>
          </table:table-cell>
          <table:table-cell/>
          <table:table-cell office:value-type="string">
            <text:p>InIS@l</text:p>
          </table:table-cell>
          <table:table-cell office:value-type="string">
            <text:p>iniSul</text:p>
          </table:table-cell>
          <table:table-cell/>
          <table:table-cell office:value-type="string">
            <text:p>iniS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inner</text:p>
          </table:table-cell>
          <table:table-cell office:value-type="string">
            <text:p>adj</text:p>
          </table:table-cell>
          <table:table-cell office:value-type="string">
            <text:p>In@</text:p>
          </table:table-cell>
          <table:table-cell office:value-type="string">
            <text:p>inuÑ</text:p>
          </table:table-cell>
          <table:table-cell/>
          <table:table-cell office:value-type="string">
            <text:p>In=r</text:p>
          </table:table-cell>
          <table:table-cell office:value-type="string">
            <text:p>inur</text:p>
          </table:table-cell>
          <table:table-cell/>
          <table:table-cell office:value-type="string">
            <text:p>In@</text:p>
          </table:table-cell>
          <table:table-cell office:value-type="string">
            <text:p>inuÑ</text:p>
          </table:table-cell>
          <table:table-cell/>
          <table:table-cell office:value-type="string">
            <text:p>inuÑ</text:p>
          </table:table-cell>
          <table:table-cell table:number-columns-repeated="1012"/>
        </table:table-row>
        <table:table-row table:style-name="ro3">
          <table:table-cell office:value-type="string">
            <text:p>instant</text:p>
          </table:table-cell>
          <table:table-cell office:value-type="string">
            <text:p>adj</text:p>
          </table:table-cell>
          <table:table-cell office:value-type="string">
            <text:p>In(t)st@nt</text:p>
          </table:table-cell>
          <table:table-cell office:value-type="string">
            <text:p>instunt</text:p>
          </table:table-cell>
          <table:table-cell/>
          <table:table-cell office:value-type="string">
            <text:p>In(t)st@nt</text:p>
          </table:table-cell>
          <table:table-cell office:value-type="string">
            <text:p>instunt</text:p>
          </table:table-cell>
          <table:table-cell/>
          <table:table-cell office:value-type="string">
            <text:p>Inst@nt</text:p>
          </table:table-cell>
          <table:table-cell office:value-type="string">
            <text:p>instunt</text:p>
          </table:table-cell>
          <table:table-cell/>
          <table:table-cell office:value-type="string">
            <text:p>instunt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internal</text:p>
          </table:table-cell>
          <table:table-cell office:value-type="string">
            <text:p>adj</text:p>
          </table:table-cell>
          <table:table-cell office:value-type="string">
            <text:p>Int3:n=l</text:p>
          </table:table-cell>
          <table:table-cell office:value-type="string">
            <text:p>intünl</text:p>
          </table:table-cell>
          <table:table-cell/>
          <table:table-cell office:value-type="string">
            <text:p>Int3`:n=l</text:p>
          </table:table-cell>
          <table:table-cell office:value-type="string">
            <text:p>intünl</text:p>
          </table:table-cell>
          <table:table-cell/>
          <table:table-cell office:value-type="string">
            <text:p>Int3n@l</text:p>
          </table:table-cell>
          <table:table-cell office:value-type="string">
            <text:p>intünul</text:p>
          </table:table-cell>
          <table:table-cell/>
          <table:table-cell office:value-type="string">
            <text:p>intün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international</text:p>
          </table:table-cell>
          <table:table-cell office:value-type="string">
            <text:p>adj</text:p>
          </table:table-cell>
          <table:table-cell office:value-type="string">
            <text:p>Int@n{S=n@l</text:p>
          </table:table-cell>
          <table:table-cell office:value-type="string">
            <text:p>intuÑnaSnul</text:p>
          </table:table-cell>
          <table:table-cell/>
          <table:table-cell office:value-type="string">
            <text:p>Int=rn{S=n@l</text:p>
          </table:table-cell>
          <table:table-cell office:value-type="string">
            <text:p>inturnaSnul</text:p>
          </table:table-cell>
          <table:table-cell/>
          <table:table-cell office:value-type="string">
            <text:p>Int@n{Sn@l</text:p>
          </table:table-cell>
          <table:table-cell office:value-type="string">
            <text:p>intuÑnaSnul</text:p>
          </table:table-cell>
          <table:table-cell/>
          <table:table-cell office:value-type="string">
            <text:p>intuÑnaSnul</text:p>
          </table:table-cell>
          <table:table-cell table:number-columns-repeated="1012"/>
        </table:table-row>
        <table:table-row table:style-name="ro3">
          <table:table-cell office:value-type="string">
            <text:p>involved</text:p>
          </table:table-cell>
          <table:table-cell office:value-type="string">
            <text:p>adj</text:p>
          </table:table-cell>
          <table:table-cell office:value-type="string">
            <text:p>InvQlvd</text:p>
          </table:table-cell>
          <table:table-cell office:value-type="string">
            <text:p>involvd</text:p>
          </table:table-cell>
          <table:table-cell/>
          <table:table-cell office:value-type="string">
            <text:p>InvA:lvd</text:p>
          </table:table-cell>
          <table:table-cell office:value-type="string">
            <text:p>invRlvd</text:p>
          </table:table-cell>
          <table:table-cell/>
          <table:table-cell office:value-type="string">
            <text:p>InvQlvd</text:p>
          </table:table-cell>
          <table:table-cell office:value-type="string">
            <text:p>involvd</text:p>
          </table:table-cell>
          <table:table-cell/>
          <table:table-cell office:value-type="string">
            <text:p>involvd</text:p>
          </table:table-cell>
          <table:table-cell table:number-columns-repeated="3"/>
          <table:table-cell office:value-type="string">
            <text:p>GA-1:2.9</text:p>
          </table:table-cell>
          <table:table-cell table:number-columns-repeated="1008"/>
        </table:table-row>
        <table:table-row table:style-name="ro3">
          <table:table-cell office:value-type="string">
            <text:p>irish</text:p>
          </table:table-cell>
          <table:table-cell office:value-type="string">
            <text:p>adj</text:p>
          </table:table-cell>
          <table:table-cell office:value-type="string">
            <text:p>aI=rIS</text:p>
          </table:table-cell>
          <table:table-cell office:value-type="string">
            <text:p>ÏiS</text:p>
          </table:table-cell>
          <table:table-cell/>
          <table:table-cell office:value-type="string">
            <text:p>aI=rIS</text:p>
          </table:table-cell>
          <table:table-cell office:value-type="string">
            <text:p>ÏiS</text:p>
          </table:table-cell>
          <table:table-cell/>
          <table:table-cell office:value-type="string">
            <text:p>aIrIS</text:p>
          </table:table-cell>
          <table:table-cell office:value-type="string">
            <text:p>ÏiS</text:p>
          </table:table-cell>
          <table:table-cell/>
          <table:table-cell office:value-type="string">
            <text:p>ÏiS</text:p>
          </table:table-cell>
          <table:table-cell table:number-columns-repeated="1012"/>
        </table:table-row>
        <table:table-row table:style-name="ro3">
          <table:table-cell office:value-type="string">
            <text:p>italian</text:p>
          </table:table-cell>
          <table:table-cell office:value-type="string">
            <text:p>adj</text:p>
          </table:table-cell>
          <table:table-cell office:value-type="string">
            <text:p>1-It{lj@n <text:s/>2-@t{lj@n</text:p>
          </table:table-cell>
          <table:table-cell office:value-type="string">
            <text:p>1-italyun-&gt;1 <text:s/>2-utalyun</text:p>
          </table:table-cell>
          <table:table-cell/>
          <table:table-cell office:value-type="string">
            <text:p>It{lj@n</text:p>
          </table:table-cell>
          <table:table-cell office:value-type="string">
            <text:p>italyun</text:p>
          </table:table-cell>
          <table:table-cell/>
          <table:table-cell office:value-type="string">
            <text:p>1-It{lj@n <text:s/>2-@t{lj@n</text:p>
          </table:table-cell>
          <table:table-cell office:value-type="string">
            <text:p>1-italyun-&gt;1 <text:s/>2-utalyun-&gt;1</text:p>
          </table:table-cell>
          <table:table-cell/>
          <table:table-cell office:value-type="string">
            <text:p>italyun</text:p>
          </table:table-cell>
          <table:table-cell table:number-columns-repeated="3"/>
          <table:table-cell office:value-type="string">
            <text:p>RP-2:1.25 <text:s/>Au-2:1.25</text:p>
          </table:table-cell>
          <table:table-cell table:number-columns-repeated="1008"/>
        </table:table-row>
        <table:table-row table:style-name="ro3">
          <table:table-cell office:value-type="string">
            <text:p>japanese</text:p>
          </table:table-cell>
          <table:table-cell office:value-type="string">
            <text:p>adj</text:p>
          </table:table-cell>
          <table:table-cell office:value-type="string">
            <text:p>dZ{p@ni:z</text:p>
          </table:table-cell>
          <table:table-cell office:value-type="string">
            <text:p>japunEz</text:p>
          </table:table-cell>
          <table:table-cell/>
          <table:table-cell office:value-type="string">
            <text:p>dZ{p@ni:z</text:p>
          </table:table-cell>
          <table:table-cell office:value-type="string">
            <text:p>japunEz</text:p>
          </table:table-cell>
          <table:table-cell/>
          <table:table-cell office:value-type="string">
            <text:p>dZ{p@niz</text:p>
          </table:table-cell>
          <table:table-cell office:value-type="string">
            <text:p>japunEz</text:p>
          </table:table-cell>
          <table:table-cell/>
          <table:table-cell office:value-type="string">
            <text:p>japunEz</text:p>
          </table:table-cell>
          <table:table-cell table:number-columns-repeated="1012"/>
        </table:table-row>
        <table:table-row table:style-name="ro3">
          <table:table-cell office:value-type="string">
            <text:p>joint</text:p>
          </table:table-cell>
          <table:table-cell office:value-type="string">
            <text:p>adj</text:p>
          </table:table-cell>
          <table:table-cell office:value-type="string">
            <text:p>dZOInt</text:p>
          </table:table-cell>
          <table:table-cell office:value-type="string">
            <text:p>jYnt</text:p>
          </table:table-cell>
          <table:table-cell/>
          <table:table-cell office:value-type="string">
            <text:p>dZOInt</text:p>
          </table:table-cell>
          <table:table-cell office:value-type="string">
            <text:p>jYnt</text:p>
          </table:table-cell>
          <table:table-cell/>
          <table:table-cell office:value-type="string">
            <text:p>dZOInt</text:p>
          </table:table-cell>
          <table:table-cell office:value-type="string">
            <text:p>jYnt</text:p>
          </table:table-cell>
          <table:table-cell/>
          <table:table-cell office:value-type="string">
            <text:p>jYnt</text:p>
          </table:table-cell>
          <table:table-cell table:number-columns-repeated="1012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keen</text:p>
          </table:table-cell>
          <table:table-cell office:value-type="string">
            <text:p>adj</text:p>
          </table:table-cell>
          <table:table-cell office:value-type="string">
            <text:p>ki:n</text:p>
          </table:table-cell>
          <table:table-cell office:value-type="string">
            <text:p>kEn</text:p>
          </table:table-cell>
          <table:table-cell/>
          <table:table-cell office:value-type="string">
            <text:p>ki:n</text:p>
          </table:table-cell>
          <table:table-cell office:value-type="string">
            <text:p>kEn</text:p>
          </table:table-cell>
          <table:table-cell/>
          <table:table-cell office:value-type="string">
            <text:p>kin</text:p>
          </table:table-cell>
          <table:table-cell office:value-type="string">
            <text:p>kEn</text:p>
          </table:table-cell>
          <table:table-cell/>
          <table:table-cell office:value-type="string">
            <text:p>kEn</text:p>
          </table:table-cell>
          <table:table-cell table:number-columns-repeated="1012"/>
        </table:table-row>
        <table:table-row table:style-name="ro3">
          <table:table-cell office:value-type="string">
            <text:p>key</text:p>
          </table:table-cell>
          <table:table-cell office:value-type="string">
            <text:p>adj</text:p>
          </table:table-cell>
          <table:table-cell office:value-type="string">
            <text:p>ki:</text:p>
          </table:table-cell>
          <table:table-cell office:value-type="string">
            <text:p>kE</text:p>
          </table:table-cell>
          <table:table-cell/>
          <table:table-cell office:value-type="string">
            <text:p>ki:</text:p>
          </table:table-cell>
          <table:table-cell office:value-type="string">
            <text:p>kE</text:p>
          </table:table-cell>
          <table:table-cell/>
          <table:table-cell office:value-type="string">
            <text:p>ki</text:p>
          </table:table-cell>
          <table:table-cell office:value-type="string">
            <text:p>kE</text:p>
          </table:table-cell>
          <table:table-cell/>
          <table:table-cell office:value-type="string">
            <text:p>kE</text:p>
          </table:table-cell>
          <table:table-cell table:number-columns-repeated="1012"/>
        </table:table-row>
        <table:table-row table:style-name="ro3">
          <table:table-cell office:value-type="string">
            <text:p>labour</text:p>
          </table:table-cell>
          <table:table-cell office:value-type="string">
            <text:p>adj</text:p>
          </table:table-cell>
          <table:table-cell office:value-type="string">
            <text:p>leIb@</text:p>
          </table:table-cell>
          <table:table-cell office:value-type="string">
            <text:p>lAbuÑ</text:p>
          </table:table-cell>
          <table:table-cell/>
          <table:table-cell office:value-type="string">
            <text:p>leIb=r</text:p>
          </table:table-cell>
          <table:table-cell office:value-type="string">
            <text:p>lAbur</text:p>
          </table:table-cell>
          <table:table-cell/>
          <table:table-cell office:value-type="string">
            <text:p>leIb@</text:p>
          </table:table-cell>
          <table:table-cell office:value-type="string">
            <text:p>lAbuÑ</text:p>
          </table:table-cell>
          <table:table-cell/>
          <table:table-cell office:value-type="string">
            <text:p>lAbuÑ</text:p>
          </table:table-cell>
          <table:table-cell table:number-columns-repeated="1012"/>
        </table:table-row>
        <table:table-row table:style-name="ro3">
          <table:table-cell office:value-type="string">
            <text:p>large</text:p>
          </table:table-cell>
          <table:table-cell office:value-type="string">
            <text:p>adj</text:p>
          </table:table-cell>
          <table:table-cell office:value-type="string">
            <text:p>lA:dZ</text:p>
          </table:table-cell>
          <table:table-cell office:value-type="string">
            <text:p>lRÑj</text:p>
          </table:table-cell>
          <table:table-cell/>
          <table:table-cell office:value-type="string">
            <text:p>lA:rdZ</text:p>
          </table:table-cell>
          <table:table-cell office:value-type="string">
            <text:p>lRrj</text:p>
          </table:table-cell>
          <table:table-cell/>
          <table:table-cell office:value-type="string">
            <text:p>lAdZ</text:p>
          </table:table-cell>
          <table:table-cell office:value-type="string">
            <text:p>lRÑj</text:p>
          </table:table-cell>
          <table:table-cell/>
          <table:table-cell office:value-type="string">
            <text:p>lRÑj</text:p>
          </table:table-cell>
          <table:table-cell table:number-columns-repeated="1012"/>
        </table:table-row>
        <table:table-row table:style-name="ro3">
          <table:table-cell office:value-type="string">
            <text:p>late</text:p>
          </table:table-cell>
          <table:table-cell office:value-type="string">
            <text:p>adj</text:p>
          </table:table-cell>
          <table:table-cell office:value-type="string">
            <text:p>leIt</text:p>
          </table:table-cell>
          <table:table-cell office:value-type="string">
            <text:p>lAt</text:p>
          </table:table-cell>
          <table:table-cell/>
          <table:table-cell office:value-type="string">
            <text:p>leIt</text:p>
          </table:table-cell>
          <table:table-cell office:value-type="string">
            <text:p>lAt</text:p>
          </table:table-cell>
          <table:table-cell/>
          <table:table-cell office:value-type="string">
            <text:p>leIt</text:p>
          </table:table-cell>
          <table:table-cell office:value-type="string">
            <text:p>lAt</text:p>
          </table:table-cell>
          <table:table-cell/>
          <table:table-cell office:value-type="string">
            <text:p>lAt</text:p>
          </table:table-cell>
          <table:table-cell table:number-columns-repeated="1012"/>
        </table:table-row>
        <table:table-row table:style-name="ro3">
          <table:table-cell office:value-type="string">
            <text:p>leading</text:p>
          </table:table-cell>
          <table:table-cell office:value-type="string">
            <text:p>adj</text:p>
          </table:table-cell>
          <table:table-cell office:value-type="string">
            <text:p>li:dIN</text:p>
          </table:table-cell>
          <table:table-cell office:value-type="string">
            <text:p>lEdiN</text:p>
          </table:table-cell>
          <table:table-cell/>
          <table:table-cell office:value-type="string">
            <text:p>li:dIN</text:p>
          </table:table-cell>
          <table:table-cell office:value-type="string">
            <text:p>lEdiN</text:p>
          </table:table-cell>
          <table:table-cell/>
          <table:table-cell office:value-type="string">
            <text:p>lidIN</text:p>
          </table:table-cell>
          <table:table-cell office:value-type="string">
            <text:p>lEdiN</text:p>
          </table:table-cell>
          <table:table-cell/>
          <table:table-cell office:value-type="string">
            <text:p>lEdiN</text:p>
          </table:table-cell>
          <table:table-cell table:number-columns-repeated="1012"/>
        </table:table-row>
        <table:table-row table:style-name="ro3">
          <table:table-cell office:value-type="string">
            <text:p>left</text:p>
          </table:table-cell>
          <table:table-cell office:value-type="string">
            <text:p>adj</text:p>
          </table:table-cell>
          <table:table-cell table:number-columns-repeated="2" office:value-type="string">
            <text:p>left</text:p>
          </table:table-cell>
          <table:table-cell/>
          <table:table-cell table:number-columns-repeated="2" office:value-type="string">
            <text:p>left</text:p>
          </table:table-cell>
          <table:table-cell/>
          <table:table-cell office:value-type="string">
            <text:p>lEft</text:p>
          </table:table-cell>
          <table:table-cell office:value-type="string">
            <text:p>left</text:p>
          </table:table-cell>
          <table:table-cell/>
          <table:table-cell office:value-type="string">
            <text:p>left</text:p>
          </table:table-cell>
          <table:table-cell table:number-columns-repeated="1012"/>
        </table:table-row>
        <table:table-row table:style-name="ro3">
          <table:table-cell office:value-type="string">
            <text:p>legal</text:p>
          </table:table-cell>
          <table:table-cell office:value-type="string">
            <text:p>adj</text:p>
          </table:table-cell>
          <table:table-cell office:value-type="string">
            <text:p>li:g=l</text:p>
          </table:table-cell>
          <table:table-cell office:value-type="string">
            <text:p>lEgl</text:p>
          </table:table-cell>
          <table:table-cell/>
          <table:table-cell office:value-type="string">
            <text:p>li:g=l</text:p>
          </table:table-cell>
          <table:table-cell office:value-type="string">
            <text:p>lEgl</text:p>
          </table:table-cell>
          <table:table-cell/>
          <table:table-cell office:value-type="string">
            <text:p>lig@l</text:p>
          </table:table-cell>
          <table:table-cell office:value-type="string">
            <text:p>lEgul</text:p>
          </table:table-cell>
          <table:table-cell/>
          <table:table-cell office:value-type="string">
            <text:p>lEg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office:value-type="string">
            <text:p>liberal</text:p>
          </table:table-cell>
          <table:table-cell office:value-type="string">
            <text:p>adj</text:p>
          </table:table-cell>
          <table:table-cell office:value-type="string">
            <text:p>lIb=r@l</text:p>
          </table:table-cell>
          <table:table-cell office:value-type="string">
            <text:p>liburul</text:p>
          </table:table-cell>
          <table:table-cell/>
          <table:table-cell office:value-type="string">
            <text:p>lIb=r@l</text:p>
          </table:table-cell>
          <table:table-cell office:value-type="string">
            <text:p>liburul</text:p>
          </table:table-cell>
          <table:table-cell/>
          <table:table-cell office:value-type="string">
            <text:p>1-lIbr@l <text:s/>2-lIb@r@l</text:p>
          </table:table-cell>
          <table:table-cell office:value-type="string">
            <text:p>1-librul-&gt;1 <text:s/>2-liburul-&gt;1</text:p>
          </table:table-cell>
          <table:table-cell/>
          <table:table-cell office:value-type="string">
            <text:p>liburul</text:p>
          </table:table-cell>
          <table:table-cell table:number-columns-repeated="3"/>
          <table:table-cell office:value-type="string">
            <text:p>Au-1:2.C</text:p>
          </table:table-cell>
          <table:table-cell/>
          <table:table-cell table:style-name="ce4" office:value-type="string">
            <text:p>QS-Au-1 is missing the LETTER set schwa</text:p>
          </table:table-cell>
          <table:table-cell table:number-columns-repeated="1006"/>
        </table:table-row>
        <table:table-row table:style-name="ro3">
          <table:table-cell office:value-type="string">
            <text:p>light</text:p>
          </table:table-cell>
          <table:table-cell office:value-type="string">
            <text:p>adj</text:p>
          </table:table-cell>
          <table:table-cell office:value-type="string">
            <text:p>laIt</text:p>
          </table:table-cell>
          <table:table-cell office:value-type="string">
            <text:p>lIt</text:p>
          </table:table-cell>
          <table:table-cell/>
          <table:table-cell office:value-type="string">
            <text:p>laIt</text:p>
          </table:table-cell>
          <table:table-cell office:value-type="string">
            <text:p>lIt</text:p>
          </table:table-cell>
          <table:table-cell/>
          <table:table-cell office:value-type="string">
            <text:p>laIt</text:p>
          </table:table-cell>
          <table:table-cell office:value-type="string">
            <text:p>lIt</text:p>
          </table:table-cell>
          <table:table-cell/>
          <table:table-cell office:value-type="string">
            <text:p>lIt</text:p>
          </table:table-cell>
          <table:table-cell table:number-columns-repeated="1012"/>
        </table:table-row>
        <table:table-row table:style-name="ro3">
          <table:table-cell office:value-type="string">
            <text:p>likely</text:p>
          </table:table-cell>
          <table:table-cell office:value-type="string">
            <text:p>adj</text:p>
          </table:table-cell>
          <table:table-cell office:value-type="string">
            <text:p>laIkli</text:p>
          </table:table-cell>
          <table:table-cell office:value-type="string">
            <text:p>lIklE</text:p>
          </table:table-cell>
          <table:table-cell/>
          <table:table-cell office:value-type="string">
            <text:p>laIkli</text:p>
          </table:table-cell>
          <table:table-cell office:value-type="string">
            <text:p>lIklE</text:p>
          </table:table-cell>
          <table:table-cell/>
          <table:table-cell office:value-type="string">
            <text:p>laIkli</text:p>
          </table:table-cell>
          <table:table-cell office:value-type="string">
            <text:p>lIklE</text:p>
          </table:table-cell>
          <table:table-cell/>
          <table:table-cell office:value-type="string">
            <text:p>lIklE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little</text:p>
          </table:table-cell>
          <table:table-cell office:value-type="string">
            <text:p>adj</text:p>
          </table:table-cell>
          <table:table-cell office:value-type="string">
            <text:p>lIt=l</text:p>
          </table:table-cell>
          <table:table-cell office:value-type="string">
            <text:p>litl</text:p>
          </table:table-cell>
          <table:table-cell/>
          <table:table-cell office:value-type="string">
            <text:p>lIt=l</text:p>
          </table:table-cell>
          <table:table-cell office:value-type="string">
            <text:p>litl</text:p>
          </table:table-cell>
          <table:table-cell/>
          <table:table-cell office:value-type="string">
            <text:p>lItl</text:p>
          </table:table-cell>
          <table:table-cell office:value-type="string">
            <text:p>litl</text:p>
          </table:table-cell>
          <table:table-cell/>
          <table:table-cell office:value-type="string">
            <text:p>litl</text:p>
          </table:table-cell>
          <table:table-cell table:number-columns-repeated="1012"/>
        </table:table-row>
        <table:table-row table:style-name="ro3">
          <table:table-cell office:value-type="string">
            <text:p>live</text:p>
          </table:table-cell>
          <table:table-cell office:value-type="string">
            <text:p>adj</text:p>
          </table:table-cell>
          <table:table-cell office:value-type="string">
            <text:p>laIv</text:p>
          </table:table-cell>
          <table:table-cell office:value-type="string">
            <text:p>lIv</text:p>
          </table:table-cell>
          <table:table-cell/>
          <table:table-cell office:value-type="string">
            <text:p>laIv</text:p>
          </table:table-cell>
          <table:table-cell office:value-type="string">
            <text:p>lIv</text:p>
          </table:table-cell>
          <table:table-cell/>
          <table:table-cell office:value-type="string">
            <text:p>laIv</text:p>
          </table:table-cell>
          <table:table-cell office:value-type="string">
            <text:p>lIv</text:p>
          </table:table-cell>
          <table:table-cell/>
          <table:table-cell office:value-type="string">
            <text:p>lIv</text:p>
          </table:table-cell>
          <table:table-cell table:number-columns-repeated="1012"/>
        </table:table-row>
        <table:table-row table:style-name="ro3">
          <table:table-cell office:value-type="string">
            <text:p>living</text:p>
          </table:table-cell>
          <table:table-cell office:value-type="string">
            <text:p>adj</text:p>
          </table:table-cell>
          <table:table-cell office:value-type="string">
            <text:p>lIvIN</text:p>
          </table:table-cell>
          <table:table-cell office:value-type="string">
            <text:p>liviN</text:p>
          </table:table-cell>
          <table:table-cell/>
          <table:table-cell office:value-type="string">
            <text:p>lIvIN</text:p>
          </table:table-cell>
          <table:table-cell office:value-type="string">
            <text:p>liviN</text:p>
          </table:table-cell>
          <table:table-cell/>
          <table:table-cell office:value-type="string">
            <text:p>lIvIN</text:p>
          </table:table-cell>
          <table:table-cell office:value-type="string">
            <text:p>liviN</text:p>
          </table:table-cell>
          <table:table-cell/>
          <table:table-cell office:value-type="string">
            <text:p>liviN</text:p>
          </table:table-cell>
          <table:table-cell table:number-columns-repeated="1012"/>
        </table:table-row>
        <table:table-row table:style-name="ro3">
          <table:table-cell office:value-type="string">
            <text:p>local</text:p>
          </table:table-cell>
          <table:table-cell office:value-type="string">
            <text:p>adj</text:p>
          </table:table-cell>
          <table:table-cell office:value-type="string">
            <text:p>leUk=l</text:p>
          </table:table-cell>
          <table:table-cell office:value-type="string">
            <text:p>lOkl</text:p>
          </table:table-cell>
          <table:table-cell/>
          <table:table-cell office:value-type="string">
            <text:p>loUk=l</text:p>
          </table:table-cell>
          <table:table-cell office:value-type="string">
            <text:p>lOkl</text:p>
          </table:table-cell>
          <table:table-cell/>
          <table:table-cell office:value-type="string">
            <text:p>loUk@l</text:p>
          </table:table-cell>
          <table:table-cell office:value-type="string">
            <text:p>lOkul</text:p>
          </table:table-cell>
          <table:table-cell/>
          <table:table-cell office:value-type="string">
            <text:p>lOk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office:value-type="string">
            <text:p>long</text:p>
          </table:table-cell>
          <table:table-cell office:value-type="string">
            <text:p>adj</text:p>
          </table:table-cell>
          <table:table-cell office:value-type="string">
            <text:p>lQN</text:p>
          </table:table-cell>
          <table:table-cell office:value-type="string">
            <text:p>loN</text:p>
          </table:table-cell>
          <table:table-cell/>
          <table:table-cell office:value-type="string">
            <text:p>1-lQ:N <text:s/>2-lA:N</text:p>
          </table:table-cell>
          <table:table-cell office:value-type="string">
            <text:p>1-loN-&gt;1 <text:s/>2-lRN-&gt;1</text:p>
          </table:table-cell>
          <table:table-cell/>
          <table:table-cell office:value-type="string">
            <text:p>lQN</text:p>
          </table:table-cell>
          <table:table-cell office:value-type="string">
            <text:p>loN</text:p>
          </table:table-cell>
          <table:table-cell/>
          <table:table-cell office:value-type="string">
            <text:p>loN</text:p>
          </table:table-cell>
          <table:table-cell table:number-columns-repeated="3"/>
          <table:table-cell office:value-type="string">
            <text:p>GA-x:1.17</text:p>
          </table:table-cell>
          <table:table-cell table:number-columns-repeated="1008"/>
        </table:table-row>
        <table:table-row table:style-name="ro3">
          <table:table-cell office:value-type="string">
            <text:p>long-term</text:p>
          </table:table-cell>
          <table:table-cell office:value-type="string">
            <text:p>adj</text:p>
          </table:table-cell>
          <table:table-cell office:value-type="string">
            <text:p>lQN t3:m</text:p>
          </table:table-cell>
          <table:table-cell office:value-type="string">
            <text:p>loN tüm</text:p>
          </table:table-cell>
          <table:table-cell/>
          <table:table-cell office:value-type="string">
            <text:p>1-lQ:N t3`:m <text:s/>2-lA:N t3`:m</text:p>
          </table:table-cell>
          <table:table-cell office:value-type="string">
            <text:p>1-loN tüm-&gt;1 <text:s/>2-lRN tüm-&gt;1</text:p>
          </table:table-cell>
          <table:table-cell/>
          <table:table-cell office:value-type="string">
            <text:p>lQN t3m</text:p>
          </table:table-cell>
          <table:table-cell office:value-type="string">
            <text:p>loN tüm</text:p>
          </table:table-cell>
          <table:table-cell/>
          <table:table-cell office:value-type="string">
            <text:p>loN tüm</text:p>
          </table:table-cell>
          <table:table-cell table:number-columns-repeated="3"/>
          <table:table-cell office:value-type="string">
            <text:p>GA-x:1.17</text:p>
          </table:table-cell>
          <table:table-cell table:number-columns-repeated="1008"/>
        </table:table-row>
        <table:table-row table:style-name="ro3">
          <table:table-cell office:value-type="string">
            <text:p>loose</text:p>
          </table:table-cell>
          <table:table-cell office:value-type="string">
            <text:p>adj</text:p>
          </table:table-cell>
          <table:table-cell office:value-type="string">
            <text:p>lu:s</text:p>
          </table:table-cell>
          <table:table-cell office:value-type="string">
            <text:p>lUs</text:p>
          </table:table-cell>
          <table:table-cell/>
          <table:table-cell office:value-type="string">
            <text:p>lu:s</text:p>
          </table:table-cell>
          <table:table-cell office:value-type="string">
            <text:p>lUs</text:p>
          </table:table-cell>
          <table:table-cell/>
          <table:table-cell office:value-type="string">
            <text:p>lus</text:p>
          </table:table-cell>
          <table:table-cell office:value-type="string">
            <text:p>lUs</text:p>
          </table:table-cell>
          <table:table-cell/>
          <table:table-cell office:value-type="string">
            <text:p>lUs</text:p>
          </table:table-cell>
          <table:table-cell table:number-columns-repeated="1012"/>
        </table:table-row>
        <table:table-row table:style-name="ro3">
          <table:table-cell office:value-type="string">
            <text:p>loud</text:p>
          </table:table-cell>
          <table:table-cell office:value-type="string">
            <text:p>adj</text:p>
          </table:table-cell>
          <table:table-cell office:value-type="string">
            <text:p>laUd</text:p>
          </table:table-cell>
          <table:table-cell office:value-type="string">
            <text:p>lWd</text:p>
          </table:table-cell>
          <table:table-cell/>
          <table:table-cell office:value-type="string">
            <text:p>laUd</text:p>
          </table:table-cell>
          <table:table-cell office:value-type="string">
            <text:p>lWd</text:p>
          </table:table-cell>
          <table:table-cell/>
          <table:table-cell office:value-type="string">
            <text:p>laUd</text:p>
          </table:table-cell>
          <table:table-cell office:value-type="string">
            <text:p>lWd</text:p>
          </table:table-cell>
          <table:table-cell/>
          <table:table-cell office:value-type="string">
            <text:p>lWd</text:p>
          </table:table-cell>
          <table:table-cell table:number-columns-repeated="1012"/>
        </table:table-row>
        <table:table-row table:style-name="ro3">
          <table:table-cell office:value-type="string">
            <text:p>lovely</text:p>
          </table:table-cell>
          <table:table-cell office:value-type="string">
            <text:p>adj</text:p>
          </table:table-cell>
          <table:table-cell office:value-type="string">
            <text:p>lVvli</text:p>
          </table:table-cell>
          <table:table-cell office:value-type="string">
            <text:p>luvlE</text:p>
          </table:table-cell>
          <table:table-cell/>
          <table:table-cell office:value-type="string">
            <text:p>lVvli</text:p>
          </table:table-cell>
          <table:table-cell office:value-type="string">
            <text:p>luvlE</text:p>
          </table:table-cell>
          <table:table-cell/>
          <table:table-cell office:value-type="string">
            <text:p>lVvli</text:p>
          </table:table-cell>
          <table:table-cell office:value-type="string">
            <text:p>luvlE</text:p>
          </table:table-cell>
          <table:table-cell/>
          <table:table-cell office:value-type="string">
            <text:p>luvlE</text:p>
          </table:table-cell>
          <table:table-cell table:number-columns-repeated="1012"/>
        </table:table-row>
        <table:table-row table:style-name="ro3">
          <table:table-cell office:value-type="string">
            <text:p>low</text:p>
          </table:table-cell>
          <table:table-cell office:value-type="string">
            <text:p>adj</text:p>
          </table:table-cell>
          <table:table-cell office:value-type="string">
            <text:p>leU</text:p>
          </table:table-cell>
          <table:table-cell office:value-type="string">
            <text:p>lO</text:p>
          </table:table-cell>
          <table:table-cell/>
          <table:table-cell office:value-type="string">
            <text:p>loU</text:p>
          </table:table-cell>
          <table:table-cell office:value-type="string">
            <text:p>lO</text:p>
          </table:table-cell>
          <table:table-cell/>
          <table:table-cell office:value-type="string">
            <text:p>loU</text:p>
          </table:table-cell>
          <table:table-cell office:value-type="string">
            <text:p>lO</text:p>
          </table:table-cell>
          <table:table-cell/>
          <table:table-cell office:value-type="string">
            <text:p>lO</text:p>
          </table:table-cell>
          <table:table-cell table:number-columns-repeated="1012"/>
        </table:table-row>
        <table:table-row table:style-name="ro3">
          <table:table-cell table:style-name="ce4"/>
          <table:table-cell office:value-type="string">
            <text:p>adj</text:p>
          </table:table-cell>
          <table:table-cell table:number-columns-repeated="2"/>
          <table:table-cell table:style-name="ce4" table:number-columns-repeated="12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lucky</text:p>
          </table:table-cell>
          <table:table-cell office:value-type="string">
            <text:p>adj</text:p>
          </table:table-cell>
          <table:table-cell office:value-type="string">
            <text:p>lVki</text:p>
          </table:table-cell>
          <table:table-cell office:value-type="string">
            <text:p>lukE</text:p>
          </table:table-cell>
          <table:table-cell/>
          <table:table-cell office:value-type="string">
            <text:p>lVki</text:p>
          </table:table-cell>
          <table:table-cell office:value-type="string">
            <text:p>lukE</text:p>
          </table:table-cell>
          <table:table-cell/>
          <table:table-cell office:value-type="string">
            <text:p>lVk</text:p>
          </table:table-cell>
          <table:table-cell office:value-type="string">
            <text:p>luk</text:p>
          </table:table-cell>
          <table:table-cell/>
          <table:table-cell office:value-type="string">
            <text:p>lukE</text:p>
          </table:table-cell>
          <table:table-cell table:number-columns-repeated="1012"/>
        </table:table-row>
        <table:table-row table:style-name="ro3">
          <table:table-cell office:value-type="string">
            <text:p>mad</text:p>
          </table:table-cell>
          <table:table-cell office:value-type="string">
            <text:p>adj</text:p>
          </table:table-cell>
          <table:table-cell office:value-type="string">
            <text:p>m{d</text:p>
          </table:table-cell>
          <table:table-cell office:value-type="string">
            <text:p>mad</text:p>
          </table:table-cell>
          <table:table-cell/>
          <table:table-cell office:value-type="string">
            <text:p>m{d</text:p>
          </table:table-cell>
          <table:table-cell office:value-type="string">
            <text:p>mad</text:p>
          </table:table-cell>
          <table:table-cell/>
          <table:table-cell office:value-type="string">
            <text:p>m{d</text:p>
          </table:table-cell>
          <table:table-cell office:value-type="string">
            <text:p>mad</text:p>
          </table:table-cell>
          <table:table-cell/>
          <table:table-cell office:value-type="string">
            <text:p>mad</text:p>
          </table:table-cell>
          <table:table-cell table:number-columns-repeated="1012"/>
        </table:table-row>
        <table:table-row table:style-name="ro3">
          <table:table-cell office:value-type="string">
            <text:p>main</text:p>
          </table:table-cell>
          <table:table-cell office:value-type="string">
            <text:p>adj</text:p>
          </table:table-cell>
          <table:table-cell office:value-type="string">
            <text:p>meIn</text:p>
          </table:table-cell>
          <table:table-cell office:value-type="string">
            <text:p>mAn</text:p>
          </table:table-cell>
          <table:table-cell/>
          <table:table-cell office:value-type="string">
            <text:p>meIn</text:p>
          </table:table-cell>
          <table:table-cell office:value-type="string">
            <text:p>mAn</text:p>
          </table:table-cell>
          <table:table-cell/>
          <table:table-cell office:value-type="string">
            <text:p>meIn</text:p>
          </table:table-cell>
          <table:table-cell office:value-type="string">
            <text:p>mAn</text:p>
          </table:table-cell>
          <table:table-cell/>
          <table:table-cell office:value-type="string">
            <text:p>mAn</text:p>
          </table:table-cell>
          <table:table-cell table:number-columns-repeated="1012"/>
        </table:table-row>
        <table:table-row table:style-name="ro3">
          <table:table-cell office:value-type="string">
            <text:p>major</text:p>
          </table:table-cell>
          <table:table-cell office:value-type="string">
            <text:p>adj</text:p>
          </table:table-cell>
          <table:table-cell office:value-type="string">
            <text:p>meIdZ@</text:p>
          </table:table-cell>
          <table:table-cell office:value-type="string">
            <text:p>mAjuÑ</text:p>
          </table:table-cell>
          <table:table-cell/>
          <table:table-cell office:value-type="string">
            <text:p>meIdZ=r</text:p>
          </table:table-cell>
          <table:table-cell office:value-type="string">
            <text:p>mAjur</text:p>
          </table:table-cell>
          <table:table-cell/>
          <table:table-cell office:value-type="string">
            <text:p>meIdZ@</text:p>
          </table:table-cell>
          <table:table-cell office:value-type="string">
            <text:p>mAjuÑ</text:p>
          </table:table-cell>
          <table:table-cell/>
          <table:table-cell office:value-type="string">
            <text:p>mAjuÑ</text:p>
          </table:table-cell>
          <table:table-cell table:number-columns-repeated="1012"/>
        </table:table-row>
        <table:table-row table:style-name="ro3">
          <table:table-cell office:value-type="string">
            <text:p>male</text:p>
          </table:table-cell>
          <table:table-cell office:value-type="string">
            <text:p>adj</text:p>
          </table:table-cell>
          <table:table-cell office:value-type="string">
            <text:p>meI=l</text:p>
          </table:table-cell>
          <table:table-cell office:value-type="string">
            <text:p>mAl</text:p>
          </table:table-cell>
          <table:table-cell/>
          <table:table-cell office:value-type="string">
            <text:p>meI=l</text:p>
          </table:table-cell>
          <table:table-cell office:value-type="string">
            <text:p>mAl</text:p>
          </table:table-cell>
          <table:table-cell/>
          <table:table-cell office:value-type="string">
            <text:p>meIl</text:p>
          </table:table-cell>
          <table:table-cell office:value-type="string">
            <text:p>mAl</text:p>
          </table:table-cell>
          <table:table-cell/>
          <table:table-cell office:value-type="string">
            <text:p>mAl</text:p>
          </table:table-cell>
          <table:table-cell table:number-columns-repeated="1012"/>
        </table:table-row>
        <table:table-row table:style-name="ro3">
          <table:table-cell office:value-type="string">
            <text:p>married</text:p>
          </table:table-cell>
          <table:table-cell office:value-type="string">
            <text:p>adj</text:p>
          </table:table-cell>
          <table:table-cell office:value-type="string">
            <text:p>m{rid</text:p>
          </table:table-cell>
          <table:table-cell office:value-type="string">
            <text:p>marEd</text:p>
          </table:table-cell>
          <table:table-cell/>
          <table:table-cell office:value-type="string">
            <text:p>m{rid</text:p>
          </table:table-cell>
          <table:table-cell office:value-type="string">
            <text:p>marEd</text:p>
          </table:table-cell>
          <table:table-cell/>
          <table:table-cell office:value-type="string">
            <text:p>m{rid</text:p>
          </table:table-cell>
          <table:table-cell office:value-type="string">
            <text:p>marEd</text:p>
          </table:table-cell>
          <table:table-cell/>
          <table:table-cell office:value-type="string">
            <text:p>marEd</text:p>
          </table:table-cell>
          <table:table-cell table:number-columns-repeated="1012"/>
        </table:table-row>
        <table:table-row table:style-name="ro3">
          <table:table-cell office:value-type="string">
            <text:p>mass</text:p>
          </table:table-cell>
          <table:table-cell office:value-type="string">
            <text:p>adj</text:p>
          </table:table-cell>
          <table:table-cell office:value-type="string">
            <text:p>m{s</text:p>
          </table:table-cell>
          <table:table-cell office:value-type="string">
            <text:p>mas</text:p>
          </table:table-cell>
          <table:table-cell/>
          <table:table-cell office:value-type="string">
            <text:p>m{s</text:p>
          </table:table-cell>
          <table:table-cell office:value-type="string">
            <text:p>mas</text:p>
          </table:table-cell>
          <table:table-cell/>
          <table:table-cell office:value-type="string">
            <text:p>m{s</text:p>
          </table:table-cell>
          <table:table-cell office:value-type="string">
            <text:p>mas</text:p>
          </table:table-cell>
          <table:table-cell/>
          <table:table-cell office:value-type="string">
            <text:p>mas</text:p>
          </table:table-cell>
          <table:table-cell table:number-columns-repeated="1012"/>
        </table:table-row>
        <table:table-row table:style-name="ro3">
          <table:table-cell office:value-type="string">
            <text:p>massive</text:p>
          </table:table-cell>
          <table:table-cell office:value-type="string">
            <text:p>adj</text:p>
          </table:table-cell>
          <table:table-cell office:value-type="string">
            <text:p>m{sIv</text:p>
          </table:table-cell>
          <table:table-cell office:value-type="string">
            <text:p>masiv</text:p>
          </table:table-cell>
          <table:table-cell/>
          <table:table-cell office:value-type="string">
            <text:p>m}sIv</text:p>
          </table:table-cell>
          <table:table-cell office:value-type="string">
            <text:p>masiv</text:p>
          </table:table-cell>
          <table:table-cell/>
          <table:table-cell office:value-type="string">
            <text:p>m{sIv</text:p>
          </table:table-cell>
          <table:table-cell office:value-type="string">
            <text:p>masiv</text:p>
          </table:table-cell>
          <table:table-cell/>
          <table:table-cell office:value-type="string">
            <text:p>masiv</text:p>
          </table:table-cell>
          <table:table-cell table:number-columns-repeated="1012"/>
        </table:table-row>
        <table:table-row table:style-name="ro3">
          <table:table-cell office:value-type="string">
            <text:p>maximum</text:p>
          </table:table-cell>
          <table:table-cell office:value-type="string">
            <text:p>adj</text:p>
          </table:table-cell>
          <table:table-cell office:value-type="string">
            <text:p>1-m{ksIm@m <text:s/>2-m{ks@m@m</text:p>
          </table:table-cell>
          <table:table-cell office:value-type="string">
            <text:p>1-maksimum-&gt;1 <text:s/>2-maksumum-&gt;1</text:p>
          </table:table-cell>
          <table:table-cell/>
          <table:table-cell office:value-type="string">
            <text:p>m{ksIm@m</text:p>
          </table:table-cell>
          <table:table-cell office:value-type="string">
            <text:p>maksimum</text:p>
          </table:table-cell>
          <table:table-cell/>
          <table:table-cell office:value-type="string">
            <text:p>m{ks@m@m</text:p>
          </table:table-cell>
          <table:table-cell office:value-type="string">
            <text:p>maksumum</text:p>
          </table:table-cell>
          <table:table-cell/>
          <table:table-cell office:value-type="string">
            <text:p>maksimum</text:p>
          </table:table-cell>
          <table:table-cell table:number-columns-repeated="3"/>
          <table:table-cell office:value-type="string">
            <text:p>RP-2:2.25 <text:s/>Au-2:2.25</text:p>
          </table:table-cell>
          <table:table-cell table:number-columns-repeated="1008"/>
        </table:table-row>
        <table:table-row table:style-name="ro3">
          <table:table-cell office:value-type="string">
            <text:p>mean</text:p>
          </table:table-cell>
          <table:table-cell office:value-type="string">
            <text:p>adj</text:p>
          </table:table-cell>
          <table:table-cell office:value-type="string">
            <text:p>mi:n</text:p>
          </table:table-cell>
          <table:table-cell office:value-type="string">
            <text:p>mEn</text:p>
          </table:table-cell>
          <table:table-cell/>
          <table:table-cell office:value-type="string">
            <text:p>mi:n</text:p>
          </table:table-cell>
          <table:table-cell office:value-type="string">
            <text:p>mEn</text:p>
          </table:table-cell>
          <table:table-cell/>
          <table:table-cell office:value-type="string">
            <text:p>min</text:p>
          </table:table-cell>
          <table:table-cell office:value-type="string">
            <text:p>mEn</text:p>
          </table:table-cell>
          <table:table-cell/>
          <table:table-cell office:value-type="string">
            <text:p>mEn</text:p>
          </table:table-cell>
          <table:table-cell table:number-columns-repeated="1012"/>
        </table:table-row>
        <table:table-row table:style-name="ro3">
          <table:table-cell office:value-type="string">
            <text:p>medical</text:p>
          </table:table-cell>
          <table:table-cell office:value-type="string">
            <text:p>adj</text:p>
          </table:table-cell>
          <table:table-cell office:value-type="string">
            <text:p>medIk=l</text:p>
          </table:table-cell>
          <table:table-cell office:value-type="string">
            <text:p>medikl</text:p>
          </table:table-cell>
          <table:table-cell/>
          <table:table-cell office:value-type="string">
            <text:p>medIk=l</text:p>
          </table:table-cell>
          <table:table-cell office:value-type="string">
            <text:p>medikl</text:p>
          </table:table-cell>
          <table:table-cell/>
          <table:table-cell office:value-type="string">
            <text:p>mEdIk@l</text:p>
          </table:table-cell>
          <table:table-cell office:value-type="string">
            <text:p>medikul</text:p>
          </table:table-cell>
          <table:table-cell/>
          <table:table-cell office:value-type="string">
            <text:p>medik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mental</text:p>
          </table:table-cell>
          <table:table-cell office:value-type="string">
            <text:p>adj</text:p>
          </table:table-cell>
          <table:table-cell office:value-type="string">
            <text:p>ment=l</text:p>
          </table:table-cell>
          <table:table-cell office:value-type="string">
            <text:p>mentl</text:p>
          </table:table-cell>
          <table:table-cell/>
          <table:table-cell office:value-type="string">
            <text:p>ment=l</text:p>
          </table:table-cell>
          <table:table-cell office:value-type="string">
            <text:p>mentl</text:p>
          </table:table-cell>
          <table:table-cell/>
          <table:table-cell office:value-type="string">
            <text:p>mEntl</text:p>
          </table:table-cell>
          <table:table-cell office:value-type="string">
            <text:p>mentl</text:p>
          </table:table-cell>
          <table:table-cell/>
          <table:table-cell office:value-type="string">
            <text:p>mentl</text:p>
          </table:table-cell>
          <table:table-cell table:number-columns-repeated="1012"/>
        </table:table-row>
        <table:table-row table:style-name="ro3">
          <table:table-cell office:value-type="string">
            <text:p>mere</text:p>
          </table:table-cell>
          <table:table-cell office:value-type="string">
            <text:p>adj</text:p>
          </table:table-cell>
          <table:table-cell office:value-type="string">
            <text:p>mI@</text:p>
          </table:table-cell>
          <table:table-cell office:value-type="string">
            <text:p>mË</text:p>
          </table:table-cell>
          <table:table-cell/>
          <table:table-cell office:value-type="string">
            <text:p>mI=r</text:p>
          </table:table-cell>
          <table:table-cell office:value-type="string">
            <text:p>mË</text:p>
          </table:table-cell>
          <table:table-cell/>
          <table:table-cell office:value-type="string">
            <text:p>mI@</text:p>
          </table:table-cell>
          <table:table-cell office:value-type="string">
            <text:p>mË</text:p>
          </table:table-cell>
          <table:table-cell/>
          <table:table-cell office:value-type="string">
            <text:p>mË</text:p>
          </table:table-cell>
          <table:table-cell table:number-columns-repeated="1012"/>
        </table:table-row>
        <table:table-row table:style-name="ro3">
          <table:table-cell office:value-type="string">
            <text:p>middle</text:p>
          </table:table-cell>
          <table:table-cell office:value-type="string">
            <text:p>adj</text:p>
          </table:table-cell>
          <table:table-cell office:value-type="string">
            <text:p>mId=l</text:p>
          </table:table-cell>
          <table:table-cell office:value-type="string">
            <text:p>midl</text:p>
          </table:table-cell>
          <table:table-cell/>
          <table:table-cell office:value-type="string">
            <text:p>mId=l</text:p>
          </table:table-cell>
          <table:table-cell office:value-type="string">
            <text:p>midl</text:p>
          </table:table-cell>
          <table:table-cell/>
          <table:table-cell office:value-type="string">
            <text:p>mIdl</text:p>
          </table:table-cell>
          <table:table-cell office:value-type="string">
            <text:p>midl</text:p>
          </table:table-cell>
          <table:table-cell/>
          <table:table-cell office:value-type="string">
            <text:p>midl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minimum</text:p>
          </table:table-cell>
          <table:table-cell office:value-type="string">
            <text:p>adj</text:p>
          </table:table-cell>
          <table:table-cell office:value-type="string">
            <text:p>1-mInIm@m <text:s/>2-mIn@m@m</text:p>
          </table:table-cell>
          <table:table-cell office:value-type="string">
            <text:p>1-minimum-&gt;1 <text:s/>2-minumum-&gt;1</text:p>
          </table:table-cell>
          <table:table-cell/>
          <table:table-cell office:value-type="string">
            <text:p>mInIm@m</text:p>
          </table:table-cell>
          <table:table-cell office:value-type="string">
            <text:p>minimum</text:p>
          </table:table-cell>
          <table:table-cell/>
          <table:table-cell office:value-type="string">
            <text:p>mIn@m@m</text:p>
          </table:table-cell>
          <table:table-cell office:value-type="string">
            <text:p>minumum</text:p>
          </table:table-cell>
          <table:table-cell/>
          <table:table-cell office:value-type="string">
            <text:p>minimum</text:p>
          </table:table-cell>
          <table:table-cell table:number-columns-repeated="3"/>
          <table:table-cell office:value-type="string">
            <text:p>RP-2:2.25 <text:s/>Au-2:2.25</text:p>
          </table:table-cell>
          <table:table-cell table:number-columns-repeated="1008"/>
        </table:table-row>
        <table:table-row table:style-name="ro3">
          <table:table-cell office:value-type="string">
            <text:p>minor</text:p>
          </table:table-cell>
          <table:table-cell office:value-type="string">
            <text:p>adj</text:p>
          </table:table-cell>
          <table:table-cell office:value-type="string">
            <text:p>maIn@</text:p>
          </table:table-cell>
          <table:table-cell office:value-type="string">
            <text:p>mInuÑ</text:p>
          </table:table-cell>
          <table:table-cell/>
          <table:table-cell office:value-type="string">
            <text:p>maIn=r</text:p>
          </table:table-cell>
          <table:table-cell office:value-type="string">
            <text:p>mInur</text:p>
          </table:table-cell>
          <table:table-cell/>
          <table:table-cell office:value-type="string">
            <text:p>maIn@</text:p>
          </table:table-cell>
          <table:table-cell office:value-type="string">
            <text:p>mInuÑ</text:p>
          </table:table-cell>
          <table:table-cell/>
          <table:table-cell office:value-type="string">
            <text:p>mInuÑ</text:p>
          </table:table-cell>
          <table:table-cell table:number-columns-repeated="1012"/>
        </table:table-row>
        <table:table-row table:style-name="ro3">
          <table:table-cell office:value-type="string">
            <text:p>modern</text:p>
          </table:table-cell>
          <table:table-cell office:value-type="string">
            <text:p>adj</text:p>
          </table:table-cell>
          <table:table-cell office:value-type="string">
            <text:p>mQd=n</text:p>
          </table:table-cell>
          <table:table-cell office:value-type="string">
            <text:p>moduÑn</text:p>
          </table:table-cell>
          <table:table-cell/>
          <table:table-cell office:value-type="string">
            <text:p>mA:d=rn</text:p>
          </table:table-cell>
          <table:table-cell office:value-type="string">
            <text:p>mRdurn</text:p>
          </table:table-cell>
          <table:table-cell/>
          <table:table-cell office:value-type="string">
            <text:p>mQdn</text:p>
          </table:table-cell>
          <table:table-cell office:value-type="string">
            <text:p>modn</text:p>
          </table:table-cell>
          <table:table-cell/>
          <table:table-cell office:value-type="string">
            <text:p>moduÑn</text:p>
          </table:table-cell>
          <table:table-cell table:number-columns-repeated="3"/>
          <table:table-cell office:value-type="string">
            <text:p>Au-1:2.C</text:p>
          </table:table-cell>
          <table:table-cell/>
          <table:table-cell office:value-type="string">
            <text:p>QS-Au is missing the LETTER set schwa and the Rhotic R</text:p>
          </table:table-cell>
          <table:table-cell table:number-columns-repeated="1006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moral</text:p>
          </table:table-cell>
          <table:table-cell office:value-type="string">
            <text:p>adj</text:p>
          </table:table-cell>
          <table:table-cell office:value-type="string">
            <text:p>mQr@l</text:p>
          </table:table-cell>
          <table:table-cell office:value-type="string">
            <text:p>morul</text:p>
          </table:table-cell>
          <table:table-cell/>
          <table:table-cell office:value-type="string">
            <text:p>1-mO:r@l <text:s/>2-mA:r@l</text:p>
          </table:table-cell>
          <table:table-cell office:value-type="string">
            <text:p>1-mQrul-&gt;1 <text:s/>2-mRrul-&gt;1</text:p>
          </table:table-cell>
          <table:table-cell/>
          <table:table-cell office:value-type="string">
            <text:p>mQr@l</text:p>
          </table:table-cell>
          <table:table-cell office:value-type="string">
            <text:p>morul</text:p>
          </table:table-cell>
          <table:table-cell/>
          <table:table-cell office:value-type="string">
            <text:p>morul</text:p>
          </table:table-cell>
          <table:table-cell table:number-columns-repeated="3"/>
          <table:table-cell office:value-type="string">
            <text:p>GA-x:1.17</text:p>
          </table:table-cell>
          <table:table-cell table:number-columns-repeated="1008"/>
        </table:table-row>
        <table:table-row table:style-name="ro3">
          <table:table-cell office:value-type="string">
            <text:p>musical</text:p>
          </table:table-cell>
          <table:table-cell office:value-type="string">
            <text:p>adj</text:p>
          </table:table-cell>
          <table:table-cell office:value-type="string">
            <text:p>mju:zIk=l</text:p>
          </table:table-cell>
          <table:table-cell office:value-type="string">
            <text:p>myUzikl</text:p>
          </table:table-cell>
          <table:table-cell/>
          <table:table-cell office:value-type="string">
            <text:p>mju:zIk=l</text:p>
          </table:table-cell>
          <table:table-cell office:value-type="string">
            <text:p>myUzikl</text:p>
          </table:table-cell>
          <table:table-cell/>
          <table:table-cell office:value-type="string">
            <text:p>mjuzIk@l</text:p>
          </table:table-cell>
          <table:table-cell office:value-type="string">
            <text:p>myUzikul</text:p>
          </table:table-cell>
          <table:table-cell/>
          <table:table-cell office:value-type="string">
            <text:p>myUzik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narrow</text:p>
          </table:table-cell>
          <table:table-cell office:value-type="string">
            <text:p>adj</text:p>
          </table:table-cell>
          <table:table-cell office:value-type="string">
            <text:p>n{r@U</text:p>
          </table:table-cell>
          <table:table-cell office:value-type="string">
            <text:p>narO</text:p>
          </table:table-cell>
          <table:table-cell/>
          <table:table-cell office:value-type="string">
            <text:p>1-n{roU <text:s/>2-neroU</text:p>
          </table:table-cell>
          <table:table-cell office:value-type="string">
            <text:p>1-narO-&gt;1 <text:s/>2-nerO-&gt;1</text:p>
          </table:table-cell>
          <table:table-cell/>
          <table:table-cell office:value-type="string">
            <text:p>n{roU</text:p>
          </table:table-cell>
          <table:table-cell office:value-type="string">
            <text:p>narO</text:p>
          </table:table-cell>
          <table:table-cell/>
          <table:table-cell office:value-type="string">
            <text:p>narO</text:p>
          </table:table-cell>
          <table:table-cell table:number-columns-repeated="3"/>
          <table:table-cell office:value-type="string">
            <text:p>GA-2:1.5</text:p>
          </table:table-cell>
          <table:table-cell table:number-columns-repeated="1008"/>
        </table:table-row>
        <table:table-row table:style-name="ro3">
          <table:table-cell office:value-type="string">
            <text:p>national</text:p>
          </table:table-cell>
          <table:table-cell office:value-type="string">
            <text:p>adj</text:p>
          </table:table-cell>
          <table:table-cell office:value-type="string">
            <text:p>n{S=n@l</text:p>
          </table:table-cell>
          <table:table-cell office:value-type="string">
            <text:p>naSnul</text:p>
          </table:table-cell>
          <table:table-cell/>
          <table:table-cell office:value-type="string">
            <text:p>n{S=n@l</text:p>
          </table:table-cell>
          <table:table-cell office:value-type="string">
            <text:p>naSnul</text:p>
          </table:table-cell>
          <table:table-cell/>
          <table:table-cell office:value-type="string">
            <text:p>1-n{Sn@l <text:s/>2-n{S@n@l</text:p>
          </table:table-cell>
          <table:table-cell office:value-type="string">
            <text:p>1-naSnul-&gt;1 <text:s/>2-nasunul-&gt;1</text:p>
          </table:table-cell>
          <table:table-cell/>
          <table:table-cell office:value-type="string">
            <text:p>naSnul</text:p>
          </table:table-cell>
          <table:table-cell table:number-columns-repeated="3"/>
          <table:table-cell office:value-type="string">
            <text:p>Au-2:2.O</text:p>
          </table:table-cell>
          <table:table-cell table:number-columns-repeated="1008"/>
        </table:table-row>
        <table:table-row table:style-name="ro3">
          <table:table-cell office:value-type="string">
            <text:p>natural</text:p>
          </table:table-cell>
          <table:table-cell office:value-type="string">
            <text:p>adj</text:p>
          </table:table-cell>
          <table:table-cell office:value-type="string">
            <text:p>n{tS=r@l</text:p>
          </table:table-cell>
          <table:table-cell office:value-type="string">
            <text:p>naCurul</text:p>
          </table:table-cell>
          <table:table-cell/>
          <table:table-cell office:value-type="string">
            <text:p>n{tS=r@l</text:p>
          </table:table-cell>
          <table:table-cell office:value-type="string">
            <text:p>naCurul</text:p>
          </table:table-cell>
          <table:table-cell/>
          <table:table-cell office:value-type="string">
            <text:p>1-n{tS@r@l <text:s/>2-n{tSr@l</text:p>
          </table:table-cell>
          <table:table-cell office:value-type="string">
            <text:p>1-naCurul-&gt;1 <text:s/>2-naCrul-&gt;1</text:p>
          </table:table-cell>
          <table:table-cell/>
          <table:table-cell office:value-type="string">
            <text:p>naCurul</text:p>
          </table:table-cell>
          <table:table-cell table:number-columns-repeated="3"/>
          <table:table-cell office:value-type="string">
            <text:p>Au-2:2.C</text:p>
          </table:table-cell>
          <table:table-cell table:style-name="ce4"/>
          <table:table-cell table:style-name="ce4" office:value-type="string">
            <text:p>QS-Au-2 is missing the LETTER set schwa</text:p>
          </table:table-cell>
          <table:table-cell table:number-columns-repeated="1006"/>
        </table:table-row>
        <table:table-row table:style-name="ro3">
          <table:table-cell office:value-type="string">
            <text:p>near</text:p>
          </table:table-cell>
          <table:table-cell office:value-type="string">
            <text:p>adj</text:p>
          </table:table-cell>
          <table:table-cell office:value-type="string">
            <text:p>nI@</text:p>
          </table:table-cell>
          <table:table-cell office:value-type="string">
            <text:p>nË</text:p>
          </table:table-cell>
          <table:table-cell/>
          <table:table-cell office:value-type="string">
            <text:p>nI=r</text:p>
          </table:table-cell>
          <table:table-cell office:value-type="string">
            <text:p>nË</text:p>
          </table:table-cell>
          <table:table-cell/>
          <table:table-cell office:value-type="string">
            <text:p>nI@</text:p>
          </table:table-cell>
          <table:table-cell office:value-type="string">
            <text:p>nË</text:p>
          </table:table-cell>
          <table:table-cell/>
          <table:table-cell office:value-type="string">
            <text:p>nË</text:p>
          </table:table-cell>
          <table:table-cell table:number-columns-repeated="1012"/>
        </table:table-row>
        <table:table-row table:style-name="ro3">
          <table:table-cell office:value-type="string">
            <text:p>neat</text:p>
          </table:table-cell>
          <table:table-cell office:value-type="string">
            <text:p>adj</text:p>
          </table:table-cell>
          <table:table-cell office:value-type="string">
            <text:p>ni:t</text:p>
          </table:table-cell>
          <table:table-cell office:value-type="string">
            <text:p>nEt</text:p>
          </table:table-cell>
          <table:table-cell/>
          <table:table-cell office:value-type="string">
            <text:p>ni:t</text:p>
          </table:table-cell>
          <table:table-cell office:value-type="string">
            <text:p>nEt</text:p>
          </table:table-cell>
          <table:table-cell/>
          <table:table-cell office:value-type="string">
            <text:p>nit</text:p>
          </table:table-cell>
          <table:table-cell office:value-type="string">
            <text:p>nEt</text:p>
          </table:table-cell>
          <table:table-cell/>
          <table:table-cell office:value-type="string">
            <text:p>nEt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negative</text:p>
          </table:table-cell>
          <table:table-cell office:value-type="string">
            <text:p>adj</text:p>
          </table:table-cell>
          <table:table-cell office:value-type="string">
            <text:p>neg@tIv</text:p>
          </table:table-cell>
          <table:table-cell office:value-type="string">
            <text:p>negutiv</text:p>
          </table:table-cell>
          <table:table-cell/>
          <table:table-cell office:value-type="string">
            <text:p>neg@tIv</text:p>
          </table:table-cell>
          <table:table-cell office:value-type="string">
            <text:p>negutiv</text:p>
          </table:table-cell>
          <table:table-cell/>
          <table:table-cell office:value-type="string">
            <text:p>nEg@tIv</text:p>
          </table:table-cell>
          <table:table-cell office:value-type="string">
            <text:p>negutiv</text:p>
          </table:table-cell>
          <table:table-cell/>
          <table:table-cell office:value-type="string">
            <text:p>negutiv</text:p>
          </table:table-cell>
          <table:table-cell table:number-columns-repeated="1012"/>
        </table:table-row>
        <table:table-row table:style-name="ro3">
          <table:table-cell office:value-type="string">
            <text:p>nervous</text:p>
          </table:table-cell>
          <table:table-cell office:value-type="string">
            <text:p>adj</text:p>
          </table:table-cell>
          <table:table-cell office:value-type="string">
            <text:p>n3:v@s</text:p>
          </table:table-cell>
          <table:table-cell office:value-type="string">
            <text:p>nüvus</text:p>
          </table:table-cell>
          <table:table-cell/>
          <table:table-cell office:value-type="string">
            <text:p>n3`:v@s</text:p>
          </table:table-cell>
          <table:table-cell office:value-type="string">
            <text:p>nüvus</text:p>
          </table:table-cell>
          <table:table-cell/>
          <table:table-cell office:value-type="string">
            <text:p>n3v@s</text:p>
          </table:table-cell>
          <table:table-cell office:value-type="string">
            <text:p>nüvus</text:p>
          </table:table-cell>
          <table:table-cell/>
          <table:table-cell office:value-type="string">
            <text:p>nüvus</text:p>
          </table:table-cell>
          <table:table-cell table:number-columns-repeated="1012"/>
        </table:table-row>
        <table:table-row table:style-name="ro3">
          <table:table-cell office:value-type="string">
            <text:p>net</text:p>
          </table:table-cell>
          <table:table-cell office:value-type="string">
            <text:p>adj</text:p>
          </table:table-cell>
          <table:table-cell table:number-columns-repeated="2" office:value-type="string">
            <text:p>net</text:p>
          </table:table-cell>
          <table:table-cell/>
          <table:table-cell table:number-columns-repeated="2" office:value-type="string">
            <text:p>net</text:p>
          </table:table-cell>
          <table:table-cell/>
          <table:table-cell office:value-type="string">
            <text:p>nEt</text:p>
          </table:table-cell>
          <table:table-cell office:value-type="string">
            <text:p>net</text:p>
          </table:table-cell>
          <table:table-cell/>
          <table:table-cell office:value-type="string">
            <text:p>net</text:p>
          </table:table-cell>
          <table:table-cell table:number-columns-repeated="1012"/>
        </table:table-row>
        <table:table-row table:style-name="ro3">
          <table:table-cell office:value-type="string">
            <text:p>new</text:p>
          </table:table-cell>
          <table:table-cell office:value-type="string">
            <text:p>adj</text:p>
          </table:table-cell>
          <table:table-cell office:value-type="string">
            <text:p>nju:</text:p>
          </table:table-cell>
          <table:table-cell office:value-type="string">
            <text:p>nyU</text:p>
          </table:table-cell>
          <table:table-cell/>
          <table:table-cell office:value-type="string">
            <text:p>1-nu: <text:s/>2-nju:</text:p>
          </table:table-cell>
          <table:table-cell office:value-type="string">
            <text:p>1-nU-&gt;1 <text:s/>2-nyU-&gt;1</text:p>
          </table:table-cell>
          <table:table-cell/>
          <table:table-cell office:value-type="string">
            <text:p>nju</text:p>
          </table:table-cell>
          <table:table-cell office:value-type="string">
            <text:p>nyU</text:p>
          </table:table-cell>
          <table:table-cell/>
          <table:table-cell office:value-type="string">
            <text:p>nyU</text:p>
          </table:table-cell>
          <table:table-cell table:number-columns-repeated="3"/>
          <table:table-cell office:value-type="string">
            <text:p>GA-1:1.32</text:p>
          </table:table-cell>
          <table:table-cell table:number-columns-repeated="1008"/>
        </table:table-row>
        <table:table-row table:style-name="ro3">
          <table:table-cell office:value-type="string">
            <text:p>nice</text:p>
          </table:table-cell>
          <table:table-cell office:value-type="string">
            <text:p>adj</text:p>
          </table:table-cell>
          <table:table-cell office:value-type="string">
            <text:p>naIs</text:p>
          </table:table-cell>
          <table:table-cell office:value-type="string">
            <text:p>nIs</text:p>
          </table:table-cell>
          <table:table-cell/>
          <table:table-cell office:value-type="string">
            <text:p>naIs</text:p>
          </table:table-cell>
          <table:table-cell office:value-type="string">
            <text:p>nIs</text:p>
          </table:table-cell>
          <table:table-cell/>
          <table:table-cell office:value-type="string">
            <text:p>naIs</text:p>
          </table:table-cell>
          <table:table-cell office:value-type="string">
            <text:p>nIs</text:p>
          </table:table-cell>
          <table:table-cell/>
          <table:table-cell office:value-type="string">
            <text:p>nIs</text:p>
          </table:table-cell>
          <table:table-cell table:number-columns-repeated="1012"/>
        </table:table-row>
        <table:table-row table:style-name="ro3">
          <table:table-cell office:value-type="string">
            <text:p>normal</text:p>
          </table:table-cell>
          <table:table-cell office:value-type="string">
            <text:p>adj</text:p>
          </table:table-cell>
          <table:table-cell office:value-type="string">
            <text:p>nO:m=l</text:p>
          </table:table-cell>
          <table:table-cell office:value-type="string">
            <text:p>nRÑml</text:p>
          </table:table-cell>
          <table:table-cell/>
          <table:table-cell office:value-type="string">
            <text:p>nO:rm=l</text:p>
          </table:table-cell>
          <table:table-cell office:value-type="string">
            <text:p>nQÑml</text:p>
          </table:table-cell>
          <table:table-cell/>
          <table:table-cell office:value-type="string">
            <text:p>nOm@l</text:p>
          </table:table-cell>
          <table:table-cell office:value-type="string">
            <text:p>nQÑmul</text:p>
          </table:table-cell>
          <table:table-cell/>
          <table:table-cell office:value-type="string">
            <text:p>nQÑm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office:value-type="string">
            <text:p>northern</text:p>
          </table:table-cell>
          <table:table-cell office:value-type="string">
            <text:p>adj</text:p>
          </table:table-cell>
          <table:table-cell office:value-type="string">
            <text:p>nO:D=n</text:p>
          </table:table-cell>
          <table:table-cell office:value-type="string">
            <text:p>nQÑDuÑn</text:p>
          </table:table-cell>
          <table:table-cell/>
          <table:table-cell office:value-type="string">
            <text:p>nO:rD=rn</text:p>
          </table:table-cell>
          <table:table-cell office:value-type="string">
            <text:p>nQrDurn</text:p>
          </table:table-cell>
          <table:table-cell/>
          <table:table-cell office:value-type="string">
            <text:p>nOD@n</text:p>
          </table:table-cell>
          <table:table-cell office:value-type="string">
            <text:p>nQÑDuÑn</text:p>
          </table:table-cell>
          <table:table-cell/>
          <table:table-cell office:value-type="string">
            <text:p>nQÑDuÑn</text:p>
          </table:table-cell>
          <table:table-cell table:number-columns-repeated="1012"/>
        </table:table-row>
        <table:table-row table:style-name="ro3">
          <table:table-cell office:value-type="string">
            <text:p>nuclear</text:p>
          </table:table-cell>
          <table:table-cell office:value-type="string">
            <text:p>adj</text:p>
          </table:table-cell>
          <table:table-cell office:value-type="string">
            <text:p>nju:kli@</text:p>
          </table:table-cell>
          <table:table-cell office:value-type="string">
            <text:p>nyUklË</text:p>
          </table:table-cell>
          <table:table-cell/>
          <table:table-cell office:value-type="string">
            <text:p>1-nu:kli=r <text:s/>2-nju:kli=r</text:p>
          </table:table-cell>
          <table:table-cell office:value-type="string">
            <text:p>1-nUklË-&gt;1 <text:s/>2-nyUklË-&gt;1</text:p>
          </table:table-cell>
          <table:table-cell/>
          <table:table-cell office:value-type="string">
            <text:p>njukli@</text:p>
          </table:table-cell>
          <table:table-cell office:value-type="string">
            <text:p>nyUklË</text:p>
          </table:table-cell>
          <table:table-cell/>
          <table:table-cell office:value-type="string">
            <text:p>nyUklË</text:p>
          </table:table-cell>
          <table:table-cell table:number-columns-repeated="3"/>
          <table:table-cell office:value-type="string">
            <text:p>GA-1:1.32</text:p>
          </table:table-cell>
          <table:table-cell table:number-columns-repeated="1008"/>
        </table:table-row>
        <table:table-row table:style-name="ro3">
          <table:table-cell office:value-type="string">
            <text:p>numerous</text:p>
          </table:table-cell>
          <table:table-cell office:value-type="string">
            <text:p>adj</text:p>
          </table:table-cell>
          <table:table-cell office:value-type="string">
            <text:p>nju:m@r@s</text:p>
          </table:table-cell>
          <table:table-cell office:value-type="string">
            <text:p>nyUmurus</text:p>
          </table:table-cell>
          <table:table-cell/>
          <table:table-cell office:value-type="string">
            <text:p>1-nu:m@r@s <text:s/>2-nju:m@r@s</text:p>
          </table:table-cell>
          <table:table-cell office:value-type="string">
            <text:p>1-nUmurus-&gt;1 <text:s/>2-nyUmurus-&gt;1</text:p>
          </table:table-cell>
          <table:table-cell/>
          <table:table-cell office:value-type="string">
            <text:p>njum@r@s</text:p>
          </table:table-cell>
          <table:table-cell office:value-type="string">
            <text:p>nyUmurus</text:p>
          </table:table-cell>
          <table:table-cell/>
          <table:table-cell office:value-type="string">
            <text:p>nyUmurus</text:p>
          </table:table-cell>
          <table:table-cell table:number-columns-repeated="3"/>
          <table:table-cell office:value-type="string">
            <text:p>GA-1:1.32</text:p>
          </table:table-cell>
          <table:table-cell table:number-columns-repeated="1008"/>
        </table:table-row>
        <table:table-row table:style-name="ro3">
          <table:table-cell office:value-type="string">
            <text:p>obvious</text:p>
          </table:table-cell>
          <table:table-cell office:value-type="string">
            <text:p>adj</text:p>
          </table:table-cell>
          <table:table-cell office:value-type="string">
            <text:p>Qbvi@s</text:p>
          </table:table-cell>
          <table:table-cell office:value-type="string">
            <text:p>obvEus</text:p>
          </table:table-cell>
          <table:table-cell/>
          <table:table-cell office:value-type="string">
            <text:p>A:bvi@s</text:p>
          </table:table-cell>
          <table:table-cell office:value-type="string">
            <text:p>RbvEus</text:p>
          </table:table-cell>
          <table:table-cell/>
          <table:table-cell office:value-type="string">
            <text:p>Qbvi@s</text:p>
          </table:table-cell>
          <table:table-cell office:value-type="string">
            <text:p>obvEus</text:p>
          </table:table-cell>
          <table:table-cell/>
          <table:table-cell office:value-type="string">
            <text:p>obvEus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office:value-type="string">
            <text:p>occasional</text:p>
          </table:table-cell>
          <table:table-cell office:value-type="string">
            <text:p>adj</text:p>
          </table:table-cell>
          <table:table-cell office:value-type="string">
            <text:p>@keIZ=n@l</text:p>
          </table:table-cell>
          <table:table-cell office:value-type="string">
            <text:p>ukAZnul</text:p>
          </table:table-cell>
          <table:table-cell/>
          <table:table-cell office:value-type="string">
            <text:p>@keIZ=n@l</text:p>
          </table:table-cell>
          <table:table-cell office:value-type="string">
            <text:p>ukAZnul</text:p>
          </table:table-cell>
          <table:table-cell/>
          <table:table-cell office:value-type="string">
            <text:p>@keIZ@n@l</text:p>
          </table:table-cell>
          <table:table-cell office:value-type="string">
            <text:p>ukAZunul</text:p>
          </table:table-cell>
          <table:table-cell/>
          <table:table-cell office:value-type="string">
            <text:p>ukAZnu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odd</text:p>
          </table:table-cell>
          <table:table-cell office:value-type="string">
            <text:p>adj</text:p>
          </table:table-cell>
          <table:table-cell office:value-type="string">
            <text:p>Qd</text:p>
          </table:table-cell>
          <table:table-cell office:value-type="string">
            <text:p>od</text:p>
          </table:table-cell>
          <table:table-cell/>
          <table:table-cell office:value-type="string">
            <text:p>A:d</text:p>
          </table:table-cell>
          <table:table-cell office:value-type="string">
            <text:p>Rd</text:p>
          </table:table-cell>
          <table:table-cell/>
          <table:table-cell office:value-type="string">
            <text:p>Qd</text:p>
          </table:table-cell>
          <table:table-cell office:value-type="string">
            <text:p>od</text:p>
          </table:table-cell>
          <table:table-cell/>
          <table:table-cell office:value-type="string">
            <text:p>od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office:value-type="string">
            <text:p>official</text:p>
          </table:table-cell>
          <table:table-cell office:value-type="string">
            <text:p>adj</text:p>
          </table:table-cell>
          <table:table-cell office:value-type="string">
            <text:p>@fIS=l</text:p>
          </table:table-cell>
          <table:table-cell office:value-type="string">
            <text:p>ufiSl</text:p>
          </table:table-cell>
          <table:table-cell/>
          <table:table-cell office:value-type="string">
            <text:p>@fIS=l</text:p>
          </table:table-cell>
          <table:table-cell office:value-type="string">
            <text:p>ufiSl</text:p>
          </table:table-cell>
          <table:table-cell/>
          <table:table-cell office:value-type="string">
            <text:p>@fIS@l</text:p>
          </table:table-cell>
          <table:table-cell office:value-type="string">
            <text:p>ufisul</text:p>
          </table:table-cell>
          <table:table-cell/>
          <table:table-cell office:value-type="string">
            <text:p>ufiS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old</text:p>
          </table:table-cell>
          <table:table-cell office:value-type="string">
            <text:p>adj</text:p>
          </table:table-cell>
          <table:table-cell office:value-type="string">
            <text:p>1-@Uld <text:s/>2-QUld</text:p>
          </table:table-cell>
          <table:table-cell office:value-type="string">
            <text:p>1-Old <text:s/>2=1</text:p>
          </table:table-cell>
          <table:table-cell/>
          <table:table-cell office:value-type="string">
            <text:p>oUld</text:p>
          </table:table-cell>
          <table:table-cell office:value-type="string">
            <text:p>Old</text:p>
          </table:table-cell>
          <table:table-cell/>
          <table:table-cell office:value-type="string">
            <text:p>oUld</text:p>
          </table:table-cell>
          <table:table-cell office:value-type="string">
            <text:p>Old</text:p>
          </table:table-cell>
          <table:table-cell/>
          <table:table-cell office:value-type="string">
            <text:p>Old</text:p>
          </table:table-cell>
          <table:table-cell table:number-columns-repeated="5"/>
          <table:table-cell office:value-type="string">
            <text:p>RP-2 is a variant derived by rule</text:p>
          </table:table-cell>
          <table:table-cell table:number-columns-repeated="1006"/>
        </table:table-row>
        <table:table-row table:style-name="ro3">
          <table:table-cell office:value-type="string">
            <text:p>only</text:p>
          </table:table-cell>
          <table:table-cell office:value-type="string">
            <text:p>adj</text:p>
          </table:table-cell>
          <table:table-cell office:value-type="string">
            <text:p>@Unli</text:p>
          </table:table-cell>
          <table:table-cell office:value-type="string">
            <text:p>OnlE</text:p>
          </table:table-cell>
          <table:table-cell/>
          <table:table-cell office:value-type="string">
            <text:p>oUnli</text:p>
          </table:table-cell>
          <table:table-cell office:value-type="string">
            <text:p>OnlE</text:p>
          </table:table-cell>
          <table:table-cell/>
          <table:table-cell office:value-type="string">
            <text:p>oUnli</text:p>
          </table:table-cell>
          <table:table-cell office:value-type="string">
            <text:p>OnlE</text:p>
          </table:table-cell>
          <table:table-cell/>
          <table:table-cell office:value-type="string">
            <text:p>OnlE</text:p>
          </table:table-cell>
          <table:table-cell table:number-columns-repeated="1012"/>
        </table:table-row>
        <table:table-row table:style-name="ro3">
          <table:table-cell office:value-type="string">
            <text:p>open</text:p>
          </table:table-cell>
          <table:table-cell office:value-type="string">
            <text:p>adj</text:p>
          </table:table-cell>
          <table:table-cell office:value-type="string">
            <text:p>eUp@n</text:p>
          </table:table-cell>
          <table:table-cell office:value-type="string">
            <text:p>Opun</text:p>
          </table:table-cell>
          <table:table-cell/>
          <table:table-cell office:value-type="string">
            <text:p>oUp@n</text:p>
          </table:table-cell>
          <table:table-cell office:value-type="string">
            <text:p>Opun</text:p>
          </table:table-cell>
          <table:table-cell/>
          <table:table-cell office:value-type="string">
            <text:p>oUp@n</text:p>
          </table:table-cell>
          <table:table-cell office:value-type="string">
            <text:p>Opun</text:p>
          </table:table-cell>
          <table:table-cell/>
          <table:table-cell office:value-type="string">
            <text:p>Opun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14"/>
          <table:table-cell/>
          <table:table-cell table:style-name="ce4" table:number-columns-repeated="978"/>
          <table:table-cell table:number-columns-repeated="29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other</text:p>
          </table:table-cell>
          <table:table-cell office:value-type="string">
            <text:p>adj</text:p>
          </table:table-cell>
          <table:table-cell office:value-type="string">
            <text:p>VD@</text:p>
          </table:table-cell>
          <table:table-cell office:value-type="string">
            <text:p>uDuÑ</text:p>
          </table:table-cell>
          <table:table-cell/>
          <table:table-cell office:value-type="string">
            <text:p>VD=r</text:p>
          </table:table-cell>
          <table:table-cell office:value-type="string">
            <text:p>uDur</text:p>
          </table:table-cell>
          <table:table-cell/>
          <table:table-cell office:value-type="string">
            <text:p>VD@</text:p>
          </table:table-cell>
          <table:table-cell office:value-type="string">
            <text:p>uDuÑ</text:p>
          </table:table-cell>
          <table:table-cell/>
          <table:table-cell office:value-type="string">
            <text:p>uDuÑ</text:p>
          </table:table-cell>
          <table:table-cell table:number-columns-repeated="1012"/>
        </table:table-row>
        <table:table-row table:style-name="ro3">
          <table:table-cell office:value-type="string">
            <text:p>outside</text:p>
          </table:table-cell>
          <table:table-cell office:value-type="string">
            <text:p>adj</text:p>
          </table:table-cell>
          <table:table-cell office:value-type="string">
            <text:p>aUtsaId</text:p>
          </table:table-cell>
          <table:table-cell office:value-type="string">
            <text:p>WtsId</text:p>
          </table:table-cell>
          <table:table-cell/>
          <table:table-cell office:value-type="string">
            <text:p>aUtsaId</text:p>
          </table:table-cell>
          <table:table-cell office:value-type="string">
            <text:p>WtsId</text:p>
          </table:table-cell>
          <table:table-cell/>
          <table:table-cell office:value-type="string">
            <text:p>aUtsaId</text:p>
          </table:table-cell>
          <table:table-cell office:value-type="string">
            <text:p>WtsId</text:p>
          </table:table-cell>
          <table:table-cell/>
          <table:table-cell office:value-type="string">
            <text:p>WtsId</text:p>
          </table:table-cell>
          <table:table-cell table:number-columns-repeated="1012"/>
        </table:table-row>
        <table:table-row table:style-name="ro3">
          <table:table-cell office:value-type="string">
            <text:p>outstanding</text:p>
          </table:table-cell>
          <table:table-cell office:value-type="string">
            <text:p>adj</text:p>
          </table:table-cell>
          <table:table-cell office:value-type="string">
            <text:p>aUtst{ndIN</text:p>
          </table:table-cell>
          <table:table-cell office:value-type="string">
            <text:p>WtstandiN</text:p>
          </table:table-cell>
          <table:table-cell/>
          <table:table-cell office:value-type="string">
            <text:p>aUtst{ndIN</text:p>
          </table:table-cell>
          <table:table-cell office:value-type="string">
            <text:p>WtstandiN</text:p>
          </table:table-cell>
          <table:table-cell/>
          <table:table-cell office:value-type="string">
            <text:p>aUtst{ndIN</text:p>
          </table:table-cell>
          <table:table-cell office:value-type="string">
            <text:p>WtstandiN</text:p>
          </table:table-cell>
          <table:table-cell/>
          <table:table-cell office:value-type="string">
            <text:p>WtstandiN</text:p>
          </table:table-cell>
          <table:table-cell table:number-columns-repeated="1012"/>
        </table:table-row>
        <table:table-row table:style-name="ro3">
          <table:table-cell office:value-type="string">
            <text:p>overall</text:p>
          </table:table-cell>
          <table:table-cell office:value-type="string">
            <text:p>adj</text:p>
          </table:table-cell>
          <table:table-cell office:value-type="string">
            <text:p>eUv@rO:l</text:p>
          </table:table-cell>
          <table:table-cell office:value-type="string">
            <text:p>OvurQl</text:p>
          </table:table-cell>
          <table:table-cell/>
          <table:table-cell office:value-type="string">
            <text:p>1-oUv@rQ:l <text:s/>2-oUv@rA:l</text:p>
          </table:table-cell>
          <table:table-cell office:value-type="string">
            <text:p>1-Ovurol-&gt;1 <text:s/>2-OvurRl-&gt;1</text:p>
          </table:table-cell>
          <table:table-cell/>
          <table:table-cell office:value-type="string">
            <text:p>oUv@rQl</text:p>
          </table:table-cell>
          <table:table-cell office:value-type="string">
            <text:p>OvurQl</text:p>
          </table:table-cell>
          <table:table-cell/>
          <table:table-cell office:value-type="string">
            <text:p>OvurQl</text:p>
          </table:table-cell>
          <table:table-cell table:number-columns-repeated="3"/>
          <table:table-cell office:value-type="string">
            <text:p>GA-x:2.8</text:p>
          </table:table-cell>
          <table:table-cell table:number-columns-repeated="1008"/>
        </table:table-row>
        <table:table-row table:style-name="ro3">
          <table:table-cell office:value-type="string">
            <text:p>overseas</text:p>
          </table:table-cell>
          <table:table-cell office:value-type="string">
            <text:p>adj</text:p>
          </table:table-cell>
          <table:table-cell office:value-type="string">
            <text:p>eUv@si:z</text:p>
          </table:table-cell>
          <table:table-cell office:value-type="string">
            <text:p>OvuÑsEz</text:p>
          </table:table-cell>
          <table:table-cell/>
          <table:table-cell office:value-type="string">
            <text:p>oUv=rsi:z</text:p>
          </table:table-cell>
          <table:table-cell office:value-type="string">
            <text:p>OvursEz</text:p>
          </table:table-cell>
          <table:table-cell/>
          <table:table-cell office:value-type="string">
            <text:p>oUv@siz</text:p>
          </table:table-cell>
          <table:table-cell office:value-type="string">
            <text:p>OvuÑsEz</text:p>
          </table:table-cell>
          <table:table-cell/>
          <table:table-cell office:value-type="string">
            <text:p>OvuÑsEz</text:p>
          </table:table-cell>
          <table:table-cell table:number-columns-repeated="1012"/>
        </table:table-row>
        <table:table-row table:style-name="ro3">
          <table:table-cell office:value-type="string">
            <text:p>pale</text:p>
          </table:table-cell>
          <table:table-cell office:value-type="string">
            <text:p>adj</text:p>
          </table:table-cell>
          <table:table-cell office:value-type="string">
            <text:p>peI=l</text:p>
          </table:table-cell>
          <table:table-cell office:value-type="string">
            <text:p>pAl</text:p>
          </table:table-cell>
          <table:table-cell/>
          <table:table-cell office:value-type="string">
            <text:p>peI=l</text:p>
          </table:table-cell>
          <table:table-cell office:value-type="string">
            <text:p>pAl</text:p>
          </table:table-cell>
          <table:table-cell/>
          <table:table-cell office:value-type="string">
            <text:p>peIl</text:p>
          </table:table-cell>
          <table:table-cell office:value-type="string">
            <text:p>pAl</text:p>
          </table:table-cell>
          <table:table-cell/>
          <table:table-cell office:value-type="string">
            <text:p>pAl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partial</text:p>
          </table:table-cell>
          <table:table-cell office:value-type="string">
            <text:p>adj</text:p>
          </table:table-cell>
          <table:table-cell office:value-type="string">
            <text:p>pA:S=l</text:p>
          </table:table-cell>
          <table:table-cell office:value-type="string">
            <text:p>pRÑSl</text:p>
          </table:table-cell>
          <table:table-cell/>
          <table:table-cell office:value-type="string">
            <text:p>pA:rS=l</text:p>
          </table:table-cell>
          <table:table-cell office:value-type="string">
            <text:p>pRrSl</text:p>
          </table:table-cell>
          <table:table-cell/>
          <table:table-cell office:value-type="string">
            <text:p>pAS@l</text:p>
          </table:table-cell>
          <table:table-cell office:value-type="string">
            <text:p>pRÑSul</text:p>
          </table:table-cell>
          <table:table-cell/>
          <table:table-cell office:value-type="string">
            <text:p>pRÑS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14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past</text:p>
          </table:table-cell>
          <table:table-cell office:value-type="string">
            <text:p>adj</text:p>
          </table:table-cell>
          <table:table-cell office:value-type="string">
            <text:p>pA:st</text:p>
          </table:table-cell>
          <table:table-cell office:value-type="string">
            <text:p>pRst</text:p>
          </table:table-cell>
          <table:table-cell/>
          <table:table-cell office:value-type="string">
            <text:p>p{st</text:p>
          </table:table-cell>
          <table:table-cell office:value-type="string">
            <text:p>past</text:p>
          </table:table-cell>
          <table:table-cell/>
          <table:table-cell office:value-type="string">
            <text:p>pAst</text:p>
          </table:table-cell>
          <table:table-cell office:value-type="string">
            <text:p>pRst</text:p>
          </table:table-cell>
          <table:table-cell/>
          <table:table-cell office:value-type="string">
            <text:p>past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office:value-type="string">
            <text:p>perfect</text:p>
          </table:table-cell>
          <table:table-cell office:value-type="string">
            <text:p>adj</text:p>
          </table:table-cell>
          <table:table-cell office:value-type="string">
            <text:p>1-p3:fIkt <text:s/>2-p3:fekt</text:p>
          </table:table-cell>
          <table:table-cell office:value-type="string">
            <text:p>1-püfikt-&gt;2 <text:s/>2-püfekt-&gt;1</text:p>
          </table:table-cell>
          <table:table-cell/>
          <table:table-cell office:value-type="string">
            <text:p>p3`:fIkt</text:p>
          </table:table-cell>
          <table:table-cell office:value-type="string">
            <text:p>püfikt-&gt;2</text:p>
          </table:table-cell>
          <table:table-cell/>
          <table:table-cell office:value-type="string">
            <text:p>p3fEkt</text:p>
          </table:table-cell>
          <table:table-cell office:value-type="string">
            <text:p>püfekt-&gt;2</text:p>
          </table:table-cell>
          <table:table-cell/>
          <table:table-cell office:value-type="string">
            <text:p>püfekt</text:p>
          </table:table-cell>
          <table:table-cell office:value-type="string">
            <text:p>füfikt</text:p>
          </table:table-cell>
          <table:table-cell table:number-columns-repeated="3"/>
          <table:table-cell table:style-name="ce4"/>
          <table:table-cell office:value-type="string">
            <text:p>rule 25 /I/ and /e/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permanent</text:p>
          </table:table-cell>
          <table:table-cell office:value-type="string">
            <text:p>adj</text:p>
          </table:table-cell>
          <table:table-cell office:value-type="string">
            <text:p>p3:m@n@nt</text:p>
          </table:table-cell>
          <table:table-cell office:value-type="string">
            <text:p>pümununt</text:p>
          </table:table-cell>
          <table:table-cell/>
          <table:table-cell office:value-type="string">
            <text:p>p3`:m@n@nt</text:p>
          </table:table-cell>
          <table:table-cell office:value-type="string">
            <text:p>pümununt</text:p>
          </table:table-cell>
          <table:table-cell/>
          <table:table-cell office:value-type="string">
            <text:p>p3m@n@nt</text:p>
          </table:table-cell>
          <table:table-cell office:value-type="string">
            <text:p>pümununt</text:p>
          </table:table-cell>
          <table:table-cell/>
          <table:table-cell office:value-type="string">
            <text:p>pümununt</text:p>
          </table:table-cell>
          <table:table-cell table:number-columns-repeated="1012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adj</text:p>
          </table:table-cell>
          <table:table-cell office:value-type="string">
            <text:p>p3:s=n@l</text:p>
          </table:table-cell>
          <table:table-cell office:value-type="string">
            <text:p>püsnul</text:p>
          </table:table-cell>
          <table:table-cell/>
          <table:table-cell office:value-type="string">
            <text:p>p3`:s=n@l</text:p>
          </table:table-cell>
          <table:table-cell office:value-type="string">
            <text:p>püsnul</text:p>
          </table:table-cell>
          <table:table-cell/>
          <table:table-cell office:value-type="string">
            <text:p>p3s@n@l</text:p>
          </table:table-cell>
          <table:table-cell office:value-type="string">
            <text:p>püsunul</text:p>
          </table:table-cell>
          <table:table-cell/>
          <table:table-cell office:value-type="string">
            <text:p>püsnu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office:value-type="string">
            <text:p>physical</text:p>
          </table:table-cell>
          <table:table-cell office:value-type="string">
            <text:p>adj</text:p>
          </table:table-cell>
          <table:table-cell office:value-type="string">
            <text:p>fIzIk=l</text:p>
          </table:table-cell>
          <table:table-cell office:value-type="string">
            <text:p>fizikl</text:p>
          </table:table-cell>
          <table:table-cell/>
          <table:table-cell office:value-type="string">
            <text:p>fIzIk=l</text:p>
          </table:table-cell>
          <table:table-cell office:value-type="string">
            <text:p>fizikl</text:p>
          </table:table-cell>
          <table:table-cell/>
          <table:table-cell office:value-type="string">
            <text:p>1-fiz@k@l <text:s/>2-fIzIk@l</text:p>
          </table:table-cell>
          <table:table-cell office:value-type="string">
            <text:p>1-fizukul-&gt;1 <text:s/>2-fizikul-&gt;1</text:p>
          </table:table-cell>
          <table:table-cell/>
          <table:table-cell office:value-type="string">
            <text:p>fizikl</text:p>
          </table:table-cell>
          <table:table-cell table:number-columns-repeated="3"/>
          <table:table-cell office:value-type="string">
            <text:p>Au-x:3.O <text:s/>Au-2:2.25</text:p>
          </table:table-cell>
          <table:table-cell table:number-columns-repeated="1008"/>
        </table:table-row>
        <table:table-row table:style-name="ro3">
          <table:table-cell office:value-type="string">
            <text:p>pink</text:p>
          </table:table-cell>
          <table:table-cell office:value-type="string">
            <text:p>adj</text:p>
          </table:table-cell>
          <table:table-cell office:value-type="string">
            <text:p>pINk</text:p>
          </table:table-cell>
          <table:table-cell office:value-type="string">
            <text:p>piNk</text:p>
          </table:table-cell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/>
          <table:table-cell office:value-type="string">
            <text:p>piNk</text:p>
          </table:table-cell>
          <table:table-cell table:number-columns-repeated="1012"/>
        </table:table-row>
        <table:table-row table:style-name="ro3">
          <table:table-cell office:value-type="string">
            <text:p>plain</text:p>
          </table:table-cell>
          <table:table-cell office:value-type="string">
            <text:p>adj</text:p>
          </table:table-cell>
          <table:table-cell office:value-type="string">
            <text:p>pleIn</text:p>
          </table:table-cell>
          <table:table-cell office:value-type="string">
            <text:p>plAn</text:p>
          </table:table-cell>
          <table:table-cell/>
          <table:table-cell office:value-type="string">
            <text:p>pleIn</text:p>
          </table:table-cell>
          <table:table-cell office:value-type="string">
            <text:p>plAn</text:p>
          </table:table-cell>
          <table:table-cell/>
          <table:table-cell office:value-type="string">
            <text:p>pleIn</text:p>
          </table:table-cell>
          <table:table-cell office:value-type="string">
            <text:p>plAn</text:p>
          </table:table-cell>
          <table:table-cell/>
          <table:table-cell office:value-type="string">
            <text:p>plAn</text:p>
          </table:table-cell>
          <table:table-cell table:number-columns-repeated="1012"/>
        </table:table-row>
        <table:table-row table:style-name="ro3">
          <table:table-cell office:value-type="string">
            <text:p>pleasant</text:p>
          </table:table-cell>
          <table:table-cell office:value-type="string">
            <text:p>adj</text:p>
          </table:table-cell>
          <table:table-cell office:value-type="string">
            <text:p>plez=nt</text:p>
          </table:table-cell>
          <table:table-cell office:value-type="string">
            <text:p>pleznt</text:p>
          </table:table-cell>
          <table:table-cell/>
          <table:table-cell office:value-type="string">
            <text:p>plez=nt</text:p>
          </table:table-cell>
          <table:table-cell office:value-type="string">
            <text:p>pleznt</text:p>
          </table:table-cell>
          <table:table-cell/>
          <table:table-cell office:value-type="string">
            <text:p>plEz@nt</text:p>
          </table:table-cell>
          <table:table-cell office:value-type="string">
            <text:p>plezunt</text:p>
          </table:table-cell>
          <table:table-cell/>
          <table:table-cell office:value-type="string">
            <text:p>plezunt</text:p>
          </table:table-cell>
          <table:table-cell table:number-columns-repeated="3"/>
          <table:table-cell office:value-type="string">
            <text:p>RP-1:2.S5 <text:s/>GA-1:2.S5</text:p>
          </table:table-cell>
          <table:table-cell table:number-columns-repeated="1008"/>
        </table:table-row>
        <table:table-row table:style-name="ro3">
          <table:table-cell office:value-type="string">
            <text:p>pleased</text:p>
          </table:table-cell>
          <table:table-cell office:value-type="string">
            <text:p>adj</text:p>
          </table:table-cell>
          <table:table-cell office:value-type="string">
            <text:p>pli:zd</text:p>
          </table:table-cell>
          <table:table-cell office:value-type="string">
            <text:p>plEzd</text:p>
          </table:table-cell>
          <table:table-cell/>
          <table:table-cell office:value-type="string">
            <text:p>pli:zd</text:p>
          </table:table-cell>
          <table:table-cell office:value-type="string">
            <text:p>plEzd</text:p>
          </table:table-cell>
          <table:table-cell/>
          <table:table-cell office:value-type="string">
            <text:p>plizd</text:p>
          </table:table-cell>
          <table:table-cell office:value-type="string">
            <text:p>plEzd</text:p>
          </table:table-cell>
          <table:table-cell/>
          <table:table-cell office:value-type="string">
            <text:p>plEzd</text:p>
          </table:table-cell>
          <table:table-cell table:number-columns-repeated="1012"/>
        </table:table-row>
        <table:table-row table:style-name="ro3">
          <table:table-cell office:value-type="string">
            <text:p>political</text:p>
          </table:table-cell>
          <table:table-cell office:value-type="string">
            <text:p>adj</text:p>
          </table:table-cell>
          <table:table-cell office:value-type="string">
            <text:p>p@lItIk=l</text:p>
          </table:table-cell>
          <table:table-cell office:value-type="string">
            <text:p>pulitikl</text:p>
          </table:table-cell>
          <table:table-cell/>
          <table:table-cell office:value-type="string">
            <text:p>p@lItIk=l</text:p>
          </table:table-cell>
          <table:table-cell office:value-type="string">
            <text:p>pulitikl</text:p>
          </table:table-cell>
          <table:table-cell/>
          <table:table-cell office:value-type="string">
            <text:p>p@lItIk@l</text:p>
          </table:table-cell>
          <table:table-cell office:value-type="string">
            <text:p>pulitikul</text:p>
          </table:table-cell>
          <table:table-cell/>
          <table:table-cell office:value-type="string">
            <text:p>pulitikl</text:p>
          </table:table-cell>
          <table:table-cell table:number-columns-repeated="3"/>
          <table:table-cell office:value-type="string">
            <text:p>Au-1:4.O</text:p>
          </table:table-cell>
          <table:table-cell table:number-columns-repeated="1008"/>
        </table:table-row>
        <table:table-row table:style-name="ro3">
          <table:table-cell office:value-type="string">
            <text:p>poor</text:p>
          </table:table-cell>
          <table:table-cell office:value-type="string">
            <text:p>adj</text:p>
          </table:table-cell>
          <table:table-cell office:value-type="string">
            <text:p>1-pO: <text:s/>2-pU@</text:p>
          </table:table-cell>
          <table:table-cell office:value-type="string">
            <text:p>1-pQÑ-&gt;1 <text:s/>2-pÜ-&gt;1</text:p>
          </table:table-cell>
          <table:table-cell/>
          <table:table-cell office:value-type="string">
            <text:p>1-pU=r <text:s/>2-pO:r <text:s/>3-po:r</text:p>
          </table:table-cell>
          <table:table-cell office:value-type="string">
            <text:p>1-pÜ-&gt;1 <text:s/>2-pQr-&gt;1 <text:s/>3=2</text:p>
          </table:table-cell>
          <table:table-cell/>
          <table:table-cell office:value-type="string">
            <text:p>pO</text:p>
          </table:table-cell>
          <table:table-cell office:value-type="string">
            <text:p>pQÑ</text:p>
          </table:table-cell>
          <table:table-cell/>
          <table:table-cell office:value-type="string">
            <text:p>pÜ</text:p>
          </table:table-cell>
          <table:table-cell table:number-columns-repeated="3"/>
          <table:table-cell office:value-type="string">
            <text:p>RP-1:1.22 <text:s/>GA-2:1.22 <text:s/>Au-1:1.22</text:p>
          </table:table-cell>
          <table:table-cell table:number-columns-repeated="1008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14"/>
          <table:table-cell/>
          <table:table-cell table:style-name="ce4" table:number-columns-repeated="978"/>
          <table:table-cell table:number-columns-repeated="29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14"/>
          <table:table-cell/>
          <table:table-cell table:style-name="ce4" table:number-columns-repeated="978"/>
          <table:table-cell table:number-columns-repeated="29"/>
        </table:table-row>
        <table:table-row table:style-name="ro3">
          <table:table-cell office:value-type="string">
            <text:p>possible</text:p>
          </table:table-cell>
          <table:table-cell office:value-type="string">
            <text:p>adj</text:p>
          </table:table-cell>
          <table:table-cell office:value-type="string">
            <text:p>1-pQs@b=l <text:s/>2-pQsIb=l</text:p>
          </table:table-cell>
          <table:table-cell office:value-type="string">
            <text:p>1-posubl-&gt;1 <text:s/>2-posibl-&gt;1</text:p>
          </table:table-cell>
          <table:table-cell/>
          <table:table-cell office:value-type="string">
            <text:p>pA:s@b=l</text:p>
          </table:table-cell>
          <table:table-cell office:value-type="string">
            <text:p>pRsubl</text:p>
          </table:table-cell>
          <table:table-cell/>
          <table:table-cell office:value-type="string">
            <text:p>pQs@b@l</text:p>
          </table:table-cell>
          <table:table-cell office:value-type="string">
            <text:p>posubul</text:p>
          </table:table-cell>
          <table:table-cell/>
          <table:table-cell office:value-type="string">
            <text:p>posubl</text:p>
          </table:table-cell>
          <table:table-cell table:number-columns-repeated="3"/>
          <table:table-cell office:value-type="string">
            <text:p>RP-2:2.S6 <text:s/>GA-1:1.9 <text:s/>Au-1:3.O</text:p>
          </table:table-cell>
          <table:table-cell table:style-name="ce4"/>
          <table:table-cell table:number-columns-repeated="978"/>
          <table:table-cell table:style-name="ce3" table:number-columns-repeated="5"/>
          <table:table-cell table:number-columns-repeated="24"/>
        </table:table-row>
        <table:table-row table:style-name="ro3">
          <table:table-cell office:value-type="string">
            <text:p>positive</text:p>
          </table:table-cell>
          <table:table-cell office:value-type="string">
            <text:p>adj</text:p>
          </table:table-cell>
          <table:table-cell office:value-type="string">
            <text:p>1-pQz@tIv <text:s/>2-pQzItIv <text:s/>3-pQztIv</text:p>
          </table:table-cell>
          <table:table-cell office:value-type="string">
            <text:p>1-pozutiv-&gt;2 <text:s/>2-pozitiv-&gt;1 <text:s/>3-poztiv-&gt;2</text:p>
          </table:table-cell>
          <table:table-cell/>
          <table:table-cell office:value-type="string">
            <text:p>1-pA:z@tIv <text:s/>2-pA:ztIv</text:p>
          </table:table-cell>
          <table:table-cell office:value-type="string">
            <text:p>1-pRzutiv-&gt;2 <text:s/>2-pRztiv-&gt;3</text:p>
          </table:table-cell>
          <table:table-cell/>
          <table:table-cell office:value-type="string">
            <text:p>pQz@tIv</text:p>
          </table:table-cell>
          <table:table-cell office:value-type="string">
            <text:p>pozutiv-&gt;2</text:p>
          </table:table-cell>
          <table:table-cell/>
          <table:table-cell office:value-type="string">
            <text:p>pozitiv</text:p>
          </table:table-cell>
          <table:table-cell office:value-type="string">
            <text:p>pozutiv <text:s/>poztiv</text:p>
          </table:table-cell>
          <table:table-cell table:number-columns-repeated="2"/>
          <table:table-cell office:value-type="string">
            <text:p>GA-x:1.9</text:p>
          </table:table-cell>
          <table:table-cell table:style-name="ce4"/>
          <table:table-cell office:value-type="string">
            <text:p>rule 25 rabbIt exception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powerful</text:p>
          </table:table-cell>
          <table:table-cell office:value-type="string">
            <text:p>adj</text:p>
          </table:table-cell>
          <table:table-cell office:value-type="string">
            <text:p>1-paU@f=l <text:s/>2-paU@fUl</text:p>
          </table:table-cell>
          <table:table-cell office:value-type="string">
            <text:p>1-pÖfl-&gt;1 <text:s/>pÖfVl-&gt;1</text:p>
          </table:table-cell>
          <table:table-cell/>
          <table:table-cell office:value-type="string">
            <text:p>1-paU=rf=l <text:s/>2-paU=rfUl</text:p>
          </table:table-cell>
          <table:table-cell office:value-type="string">
            <text:p>1-pÖfl-&gt;1 <text:s/>2-pÖfVl-&gt;1</text:p>
          </table:table-cell>
          <table:table-cell/>
          <table:table-cell office:value-type="string">
            <text:p>paU@f@l</text:p>
          </table:table-cell>
          <table:table-cell office:value-type="string">
            <text:p>pÖful</text:p>
          </table:table-cell>
          <table:table-cell/>
          <table:table-cell office:value-type="string">
            <text:p>pÖful</text:p>
          </table:table-cell>
          <table:table-cell table:number-columns-repeated="3"/>
          <table:table-cell office:value-type="string">
            <text:p>PR-x:2.S3 <text:s/>GA-x:2.S3</text:p>
          </table:table-cell>
          <table:table-cell table:number-columns-repeated="1008"/>
        </table:table-row>
        <table:table-row table:style-name="ro3">
          <table:table-cell office:value-type="string">
            <text:p>practical</text:p>
          </table:table-cell>
          <table:table-cell office:value-type="string">
            <text:p>adj</text:p>
          </table:table-cell>
          <table:table-cell office:value-type="string">
            <text:p>pr{ktIk=l</text:p>
          </table:table-cell>
          <table:table-cell office:value-type="string">
            <text:p>praktikl</text:p>
          </table:table-cell>
          <table:table-cell/>
          <table:table-cell office:value-type="string">
            <text:p>pr{ktIk=l</text:p>
          </table:table-cell>
          <table:table-cell office:value-type="string">
            <text:p>praktikl</text:p>
          </table:table-cell>
          <table:table-cell/>
          <table:table-cell office:value-type="string">
            <text:p>pr{ktIk@l</text:p>
          </table:table-cell>
          <table:table-cell office:value-type="string">
            <text:p>praktikul</text:p>
          </table:table-cell>
          <table:table-cell/>
          <table:table-cell office:value-type="string">
            <text:p>praktik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precise</text:p>
          </table:table-cell>
          <table:table-cell office:value-type="string">
            <text:p>adj</text:p>
          </table:table-cell>
          <table:table-cell office:value-type="string">
            <text:p>1-prIsaIs <text:s/>2-pr@saIs</text:p>
          </table:table-cell>
          <table:table-cell office:value-type="string">
            <text:p>1-prisIs-&gt;1 <text:s/>2-prusIs-&gt;1</text:p>
          </table:table-cell>
          <table:table-cell/>
          <table:table-cell office:value-type="string">
            <text:p>prIsaIs</text:p>
          </table:table-cell>
          <table:table-cell office:value-type="string">
            <text:p>prisIs</text:p>
          </table:table-cell>
          <table:table-cell/>
          <table:table-cell office:value-type="string">
            <text:p>pr@saIs</text:p>
          </table:table-cell>
          <table:table-cell office:value-type="string">
            <text:p>prusIs</text:p>
          </table:table-cell>
          <table:table-cell/>
          <table:table-cell office:value-type="string">
            <text:p>prisIs</text:p>
          </table:table-cell>
          <table:table-cell table:number-columns-repeated="3"/>
          <table:table-cell office:value-type="string">
            <text:p>PR-2:1.25 <text:s/>Au-1:1.25</text:p>
          </table:table-cell>
          <table:table-cell table:number-columns-repeated="1008"/>
        </table:table-row>
        <table:table-row table:style-name="ro3">
          <table:table-cell office:value-type="string">
            <text:p>prepared</text:p>
          </table:table-cell>
          <table:table-cell office:value-type="string">
            <text:p>adj</text:p>
          </table:table-cell>
          <table:table-cell office:value-type="string">
            <text:p>1-prIpe@d <text:s/>2-pr@pe@d</text:p>
          </table:table-cell>
          <table:table-cell office:value-type="string">
            <text:p>1-pripÄd-&gt;1 <text:s/>2-prupÄd</text:p>
          </table:table-cell>
          <table:table-cell/>
          <table:table-cell office:value-type="string">
            <text:p>1-prIpe=rd <text:s/>2-prIp{=rd</text:p>
          </table:table-cell>
          <table:table-cell office:value-type="string">
            <text:p>1-pripÄd-&gt;1 <text:s/>2-pripard-&gt;1</text:p>
          </table:table-cell>
          <table:table-cell/>
          <table:table-cell office:value-type="string">
            <text:p>pr@pE@d</text:p>
          </table:table-cell>
          <table:table-cell office:value-type="string">
            <text:p>prupÄd</text:p>
          </table:table-cell>
          <table:table-cell/>
          <table:table-cell office:value-type="string">
            <text:p>pripÄd</text:p>
          </table:table-cell>
          <table:table-cell table:number-columns-repeated="3"/>
          <table:table-cell office:value-type="string">
            <text:p>PR-2:1.25 <text:s/>GA-2:2.20 <text:s/>Au-1:1.25</text:p>
          </table:table-cell>
          <table:table-cell table:number-columns-repeated="1008"/>
        </table:table-row>
        <table:table-row table:style-name="ro3">
          <table:table-cell office:value-type="string">
            <text:p>present</text:p>
          </table:table-cell>
          <table:table-cell office:value-type="string">
            <text:p>adj</text:p>
          </table:table-cell>
          <table:table-cell office:value-type="string">
            <text:p>prez=nt</text:p>
          </table:table-cell>
          <table:table-cell office:value-type="string">
            <text:p>preznt</text:p>
          </table:table-cell>
          <table:table-cell/>
          <table:table-cell office:value-type="string">
            <text:p>prez=nt</text:p>
          </table:table-cell>
          <table:table-cell office:value-type="string">
            <text:p>preznt</text:p>
          </table:table-cell>
          <table:table-cell/>
          <table:table-cell office:value-type="string">
            <text:p>prEz@nt</text:p>
          </table:table-cell>
          <table:table-cell office:value-type="string">
            <text:p>prezunt</text:p>
          </table:table-cell>
          <table:table-cell/>
          <table:table-cell office:value-type="string">
            <text:p>prezunt</text:p>
          </table:table-cell>
          <table:table-cell table:number-columns-repeated="3"/>
          <table:table-cell office:value-type="string">
            <text:p>RP-1:2.S5 <text:s/>GA-1:2.S5</text:p>
          </table:table-cell>
          <table:table-cell table:number-columns-repeated="1008"/>
        </table:table-row>
        <table:table-row table:style-name="ro3">
          <table:table-cell office:value-type="string">
            <text:p>pretty</text:p>
          </table:table-cell>
          <table:table-cell office:value-type="string">
            <text:p>adj</text:p>
          </table:table-cell>
          <table:table-cell office:value-type="string">
            <text:p>prIti</text:p>
          </table:table-cell>
          <table:table-cell office:value-type="string">
            <text:p>pritE</text:p>
          </table:table-cell>
          <table:table-cell/>
          <table:table-cell office:value-type="string">
            <text:p>prIti</text:p>
          </table:table-cell>
          <table:table-cell office:value-type="string">
            <text:p>pritE</text:p>
          </table:table-cell>
          <table:table-cell/>
          <table:table-cell office:value-type="string">
            <text:p>prIti</text:p>
          </table:table-cell>
          <table:table-cell office:value-type="string">
            <text:p>pritE</text:p>
          </table:table-cell>
          <table:table-cell/>
          <table:table-cell office:value-type="string">
            <text:p>pritE</text:p>
          </table:table-cell>
          <table:table-cell table:number-columns-repeated="1012"/>
        </table:table-row>
        <table:table-row table:style-name="ro3">
          <table:table-cell office:value-type="string">
            <text:p>previous</text:p>
          </table:table-cell>
          <table:table-cell office:value-type="string">
            <text:p>adj</text:p>
          </table:table-cell>
          <table:table-cell office:value-type="string">
            <text:p>pri:vi@s</text:p>
          </table:table-cell>
          <table:table-cell office:value-type="string">
            <text:p>prEvEus</text:p>
          </table:table-cell>
          <table:table-cell/>
          <table:table-cell office:value-type="string">
            <text:p>pri:vi@s</text:p>
          </table:table-cell>
          <table:table-cell office:value-type="string">
            <text:p>prEvEus</text:p>
          </table:table-cell>
          <table:table-cell/>
          <table:table-cell office:value-type="string">
            <text:p>privi@s</text:p>
          </table:table-cell>
          <table:table-cell office:value-type="string">
            <text:p>prEvEus</text:p>
          </table:table-cell>
          <table:table-cell/>
          <table:table-cell office:value-type="string">
            <text:p>prEvEus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prime</text:p>
          </table:table-cell>
          <table:table-cell office:value-type="string">
            <text:p>adj</text:p>
          </table:table-cell>
          <table:table-cell office:value-type="string">
            <text:p>praIm</text:p>
          </table:table-cell>
          <table:table-cell office:value-type="string">
            <text:p>prIm</text:p>
          </table:table-cell>
          <table:table-cell/>
          <table:table-cell office:value-type="string">
            <text:p>praIm</text:p>
          </table:table-cell>
          <table:table-cell office:value-type="string">
            <text:p>prIm</text:p>
          </table:table-cell>
          <table:table-cell/>
          <table:table-cell office:value-type="string">
            <text:p>praIm</text:p>
          </table:table-cell>
          <table:table-cell office:value-type="string">
            <text:p>prIm</text:p>
          </table:table-cell>
          <table:table-cell/>
          <table:table-cell office:value-type="string">
            <text:p>prIm</text:p>
          </table:table-cell>
          <table:table-cell table:number-columns-repeated="1012"/>
        </table:table-row>
        <table:table-row table:style-name="ro3">
          <table:table-cell office:value-type="string">
            <text:p>principal</text:p>
          </table:table-cell>
          <table:table-cell office:value-type="string">
            <text:p>adj</text:p>
          </table:table-cell>
          <table:table-cell office:value-type="string">
            <text:p>1-prIn(t)s@p=l <text:s/>2-prIn(t)sIp=l</text:p>
          </table:table-cell>
          <table:table-cell office:value-type="string">
            <text:p>1-prinsupl-&gt;2 <text:s/>2-prinsipl-&gt;1</text:p>
          </table:table-cell>
          <table:table-cell/>
          <table:table-cell office:value-type="string">
            <text:p>prIn(t)s@p=l</text:p>
          </table:table-cell>
          <table:table-cell office:value-type="string">
            <text:p>prinsupl-&gt;2</text:p>
          </table:table-cell>
          <table:table-cell/>
          <table:table-cell office:value-type="string">
            <text:p>prIns@p@l</text:p>
          </table:table-cell>
          <table:table-cell office:value-type="string">
            <text:p>prinsupul-&gt;2</text:p>
          </table:table-cell>
          <table:table-cell/>
          <table:table-cell office:value-type="string">
            <text:p>prinsipl</text:p>
          </table:table-cell>
          <table:table-cell office:value-type="string">
            <text:p>prinsupl</text:p>
          </table:table-cell>
          <table:table-cell table:number-columns-repeated="2"/>
          <table:table-cell office:value-type="string">
            <text:p>Au-1:3.O</text:p>
          </table:table-cell>
          <table:table-cell table:style-name="ce4"/>
          <table:table-cell office:value-type="string">
            <text:p>rule 25 rabbIt exception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professional</text:p>
          </table:table-cell>
          <table:table-cell office:value-type="string">
            <text:p>adj</text:p>
          </table:table-cell>
          <table:table-cell office:value-type="string">
            <text:p>pr@feS=n@l</text:p>
          </table:table-cell>
          <table:table-cell office:value-type="string">
            <text:p>prufeSnul</text:p>
          </table:table-cell>
          <table:table-cell/>
          <table:table-cell office:value-type="string">
            <text:p>pr@fES=n@l</text:p>
          </table:table-cell>
          <table:table-cell office:value-type="string">
            <text:p>prufeSnul</text:p>
          </table:table-cell>
          <table:table-cell/>
          <table:table-cell office:value-type="string">
            <text:p>1-pr@fESn@l <text:s/>2-pr@fES@n@l</text:p>
          </table:table-cell>
          <table:table-cell office:value-type="string">
            <text:p>1-prufeSnul-&gt;1 <text:s/>2-prufeSunul-&gt;1</text:p>
          </table:table-cell>
          <table:table-cell/>
          <table:table-cell office:value-type="string">
            <text:p>prufeSnul</text:p>
          </table:table-cell>
          <table:table-cell table:number-columns-repeated="1012"/>
        </table:table-row>
        <table:table-row table:style-name="ro3">
          <table:table-cell office:value-type="string">
            <text:p>proper</text:p>
          </table:table-cell>
          <table:table-cell office:value-type="string">
            <text:p>adj</text:p>
          </table:table-cell>
          <table:table-cell office:value-type="string">
            <text:p>prQp@</text:p>
          </table:table-cell>
          <table:table-cell office:value-type="string">
            <text:p>propuÑ</text:p>
          </table:table-cell>
          <table:table-cell/>
          <table:table-cell office:value-type="string">
            <text:p>prA:p=r</text:p>
          </table:table-cell>
          <table:table-cell office:value-type="string">
            <text:p>prRpur</text:p>
          </table:table-cell>
          <table:table-cell/>
          <table:table-cell office:value-type="string">
            <text:p>prQp@</text:p>
          </table:table-cell>
          <table:table-cell office:value-type="string">
            <text:p>propuÑ</text:p>
          </table:table-cell>
          <table:table-cell/>
          <table:table-cell office:value-type="string">
            <text:p>propuÑ</text:p>
          </table:table-cell>
          <table:table-cell table:number-columns-repeated="3"/>
          <table:table-cell office:value-type="string">
            <text:p>GA-1:2.9</text:p>
          </table:table-cell>
          <table:table-cell table:number-columns-repeated="1008"/>
        </table:table-row>
        <table:table-row table:style-name="ro3">
          <table:table-cell office:value-type="string">
            <text:p>proposed</text:p>
          </table:table-cell>
          <table:table-cell office:value-type="string">
            <text:p>adj</text:p>
          </table:table-cell>
          <table:table-cell office:value-type="string">
            <text:p>pr@p@Uzd</text:p>
          </table:table-cell>
          <table:table-cell office:value-type="string">
            <text:p>prupOzd</text:p>
          </table:table-cell>
          <table:table-cell/>
          <table:table-cell office:value-type="string">
            <text:p>pr@poUzd</text:p>
          </table:table-cell>
          <table:table-cell office:value-type="string">
            <text:p>prupOzd</text:p>
          </table:table-cell>
          <table:table-cell/>
          <table:table-cell office:value-type="string">
            <text:p>pr@poUzd</text:p>
          </table:table-cell>
          <table:table-cell office:value-type="string">
            <text:p>prupOzd</text:p>
          </table:table-cell>
          <table:table-cell/>
          <table:table-cell office:value-type="string">
            <text:p>prupOzd</text:p>
          </table:table-cell>
          <table:table-cell table:number-columns-repeated="1012"/>
        </table:table-row>
        <table:table-row table:style-name="ro3">
          <table:table-cell office:value-type="string">
            <text:p>proud</text:p>
          </table:table-cell>
          <table:table-cell office:value-type="string">
            <text:p>adj</text:p>
          </table:table-cell>
          <table:table-cell office:value-type="string">
            <text:p>praUd</text:p>
          </table:table-cell>
          <table:table-cell office:value-type="string">
            <text:p>prWd</text:p>
          </table:table-cell>
          <table:table-cell/>
          <table:table-cell office:value-type="string">
            <text:p>praUd</text:p>
          </table:table-cell>
          <table:table-cell office:value-type="string">
            <text:p>prWd</text:p>
          </table:table-cell>
          <table:table-cell/>
          <table:table-cell office:value-type="string">
            <text:p>praUd</text:p>
          </table:table-cell>
          <table:table-cell office:value-type="string">
            <text:p>prWd</text:p>
          </table:table-cell>
          <table:table-cell/>
          <table:table-cell office:value-type="string">
            <text:p>prWd</text:p>
          </table:table-cell>
          <table:table-cell table:number-columns-repeated="1012"/>
        </table:table-row>
        <table:table-row table:style-name="ro3">
          <table:table-cell office:value-type="string">
            <text:p>psychological</text:p>
          </table:table-cell>
          <table:table-cell office:value-type="string">
            <text:p>adj</text:p>
          </table:table-cell>
          <table:table-cell office:value-type="string">
            <text:p>saIk@lQdZIk=l</text:p>
          </table:table-cell>
          <table:table-cell office:value-type="string">
            <text:p>sIkulojikl</text:p>
          </table:table-cell>
          <table:table-cell/>
          <table:table-cell office:value-type="string">
            <text:p>saIk@lA:dZIk=l</text:p>
          </table:table-cell>
          <table:table-cell office:value-type="string">
            <text:p>sIkulRjikl</text:p>
          </table:table-cell>
          <table:table-cell/>
          <table:table-cell office:value-type="string">
            <text:p>saIk@lQdZIk@l</text:p>
          </table:table-cell>
          <table:table-cell office:value-type="string">
            <text:p>sIkulojikul</text:p>
          </table:table-cell>
          <table:table-cell/>
          <table:table-cell office:value-type="string">
            <text:p>sIkulojikl</text:p>
          </table:table-cell>
          <table:table-cell table:number-columns-repeated="3"/>
          <table:table-cell office:value-type="string">
            <text:p>GA-1:3.9 <text:s/>RP-1:5.O</text:p>
          </table:table-cell>
          <table:table-cell table:number-columns-repeated="1008"/>
        </table:table-row>
        <table:table-row table:style-name="ro3">
          <table:table-cell office:value-type="string">
            <text:p>public</text:p>
          </table:table-cell>
          <table:table-cell office:value-type="string">
            <text:p>adj</text:p>
          </table:table-cell>
          <table:table-cell office:value-type="string">
            <text:p>pVblIk</text:p>
          </table:table-cell>
          <table:table-cell office:value-type="string">
            <text:p>publik</text:p>
          </table:table-cell>
          <table:table-cell/>
          <table:table-cell office:value-type="string">
            <text:p>pVblIk</text:p>
          </table:table-cell>
          <table:table-cell office:value-type="string">
            <text:p>publik</text:p>
          </table:table-cell>
          <table:table-cell/>
          <table:table-cell office:value-type="string">
            <text:p>pVblIk</text:p>
          </table:table-cell>
          <table:table-cell office:value-type="string">
            <text:p>publik</text:p>
          </table:table-cell>
          <table:table-cell/>
          <table:table-cell office:value-type="string">
            <text:p>publik</text:p>
          </table:table-cell>
          <table:table-cell table:number-columns-repeated="1012"/>
        </table:table-row>
        <table:table-row table:style-name="ro3">
          <table:table-cell office:value-type="string">
            <text:p>pure</text:p>
          </table:table-cell>
          <table:table-cell office:value-type="string">
            <text:p>adj</text:p>
          </table:table-cell>
          <table:table-cell office:value-type="string">
            <text:p>1-pjU@ <text:s/>2-pjO:</text:p>
          </table:table-cell>
          <table:table-cell office:value-type="string">
            <text:p>1-pyÜ-&gt;1 <text:s/>2-pyQÑ-&gt;1</text:p>
          </table:table-cell>
          <table:table-cell/>
          <table:table-cell office:value-type="string">
            <text:p>1-pjU=r <text:s/>2-pj3`:</text:p>
          </table:table-cell>
          <table:table-cell office:value-type="string">
            <text:p>1-pyÜ-&gt;1 <text:s/>2-pyü-&gt;1</text:p>
          </table:table-cell>
          <table:table-cell/>
          <table:table-cell office:value-type="string">
            <text:p>1-pju@ <text:s/>2-pjU@</text:p>
          </table:table-cell>
          <table:table-cell office:value-type="string">
            <text:p>1-pyÜ-&gt;1 <text:s/>2-pyÜ-&gt;1</text:p>
          </table:table-cell>
          <table:table-cell/>
          <table:table-cell office:value-type="string">
            <text:p>pyÜ</text:p>
          </table:table-cell>
          <table:table-cell table:number-columns-repeated="3"/>
          <table:table-cell office:value-type="string">
            <text:p>RP-2:1.22 <text:s/>GA-2:1.22</text:p>
          </table:table-cell>
          <table:table-cell table:number-columns-repeated="1008"/>
        </table:table-row>
        <table:table-row table:style-name="ro3">
          <table:table-cell office:value-type="string">
            <text:p>quick</text:p>
          </table:table-cell>
          <table:table-cell office:value-type="string">
            <text:p>adj</text:p>
          </table:table-cell>
          <table:table-cell office:value-type="string">
            <text:p>kwIk</text:p>
          </table:table-cell>
          <table:table-cell office:value-type="string">
            <text:p>kwik</text:p>
          </table:table-cell>
          <table:table-cell/>
          <table:table-cell office:value-type="string">
            <text:p>kwIk</text:p>
          </table:table-cell>
          <table:table-cell office:value-type="string">
            <text:p>kwik</text:p>
          </table:table-cell>
          <table:table-cell/>
          <table:table-cell office:value-type="string">
            <text:p>kwIk</text:p>
          </table:table-cell>
          <table:table-cell office:value-type="string">
            <text:p>kwik</text:p>
          </table:table-cell>
          <table:table-cell/>
          <table:table-cell office:value-type="string">
            <text:p>kwik</text:p>
          </table:table-cell>
          <table:table-cell table:number-columns-repeated="1012"/>
        </table:table-row>
        <table:table-row table:style-name="ro3">
          <table:table-cell office:value-type="string">
            <text:p>quiet</text:p>
          </table:table-cell>
          <table:table-cell office:value-type="string">
            <text:p>adj</text:p>
          </table:table-cell>
          <table:table-cell office:value-type="string">
            <text:p>kwaI@t</text:p>
          </table:table-cell>
          <table:table-cell office:value-type="string">
            <text:p>kwIut</text:p>
          </table:table-cell>
          <table:table-cell/>
          <table:table-cell office:value-type="string">
            <text:p>kwaI@t</text:p>
          </table:table-cell>
          <table:table-cell office:value-type="string">
            <text:p>kwIut</text:p>
          </table:table-cell>
          <table:table-cell/>
          <table:table-cell office:value-type="string">
            <text:p>kwaI@t</text:p>
          </table:table-cell>
          <table:table-cell office:value-type="string">
            <text:p>kwIut</text:p>
          </table:table-cell>
          <table:table-cell/>
          <table:table-cell office:value-type="string">
            <text:p>kwIut</text:p>
          </table:table-cell>
          <table:table-cell table:number-columns-repeated="1012"/>
        </table:table-row>
        <table:table-row table:style-name="ro3">
          <table:table-cell office:value-type="string">
            <text:p>radical</text:p>
          </table:table-cell>
          <table:table-cell office:value-type="string">
            <text:p>adj</text:p>
          </table:table-cell>
          <table:table-cell office:value-type="string">
            <text:p>r{dIk=l</text:p>
          </table:table-cell>
          <table:table-cell office:value-type="string">
            <text:p>radikl</text:p>
          </table:table-cell>
          <table:table-cell/>
          <table:table-cell office:value-type="string">
            <text:p>r{dIk=l</text:p>
          </table:table-cell>
          <table:table-cell office:value-type="string">
            <text:p>radikl</text:p>
          </table:table-cell>
          <table:table-cell/>
          <table:table-cell office:value-type="string">
            <text:p>r{dIk@l</text:p>
          </table:table-cell>
          <table:table-cell office:value-type="string">
            <text:p>radikul</text:p>
          </table:table-cell>
          <table:table-cell/>
          <table:table-cell office:value-type="string">
            <text:p>rakik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rapid</text:p>
          </table:table-cell>
          <table:table-cell office:value-type="string">
            <text:p>adj</text:p>
          </table:table-cell>
          <table:table-cell office:value-type="string">
            <text:p>r{pId</text:p>
          </table:table-cell>
          <table:table-cell office:value-type="string">
            <text:p>rapid</text:p>
          </table:table-cell>
          <table:table-cell/>
          <table:table-cell office:value-type="string">
            <text:p>r{pId</text:p>
          </table:table-cell>
          <table:table-cell office:value-type="string">
            <text:p>rapid</text:p>
          </table:table-cell>
          <table:table-cell/>
          <table:table-cell office:value-type="string">
            <text:p>r{p@d</text:p>
          </table:table-cell>
          <table:table-cell office:value-type="string">
            <text:p>rapud</text:p>
          </table:table-cell>
          <table:table-cell/>
          <table:table-cell office:value-type="string">
            <text:p>rapid</text:p>
          </table:table-cell>
          <table:table-cell table:number-columns-repeated="3"/>
          <table:table-cell office:value-type="string">
            <text:p>Au-1:2.25</text:p>
          </table:table-cell>
          <table:table-cell table:number-columns-repeated="1008"/>
        </table:table-row>
        <table:table-row table:style-name="ro3">
          <table:table-cell office:value-type="string">
            <text:p>rare</text:p>
          </table:table-cell>
          <table:table-cell office:value-type="string">
            <text:p>adj</text:p>
          </table:table-cell>
          <table:table-cell office:value-type="string">
            <text:p>re@</text:p>
          </table:table-cell>
          <table:table-cell office:value-type="string">
            <text:p>rÄ</text:p>
          </table:table-cell>
          <table:table-cell/>
          <table:table-cell office:value-type="string">
            <text:p>1-re=r <text:s/>2-r{=r</text:p>
          </table:table-cell>
          <table:table-cell office:value-type="string">
            <text:p>1-rÄ-&gt;1 <text:s/>2-rar-&gt;1</text:p>
          </table:table-cell>
          <table:table-cell/>
          <table:table-cell office:value-type="string">
            <text:p>rE@</text:p>
          </table:table-cell>
          <table:table-cell office:value-type="string">
            <text:p>rÄ</text:p>
          </table:table-cell>
          <table:table-cell/>
          <table:table-cell office:value-type="string">
            <text:p>rÄ</text:p>
          </table:table-cell>
          <table:table-cell table:number-columns-repeated="3"/>
          <table:table-cell office:value-type="string">
            <text:p>GA-2:1.20</text:p>
          </table:table-cell>
          <table:table-cell table:number-columns-repeated="1008"/>
        </table:table-row>
        <table:table-row table:style-name="ro3">
          <table:table-cell office:value-type="string">
            <text:p>ready</text:p>
          </table:table-cell>
          <table:table-cell office:value-type="string">
            <text:p>adj</text:p>
          </table:table-cell>
          <table:table-cell office:value-type="string">
            <text:p>redi</text:p>
          </table:table-cell>
          <table:table-cell office:value-type="string">
            <text:p>redE</text:p>
          </table:table-cell>
          <table:table-cell/>
          <table:table-cell office:value-type="string">
            <text:p>redi</text:p>
          </table:table-cell>
          <table:table-cell office:value-type="string">
            <text:p>redE</text:p>
          </table:table-cell>
          <table:table-cell/>
          <table:table-cell office:value-type="string">
            <text:p>rEdi</text:p>
          </table:table-cell>
          <table:table-cell office:value-type="string">
            <text:p>redE</text:p>
          </table:table-cell>
          <table:table-cell/>
          <table:table-cell office:value-type="string">
            <text:p>redE</text:p>
          </table:table-cell>
          <table:table-cell table:number-columns-repeated="1012"/>
        </table:table-row>
        <table:table-row table:style-name="ro3">
          <table:table-cell office:value-type="string">
            <text:p>real</text:p>
          </table:table-cell>
          <table:table-cell office:value-type="string">
            <text:p>adj</text:p>
          </table:table-cell>
          <table:table-cell office:value-type="string">
            <text:p>1-rI@l <text:s/>2-ri:=l</text:p>
          </table:table-cell>
          <table:table-cell office:value-type="string">
            <text:p>1-riul-&gt;1 <text:s/>2-rEl-&gt;2</text:p>
          </table:table-cell>
          <table:table-cell/>
          <table:table-cell office:value-type="string">
            <text:p>ri:@l</text:p>
          </table:table-cell>
          <table:table-cell office:value-type="string">
            <text:p>rEul-&gt;1</text:p>
          </table:table-cell>
          <table:table-cell/>
          <table:table-cell office:value-type="string">
            <text:p>ril</text:p>
          </table:table-cell>
          <table:table-cell office:value-type="string">
            <text:p>rEl-&gt;2</text:p>
          </table:table-cell>
          <table:table-cell/>
          <table:table-cell office:value-type="string">
            <text:p>rEul</text:p>
          </table:table-cell>
          <table:table-cell office:value-type="string">
            <text:p>rEl</text:p>
          </table:table-cell>
          <table:table-cell table:number-columns-repeated="1011"/>
        </table:table-row>
        <table:table-row table:style-name="ro3">
          <table:table-cell office:value-type="string">
            <text:p>reasonable</text:p>
          </table:table-cell>
          <table:table-cell office:value-type="string">
            <text:p>adj</text:p>
          </table:table-cell>
          <table:table-cell office:value-type="string">
            <text:p>ri:z=n@b=l</text:p>
          </table:table-cell>
          <table:table-cell office:value-type="string">
            <text:p>rEznubl</text:p>
          </table:table-cell>
          <table:table-cell/>
          <table:table-cell office:value-type="string">
            <text:p>ri:z=n@b=l</text:p>
          </table:table-cell>
          <table:table-cell office:value-type="string">
            <text:p>rEznubl</text:p>
          </table:table-cell>
          <table:table-cell/>
          <table:table-cell office:value-type="string">
            <text:p>riz@n@b@l</text:p>
          </table:table-cell>
          <table:table-cell office:value-type="string">
            <text:p>rEzunubul</text:p>
          </table:table-cell>
          <table:table-cell/>
          <table:table-cell office:value-type="string">
            <text:p>rEznubl</text:p>
          </table:table-cell>
          <table:table-cell table:number-columns-repeated="3"/>
          <table:table-cell office:value-type="string">
            <text:p>Au-1:2.O:4.O</text:p>
          </table:table-cell>
          <table:table-cell table:number-columns-repeated="1008"/>
        </table:table-row>
        <table:table-row table:style-name="ro3">
          <table:table-cell office:value-type="string">
            <text:p>recent</text:p>
          </table:table-cell>
          <table:table-cell office:value-type="string">
            <text:p>adj</text:p>
          </table:table-cell>
          <table:table-cell office:value-type="string">
            <text:p>ri:s=nt</text:p>
          </table:table-cell>
          <table:table-cell office:value-type="string">
            <text:p>rEsnt</text:p>
          </table:table-cell>
          <table:table-cell/>
          <table:table-cell office:value-type="string">
            <text:p>ri:s=nt</text:p>
          </table:table-cell>
          <table:table-cell office:value-type="string">
            <text:p>rEsnt</text:p>
          </table:table-cell>
          <table:table-cell/>
          <table:table-cell office:value-type="string">
            <text:p>ris@nt</text:p>
          </table:table-cell>
          <table:table-cell office:value-type="string">
            <text:p>rEsunt</text:p>
          </table:table-cell>
          <table:table-cell/>
          <table:table-cell office:value-type="string">
            <text:p>rEsunt</text:p>
          </table:table-cell>
          <table:table-cell table:number-columns-repeated="3"/>
          <table:table-cell office:value-type="string">
            <text:p>RP-1:2.S5 <text:s/>GA-1:2.S5</text:p>
          </table:table-cell>
          <table:table-cell table:number-columns-repeated="1008"/>
        </table:table-row>
        <table:table-row table:style-name="ro3">
          <table:table-cell office:value-type="string">
            <text:p>red</text:p>
          </table:table-cell>
          <table:table-cell office:value-type="string">
            <text:p>adj</text:p>
          </table:table-cell>
          <table:table-cell table:number-columns-repeated="2" office:value-type="string">
            <text:p>red</text:p>
          </table:table-cell>
          <table:table-cell/>
          <table:table-cell table:number-columns-repeated="2" office:value-type="string">
            <text:p>red</text:p>
          </table:table-cell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/>
          <table:table-cell office:value-type="string">
            <text:p>red</text:p>
          </table:table-cell>
          <table:table-cell table:number-columns-repeated="1012"/>
        </table:table-row>
        <table:table-row table:style-name="ro3">
          <table:table-cell office:value-type="string">
            <text:p>regional</text:p>
          </table:table-cell>
          <table:table-cell office:value-type="string">
            <text:p>adj</text:p>
          </table:table-cell>
          <table:table-cell office:value-type="string">
            <text:p>ri:dZ=n@l</text:p>
          </table:table-cell>
          <table:table-cell office:value-type="string">
            <text:p>rEjnul</text:p>
          </table:table-cell>
          <table:table-cell/>
          <table:table-cell office:value-type="string">
            <text:p>ri:dZ=n@l</text:p>
          </table:table-cell>
          <table:table-cell office:value-type="string">
            <text:p>rEjnul</text:p>
          </table:table-cell>
          <table:table-cell/>
          <table:table-cell office:value-type="string">
            <text:p>ridZ@n@l</text:p>
          </table:table-cell>
          <table:table-cell office:value-type="string">
            <text:p>rEjunul</text:p>
          </table:table-cell>
          <table:table-cell/>
          <table:table-cell office:value-type="string">
            <text:p>rEjnu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14"/>
          <table:table-cell/>
          <table:table-cell table:style-name="ce4" table:number-columns-repeated="978"/>
          <table:table-cell table:number-columns-repeated="29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relative</text:p>
          </table:table-cell>
          <table:table-cell office:value-type="string">
            <text:p>adj</text:p>
          </table:table-cell>
          <table:table-cell office:value-type="string">
            <text:p>rel@tIv</text:p>
          </table:table-cell>
          <table:table-cell office:value-type="string">
            <text:p>relutiv</text:p>
          </table:table-cell>
          <table:table-cell/>
          <table:table-cell office:value-type="string">
            <text:p>rel@tIv</text:p>
          </table:table-cell>
          <table:table-cell office:value-type="string">
            <text:p>relutiv</text:p>
          </table:table-cell>
          <table:table-cell/>
          <table:table-cell office:value-type="string">
            <text:p>rEl@tIv</text:p>
          </table:table-cell>
          <table:table-cell office:value-type="string">
            <text:p>relutiv</text:p>
          </table:table-cell>
          <table:table-cell/>
          <table:table-cell office:value-type="string">
            <text:p>relutiv</text:p>
          </table:table-cell>
          <table:table-cell table:number-columns-repeated="1012"/>
        </table:table-row>
        <table:table-row table:style-name="ro3">
          <table:table-cell office:value-type="string">
            <text:p>relevant</text:p>
          </table:table-cell>
          <table:table-cell office:value-type="string">
            <text:p>adj</text:p>
          </table:table-cell>
          <table:table-cell office:value-type="string">
            <text:p>1-rel@v@nt <text:s/>2-relIv@nt</text:p>
          </table:table-cell>
          <table:table-cell office:value-type="string">
            <text:p>1-reluvunt-&gt;2 <text:s/>2-relivunt-&gt;1</text:p>
          </table:table-cell>
          <table:table-cell/>
          <table:table-cell office:value-type="string">
            <text:p>rel@v@nt</text:p>
          </table:table-cell>
          <table:table-cell office:value-type="string">
            <text:p>reluvunt-&gt;2</text:p>
          </table:table-cell>
          <table:table-cell/>
          <table:table-cell office:value-type="string">
            <text:p>rEl@v@nt</text:p>
          </table:table-cell>
          <table:table-cell office:value-type="string">
            <text:p>reluvunt-&gt;2</text:p>
          </table:table-cell>
          <table:table-cell/>
          <table:table-cell office:value-type="string">
            <text:p>relivunt</text:p>
          </table:table-cell>
          <table:table-cell office:value-type="string">
            <text:p>reluvunt</text:p>
          </table:table-cell>
          <table:table-cell table:number-columns-repeated="3"/>
          <table:table-cell table:style-name="ce4"/>
          <table:table-cell office:value-type="string">
            <text:p>rule 25 rabbIt exception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religious</text:p>
          </table:table-cell>
          <table:table-cell office:value-type="string">
            <text:p>adj</text:p>
          </table:table-cell>
          <table:table-cell office:value-type="string">
            <text:p>1-rIlIdZ@s <text:s/>2-r@lIdZ@s</text:p>
          </table:table-cell>
          <table:table-cell office:value-type="string">
            <text:p>1-rilijus-&gt;1 <text:s/>2-rulijus-&gt;1</text:p>
          </table:table-cell>
          <table:table-cell/>
          <table:table-cell office:value-type="string">
            <text:p>rIlIdZ@s</text:p>
          </table:table-cell>
          <table:table-cell office:value-type="string">
            <text:p>rilijus</text:p>
          </table:table-cell>
          <table:table-cell/>
          <table:table-cell office:value-type="string">
            <text:p>r@lIdZ@s</text:p>
          </table:table-cell>
          <table:table-cell office:value-type="string">
            <text:p>rulijus</text:p>
          </table:table-cell>
          <table:table-cell/>
          <table:table-cell office:value-type="string">
            <text:p>rilijus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office:value-type="string">
            <text:p>remaining</text:p>
          </table:table-cell>
          <table:table-cell office:value-type="string">
            <text:p>adj</text:p>
          </table:table-cell>
          <table:table-cell office:value-type="string">
            <text:p>1-rImeInIN <text:s/>2-r@meInIN</text:p>
          </table:table-cell>
          <table:table-cell office:value-type="string">
            <text:p>1-rimAniN-&gt;1 <text:s/>2-rumAniN-&gt;1</text:p>
          </table:table-cell>
          <table:table-cell/>
          <table:table-cell office:value-type="string">
            <text:p>rImeInIN</text:p>
          </table:table-cell>
          <table:table-cell office:value-type="string">
            <text:p>rimAniN</text:p>
          </table:table-cell>
          <table:table-cell/>
          <table:table-cell office:value-type="string">
            <text:p>r@meInIN</text:p>
          </table:table-cell>
          <table:table-cell office:value-type="string">
            <text:p>rumAniN</text:p>
          </table:table-cell>
          <table:table-cell/>
          <table:table-cell office:value-type="string">
            <text:p>rimAniN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office:value-type="string">
            <text:p>remarkable</text:p>
          </table:table-cell>
          <table:table-cell office:value-type="string">
            <text:p>adj</text:p>
          </table:table-cell>
          <table:table-cell office:value-type="string">
            <text:p>1-rImA:k@b=l <text:s/>2-r@mA:k@b=l</text:p>
          </table:table-cell>
          <table:table-cell office:value-type="string">
            <text:p>1-rimRÑkuml-&gt;1 <text:s/>2-rumRÑkuml-&gt;1</text:p>
          </table:table-cell>
          <table:table-cell/>
          <table:table-cell office:value-type="string">
            <text:p>rImA:rk@b=l</text:p>
          </table:table-cell>
          <table:table-cell office:value-type="string">
            <text:p>rimRrkubl</text:p>
          </table:table-cell>
          <table:table-cell/>
          <table:table-cell office:value-type="string">
            <text:p>r@mAk@b@l</text:p>
          </table:table-cell>
          <table:table-cell office:value-type="string">
            <text:p>rumRÑkumul</text:p>
          </table:table-cell>
          <table:table-cell/>
          <table:table-cell office:value-type="string">
            <text:p>rimRÑkuml</text:p>
          </table:table-cell>
          <table:table-cell table:number-columns-repeated="3"/>
          <table:table-cell office:value-type="string">
            <text:p>RP-2:1.25 <text:s/>Au-1:1.25:4.O</text:p>
          </table:table-cell>
          <table:table-cell table:number-columns-repeated="1008"/>
        </table:table-row>
        <table:table-row table:style-name="ro3">
          <table:table-cell office:value-type="string">
            <text:p>remote</text:p>
          </table:table-cell>
          <table:table-cell office:value-type="string">
            <text:p>adj</text:p>
          </table:table-cell>
          <table:table-cell office:value-type="string">
            <text:p>1-rIm@Ut <text:s/>2-r@m@Ut</text:p>
          </table:table-cell>
          <table:table-cell office:value-type="string">
            <text:p>1-rimOt-&gt;1 <text:s/>2-rumOt-&gt;1</text:p>
          </table:table-cell>
          <table:table-cell/>
          <table:table-cell office:value-type="string">
            <text:p>rImoUt</text:p>
          </table:table-cell>
          <table:table-cell office:value-type="string">
            <text:p>rimOt</text:p>
          </table:table-cell>
          <table:table-cell/>
          <table:table-cell office:value-type="string">
            <text:p>r@moUt</text:p>
          </table:table-cell>
          <table:table-cell office:value-type="string">
            <text:p>rumOt</text:p>
          </table:table-cell>
          <table:table-cell/>
          <table:table-cell office:value-type="string">
            <text:p>rimOt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office:value-type="string">
            <text:p>residential</text:p>
          </table:table-cell>
          <table:table-cell office:value-type="string">
            <text:p>adj</text:p>
          </table:table-cell>
          <table:table-cell office:value-type="string">
            <text:p>1-rezIden(t)S=l <text:s/>2-rez@den(t)S=l</text:p>
          </table:table-cell>
          <table:table-cell office:value-type="string">
            <text:p>1-rezidenSl-&gt;1 <text:s/>2-rezudenSl-&gt;1</text:p>
          </table:table-cell>
          <table:table-cell/>
          <table:table-cell office:value-type="string">
            <text:p>rezIden(t)S=l</text:p>
          </table:table-cell>
          <table:table-cell office:value-type="string">
            <text:p>rezidenSl</text:p>
          </table:table-cell>
          <table:table-cell/>
          <table:table-cell office:value-type="string">
            <text:p>rEz@dEnS@l</text:p>
          </table:table-cell>
          <table:table-cell office:value-type="string">
            <text:p>rezudenSul</text:p>
          </table:table-cell>
          <table:table-cell/>
          <table:table-cell office:value-type="string">
            <text:p>rezidenSl</text:p>
          </table:table-cell>
          <table:table-cell table:number-columns-repeated="3"/>
          <table:table-cell office:value-type="string">
            <text:p>RP-2:2.25 <text:s/>Au-1:2.25:4.O</text:p>
          </table:table-cell>
          <table:table-cell table:number-columns-repeated="1008"/>
        </table:table-row>
        <table:table-row table:style-name="ro3">
          <table:table-cell office:value-type="string">
            <text:p>respective</text:p>
          </table:table-cell>
          <table:table-cell office:value-type="string">
            <text:p>adj</text:p>
          </table:table-cell>
          <table:table-cell office:value-type="string">
            <text:p>1-rIspektIv <text:s/>2-r@spektIv</text:p>
          </table:table-cell>
          <table:table-cell office:value-type="string">
            <text:p>1-rispektiv-&gt;1 <text:s/>2-ruspektiv-&gt;1</text:p>
          </table:table-cell>
          <table:table-cell/>
          <table:table-cell office:value-type="string">
            <text:p>rIspektIv</text:p>
          </table:table-cell>
          <table:table-cell office:value-type="string">
            <text:p>rispektiv</text:p>
          </table:table-cell>
          <table:table-cell/>
          <table:table-cell office:value-type="string">
            <text:p>r@spEktIv</text:p>
          </table:table-cell>
          <table:table-cell office:value-type="string">
            <text:p>ruspektiv</text:p>
          </table:table-cell>
          <table:table-cell/>
          <table:table-cell office:value-type="string">
            <text:p>rispektiv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3">
          <table:table-cell office:value-type="string">
            <text:p>responsible</text:p>
          </table:table-cell>
          <table:table-cell office:value-type="string">
            <text:p>adj</text:p>
          </table:table-cell>
          <table:table-cell office:value-type="string">
            <text:p>1-rIspQn(t)s@b=l <text:s/>2-r@spQn(t)s@b=l <text:s/>3-rIsQn(t)sIb=l</text:p>
          </table:table-cell>
          <table:table-cell office:value-type="string">
            <text:p>1-risponsubl-&gt;1 <text:s/>2-rusponsubl-&gt;1 <text:s/>2-risponsibl-&gt;1</text:p>
          </table:table-cell>
          <table:table-cell/>
          <table:table-cell office:value-type="string">
            <text:p>rIspA:n(t)s@b=l</text:p>
          </table:table-cell>
          <table:table-cell office:value-type="string">
            <text:p>rispRnsubl</text:p>
          </table:table-cell>
          <table:table-cell/>
          <table:table-cell office:value-type="string">
            <text:p>r@spQns@b@l</text:p>
          </table:table-cell>
          <table:table-cell office:value-type="string">
            <text:p>rusponsubul</text:p>
          </table:table-cell>
          <table:table-cell/>
          <table:table-cell office:value-type="string">
            <text:p>risponsubl</text:p>
          </table:table-cell>
          <table:table-cell table:number-columns-repeated="3"/>
          <table:table-cell office:value-type="string">
            <text:p>RP-2:1.25 <text:s/>RP-3:3.S6 <text:s/>GA-1:2.9 <text:s/>Au-1:1.25:4.O</text:p>
          </table:table-cell>
          <table:table-cell table:number-columns-repeated="979"/>
          <table:table-cell table:style-name="ce3" table:number-columns-repeated="5"/>
          <table:table-cell table:number-columns-repeated="24"/>
        </table:table-row>
        <table:table-row table:style-name="ro3">
          <table:table-cell office:value-type="string">
            <text:p>rich</text:p>
          </table:table-cell>
          <table:table-cell office:value-type="string">
            <text:p>adj</text:p>
          </table:table-cell>
          <table:table-cell office:value-type="string">
            <text:p>rItS</text:p>
          </table:table-cell>
          <table:table-cell office:value-type="string">
            <text:p>riS</text:p>
          </table:table-cell>
          <table:table-cell/>
          <table:table-cell office:value-type="string">
            <text:p>rItS</text:p>
          </table:table-cell>
          <table:table-cell office:value-type="string">
            <text:p>riS</text:p>
          </table:table-cell>
          <table:table-cell/>
          <table:table-cell office:value-type="string">
            <text:p>rItS</text:p>
          </table:table-cell>
          <table:table-cell office:value-type="string">
            <text:p>riC</text:p>
          </table:table-cell>
          <table:table-cell/>
          <table:table-cell office:value-type="string">
            <text:p>riC</text:p>
          </table:table-cell>
          <table:table-cell table:number-columns-repeated="1012"/>
        </table:table-row>
        <table:table-row table:style-name="ro3">
          <table:table-cell office:value-type="string">
            <text:p>right</text:p>
          </table:table-cell>
          <table:table-cell office:value-type="string">
            <text:p>adj</text:p>
          </table:table-cell>
          <table:table-cell office:value-type="string">
            <text:p>raIt</text:p>
          </table:table-cell>
          <table:table-cell office:value-type="string">
            <text:p>rIt</text:p>
          </table:table-cell>
          <table:table-cell/>
          <table:table-cell office:value-type="string">
            <text:p>raIt</text:p>
          </table:table-cell>
          <table:table-cell office:value-type="string">
            <text:p>rIt</text:p>
          </table:table-cell>
          <table:table-cell/>
          <table:table-cell office:value-type="string">
            <text:p>raIt</text:p>
          </table:table-cell>
          <table:table-cell office:value-type="string">
            <text:p>rIt</text:p>
          </table:table-cell>
          <table:table-cell/>
          <table:table-cell office:value-type="string">
            <text:p>rIt</text:p>
          </table:table-cell>
          <table:table-cell table:number-columns-repeated="1012"/>
        </table:table-row>
        <table:table-row table:style-name="ro3">
          <table:table-cell office:value-type="string">
            <text:p>roman</text:p>
          </table:table-cell>
          <table:table-cell office:value-type="string">
            <text:p>adj</text:p>
          </table:table-cell>
          <table:table-cell office:value-type="string">
            <text:p>r@Um@n</text:p>
          </table:table-cell>
          <table:table-cell office:value-type="string">
            <text:p>rOmun</text:p>
          </table:table-cell>
          <table:table-cell/>
          <table:table-cell office:value-type="string">
            <text:p>roUm@n</text:p>
          </table:table-cell>
          <table:table-cell office:value-type="string">
            <text:p>rOmun</text:p>
          </table:table-cell>
          <table:table-cell/>
          <table:table-cell office:value-type="string">
            <text:p>roUm@n</text:p>
          </table:table-cell>
          <table:table-cell office:value-type="string">
            <text:p>rOmun</text:p>
          </table:table-cell>
          <table:table-cell/>
          <table:table-cell office:value-type="string">
            <text:p>rOmun</text:p>
          </table:table-cell>
          <table:table-cell table:number-columns-repeated="1012"/>
        </table:table-row>
        <table:table-row table:style-name="ro3">
          <table:table-cell office:value-type="string">
            <text:p>rough</text:p>
          </table:table-cell>
          <table:table-cell office:value-type="string">
            <text:p>adj</text:p>
          </table:table-cell>
          <table:table-cell office:value-type="string">
            <text:p>rVf</text:p>
          </table:table-cell>
          <table:table-cell office:value-type="string">
            <text:p>ruf</text:p>
          </table:table-cell>
          <table:table-cell/>
          <table:table-cell office:value-type="string">
            <text:p>rVf</text:p>
          </table:table-cell>
          <table:table-cell office:value-type="string">
            <text:p>ruf</text:p>
          </table:table-cell>
          <table:table-cell/>
          <table:table-cell office:value-type="string">
            <text:p>rVf</text:p>
          </table:table-cell>
          <table:table-cell office:value-type="string">
            <text:p>ruf</text:p>
          </table:table-cell>
          <table:table-cell/>
          <table:table-cell office:value-type="string">
            <text:p>ruf</text:p>
          </table:table-cell>
          <table:table-cell table:number-columns-repeated="1012"/>
        </table:table-row>
        <table:table-row table:style-name="ro3">
          <table:table-cell office:value-type="string">
            <text:p>round</text:p>
          </table:table-cell>
          <table:table-cell office:value-type="string">
            <text:p>adj</text:p>
          </table:table-cell>
          <table:table-cell office:value-type="string">
            <text:p>raUnd</text:p>
          </table:table-cell>
          <table:table-cell office:value-type="string">
            <text:p>rWnd</text:p>
          </table:table-cell>
          <table:table-cell/>
          <table:table-cell office:value-type="string">
            <text:p>raUnd</text:p>
          </table:table-cell>
          <table:table-cell office:value-type="string">
            <text:p>rWnd</text:p>
          </table:table-cell>
          <table:table-cell/>
          <table:table-cell office:value-type="string">
            <text:p>raUnd</text:p>
          </table:table-cell>
          <table:table-cell office:value-type="string">
            <text:p>rWnd</text:p>
          </table:table-cell>
          <table:table-cell/>
          <table:table-cell office:value-type="string">
            <text:p>rWnd</text:p>
          </table:table-cell>
          <table:table-cell table:number-columns-repeated="1012"/>
        </table:table-row>
        <table:table-row table:style-name="ro3">
          <table:table-cell office:value-type="string">
            <text:p>royal</text:p>
          </table:table-cell>
          <table:table-cell office:value-type="string">
            <text:p>adj</text:p>
          </table:table-cell>
          <table:table-cell office:value-type="string">
            <text:p>rOI@l</text:p>
          </table:table-cell>
          <table:table-cell office:value-type="string">
            <text:p>rYul</text:p>
          </table:table-cell>
          <table:table-cell/>
          <table:table-cell office:value-type="string">
            <text:p>rOI@l</text:p>
          </table:table-cell>
          <table:table-cell office:value-type="string">
            <text:p>rYul</text:p>
          </table:table-cell>
          <table:table-cell/>
          <table:table-cell office:value-type="string">
            <text:p>rOI@l</text:p>
          </table:table-cell>
          <table:table-cell office:value-type="string">
            <text:p>rYul</text:p>
          </table:table-cell>
          <table:table-cell/>
          <table:table-cell office:value-type="string">
            <text:p>rYul</text:p>
          </table:table-cell>
          <table:table-cell table:number-columns-repeated="1012"/>
        </table:table-row>
        <table:table-row table:style-name="ro3">
          <table:table-cell office:value-type="string">
            <text:p>rural</text:p>
          </table:table-cell>
          <table:table-cell office:value-type="string">
            <text:p>adj</text:p>
          </table:table-cell>
          <table:table-cell office:value-type="string">
            <text:p>rU@r@l</text:p>
          </table:table-cell>
          <table:table-cell office:value-type="string">
            <text:p>rÜul</text:p>
          </table:table-cell>
          <table:table-cell/>
          <table:table-cell office:value-type="string">
            <text:p>rUr@l</text:p>
          </table:table-cell>
          <table:table-cell office:value-type="string">
            <text:p>rÜul</text:p>
          </table:table-cell>
          <table:table-cell/>
          <table:table-cell office:value-type="string">
            <text:p>rur@l</text:p>
          </table:table-cell>
          <table:table-cell office:value-type="string">
            <text:p>rUrul</text:p>
          </table:table-cell>
          <table:table-cell/>
          <table:table-cell office:value-type="string">
            <text:p>rÜul</text:p>
          </table:table-cell>
          <table:table-cell table:number-columns-repeated="3"/>
          <table:table-cell office:value-type="string">
            <text:p>Au-1:1.22</text:p>
          </table:table-cell>
          <table:table-cell table:number-columns-repeated="1008"/>
        </table:table-row>
        <table:table-row table:style-name="ro3">
          <table:table-cell office:value-type="string">
            <text:p>russian</text:p>
          </table:table-cell>
          <table:table-cell office:value-type="string">
            <text:p>adj</text:p>
          </table:table-cell>
          <table:table-cell office:value-type="string">
            <text:p>rVS=n</text:p>
          </table:table-cell>
          <table:table-cell office:value-type="string">
            <text:p>ruSn</text:p>
          </table:table-cell>
          <table:table-cell/>
          <table:table-cell office:value-type="string">
            <text:p>rVS=n</text:p>
          </table:table-cell>
          <table:table-cell office:value-type="string">
            <text:p>ruSn</text:p>
          </table:table-cell>
          <table:table-cell/>
          <table:table-cell office:value-type="string">
            <text:p>rVS@n</text:p>
          </table:table-cell>
          <table:table-cell office:value-type="string">
            <text:p>ruSun</text:p>
          </table:table-cell>
          <table:table-cell/>
          <table:table-cell office:value-type="string">
            <text:p>ruSn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office:value-type="string">
            <text:p>sad</text:p>
          </table:table-cell>
          <table:table-cell office:value-type="string">
            <text:p>adj</text:p>
          </table:table-cell>
          <table:table-cell office:value-type="string">
            <text:p>s{d</text:p>
          </table:table-cell>
          <table:table-cell office:value-type="string">
            <text:p>sad</text:p>
          </table:table-cell>
          <table:table-cell/>
          <table:table-cell office:value-type="string">
            <text:p>s{d</text:p>
          </table:table-cell>
          <table:table-cell office:value-type="string">
            <text:p>sad</text:p>
          </table:table-cell>
          <table:table-cell/>
          <table:table-cell office:value-type="string">
            <text:p>s{d</text:p>
          </table:table-cell>
          <table:table-cell office:value-type="string">
            <text:p>sad</text:p>
          </table:table-cell>
          <table:table-cell/>
          <table:table-cell office:value-type="string">
            <text:p>sad</text:p>
          </table:table-cell>
          <table:table-cell table:number-columns-repeated="1012"/>
        </table:table-row>
        <table:table-row table:style-name="ro3">
          <table:table-cell office:value-type="string">
            <text:p>safe</text:p>
          </table:table-cell>
          <table:table-cell office:value-type="string">
            <text:p>adj</text:p>
          </table:table-cell>
          <table:table-cell office:value-type="string">
            <text:p>seIf</text:p>
          </table:table-cell>
          <table:table-cell office:value-type="string">
            <text:p>sAf</text:p>
          </table:table-cell>
          <table:table-cell/>
          <table:table-cell office:value-type="string">
            <text:p>seIf</text:p>
          </table:table-cell>
          <table:table-cell office:value-type="string">
            <text:p>sAf</text:p>
          </table:table-cell>
          <table:table-cell/>
          <table:table-cell office:value-type="string">
            <text:p>seIf</text:p>
          </table:table-cell>
          <table:table-cell office:value-type="string">
            <text:p>sAf</text:p>
          </table:table-cell>
          <table:table-cell/>
          <table:table-cell office:value-type="string">
            <text:p>sAf</text:p>
          </table:table-cell>
          <table:table-cell table:number-columns-repeated="1012"/>
        </table:table-row>
        <table:table-row table:style-name="ro3">
          <table:table-cell office:value-type="string">
            <text:p>satisfied</text:p>
          </table:table-cell>
          <table:table-cell office:value-type="string">
            <text:p>adj</text:p>
          </table:table-cell>
          <table:table-cell office:value-type="string">
            <text:p>1-s{tIsfaId <text:s/>2-s{t@sfaId</text:p>
          </table:table-cell>
          <table:table-cell office:value-type="string">
            <text:p>1-satisfId-&gt;1 <text:s/>2-satusfId-&gt;1</text:p>
          </table:table-cell>
          <table:table-cell/>
          <table:table-cell office:value-type="string">
            <text:p>s{tIsfaId</text:p>
          </table:table-cell>
          <table:table-cell office:value-type="string">
            <text:p>satisfId</text:p>
          </table:table-cell>
          <table:table-cell/>
          <table:table-cell office:value-type="string">
            <text:p>s{t@sfaId</text:p>
          </table:table-cell>
          <table:table-cell office:value-type="string">
            <text:p>satusfId</text:p>
          </table:table-cell>
          <table:table-cell/>
          <table:table-cell office:value-type="string">
            <text:p>satisfId</text:p>
          </table:table-cell>
          <table:table-cell table:number-columns-repeated="3"/>
          <table:table-cell office:value-type="string">
            <text:p>RP-2:2.25 <text:s/>Au-1:2.25</text:p>
          </table:table-cell>
          <table:table-cell table:number-columns-repeated="1008"/>
        </table:table-row>
        <table:table-row table:style-name="ro3">
          <table:table-cell office:value-type="string">
            <text:p>scientific</text:p>
          </table:table-cell>
          <table:table-cell office:value-type="string">
            <text:p>adj</text:p>
          </table:table-cell>
          <table:table-cell office:value-type="string">
            <text:p>saI@ntIfIk</text:p>
          </table:table-cell>
          <table:table-cell office:value-type="string">
            <text:p>sIuntifik</text:p>
          </table:table-cell>
          <table:table-cell/>
          <table:table-cell office:value-type="string">
            <text:p>saI@ntIfIk</text:p>
          </table:table-cell>
          <table:table-cell office:value-type="string">
            <text:p>sIuntifik</text:p>
          </table:table-cell>
          <table:table-cell/>
          <table:table-cell office:value-type="string">
            <text:p>saI@ntIfIk</text:p>
          </table:table-cell>
          <table:table-cell office:value-type="string">
            <text:p>sIuntifik</text:p>
          </table:table-cell>
          <table:table-cell/>
          <table:table-cell office:value-type="string">
            <text:p>sIuntifik</text:p>
          </table:table-cell>
          <table:table-cell table:number-columns-repeated="1012"/>
        </table:table-row>
        <table:table-row table:style-name="ro3">
          <table:table-cell office:value-type="string">
            <text:p>scottish</text:p>
          </table:table-cell>
          <table:table-cell office:value-type="string">
            <text:p>adj</text:p>
          </table:table-cell>
          <table:table-cell office:value-type="string">
            <text:p>skQtIS</text:p>
          </table:table-cell>
          <table:table-cell office:value-type="string">
            <text:p>skotiS</text:p>
          </table:table-cell>
          <table:table-cell/>
          <table:table-cell office:value-type="string">
            <text:p>skA:tIS</text:p>
          </table:table-cell>
          <table:table-cell office:value-type="string">
            <text:p>skRtiS</text:p>
          </table:table-cell>
          <table:table-cell/>
          <table:table-cell office:value-type="string">
            <text:p>skQtIS</text:p>
          </table:table-cell>
          <table:table-cell office:value-type="string">
            <text:p>skotiS</text:p>
          </table:table-cell>
          <table:table-cell/>
          <table:table-cell office:value-type="string">
            <text:p>SkotiS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secret</text:p>
          </table:table-cell>
          <table:table-cell office:value-type="string">
            <text:p>adj</text:p>
          </table:table-cell>
          <table:table-cell office:value-type="string">
            <text:p>1-si:kr@t <text:s/>2-si:krIt</text:p>
          </table:table-cell>
          <table:table-cell office:value-type="string">
            <text:p>1-sEkrut-&gt;2 <text:s/>2-sEkrit-&gt;1</text:p>
          </table:table-cell>
          <table:table-cell/>
          <table:table-cell office:value-type="string">
            <text:p>si:kr@t</text:p>
          </table:table-cell>
          <table:table-cell office:value-type="string">
            <text:p>sEkrut-&gt;2</text:p>
          </table:table-cell>
          <table:table-cell/>
          <table:table-cell office:value-type="string">
            <text:p>sikr@t</text:p>
          </table:table-cell>
          <table:table-cell office:value-type="string">
            <text:p>sEkrut-&gt;2</text:p>
          </table:table-cell>
          <table:table-cell/>
          <table:table-cell office:value-type="string">
            <text:p>sEkrit</text:p>
          </table:table-cell>
          <table:table-cell office:value-type="string">
            <text:p>sEkrut</text:p>
          </table:table-cell>
          <table:table-cell table:number-columns-repeated="4"/>
          <table:table-cell office:value-type="string">
            <text:p>rule 25 rabbIt exception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sensible</text:p>
          </table:table-cell>
          <table:table-cell office:value-type="string">
            <text:p>adj</text:p>
          </table:table-cell>
          <table:table-cell office:value-type="string">
            <text:p>1-sen(t)s@b=l <text:s/>2-sen(t)sIb=l</text:p>
          </table:table-cell>
          <table:table-cell office:value-type="string">
            <text:p>1-sensubl-&gt;1 <text:s/>2-sensibl-&gt;1</text:p>
          </table:table-cell>
          <table:table-cell/>
          <table:table-cell office:value-type="string">
            <text:p>sen(t)s@b=l</text:p>
          </table:table-cell>
          <table:table-cell office:value-type="string">
            <text:p>sensubl</text:p>
          </table:table-cell>
          <table:table-cell/>
          <table:table-cell office:value-type="string">
            <text:p>sEns@b@l</text:p>
          </table:table-cell>
          <table:table-cell office:value-type="string">
            <text:p>sensubul</text:p>
          </table:table-cell>
          <table:table-cell/>
          <table:table-cell office:value-type="string">
            <text:p>sensubl</text:p>
          </table:table-cell>
          <table:table-cell table:number-columns-repeated="3"/>
          <table:table-cell office:value-type="string">
            <text:p>RP-2:2.S6 <text:s/>Au-1:3.O</text:p>
          </table:table-cell>
          <table:table-cell table:number-columns-repeated="979"/>
          <table:table-cell table:style-name="ce3" table:number-columns-repeated="5"/>
          <table:table-cell table:number-columns-repeated="24"/>
        </table:table-row>
        <table:table-row table:style-name="ro3">
          <table:table-cell office:value-type="string">
            <text:p>sensitive</text:p>
          </table:table-cell>
          <table:table-cell office:value-type="string">
            <text:p>adj</text:p>
          </table:table-cell>
          <table:table-cell office:value-type="string">
            <text:p>1-sen(t)s@tIv <text:s/>1-sen(t)sItIv</text:p>
          </table:table-cell>
          <table:table-cell office:value-type="string">
            <text:p>1-sensutiv-&gt;2 <text:s/>2-sensitiv-&gt;1</text:p>
          </table:table-cell>
          <table:table-cell/>
          <table:table-cell office:value-type="string">
            <text:p>sen(t)s@tIv</text:p>
          </table:table-cell>
          <table:table-cell office:value-type="string">
            <text:p>sensutiv-&gt;2</text:p>
          </table:table-cell>
          <table:table-cell/>
          <table:table-cell office:value-type="string">
            <text:p>sEns@tIv</text:p>
          </table:table-cell>
          <table:table-cell office:value-type="string">
            <text:p>sensutiv-&gt;2</text:p>
          </table:table-cell>
          <table:table-cell/>
          <table:table-cell office:value-type="string">
            <text:p>sensitiv</text:p>
          </table:table-cell>
          <table:table-cell office:value-type="string">
            <text:p>sensutiv</text:p>
          </table:table-cell>
          <table:table-cell table:number-columns-repeated="4"/>
          <table:table-cell office:value-type="string">
            <text:p>rule 25 rabbIt exception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separate</text:p>
          </table:table-cell>
          <table:table-cell office:value-type="string">
            <text:p>adj</text:p>
          </table:table-cell>
          <table:table-cell office:value-type="string">
            <text:p>sep@reIt</text:p>
          </table:table-cell>
          <table:table-cell office:value-type="string">
            <text:p>sepurAt</text:p>
          </table:table-cell>
          <table:table-cell/>
          <table:table-cell office:value-type="string">
            <text:p>sep@reIt</text:p>
          </table:table-cell>
          <table:table-cell office:value-type="string">
            <text:p>sepurAt</text:p>
          </table:table-cell>
          <table:table-cell/>
          <table:table-cell office:value-type="string">
            <text:p>sEp@reIt</text:p>
          </table:table-cell>
          <table:table-cell office:value-type="string">
            <text:p>sepurAt</text:p>
          </table:table-cell>
          <table:table-cell/>
          <table:table-cell office:value-type="string">
            <text:p>sepurAt</text:p>
          </table:table-cell>
          <table:table-cell table:number-columns-repeated="1012"/>
        </table:table-row>
        <table:table-row table:style-name="ro3">
          <table:table-cell office:value-type="string">
            <text:p>serious</text:p>
          </table:table-cell>
          <table:table-cell office:value-type="string">
            <text:p>adj</text:p>
          </table:table-cell>
          <table:table-cell office:value-type="string">
            <text:p>sI@ri@s</text:p>
          </table:table-cell>
          <table:table-cell office:value-type="string">
            <text:p>sËEus</text:p>
          </table:table-cell>
          <table:table-cell/>
          <table:table-cell office:value-type="string">
            <text:p>sIri@s</text:p>
          </table:table-cell>
          <table:table-cell office:value-type="string">
            <text:p>sirEus</text:p>
          </table:table-cell>
          <table:table-cell/>
          <table:table-cell office:value-type="string">
            <text:p>sI@ri@s</text:p>
          </table:table-cell>
          <table:table-cell office:value-type="string">
            <text:p>sËEus</text:p>
          </table:table-cell>
          <table:table-cell/>
          <table:table-cell office:value-type="string">
            <text:p>sËEus</text:p>
          </table:table-cell>
          <table:table-cell table:number-columns-repeated="3"/>
          <table:table-cell office:value-type="string">
            <text:p>GA-1:1-21</text:p>
          </table:table-cell>
          <table:table-cell table:number-columns-repeated="1008"/>
        </table:table-row>
        <table:table-row table:style-name="ro3">
          <table:table-cell office:value-type="string">
            <text:p>severe</text:p>
          </table:table-cell>
          <table:table-cell office:value-type="string">
            <text:p>adj</text:p>
          </table:table-cell>
          <table:table-cell office:value-type="string">
            <text:p>1-sIvI@ <text:s/>2-s@vI@</text:p>
          </table:table-cell>
          <table:table-cell office:value-type="string">
            <text:p>1-sivË-&gt;1 <text:s/>2-suvË-&gt;1</text:p>
          </table:table-cell>
          <table:table-cell/>
          <table:table-cell office:value-type="string">
            <text:p>sIvI=r</text:p>
          </table:table-cell>
          <table:table-cell office:value-type="string">
            <text:p>sivË</text:p>
          </table:table-cell>
          <table:table-cell/>
          <table:table-cell office:value-type="string">
            <text:p>s@vI@</text:p>
          </table:table-cell>
          <table:table-cell office:value-type="string">
            <text:p>suvË</text:p>
          </table:table-cell>
          <table:table-cell/>
          <table:table-cell office:value-type="string">
            <text:p>sivË</text:p>
          </table:table-cell>
          <table:table-cell table:number-columns-repeated="3"/>
          <table:table-cell office:value-type="string">
            <text:p>RP-2:1.25 <text:s/>Au-1:1.25</text:p>
          </table:table-cell>
          <table:table-cell table:number-columns-repeated="1008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sharp</text:p>
          </table:table-cell>
          <table:table-cell office:value-type="string">
            <text:p>adj</text:p>
          </table:table-cell>
          <table:table-cell office:value-type="string">
            <text:p>SA:p</text:p>
          </table:table-cell>
          <table:table-cell office:value-type="string">
            <text:p>SRÑp</text:p>
          </table:table-cell>
          <table:table-cell/>
          <table:table-cell office:value-type="string">
            <text:p>SA:rp</text:p>
          </table:table-cell>
          <table:table-cell office:value-type="string">
            <text:p>SRrp</text:p>
          </table:table-cell>
          <table:table-cell/>
          <table:table-cell office:value-type="string">
            <text:p>SAp</text:p>
          </table:table-cell>
          <table:table-cell office:value-type="string">
            <text:p>SRÑp</text:p>
          </table:table-cell>
          <table:table-cell/>
          <table:table-cell office:value-type="string">
            <text:p>SRÑp</text:p>
          </table:table-cell>
          <table:table-cell table:number-columns-repeated="1012"/>
        </table:table-row>
        <table:table-row table:style-name="ro3">
          <table:table-cell office:value-type="string">
            <text:p>short</text:p>
          </table:table-cell>
          <table:table-cell office:value-type="string">
            <text:p>adj</text:p>
          </table:table-cell>
          <table:table-cell office:value-type="string">
            <text:p>SO:t</text:p>
          </table:table-cell>
          <table:table-cell office:value-type="string">
            <text:p>SQÑt</text:p>
          </table:table-cell>
          <table:table-cell/>
          <table:table-cell office:value-type="string">
            <text:p>SO:rt</text:p>
          </table:table-cell>
          <table:table-cell office:value-type="string">
            <text:p>SQrt</text:p>
          </table:table-cell>
          <table:table-cell/>
          <table:table-cell office:value-type="string">
            <text:p>SOt</text:p>
          </table:table-cell>
          <table:table-cell office:value-type="string">
            <text:p>SQÑt</text:p>
          </table:table-cell>
          <table:table-cell/>
          <table:table-cell office:value-type="string">
            <text:p>SQÑt</text:p>
          </table:table-cell>
          <table:table-cell table:number-columns-repeated="1012"/>
        </table:table-row>
        <table:table-row table:style-name="ro3">
          <table:table-cell office:value-type="string">
            <text:p>sick</text:p>
          </table:table-cell>
          <table:table-cell office:value-type="string">
            <text:p>adj</text:p>
          </table:table-cell>
          <table:table-cell office:value-type="string">
            <text:p>sIk</text:p>
          </table:table-cell>
          <table:table-cell office:value-type="string">
            <text:p>sik</text:p>
          </table:table-cell>
          <table:table-cell/>
          <table:table-cell office:value-type="string">
            <text:p>sIk</text:p>
          </table:table-cell>
          <table:table-cell office:value-type="string">
            <text:p>sik</text:p>
          </table:table-cell>
          <table:table-cell/>
          <table:table-cell office:value-type="string">
            <text:p>sIk</text:p>
          </table:table-cell>
          <table:table-cell office:value-type="string">
            <text:p>sik</text:p>
          </table:table-cell>
          <table:table-cell/>
          <table:table-cell office:value-type="string">
            <text:p>sik</text:p>
          </table:table-cell>
          <table:table-cell table:number-columns-repeated="1012"/>
        </table:table-row>
        <table:table-row table:style-name="ro3">
          <table:table-cell office:value-type="string">
            <text:p>significant</text:p>
          </table:table-cell>
          <table:table-cell office:value-type="string">
            <text:p>adj</text:p>
          </table:table-cell>
          <table:table-cell office:value-type="string">
            <text:p>1-sIgnIfIk@nt <text:s/>2-sIgnIf@k@nt</text:p>
          </table:table-cell>
          <table:table-cell office:value-type="string">
            <text:p>1-signifikunt-&gt;1 <text:s/>2-signifukunt-&gt;1</text:p>
          </table:table-cell>
          <table:table-cell/>
          <table:table-cell office:value-type="string">
            <text:p>sIgnIfIk@nt</text:p>
          </table:table-cell>
          <table:table-cell office:value-type="string">
            <text:p>signifikunt</text:p>
          </table:table-cell>
          <table:table-cell/>
          <table:table-cell office:value-type="string">
            <text:p>sIgnIf@k@nt</text:p>
          </table:table-cell>
          <table:table-cell office:value-type="string">
            <text:p>signifukunt</text:p>
          </table:table-cell>
          <table:table-cell/>
          <table:table-cell office:value-type="string">
            <text:p>signifikunt</text:p>
          </table:table-cell>
          <table:table-cell table:number-columns-repeated="3"/>
          <table:table-cell office:value-type="string">
            <text:p>RP-2:3.25 <text:s/>Au-1:3.25</text:p>
          </table:table-cell>
          <table:table-cell table:number-columns-repeated="1008"/>
        </table:table-row>
        <table:table-row table:style-name="ro3">
          <table:table-cell office:value-type="string">
            <text:p>silent</text:p>
          </table:table-cell>
          <table:table-cell office:value-type="string">
            <text:p>adj</text:p>
          </table:table-cell>
          <table:table-cell office:value-type="string">
            <text:p>saIl@nt</text:p>
          </table:table-cell>
          <table:table-cell office:value-type="string">
            <text:p>sIlunt</text:p>
          </table:table-cell>
          <table:table-cell/>
          <table:table-cell office:value-type="string">
            <text:p>saIl@nt</text:p>
          </table:table-cell>
          <table:table-cell office:value-type="string">
            <text:p>sIlunt</text:p>
          </table:table-cell>
          <table:table-cell/>
          <table:table-cell office:value-type="string">
            <text:p>saIl@nt</text:p>
          </table:table-cell>
          <table:table-cell office:value-type="string">
            <text:p>sIlunt</text:p>
          </table:table-cell>
          <table:table-cell/>
          <table:table-cell office:value-type="string">
            <text:p>sIlunt</text:p>
          </table:table-cell>
          <table:table-cell table:number-columns-repeated="1012"/>
        </table:table-row>
        <table:table-row table:style-name="ro3">
          <table:table-cell office:value-type="string">
            <text:p>silly</text:p>
          </table:table-cell>
          <table:table-cell office:value-type="string">
            <text:p>adj</text:p>
          </table:table-cell>
          <table:table-cell office:value-type="string">
            <text:p>sIli</text:p>
          </table:table-cell>
          <table:table-cell office:value-type="string">
            <text:p>silE</text:p>
          </table:table-cell>
          <table:table-cell/>
          <table:table-cell office:value-type="string">
            <text:p>sIli</text:p>
          </table:table-cell>
          <table:table-cell office:value-type="string">
            <text:p>silE</text:p>
          </table:table-cell>
          <table:table-cell/>
          <table:table-cell office:value-type="string">
            <text:p>sIli</text:p>
          </table:table-cell>
          <table:table-cell office:value-type="string">
            <text:p>silE</text:p>
          </table:table-cell>
          <table:table-cell/>
          <table:table-cell office:value-type="string">
            <text:p>silE</text:p>
          </table:table-cell>
          <table:table-cell table:number-columns-repeated="1012"/>
        </table:table-row>
        <table:table-row table:style-name="ro3">
          <table:table-cell office:value-type="string">
            <text:p>similar</text:p>
          </table:table-cell>
          <table:table-cell office:value-type="string">
            <text:p>adj</text:p>
          </table:table-cell>
          <table:table-cell office:value-type="string">
            <text:p>1-sIm@l@ <text:s/>2-sImIl@</text:p>
          </table:table-cell>
          <table:table-cell office:value-type="string">
            <text:p>1-simuluÑ-&gt;2 <text:s/>2-similuÑ-&gt;1</text:p>
          </table:table-cell>
          <table:table-cell/>
          <table:table-cell office:value-type="string">
            <text:p>sIm=l@r</text:p>
          </table:table-cell>
          <table:table-cell office:value-type="string">
            <text:p>simlur-&gt;3</text:p>
          </table:table-cell>
          <table:table-cell/>
          <table:table-cell office:value-type="string">
            <text:p>sIm@l@</text:p>
          </table:table-cell>
          <table:table-cell office:value-type="string">
            <text:p>simuluÑ-&gt;2</text:p>
          </table:table-cell>
          <table:table-cell/>
          <table:table-cell office:value-type="string">
            <text:p>similuÑ</text:p>
          </table:table-cell>
          <table:table-cell office:value-type="string">
            <text:p>simuluÑ <text:s/>simlur</text:p>
          </table:table-cell>
          <table:table-cell table:number-columns-repeated="4"/>
          <table:table-cell office:value-type="string">
            <text:p>rule 25 rabbIt exception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simple</text:p>
          </table:table-cell>
          <table:table-cell office:value-type="string">
            <text:p>adj</text:p>
          </table:table-cell>
          <table:table-cell office:value-type="string">
            <text:p>sImp=l</text:p>
          </table:table-cell>
          <table:table-cell office:value-type="string">
            <text:p>simpl</text:p>
          </table:table-cell>
          <table:table-cell/>
          <table:table-cell office:value-type="string">
            <text:p>sImp=l</text:p>
          </table:table-cell>
          <table:table-cell office:value-type="string">
            <text:p>simpl</text:p>
          </table:table-cell>
          <table:table-cell/>
          <table:table-cell office:value-type="string">
            <text:p>sImp@l</text:p>
          </table:table-cell>
          <table:table-cell office:value-type="string">
            <text:p>simpul</text:p>
          </table:table-cell>
          <table:table-cell/>
          <table:table-cell office:value-type="string">
            <text:p>simp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office:value-type="string">
            <text:p>single</text:p>
          </table:table-cell>
          <table:table-cell office:value-type="string">
            <text:p>adj</text:p>
          </table:table-cell>
          <table:table-cell office:value-type="string">
            <text:p>sINg=l</text:p>
          </table:table-cell>
          <table:table-cell office:value-type="string">
            <text:p>siNgl</text:p>
          </table:table-cell>
          <table:table-cell/>
          <table:table-cell office:value-type="string">
            <text:p>sINg=l</text:p>
          </table:table-cell>
          <table:table-cell office:value-type="string">
            <text:p>siNgl</text:p>
          </table:table-cell>
          <table:table-cell/>
          <table:table-cell office:value-type="string">
            <text:p>sINg@l</text:p>
          </table:table-cell>
          <table:table-cell office:value-type="string">
            <text:p>siNgul</text:p>
          </table:table-cell>
          <table:table-cell/>
          <table:table-cell office:value-type="string">
            <text:p>siNg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office:value-type="string">
            <text:p>slight</text:p>
          </table:table-cell>
          <table:table-cell office:value-type="string">
            <text:p>adj</text:p>
          </table:table-cell>
          <table:table-cell office:value-type="string">
            <text:p>slaIt</text:p>
          </table:table-cell>
          <table:table-cell office:value-type="string">
            <text:p>slIt</text:p>
          </table:table-cell>
          <table:table-cell/>
          <table:table-cell office:value-type="string">
            <text:p>slaIt</text:p>
          </table:table-cell>
          <table:table-cell office:value-type="string">
            <text:p>slIt</text:p>
          </table:table-cell>
          <table:table-cell/>
          <table:table-cell office:value-type="string">
            <text:p>slaIt</text:p>
          </table:table-cell>
          <table:table-cell office:value-type="string">
            <text:p>slIt</text:p>
          </table:table-cell>
          <table:table-cell/>
          <table:table-cell office:value-type="string">
            <text:p>slIt</text:p>
          </table:table-cell>
          <table:table-cell table:number-columns-repeated="1012"/>
        </table:table-row>
        <table:table-row table:style-name="ro3">
          <table:table-cell office:value-type="string">
            <text:p>slow</text:p>
          </table:table-cell>
          <table:table-cell office:value-type="string">
            <text:p>adj</text:p>
          </table:table-cell>
          <table:table-cell office:value-type="string">
            <text:p>sl@U</text:p>
          </table:table-cell>
          <table:table-cell office:value-type="string">
            <text:p>slO</text:p>
          </table:table-cell>
          <table:table-cell/>
          <table:table-cell office:value-type="string">
            <text:p>sloU</text:p>
          </table:table-cell>
          <table:table-cell office:value-type="string">
            <text:p>slO</text:p>
          </table:table-cell>
          <table:table-cell/>
          <table:table-cell office:value-type="string">
            <text:p>sloU</text:p>
          </table:table-cell>
          <table:table-cell office:value-type="string">
            <text:p>slO</text:p>
          </table:table-cell>
          <table:table-cell/>
          <table:table-cell office:value-type="string">
            <text:p>slO</text:p>
          </table:table-cell>
          <table:table-cell table:number-columns-repeated="1012"/>
        </table:table-row>
        <table:table-row table:style-name="ro3">
          <table:table-cell office:value-type="string">
            <text:p>small</text:p>
          </table:table-cell>
          <table:table-cell office:value-type="string">
            <text:p>adj</text:p>
          </table:table-cell>
          <table:table-cell office:value-type="string">
            <text:p>smO:l</text:p>
          </table:table-cell>
          <table:table-cell office:value-type="string">
            <text:p>smQl</text:p>
          </table:table-cell>
          <table:table-cell/>
          <table:table-cell office:value-type="string">
            <text:p>1-smQ:l <text:s/>2-smA:l</text:p>
          </table:table-cell>
          <table:table-cell office:value-type="string">
            <text:p>1-smol-&gt;1 <text:s/>2-smRl-&gt;1</text:p>
          </table:table-cell>
          <table:table-cell/>
          <table:table-cell office:value-type="string">
            <text:p>smOl</text:p>
          </table:table-cell>
          <table:table-cell office:value-type="string">
            <text:p>smQl</text:p>
          </table:table-cell>
          <table:table-cell/>
          <table:table-cell office:value-type="string">
            <text:p>smQl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1008"/>
        </table:table-row>
        <table:table-row table:style-name="ro3">
          <table:table-cell office:value-type="string">
            <text:p>smooth</text:p>
          </table:table-cell>
          <table:table-cell office:value-type="string">
            <text:p>adj</text:p>
          </table:table-cell>
          <table:table-cell office:value-type="string">
            <text:p>smu:D</text:p>
          </table:table-cell>
          <table:table-cell office:value-type="string">
            <text:p>smUD</text:p>
          </table:table-cell>
          <table:table-cell/>
          <table:table-cell office:value-type="string">
            <text:p>smu:D</text:p>
          </table:table-cell>
          <table:table-cell office:value-type="string">
            <text:p>smUD</text:p>
          </table:table-cell>
          <table:table-cell/>
          <table:table-cell office:value-type="string">
            <text:p>smuD</text:p>
          </table:table-cell>
          <table:table-cell office:value-type="string">
            <text:p>smUD</text:p>
          </table:table-cell>
          <table:table-cell/>
          <table:table-cell office:value-type="string">
            <text:p>smUD</text:p>
          </table:table-cell>
          <table:table-cell table:number-columns-repeated="1012"/>
        </table:table-row>
        <table:table-row table:style-name="ro3">
          <table:table-cell office:value-type="string">
            <text:p>so-called</text:p>
          </table:table-cell>
          <table:table-cell office:value-type="string">
            <text:p>adj</text:p>
          </table:table-cell>
          <table:table-cell office:value-type="string">
            <text:p>s@U kO:ld</text:p>
          </table:table-cell>
          <table:table-cell office:value-type="string">
            <text:p>sO kQld</text:p>
          </table:table-cell>
          <table:table-cell/>
          <table:table-cell office:value-type="string">
            <text:p>1-soU kQ:ld-&gt;1 <text:s/>2-soU kA:ld-&gt;1</text:p>
          </table:table-cell>
          <table:table-cell office:value-type="string">
            <text:p>1-sO kold-&gt;1 <text:s/>2-sO kRld-&gt;1</text:p>
          </table:table-cell>
          <table:table-cell/>
          <table:table-cell office:value-type="string">
            <text:p>soU kOld</text:p>
          </table:table-cell>
          <table:table-cell office:value-type="string">
            <text:p>sO kQld</text:p>
          </table:table-cell>
          <table:table-cell/>
          <table:table-cell office:value-type="string">
            <text:p>sO kQld</text:p>
          </table:table-cell>
          <table:table-cell table:number-columns-repeated="3"/>
          <table:table-cell office:value-type="string">
            <text:p>GA-x:2.8</text:p>
          </table:table-cell>
          <table:table-cell table:number-columns-repeated="1008"/>
        </table:table-row>
        <table:table-row table:style-name="ro3">
          <table:table-cell office:value-type="string">
            <text:p>social</text:p>
          </table:table-cell>
          <table:table-cell office:value-type="string">
            <text:p>adj</text:p>
          </table:table-cell>
          <table:table-cell office:value-type="string">
            <text:p>s@US=l</text:p>
          </table:table-cell>
          <table:table-cell office:value-type="string">
            <text:p>sOSl</text:p>
          </table:table-cell>
          <table:table-cell/>
          <table:table-cell office:value-type="string">
            <text:p>soUS=l</text:p>
          </table:table-cell>
          <table:table-cell office:value-type="string">
            <text:p>sOSl</text:p>
          </table:table-cell>
          <table:table-cell/>
          <table:table-cell office:value-type="string">
            <text:p>soUS@l</text:p>
          </table:table-cell>
          <table:table-cell office:value-type="string">
            <text:p>sOSul</text:p>
          </table:table-cell>
          <table:table-cell/>
          <table:table-cell office:value-type="string">
            <text:p>sOS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office:value-type="string">
            <text:p>socialist</text:p>
          </table:table-cell>
          <table:table-cell office:value-type="string">
            <text:p>adj</text:p>
          </table:table-cell>
          <table:table-cell office:value-type="string">
            <text:p>s@US@lIst</text:p>
          </table:table-cell>
          <table:table-cell office:value-type="string">
            <text:p>sOSulist</text:p>
          </table:table-cell>
          <table:table-cell/>
          <table:table-cell office:value-type="string">
            <text:p>soUS@lIst</text:p>
          </table:table-cell>
          <table:table-cell office:value-type="string">
            <text:p>sOSulist</text:p>
          </table:table-cell>
          <table:table-cell/>
          <table:table-cell office:value-type="string">
            <text:p>soUS@l@st</text:p>
          </table:table-cell>
          <table:table-cell office:value-type="string">
            <text:p>sOSulust</text:p>
          </table:table-cell>
          <table:table-cell/>
          <table:table-cell office:value-type="string">
            <text:p>sOSulist</text:p>
          </table:table-cell>
          <table:table-cell table:number-columns-repeated="3"/>
          <table:table-cell office:value-type="string">
            <text:p>Au-1:3.S4</text:p>
          </table:table-cell>
          <table:table-cell table:number-columns-repeated="1008"/>
        </table:table-row>
        <table:table-row table:style-name="ro3">
          <table:table-cell office:value-type="string">
            <text:p>soft</text:p>
          </table:table-cell>
          <table:table-cell office:value-type="string">
            <text:p>adj</text:p>
          </table:table-cell>
          <table:table-cell office:value-type="string">
            <text:p>1-sQft <text:s/>2-sO:ft</text:p>
          </table:table-cell>
          <table:table-cell office:value-type="string">
            <text:p>1-soft-&gt;1 <text:s/>2-sQft-&gt;1</text:p>
          </table:table-cell>
          <table:table-cell/>
          <table:table-cell office:value-type="string">
            <text:p>1-sQ:ft <text:s/>2-sA:ft</text:p>
          </table:table-cell>
          <table:table-cell office:value-type="string">
            <text:p>1-soft-&gt;1 <text:s/>2-sRft-&gt;1</text:p>
          </table:table-cell>
          <table:table-cell/>
          <table:table-cell office:value-type="string">
            <text:p>sQft</text:p>
          </table:table-cell>
          <table:table-cell office:value-type="string">
            <text:p>soft</text:p>
          </table:table-cell>
          <table:table-cell/>
          <table:table-cell office:value-type="string">
            <text:p>soft</text:p>
          </table:table-cell>
          <table:table-cell table:number-columns-repeated="3"/>
          <table:table-cell office:value-type="string">
            <text:p>RP-2:1.17 <text:s/>GA-x:1.17</text:p>
          </table:table-cell>
          <table:table-cell table:number-columns-repeated="1008"/>
        </table:table-row>
        <table:table-row table:style-name="ro3">
          <table:table-cell office:value-type="string">
            <text:p>sole</text:p>
          </table:table-cell>
          <table:table-cell office:value-type="string">
            <text:p>adj</text:p>
          </table:table-cell>
          <table:table-cell office:value-type="string">
            <text:p>1-s@Ul <text:s/>2-sQUl</text:p>
          </table:table-cell>
          <table:table-cell office:value-type="string">
            <text:p>1-sOl <text:s/>2=1</text:p>
          </table:table-cell>
          <table:table-cell/>
          <table:table-cell office:value-type="string">
            <text:p>soUl</text:p>
          </table:table-cell>
          <table:table-cell office:value-type="string">
            <text:p>sOl</text:p>
          </table:table-cell>
          <table:table-cell/>
          <table:table-cell office:value-type="string">
            <text:p>soUl</text:p>
          </table:table-cell>
          <table:table-cell office:value-type="string">
            <text:p>sOl</text:p>
          </table:table-cell>
          <table:table-cell/>
          <table:table-cell office:value-type="string">
            <text:p>sOl</text:p>
          </table:table-cell>
          <table:table-cell table:number-columns-repeated="5"/>
          <table:table-cell office:value-type="string">
            <text:p>RP-2 is a variant derived by rule</text:p>
          </table:table-cell>
          <table:table-cell table:number-columns-repeated="1006"/>
        </table:table-row>
        <table:table-row table:style-name="ro3">
          <table:table-cell office:value-type="string">
            <text:p>solid</text:p>
          </table:table-cell>
          <table:table-cell office:value-type="string">
            <text:p>adj</text:p>
          </table:table-cell>
          <table:table-cell office:value-type="string">
            <text:p>sQlId</text:p>
          </table:table-cell>
          <table:table-cell office:value-type="string">
            <text:p>solid</text:p>
          </table:table-cell>
          <table:table-cell/>
          <table:table-cell office:value-type="string">
            <text:p>sA:l@d</text:p>
          </table:table-cell>
          <table:table-cell office:value-type="string">
            <text:p>sRlud</text:p>
          </table:table-cell>
          <table:table-cell/>
          <table:table-cell office:value-type="string">
            <text:p>sQl@d</text:p>
          </table:table-cell>
          <table:table-cell office:value-type="string">
            <text:p>solud</text:p>
          </table:table-cell>
          <table:table-cell/>
          <table:table-cell office:value-type="string">
            <text:p>solid</text:p>
          </table:table-cell>
          <table:table-cell table:number-columns-repeated="3"/>
          <table:table-cell office:value-type="string">
            <text:p>GA-1:1.9:2.25 <text:s/>Au-1:2.25</text:p>
          </table:table-cell>
          <table:table-cell table:number-columns-repeated="1008"/>
        </table:table-row>
        <table:table-row table:style-name="ro3">
          <table:table-cell office:value-type="string">
            <text:p>sorry</text:p>
          </table:table-cell>
          <table:table-cell office:value-type="string">
            <text:p>adj</text:p>
          </table:table-cell>
          <table:table-cell office:value-type="string">
            <text:p>sQri</text:p>
          </table:table-cell>
          <table:table-cell office:value-type="string">
            <text:p>sorE</text:p>
          </table:table-cell>
          <table:table-cell/>
          <table:table-cell office:value-type="string">
            <text:p>1-sO:ri <text:s/>2-sA:ri</text:p>
          </table:table-cell>
          <table:table-cell office:value-type="string">
            <text:p>1-sQrE-&gt;1 <text:s/>2-sRrE-&gt;1</text:p>
          </table:table-cell>
          <table:table-cell/>
          <table:table-cell office:value-type="string">
            <text:p>sQri</text:p>
          </table:table-cell>
          <table:table-cell office:value-type="string">
            <text:p>sorE</text:p>
          </table:table-cell>
          <table:table-cell/>
          <table:table-cell office:value-type="string">
            <text:p>sorE</text:p>
          </table:table-cell>
          <table:table-cell table:number-columns-repeated="3"/>
          <table:table-cell office:value-type="string">
            <text:p>GA-x:1.17</text:p>
          </table:table-cell>
          <table:table-cell table:number-columns-repeated="1008"/>
        </table:table-row>
        <table:table-row table:style-name="ro3">
          <table:table-cell office:value-type="string">
            <text:p>southern</text:p>
          </table:table-cell>
          <table:table-cell office:value-type="string">
            <text:p>adj</text:p>
          </table:table-cell>
          <table:table-cell office:value-type="string">
            <text:p>sVD=n</text:p>
          </table:table-cell>
          <table:table-cell office:value-type="string">
            <text:p>suDuÑn</text:p>
          </table:table-cell>
          <table:table-cell/>
          <table:table-cell office:value-type="string">
            <text:p>sVD=rn</text:p>
          </table:table-cell>
          <table:table-cell office:value-type="string">
            <text:p>suDurn</text:p>
          </table:table-cell>
          <table:table-cell/>
          <table:table-cell office:value-type="string">
            <text:p>sVD@n</text:p>
          </table:table-cell>
          <table:table-cell office:value-type="string">
            <text:p>suDuÑn</text:p>
          </table:table-cell>
          <table:table-cell/>
          <table:table-cell office:value-type="string">
            <text:p>suDuÑn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spanish</text:p>
          </table:table-cell>
          <table:table-cell office:value-type="string">
            <text:p>adj</text:p>
          </table:table-cell>
          <table:table-cell office:value-type="string">
            <text:p>sp{nIS</text:p>
          </table:table-cell>
          <table:table-cell office:value-type="string">
            <text:p>spaniS</text:p>
          </table:table-cell>
          <table:table-cell/>
          <table:table-cell office:value-type="string">
            <text:p>sp{nIS</text:p>
          </table:table-cell>
          <table:table-cell office:value-type="string">
            <text:p>spaniS</text:p>
          </table:table-cell>
          <table:table-cell/>
          <table:table-cell office:value-type="string">
            <text:p>sp{nIS</text:p>
          </table:table-cell>
          <table:table-cell office:value-type="string">
            <text:p>spaniS</text:p>
          </table:table-cell>
          <table:table-cell/>
          <table:table-cell office:value-type="string">
            <text:p>spaniS</text:p>
          </table:table-cell>
          <table:table-cell table:number-columns-repeated="1012"/>
        </table:table-row>
        <table:table-row table:style-name="ro3">
          <table:table-cell office:value-type="string">
            <text:p>special</text:p>
          </table:table-cell>
          <table:table-cell office:value-type="string">
            <text:p>adj</text:p>
          </table:table-cell>
          <table:table-cell office:value-type="string">
            <text:p>speS=l</text:p>
          </table:table-cell>
          <table:table-cell office:value-type="string">
            <text:p>speSl</text:p>
          </table:table-cell>
          <table:table-cell/>
          <table:table-cell office:value-type="string">
            <text:p>speS=l</text:p>
          </table:table-cell>
          <table:table-cell office:value-type="string">
            <text:p>speSl</text:p>
          </table:table-cell>
          <table:table-cell/>
          <table:table-cell office:value-type="string">
            <text:p>spES@l</text:p>
          </table:table-cell>
          <table:table-cell office:value-type="string">
            <text:p>speSul</text:p>
          </table:table-cell>
          <table:table-cell/>
          <table:table-cell office:value-type="string">
            <text:p>speS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office:value-type="string">
            <text:p>specific</text:p>
          </table:table-cell>
          <table:table-cell office:value-type="string">
            <text:p>adj</text:p>
          </table:table-cell>
          <table:table-cell office:value-type="string">
            <text:p>1-sp@sIfIk <text:s/>2-spIsIfIk</text:p>
          </table:table-cell>
          <table:table-cell office:value-type="string">
            <text:p>1-spusifik-&gt;2 <text:s/>2-spisifik-&gt;1</text:p>
          </table:table-cell>
          <table:table-cell/>
          <table:table-cell office:value-type="string">
            <text:p>sp@sIfIk</text:p>
          </table:table-cell>
          <table:table-cell office:value-type="string">
            <text:p>spusifik-&gt;2</text:p>
          </table:table-cell>
          <table:table-cell/>
          <table:table-cell office:value-type="string">
            <text:p>sp@sIfIk</text:p>
          </table:table-cell>
          <table:table-cell office:value-type="string">
            <text:p>spusifik-&gt;2</text:p>
          </table:table-cell>
          <table:table-cell/>
          <table:table-cell office:value-type="string">
            <text:p>spisifik</text:p>
          </table:table-cell>
          <table:table-cell office:value-type="string">
            <text:p>spusifik</text:p>
          </table:table-cell>
          <table:table-cell table:number-columns-repeated="4"/>
          <table:table-cell office:value-type="string">
            <text:p>rule 25 rabbIt exception</text:p>
          </table:table-cell>
          <table:table-cell table:number-columns-repeated="977"/>
          <table:table-cell table:style-name="ce3" table:number-columns-repeated="20"/>
          <table:table-cell table:style-name="ce4" table:number-columns-repeated="9"/>
        </table:table-row>
        <table:table-row table:style-name="ro3">
          <table:table-cell office:value-type="string">
            <text:p>square</text:p>
          </table:table-cell>
          <table:table-cell office:value-type="string">
            <text:p>adj</text:p>
          </table:table-cell>
          <table:table-cell office:value-type="string">
            <text:p>skwe@</text:p>
          </table:table-cell>
          <table:table-cell office:value-type="string">
            <text:p>skwÄ</text:p>
          </table:table-cell>
          <table:table-cell/>
          <table:table-cell office:value-type="string">
            <text:p>1-skwe=r <text:s/>2-skw{=r</text:p>
          </table:table-cell>
          <table:table-cell office:value-type="string">
            <text:p>1-skwÄ-&gt;1 <text:s/>2-skwar-&gt;1</text:p>
          </table:table-cell>
          <table:table-cell/>
          <table:table-cell office:value-type="string">
            <text:p>skwE@</text:p>
          </table:table-cell>
          <table:table-cell office:value-type="string">
            <text:p>skwÄ</text:p>
          </table:table-cell>
          <table:table-cell/>
          <table:table-cell office:value-type="string">
            <text:p>skwÄ</text:p>
          </table:table-cell>
          <table:table-cell table:number-columns-repeated="3"/>
          <table:table-cell office:value-type="string">
            <text:p>GA-2:1.20</text:p>
          </table:table-cell>
          <table:table-cell table:number-columns-repeated="1008"/>
        </table:table-row>
        <table:table-row table:style-name="ro3">
          <table:table-cell office:value-type="string">
            <text:p>stable</text:p>
          </table:table-cell>
          <table:table-cell office:value-type="string">
            <text:p>adj</text:p>
          </table:table-cell>
          <table:table-cell office:value-type="string">
            <text:p>steIb=l</text:p>
          </table:table-cell>
          <table:table-cell office:value-type="string">
            <text:p>stAbl</text:p>
          </table:table-cell>
          <table:table-cell/>
          <table:table-cell office:value-type="string">
            <text:p>steIb=l</text:p>
          </table:table-cell>
          <table:table-cell office:value-type="string">
            <text:p>stAbl</text:p>
          </table:table-cell>
          <table:table-cell/>
          <table:table-cell office:value-type="string">
            <text:p>steIb@l</text:p>
          </table:table-cell>
          <table:table-cell office:value-type="string">
            <text:p>stAbul</text:p>
          </table:table-cell>
          <table:table-cell/>
          <table:table-cell office:value-type="string">
            <text:p>stAbl</text:p>
          </table:table-cell>
          <table:table-cell table:number-columns-repeated="3"/>
          <table:table-cell office:value-type="string">
            <text:p>Au-1:2.O</text:p>
          </table:table-cell>
          <table:table-cell table:number-columns-repeated="1008"/>
        </table:table-row>
        <table:table-row table:style-name="ro3">
          <table:table-cell office:value-type="string">
            <text:p>standard</text:p>
          </table:table-cell>
          <table:table-cell office:value-type="string">
            <text:p>adj</text:p>
          </table:table-cell>
          <table:table-cell office:value-type="string">
            <text:p>st{nd@d</text:p>
          </table:table-cell>
          <table:table-cell office:value-type="string">
            <text:p>standuÑd</text:p>
          </table:table-cell>
          <table:table-cell/>
          <table:table-cell office:value-type="string">
            <text:p>st{nd@rd</text:p>
          </table:table-cell>
          <table:table-cell office:value-type="string">
            <text:p>standurd</text:p>
          </table:table-cell>
          <table:table-cell/>
          <table:table-cell office:value-type="string">
            <text:p>st{nd@d</text:p>
          </table:table-cell>
          <table:table-cell office:value-type="string">
            <text:p>standuÑd</text:p>
          </table:table-cell>
          <table:table-cell/>
          <table:table-cell office:value-type="string">
            <text:p>standuÑd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steady</text:p>
          </table:table-cell>
          <table:table-cell office:value-type="string">
            <text:p>adj</text:p>
          </table:table-cell>
          <table:table-cell office:value-type="string">
            <text:p>stedi</text:p>
          </table:table-cell>
          <table:table-cell office:value-type="string">
            <text:p>stedE</text:p>
          </table:table-cell>
          <table:table-cell/>
          <table:table-cell office:value-type="string">
            <text:p>stedi</text:p>
          </table:table-cell>
          <table:table-cell office:value-type="string">
            <text:p>stedE</text:p>
          </table:table-cell>
          <table:table-cell/>
          <table:table-cell office:value-type="string">
            <text:p>stEdi</text:p>
          </table:table-cell>
          <table:table-cell office:value-type="string">
            <text:p>stedE</text:p>
          </table:table-cell>
          <table:table-cell/>
          <table:table-cell office:value-type="string">
            <text:p>stedE</text:p>
          </table:table-cell>
          <table:table-cell table:number-columns-repeated="1012"/>
        </table:table-row>
        <table:table-row table:style-name="ro3">
          <table:table-cell office:value-type="string">
            <text:p>still</text:p>
          </table:table-cell>
          <table:table-cell office:value-type="string">
            <text:p>adj</text:p>
          </table:table-cell>
          <table:table-cell office:value-type="string">
            <text:p>stIl</text:p>
          </table:table-cell>
          <table:table-cell office:value-type="string">
            <text:p>stil</text:p>
          </table:table-cell>
          <table:table-cell/>
          <table:table-cell office:value-type="string">
            <text:p>stIl</text:p>
          </table:table-cell>
          <table:table-cell office:value-type="string">
            <text:p>stil</text:p>
          </table:table-cell>
          <table:table-cell/>
          <table:table-cell office:value-type="string">
            <text:p>stIl</text:p>
          </table:table-cell>
          <table:table-cell office:value-type="string">
            <text:p>stil</text:p>
          </table:table-cell>
          <table:table-cell table:style-name="ce4"/>
          <table:table-cell office:value-type="string">
            <text:p>stil</text:p>
          </table:table-cell>
          <table:table-cell table:number-columns-repeated="1012"/>
        </table:table-row>
        <table:table-row table:style-name="ro3">
          <table:table-cell office:value-type="string">
            <text:p>straight</text:p>
          </table:table-cell>
          <table:table-cell office:value-type="string">
            <text:p>adj</text:p>
          </table:table-cell>
          <table:table-cell office:value-type="string">
            <text:p>streIt</text:p>
          </table:table-cell>
          <table:table-cell office:value-type="string">
            <text:p>strAt</text:p>
          </table:table-cell>
          <table:table-cell/>
          <table:table-cell office:value-type="string">
            <text:p>steIt</text:p>
          </table:table-cell>
          <table:table-cell office:value-type="string">
            <text:p>strAt</text:p>
          </table:table-cell>
          <table:table-cell/>
          <table:table-cell office:value-type="string">
            <text:p>streIt</text:p>
          </table:table-cell>
          <table:table-cell office:value-type="string">
            <text:p>strAt</text:p>
          </table:table-cell>
          <table:table-cell/>
          <table:table-cell office:value-type="string">
            <text:p>strAt</text:p>
          </table:table-cell>
          <table:table-cell table:number-columns-repeated="1012"/>
        </table:table-row>
        <table:table-row table:style-name="ro3">
          <table:table-cell office:value-type="string">
            <text:p>strange</text:p>
          </table:table-cell>
          <table:table-cell office:value-type="string">
            <text:p>adj</text:p>
          </table:table-cell>
          <table:table-cell office:value-type="string">
            <text:p>streIndZ</text:p>
          </table:table-cell>
          <table:table-cell office:value-type="string">
            <text:p>strAnj</text:p>
          </table:table-cell>
          <table:table-cell/>
          <table:table-cell office:value-type="string">
            <text:p>streIndZ</text:p>
          </table:table-cell>
          <table:table-cell office:value-type="string">
            <text:p>strAnj</text:p>
          </table:table-cell>
          <table:table-cell/>
          <table:table-cell office:value-type="string">
            <text:p>streIndZ</text:p>
          </table:table-cell>
          <table:table-cell office:value-type="string">
            <text:p>strAnj</text:p>
          </table:table-cell>
          <table:table-cell/>
          <table:table-cell office:value-type="string">
            <text:p>strAnj</text:p>
          </table:table-cell>
          <table:table-cell table:number-columns-repeated="1012"/>
        </table:table-row>
        <table:table-row table:style-name="ro3">
          <table:table-cell office:value-type="string">
            <text:p>strategic</text:p>
          </table:table-cell>
          <table:table-cell office:value-type="string">
            <text:p>adj</text:p>
          </table:table-cell>
          <table:table-cell office:value-type="string">
            <text:p>str@ti:dZIk</text:p>
          </table:table-cell>
          <table:table-cell office:value-type="string">
            <text:p>strutEjik</text:p>
          </table:table-cell>
          <table:table-cell/>
          <table:table-cell office:value-type="string">
            <text:p>str@ti:dZIk</text:p>
          </table:table-cell>
          <table:table-cell office:value-type="string">
            <text:p>strutEjik</text:p>
          </table:table-cell>
          <table:table-cell/>
          <table:table-cell office:value-type="string">
            <text:p>str@tidZIk</text:p>
          </table:table-cell>
          <table:table-cell office:value-type="string">
            <text:p>stratEjik</text:p>
          </table:table-cell>
          <table:table-cell/>
          <table:table-cell office:value-type="string">
            <text:p>strutEjik</text:p>
          </table:table-cell>
          <table:table-cell table:number-columns-repeated="1012"/>
        </table:table-row>
        <table:table-row table:style-name="ro3">
          <table:table-cell office:value-type="string">
            <text:p>strict</text:p>
          </table:table-cell>
          <table:table-cell office:value-type="string">
            <text:p>adj</text:p>
          </table:table-cell>
          <table:table-cell office:value-type="string">
            <text:p>strIkt</text:p>
          </table:table-cell>
          <table:table-cell office:value-type="string">
            <text:p>strikt</text:p>
          </table:table-cell>
          <table:table-cell/>
          <table:table-cell office:value-type="string">
            <text:p>strIkt</text:p>
          </table:table-cell>
          <table:table-cell office:value-type="string">
            <text:p>strikt</text:p>
          </table:table-cell>
          <table:table-cell/>
          <table:table-cell office:value-type="string">
            <text:p>strIkt</text:p>
          </table:table-cell>
          <table:table-cell office:value-type="string">
            <text:p>strikt</text:p>
          </table:table-cell>
          <table:table-cell/>
          <table:table-cell office:value-type="string">
            <text:p>strikt</text:p>
          </table:table-cell>
          <table:table-cell table:number-columns-repeated="1012"/>
        </table:table-row>
        <table:table-row table:style-name="ro3">
          <table:table-cell office:value-type="string">
            <text:p>strong</text:p>
          </table:table-cell>
          <table:table-cell office:value-type="string">
            <text:p>adj</text:p>
          </table:table-cell>
          <table:table-cell office:value-type="string">
            <text:p>strQN</text:p>
          </table:table-cell>
          <table:table-cell office:value-type="string">
            <text:p>stroN</text:p>
          </table:table-cell>
          <table:table-cell/>
          <table:table-cell office:value-type="string">
            <text:p>1-strQ:N <text:s/>2-strA:N</text:p>
          </table:table-cell>
          <table:table-cell office:value-type="string">
            <text:p>1-stroN-&gt;1 <text:s/>2-strRN-&gt;1</text:p>
          </table:table-cell>
          <table:table-cell/>
          <table:table-cell office:value-type="string">
            <text:p>strQN</text:p>
          </table:table-cell>
          <table:table-cell office:value-type="string">
            <text:p>stroN</text:p>
          </table:table-cell>
          <table:table-cell/>
          <table:table-cell office:value-type="string">
            <text:p>stroN</text:p>
          </table:table-cell>
          <table:table-cell table:number-columns-repeated="3"/>
          <table:table-cell office:value-type="string">
            <text:p>RP-x:1.17</text:p>
          </table:table-cell>
          <table:table-cell table:number-columns-repeated="1008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subsequent</text:p>
          </table:table-cell>
          <table:table-cell office:value-type="string">
            <text:p>adj</text:p>
          </table:table-cell>
          <table:table-cell office:value-type="string">
            <text:p>1-sVbsIkw@nt <text:s/>2-sVbs@kw@nt</text:p>
          </table:table-cell>
          <table:table-cell office:value-type="string">
            <text:p>1-subsikwunt-&gt;1 <text:s/>2-subsukwunt-&gt;1</text:p>
          </table:table-cell>
          <table:table-cell/>
          <table:table-cell office:value-type="string">
            <text:p>sVbsIkw@nt</text:p>
          </table:table-cell>
          <table:table-cell office:value-type="string">
            <text:p>subsikwunt</text:p>
          </table:table-cell>
          <table:table-cell/>
          <table:table-cell office:value-type="string">
            <text:p>sVbs@kw@nt</text:p>
          </table:table-cell>
          <table:table-cell office:value-type="string">
            <text:p>subsukwunt</text:p>
          </table:table-cell>
          <table:table-cell/>
          <table:table-cell office:value-type="string">
            <text:p>subsikwunt</text:p>
          </table:table-cell>
          <table:table-cell table:number-columns-repeated="3"/>
          <table:table-cell office:value-type="string">
            <text:p>RP-2:2.25 <text:s/>Au-1:2.25</text:p>
          </table:table-cell>
          <table:table-cell table:number-columns-repeated="1008"/>
        </table:table-row>
        <table:table-row table:style-name="ro3">
          <table:table-cell office:value-type="string">
            <text:p>substantial</text:p>
          </table:table-cell>
          <table:table-cell office:value-type="string">
            <text:p>adj</text:p>
          </table:table-cell>
          <table:table-cell office:value-type="string">
            <text:p>1-s@bst{n(t)S=l <text:s/>2-s@bstA:n(t)S=l</text:p>
          </table:table-cell>
          <table:table-cell office:value-type="string">
            <text:p>1-substanSl-&gt;1 <text:s/>2-substRSl-&gt;1</text:p>
          </table:table-cell>
          <table:table-cell/>
          <table:table-cell office:value-type="string">
            <text:p>s@bst{n(t)S=l</text:p>
          </table:table-cell>
          <table:table-cell office:value-type="string">
            <text:p>substanSl</text:p>
          </table:table-cell>
          <table:table-cell/>
          <table:table-cell office:value-type="string">
            <text:p>s@bst{nS@l</text:p>
          </table:table-cell>
          <table:table-cell office:value-type="string">
            <text:p>substanSul</text:p>
          </table:table-cell>
          <table:table-cell/>
          <table:table-cell office:value-type="string">
            <text:p>substanSl</text:p>
          </table:table-cell>
          <table:table-cell table:number-columns-repeated="3"/>
          <table:table-cell office:value-type="string">
            <text:p>RP-2:2.16 <text:s/>Au-1:3.O</text:p>
          </table:table-cell>
          <table:table-cell table:number-columns-repeated="1008"/>
        </table:table-row>
        <table:table-row table:style-name="ro3">
          <table:table-cell office:value-type="string">
            <text:p>successful</text:p>
          </table:table-cell>
          <table:table-cell office:value-type="string">
            <text:p>adj</text:p>
          </table:table-cell>
          <table:table-cell office:value-type="string">
            <text:p>1-s@ksesf=l <text:s/>2-s@ksesfUl</text:p>
          </table:table-cell>
          <table:table-cell office:value-type="string">
            <text:p>1-suksesfl-&gt;1 <text:s/>2-suksesfVl-&gt;1</text:p>
          </table:table-cell>
          <table:table-cell/>
          <table:table-cell office:value-type="string">
            <text:p>s@ksesf=l</text:p>
          </table:table-cell>
          <table:table-cell office:value-type="string">
            <text:p>suksesfl</text:p>
          </table:table-cell>
          <table:table-cell/>
          <table:table-cell office:value-type="string">
            <text:p>s@ksEsf@l</text:p>
          </table:table-cell>
          <table:table-cell office:value-type="string">
            <text:p>suksesful</text:p>
          </table:table-cell>
          <table:table-cell/>
          <table:table-cell office:value-type="string">
            <text:p>suksesful</text:p>
          </table:table-cell>
          <table:table-cell table:number-columns-repeated="3"/>
          <table:table-cell office:value-type="string">
            <text:p>RP-x:3.S3 <text:s/>GA-1:3.S3</text:p>
          </table:table-cell>
          <table:table-cell table:number-columns-repeated="1008"/>
        </table:table-row>
        <table:table-row table:style-name="ro3">
          <table:table-cell office:value-type="string">
            <text:p>sudden</text:p>
          </table:table-cell>
          <table:table-cell office:value-type="string">
            <text:p>adj</text:p>
          </table:table-cell>
          <table:table-cell office:value-type="string">
            <text:p>sVd=n</text:p>
          </table:table-cell>
          <table:table-cell office:value-type="string">
            <text:p>sudn</text:p>
          </table:table-cell>
          <table:table-cell/>
          <table:table-cell office:value-type="string">
            <text:p>sVd=n</text:p>
          </table:table-cell>
          <table:table-cell office:value-type="string">
            <text:p>sudn</text:p>
          </table:table-cell>
          <table:table-cell/>
          <table:table-cell office:value-type="string">
            <text:p>sVdn</text:p>
          </table:table-cell>
          <table:table-cell office:value-type="string">
            <text:p>sudn</text:p>
          </table:table-cell>
          <table:table-cell/>
          <table:table-cell office:value-type="string">
            <text:p>sudn</text:p>
          </table:table-cell>
          <table:table-cell table:number-columns-repeated="1012"/>
        </table:table-row>
        <table:table-row table:style-name="ro3">
          <table:table-cell office:value-type="string">
            <text:p>sufficient</text:p>
          </table:table-cell>
          <table:table-cell office:value-type="string">
            <text:p>adj</text:p>
          </table:table-cell>
          <table:table-cell office:value-type="string">
            <text:p>s@fIS=nt</text:p>
          </table:table-cell>
          <table:table-cell office:value-type="string">
            <text:p>sufiSnt</text:p>
          </table:table-cell>
          <table:table-cell/>
          <table:table-cell office:value-type="string">
            <text:p>s@fIS=nt</text:p>
          </table:table-cell>
          <table:table-cell office:value-type="string">
            <text:p>sufiSnt</text:p>
          </table:table-cell>
          <table:table-cell/>
          <table:table-cell office:value-type="string">
            <text:p>s@fIS@nt</text:p>
          </table:table-cell>
          <table:table-cell office:value-type="string">
            <text:p>sufiSunt</text:p>
          </table:table-cell>
          <table:table-cell/>
          <table:table-cell office:value-type="string">
            <text:p>sufiSunt</text:p>
          </table:table-cell>
          <table:table-cell table:number-columns-repeated="3"/>
          <table:table-cell office:value-type="string">
            <text:p>RP-1:3.S5 <text:s/>GA-1:3.S5</text:p>
          </table:table-cell>
          <table:table-cell table:number-columns-repeated="1008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sure</text:p>
          </table:table-cell>
          <table:table-cell office:value-type="string">
            <text:p>adj</text:p>
          </table:table-cell>
          <table:table-cell office:value-type="string">
            <text:p>1-SO: <text:s/>2-SU@</text:p>
          </table:table-cell>
          <table:table-cell office:value-type="string">
            <text:p>1-SQÑ-&gt;1 <text:s/>2-sÜ-&gt;1</text:p>
          </table:table-cell>
          <table:table-cell/>
          <table:table-cell office:value-type="string">
            <text:p>1-SU=r <text:s/>2-S3`:</text:p>
          </table:table-cell>
          <table:table-cell office:value-type="string">
            <text:p>1-SÜ-&gt;1 <text:s/>2-Sü-&gt;1</text:p>
          </table:table-cell>
          <table:table-cell/>
          <table:table-cell office:value-type="string">
            <text:p>SO</text:p>
          </table:table-cell>
          <table:table-cell office:value-type="string">
            <text:p>sQÑ</text:p>
          </table:table-cell>
          <table:table-cell/>
          <table:table-cell office:value-type="string">
            <text:p>SÜ</text:p>
          </table:table-cell>
          <table:table-cell table:number-columns-repeated="3"/>
          <table:table-cell office:value-type="string">
            <text:p>RP-1:1.22 <text:s/>GA-2:1.22 <text:s/>Au-1:1.22</text:p>
          </table:table-cell>
          <table:table-cell table:number-columns-repeated="1008"/>
        </table:table-row>
        <table:table-row table:style-name="ro3">
          <table:table-cell office:value-type="string">
            <text:p>surprised</text:p>
          </table:table-cell>
          <table:table-cell office:value-type="string">
            <text:p>adj</text:p>
          </table:table-cell>
          <table:table-cell office:value-type="string">
            <text:p>1-s@praIzd</text:p>
          </table:table-cell>
          <table:table-cell office:value-type="string">
            <text:p>suÑprIzd</text:p>
          </table:table-cell>
          <table:table-cell/>
          <table:table-cell office:value-type="string">
            <text:p>1-s=rpraIzd <text:s/>2-s@praIzd</text:p>
          </table:table-cell>
          <table:table-cell office:value-type="string">
            <text:p>1-surprIzd-&gt;1 <text:s/>2=1</text:p>
          </table:table-cell>
          <table:table-cell/>
          <table:table-cell office:value-type="string">
            <text:p>s@praIzd</text:p>
          </table:table-cell>
          <table:table-cell office:value-type="string">
            <text:p>suÑprIzd</text:p>
          </table:table-cell>
          <table:table-cell/>
          <table:table-cell office:value-type="string">
            <text:p>suÑprIzd</text:p>
          </table:table-cell>
          <table:table-cell table:number-columns-repeated="1012"/>
        </table:table-row>
        <table:table-row table:style-name="ro3">
          <table:table-cell office:value-type="string">
            <text:p>surprising</text:p>
          </table:table-cell>
          <table:table-cell office:value-type="string">
            <text:p>adj</text:p>
          </table:table-cell>
          <table:table-cell office:value-type="string">
            <text:p>1-s@praIzIN</text:p>
          </table:table-cell>
          <table:table-cell office:value-type="string">
            <text:p>suÑprIziN</text:p>
          </table:table-cell>
          <table:table-cell/>
          <table:table-cell office:value-type="string">
            <text:p>1-s=rpraIzIN <text:s/>2-s@praIzIN</text:p>
          </table:table-cell>
          <table:table-cell office:value-type="string">
            <text:p>1-surprIziN-&gt;1 <text:s/>2=1</text:p>
          </table:table-cell>
          <table:table-cell/>
          <table:table-cell office:value-type="string">
            <text:p>s@praIzIN</text:p>
          </table:table-cell>
          <table:table-cell office:value-type="string">
            <text:p>suÑprIziN</text:p>
          </table:table-cell>
          <table:table-cell/>
          <table:table-cell office:value-type="string">
            <text:p>suÑprIziN</text:p>
          </table:table-cell>
          <table:table-cell table:number-columns-repeated="1012"/>
        </table:table-row>
        <table:table-row table:style-name="ro3">
          <table:table-cell office:value-type="string">
            <text:p>sweet</text:p>
          </table:table-cell>
          <table:table-cell office:value-type="string">
            <text:p>adj</text:p>
          </table:table-cell>
          <table:table-cell office:value-type="string">
            <text:p>swi:t</text:p>
          </table:table-cell>
          <table:table-cell office:value-type="string">
            <text:p>swEt</text:p>
          </table:table-cell>
          <table:table-cell/>
          <table:table-cell office:value-type="string">
            <text:p>swi:t</text:p>
          </table:table-cell>
          <table:table-cell office:value-type="string">
            <text:p>swEt</text:p>
          </table:table-cell>
          <table:table-cell/>
          <table:table-cell office:value-type="string">
            <text:p>swit</text:p>
          </table:table-cell>
          <table:table-cell office:value-type="string">
            <text:p>swEt</text:p>
          </table:table-cell>
          <table:table-cell/>
          <table:table-cell office:value-type="string">
            <text:p>swEt</text:p>
          </table:table-cell>
          <table:table-cell table:number-columns-repeated="1012"/>
        </table:table-row>
        <table:table-row table:style-name="ro3">
          <table:table-cell office:value-type="string">
            <text:p>tall</text:p>
          </table:table-cell>
          <table:table-cell office:value-type="string">
            <text:p>adj</text:p>
          </table:table-cell>
          <table:table-cell office:value-type="string">
            <text:p>tO:l</text:p>
          </table:table-cell>
          <table:table-cell office:value-type="string">
            <text:p>tQl</text:p>
          </table:table-cell>
          <table:table-cell/>
          <table:table-cell office:value-type="string">
            <text:p>1-tQ:l <text:s/>2-tA:l</text:p>
          </table:table-cell>
          <table:table-cell office:value-type="string">
            <text:p>1-tol-&gt;1 <text:s/>2-tRl-&gt;1</text:p>
          </table:table-cell>
          <table:table-cell/>
          <table:table-cell office:value-type="string">
            <text:p>tOl</text:p>
          </table:table-cell>
          <table:table-cell office:value-type="string">
            <text:p>tQl</text:p>
          </table:table-cell>
          <table:table-cell/>
          <table:table-cell office:value-type="string">
            <text:p>tQl</text:p>
          </table:table-cell>
          <table:table-cell table:number-columns-repeated="3"/>
          <table:table-cell office:value-type="string">
            <text:p>GA-x:1.8</text:p>
          </table:table-cell>
          <table:table-cell table:number-columns-repeated="1008"/>
        </table:table-row>
        <table:table-row table:style-name="ro3">
          <table:table-cell office:value-type="string">
            <text:p>technical</text:p>
          </table:table-cell>
          <table:table-cell office:value-type="string">
            <text:p>adj</text:p>
          </table:table-cell>
          <table:table-cell office:value-type="string">
            <text:p>teknIk=l</text:p>
          </table:table-cell>
          <table:table-cell office:value-type="string">
            <text:p>teknikl</text:p>
          </table:table-cell>
          <table:table-cell/>
          <table:table-cell office:value-type="string">
            <text:p>teknIk=l</text:p>
          </table:table-cell>
          <table:table-cell office:value-type="string">
            <text:p>teknikl</text:p>
          </table:table-cell>
          <table:table-cell/>
          <table:table-cell office:value-type="string">
            <text:p>tEknIk@l</text:p>
          </table:table-cell>
          <table:table-cell office:value-type="string">
            <text:p>teknikul</text:p>
          </table:table-cell>
          <table:table-cell/>
          <table:table-cell office:value-type="string">
            <text:p>teknik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terrible</text:p>
          </table:table-cell>
          <table:table-cell office:value-type="string">
            <text:p>adj</text:p>
          </table:table-cell>
          <table:table-cell office:value-type="string">
            <text:p>1-ter@b=l <text:s/>2-terIb=l</text:p>
          </table:table-cell>
          <table:table-cell office:value-type="string">
            <text:p>1-terubl-&gt;1 <text:s/>2-teribl-&gt;1</text:p>
          </table:table-cell>
          <table:table-cell/>
          <table:table-cell office:value-type="string">
            <text:p>ter@b=l</text:p>
          </table:table-cell>
          <table:table-cell office:value-type="string">
            <text:p>terubl</text:p>
          </table:table-cell>
          <table:table-cell/>
          <table:table-cell office:value-type="string">
            <text:p>tEr@b@l</text:p>
          </table:table-cell>
          <table:table-cell office:value-type="string">
            <text:p>terubul</text:p>
          </table:table-cell>
          <table:table-cell/>
          <table:table-cell office:value-type="string">
            <text:p>terubl</text:p>
          </table:table-cell>
          <table:table-cell table:number-columns-repeated="3"/>
          <table:table-cell office:value-type="string">
            <text:p>RP-2:2.S6 <text:s/>Au-3.O</text:p>
          </table:table-cell>
          <table:table-cell table:number-columns-repeated="979"/>
          <table:table-cell table:style-name="ce3" table:number-columns-repeated="5"/>
          <table:table-cell table:number-columns-repeated="24"/>
        </table:table-row>
        <table:table-row table:style-name="ro3">
          <table:table-cell/>
          <table:table-cell office:value-type="string">
            <text:p>adj</text:p>
          </table:table-cell>
          <table:table-cell table:number-columns-repeated="993"/>
          <table:table-cell table:style-name="ce3" table:number-columns-repeated="5"/>
          <table:table-cell table:number-columns-repeated="24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thick</text:p>
          </table:table-cell>
          <table:table-cell office:value-type="string">
            <text:p>adj</text:p>
          </table:table-cell>
          <table:table-cell office:value-type="string">
            <text:p>TIk</text:p>
          </table:table-cell>
          <table:table-cell office:value-type="string">
            <text:p>Tik</text:p>
          </table:table-cell>
          <table:table-cell/>
          <table:table-cell office:value-type="string">
            <text:p>TIk</text:p>
          </table:table-cell>
          <table:table-cell office:value-type="string">
            <text:p>Tik</text:p>
          </table:table-cell>
          <table:table-cell/>
          <table:table-cell office:value-type="string">
            <text:p>TIk</text:p>
          </table:table-cell>
          <table:table-cell office:value-type="string">
            <text:p>Tik</text:p>
          </table:table-cell>
          <table:table-cell/>
          <table:table-cell office:value-type="string">
            <text:p>Tik</text:p>
          </table:table-cell>
          <table:table-cell table:number-columns-repeated="1012"/>
        </table:table-row>
        <table:table-row table:style-name="ro3">
          <table:table-cell office:value-type="string">
            <text:p>thin</text:p>
          </table:table-cell>
          <table:table-cell office:value-type="string">
            <text:p>adj</text:p>
          </table:table-cell>
          <table:table-cell office:value-type="string">
            <text:p>TIn</text:p>
          </table:table-cell>
          <table:table-cell office:value-type="string">
            <text:p>Tin</text:p>
          </table:table-cell>
          <table:table-cell/>
          <table:table-cell office:value-type="string">
            <text:p>TIn</text:p>
          </table:table-cell>
          <table:table-cell office:value-type="string">
            <text:p>Tin</text:p>
          </table:table-cell>
          <table:table-cell/>
          <table:table-cell office:value-type="string">
            <text:p>TIn</text:p>
          </table:table-cell>
          <table:table-cell office:value-type="string">
            <text:p>Tin</text:p>
          </table:table-cell>
          <table:table-cell/>
          <table:table-cell office:value-type="string">
            <text:p>Tin</text:p>
          </table:table-cell>
          <table:table-cell table:number-columns-repeated="1012"/>
        </table:table-row>
        <table:table-row table:style-name="ro3">
          <table:table-cell office:value-type="string">
            <text:p>thorough</text:p>
          </table:table-cell>
          <table:table-cell office:value-type="string">
            <text:p>adj</text:p>
          </table:table-cell>
          <table:table-cell office:value-type="string">
            <text:p>TVr@</text:p>
          </table:table-cell>
          <table:table-cell office:value-type="string">
            <text:p>Turu-&gt;1</text:p>
          </table:table-cell>
          <table:table-cell/>
          <table:table-cell office:value-type="string">
            <text:p>T3`:oU</text:p>
          </table:table-cell>
          <table:table-cell office:value-type="string">
            <text:p>TüO-&gt;2</text:p>
          </table:table-cell>
          <table:table-cell/>
          <table:table-cell office:value-type="string">
            <text:p>TVr@</text:p>
          </table:table-cell>
          <table:table-cell office:value-type="string">
            <text:p>Turu-&gt;1</text:p>
          </table:table-cell>
          <table:table-cell/>
          <table:table-cell office:value-type="string">
            <text:p>Turu</text:p>
          </table:table-cell>
          <table:table-cell office:value-type="string">
            <text:p>TüO</text:p>
          </table:table-cell>
          <table:table-cell table:number-columns-repeated="1011"/>
        </table:table-row>
        <table:table-row table:style-name="ro3">
          <table:table-cell office:value-type="string">
            <text:p>tight</text:p>
          </table:table-cell>
          <table:table-cell office:value-type="string">
            <text:p>adj</text:p>
          </table:table-cell>
          <table:table-cell office:value-type="string">
            <text:p>taIt</text:p>
          </table:table-cell>
          <table:table-cell office:value-type="string">
            <text:p>tIt</text:p>
          </table:table-cell>
          <table:table-cell/>
          <table:table-cell office:value-type="string">
            <text:p>taIt</text:p>
          </table:table-cell>
          <table:table-cell office:value-type="string">
            <text:p>tIt</text:p>
          </table:table-cell>
          <table:table-cell/>
          <table:table-cell office:value-type="string">
            <text:p>taIt</text:p>
          </table:table-cell>
          <table:table-cell office:value-type="string">
            <text:p>tIt</text:p>
          </table:table-cell>
          <table:table-cell/>
          <table:table-cell office:value-type="string">
            <text:p>tIt</text:p>
          </table:table-cell>
          <table:table-cell table:number-columns-repeated="1012"/>
        </table:table-row>
        <table:table-row table:style-name="ro3">
          <table:table-cell office:value-type="string">
            <text:p>tiny</text:p>
          </table:table-cell>
          <table:table-cell office:value-type="string">
            <text:p>adj</text:p>
          </table:table-cell>
          <table:table-cell office:value-type="string">
            <text:p>taIni</text:p>
          </table:table-cell>
          <table:table-cell office:value-type="string">
            <text:p>tInE</text:p>
          </table:table-cell>
          <table:table-cell/>
          <table:table-cell office:value-type="string">
            <text:p>taIni</text:p>
          </table:table-cell>
          <table:table-cell office:value-type="string">
            <text:p>tInE</text:p>
          </table:table-cell>
          <table:table-cell/>
          <table:table-cell office:value-type="string">
            <text:p>taIni</text:p>
          </table:table-cell>
          <table:table-cell office:value-type="string">
            <text:p>tInE</text:p>
          </table:table-cell>
          <table:table-cell/>
          <table:table-cell office:value-type="string">
            <text:p>tInE</text:p>
          </table:table-cell>
          <table:table-cell table:number-columns-repeated="1012"/>
        </table:table-row>
        <table:table-row table:style-name="ro3">
          <table:table-cell office:value-type="string">
            <text:p>tired</text:p>
          </table:table-cell>
          <table:table-cell office:value-type="string">
            <text:p>adj</text:p>
          </table:table-cell>
          <table:table-cell office:value-type="string">
            <text:p>taI@d</text:p>
          </table:table-cell>
          <table:table-cell office:value-type="string">
            <text:p>tÏd</text:p>
          </table:table-cell>
          <table:table-cell/>
          <table:table-cell office:value-type="string">
            <text:p>taI=rd</text:p>
          </table:table-cell>
          <table:table-cell office:value-type="string">
            <text:p>tÏd</text:p>
          </table:table-cell>
          <table:table-cell/>
          <table:table-cell office:value-type="string">
            <text:p>taI@d</text:p>
          </table:table-cell>
          <table:table-cell office:value-type="string">
            <text:p>tÏd</text:p>
          </table:table-cell>
          <table:table-cell/>
          <table:table-cell office:value-type="string">
            <text:p>tÏd</text:p>
          </table:table-cell>
          <table:table-cell table:number-columns-repeated="1012"/>
        </table:table-row>
        <table:table-row table:style-name="ro3">
          <table:table-cell office:value-type="string">
            <text:p>top</text:p>
          </table:table-cell>
          <table:table-cell office:value-type="string">
            <text:p>adj</text:p>
          </table:table-cell>
          <table:table-cell office:value-type="string">
            <text:p>tQp</text:p>
          </table:table-cell>
          <table:table-cell office:value-type="string">
            <text:p>top</text:p>
          </table:table-cell>
          <table:table-cell/>
          <table:table-cell office:value-type="string">
            <text:p>tA:p</text:p>
          </table:table-cell>
          <table:table-cell office:value-type="string">
            <text:p>tRp</text:p>
          </table:table-cell>
          <table:table-cell/>
          <table:table-cell office:value-type="string">
            <text:p>tQp</text:p>
          </table:table-cell>
          <table:table-cell office:value-type="string">
            <text:p>top</text:p>
          </table:table-cell>
          <table:table-cell/>
          <table:table-cell office:value-type="string">
            <text:p>top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office:value-type="string">
            <text:p>total</text:p>
          </table:table-cell>
          <table:table-cell office:value-type="string">
            <text:p>adj</text:p>
          </table:table-cell>
          <table:table-cell office:value-type="string">
            <text:p>t@Ut=l</text:p>
          </table:table-cell>
          <table:table-cell office:value-type="string">
            <text:p>tOtl</text:p>
          </table:table-cell>
          <table:table-cell/>
          <table:table-cell office:value-type="string">
            <text:p>toUt=l</text:p>
          </table:table-cell>
          <table:table-cell office:value-type="string">
            <text:p>tOtl</text:p>
          </table:table-cell>
          <table:table-cell/>
          <table:table-cell office:value-type="string">
            <text:p>toUtl</text:p>
          </table:table-cell>
          <table:table-cell office:value-type="string">
            <text:p>tOtl</text:p>
          </table:table-cell>
          <table:table-cell/>
          <table:table-cell office:value-type="string">
            <text:p>tOtl</text:p>
          </table:table-cell>
          <table:table-cell table:number-columns-repeated="1012"/>
        </table:table-row>
        <table:table-row table:style-name="ro3">
          <table:table-cell office:value-type="string">
            <text:p>tough</text:p>
          </table:table-cell>
          <table:table-cell office:value-type="string">
            <text:p>adj</text:p>
          </table:table-cell>
          <table:table-cell office:value-type="string">
            <text:p>tVf</text:p>
          </table:table-cell>
          <table:table-cell office:value-type="string">
            <text:p>tuf</text:p>
          </table:table-cell>
          <table:table-cell/>
          <table:table-cell office:value-type="string">
            <text:p>tVf</text:p>
          </table:table-cell>
          <table:table-cell office:value-type="string">
            <text:p>tuf</text:p>
          </table:table-cell>
          <table:table-cell/>
          <table:table-cell office:value-type="string">
            <text:p>tVf</text:p>
          </table:table-cell>
          <table:table-cell office:value-type="string">
            <text:p>tuf</text:p>
          </table:table-cell>
          <table:table-cell/>
          <table:table-cell office:value-type="string">
            <text:p>tuf</text:p>
          </table:table-cell>
          <table:table-cell table:number-columns-repeated="1012"/>
        </table:table-row>
        <table:table-row table:style-name="ro3">
          <table:table-cell office:value-type="string">
            <text:p>traditional</text:p>
          </table:table-cell>
          <table:table-cell office:value-type="string">
            <text:p>adj</text:p>
          </table:table-cell>
          <table:table-cell office:value-type="string">
            <text:p>tr@dIS=n@l</text:p>
          </table:table-cell>
          <table:table-cell office:value-type="string">
            <text:p>trudiSnul</text:p>
          </table:table-cell>
          <table:table-cell/>
          <table:table-cell office:value-type="string">
            <text:p>tr@dIS=n@l</text:p>
          </table:table-cell>
          <table:table-cell office:value-type="string">
            <text:p>trudiSnul</text:p>
          </table:table-cell>
          <table:table-cell/>
          <table:table-cell office:value-type="string">
            <text:p>tr@dIS@n@l</text:p>
          </table:table-cell>
          <table:table-cell office:value-type="string">
            <text:p>trudiSunul</text:p>
          </table:table-cell>
          <table:table-cell/>
          <table:table-cell office:value-type="string">
            <text:p>trudiSnu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3">
          <table:table-cell office:value-type="string">
            <text:p>true</text:p>
          </table:table-cell>
          <table:table-cell office:value-type="string">
            <text:p>adj</text:p>
          </table:table-cell>
          <table:table-cell office:value-type="string">
            <text:p>tru:</text:p>
          </table:table-cell>
          <table:table-cell office:value-type="string">
            <text:p>trU</text:p>
          </table:table-cell>
          <table:table-cell/>
          <table:table-cell office:value-type="string">
            <text:p>tru:</text:p>
          </table:table-cell>
          <table:table-cell office:value-type="string">
            <text:p>trU</text:p>
          </table:table-cell>
          <table:table-cell/>
          <table:table-cell office:value-type="string">
            <text:p>tru</text:p>
          </table:table-cell>
          <table:table-cell office:value-type="string">
            <text:p>trU</text:p>
          </table:table-cell>
          <table:table-cell table:number-columns-repeated="1014"/>
        </table:table-row>
        <table:table-row table:style-name="ro3">
          <table:table-cell office:value-type="string">
            <text:p>typical</text:p>
          </table:table-cell>
          <table:table-cell office:value-type="string">
            <text:p>adj</text:p>
          </table:table-cell>
          <table:table-cell office:value-type="string">
            <text:p>tIpIk=l</text:p>
          </table:table-cell>
          <table:table-cell office:value-type="string">
            <text:p>tipikl</text:p>
          </table:table-cell>
          <table:table-cell/>
          <table:table-cell office:value-type="string">
            <text:p>tIpIk=l</text:p>
          </table:table-cell>
          <table:table-cell office:value-type="string">
            <text:p>tipikl</text:p>
          </table:table-cell>
          <table:table-cell/>
          <table:table-cell office:value-type="string">
            <text:p>tIpIk@l</text:p>
          </table:table-cell>
          <table:table-cell office:value-type="string">
            <text:p>tipikul</text:p>
          </table:table-cell>
          <table:table-cell/>
          <table:table-cell office:value-type="string">
            <text:p>tipik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unable</text:p>
          </table:table-cell>
          <table:table-cell office:value-type="string">
            <text:p>adj</text:p>
          </table:table-cell>
          <table:table-cell office:value-type="string">
            <text:p>VneIb=l</text:p>
          </table:table-cell>
          <table:table-cell office:value-type="string">
            <text:p>unAbl</text:p>
          </table:table-cell>
          <table:table-cell/>
          <table:table-cell office:value-type="string">
            <text:p>VneIb=l</text:p>
          </table:table-cell>
          <table:table-cell office:value-type="string">
            <text:p>unAbl</text:p>
          </table:table-cell>
          <table:table-cell/>
          <table:table-cell office:value-type="string">
            <text:p>VneIb@l</text:p>
          </table:table-cell>
          <table:table-cell office:value-type="string">
            <text:p>unAbul</text:p>
          </table:table-cell>
          <table:table-cell/>
          <table:table-cell office:value-type="string">
            <text:p>unAbl</text:p>
          </table:table-cell>
          <table:table-cell table:number-columns-repeated="3"/>
          <table:table-cell office:value-type="string">
            <text:p>Au-1:3.O</text:p>
          </table:table-cell>
          <table:table-cell table:number-columns-repeated="1008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unique</text:p>
          </table:table-cell>
          <table:table-cell office:value-type="string">
            <text:p>adj</text:p>
          </table:table-cell>
          <table:table-cell office:value-type="string">
            <text:p>juni:k</text:p>
          </table:table-cell>
          <table:table-cell office:value-type="string">
            <text:p>yUnEk</text:p>
          </table:table-cell>
          <table:table-cell/>
          <table:table-cell office:value-type="string">
            <text:p>juni:k</text:p>
          </table:table-cell>
          <table:table-cell office:value-type="string">
            <text:p>yUnEk</text:p>
          </table:table-cell>
          <table:table-cell/>
          <table:table-cell office:value-type="string">
            <text:p>junik</text:p>
          </table:table-cell>
          <table:table-cell office:value-type="string">
            <text:p>yUnEk</text:p>
          </table:table-cell>
          <table:table-cell/>
          <table:table-cell office:value-type="string">
            <text:p>yUnEk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universal</text:p>
          </table:table-cell>
          <table:table-cell office:value-type="string">
            <text:p>adj</text:p>
          </table:table-cell>
          <table:table-cell office:value-type="string">
            <text:p>1-ju:nIv3:s=l <text:s/>2-ju:n@v3:s=l</text:p>
          </table:table-cell>
          <table:table-cell office:value-type="string">
            <text:p>1-yUnivüsl-&gt;1 <text:s/>2-yUnuvüsl-&gt;1</text:p>
          </table:table-cell>
          <table:table-cell/>
          <table:table-cell office:value-type="string">
            <text:p>ju:nIv3`:s=l</text:p>
          </table:table-cell>
          <table:table-cell office:value-type="string">
            <text:p>yUnivüsl</text:p>
          </table:table-cell>
          <table:table-cell/>
          <table:table-cell office:value-type="string">
            <text:p>jun@v3s@l</text:p>
          </table:table-cell>
          <table:table-cell office:value-type="string">
            <text:p>yUnuvüsul</text:p>
          </table:table-cell>
          <table:table-cell/>
          <table:table-cell office:value-type="string">
            <text:p>yUnivüsl</text:p>
          </table:table-cell>
          <table:table-cell table:number-columns-repeated="3"/>
          <table:table-cell office:value-type="string">
            <text:p>RP-2:2.25 <text:s/>Au-1:2.25:4.O</text:p>
          </table:table-cell>
          <table:table-cell table:number-columns-repeated="1008"/>
        </table:table-row>
        <table:table-row table:style-name="ro3">
          <table:table-cell office:value-type="string">
            <text:p>unknown</text:p>
          </table:table-cell>
          <table:table-cell office:value-type="string">
            <text:p>adj</text:p>
          </table:table-cell>
          <table:table-cell office:value-type="string">
            <text:p>VnneUn</text:p>
          </table:table-cell>
          <table:table-cell office:value-type="string">
            <text:p>unnOn</text:p>
          </table:table-cell>
          <table:table-cell/>
          <table:table-cell office:value-type="string">
            <text:p>VnnoUn</text:p>
          </table:table-cell>
          <table:table-cell office:value-type="string">
            <text:p>unnOn</text:p>
          </table:table-cell>
          <table:table-cell/>
          <table:table-cell office:value-type="string">
            <text:p>VnnoUn</text:p>
          </table:table-cell>
          <table:table-cell office:value-type="string">
            <text:p>unnOn</text:p>
          </table:table-cell>
          <table:table-cell/>
          <table:table-cell office:value-type="string">
            <text:p>unnOn</text:p>
          </table:table-cell>
          <table:table-cell table:number-columns-repeated="1012"/>
        </table:table-row>
        <table:table-row table:style-name="ro3">
          <table:table-cell office:value-type="string">
            <text:p>unlikely</text:p>
          </table:table-cell>
          <table:table-cell office:value-type="string">
            <text:p>adj</text:p>
          </table:table-cell>
          <table:table-cell office:value-type="string">
            <text:p>VnlaIkli</text:p>
          </table:table-cell>
          <table:table-cell office:value-type="string">
            <text:p>unlIklE</text:p>
          </table:table-cell>
          <table:table-cell/>
          <table:table-cell office:value-type="string">
            <text:p>VnlaIkli</text:p>
          </table:table-cell>
          <table:table-cell office:value-type="string">
            <text:p>unlIklE</text:p>
          </table:table-cell>
          <table:table-cell/>
          <table:table-cell office:value-type="string">
            <text:p>VnlaIkli</text:p>
          </table:table-cell>
          <table:table-cell office:value-type="string">
            <text:p>unlIklE</text:p>
          </table:table-cell>
          <table:table-cell/>
          <table:table-cell office:value-type="string">
            <text:p>unlIklE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upper</text:p>
          </table:table-cell>
          <table:table-cell office:value-type="string">
            <text:p>adj</text:p>
          </table:table-cell>
          <table:table-cell office:value-type="string">
            <text:p>Vp@</text:p>
          </table:table-cell>
          <table:table-cell office:value-type="string">
            <text:p>upuÑ</text:p>
          </table:table-cell>
          <table:table-cell/>
          <table:table-cell office:value-type="string">
            <text:p>Vp=r</text:p>
          </table:table-cell>
          <table:table-cell office:value-type="string">
            <text:p>upur</text:p>
          </table:table-cell>
          <table:table-cell/>
          <table:table-cell office:value-type="string">
            <text:p>Vp@</text:p>
          </table:table-cell>
          <table:table-cell office:value-type="string">
            <text:p>upuÑ</text:p>
          </table:table-cell>
          <table:table-cell/>
          <table:table-cell office:value-type="string">
            <text:p>upuÑ</text:p>
          </table:table-cell>
          <table:table-cell table:number-columns-repeated="1012"/>
        </table:table-row>
        <table:table-row table:style-name="ro3">
          <table:table-cell office:value-type="string">
            <text:p>urban</text:p>
          </table:table-cell>
          <table:table-cell office:value-type="string">
            <text:p>adj</text:p>
          </table:table-cell>
          <table:table-cell office:value-type="string">
            <text:p>3:b@n</text:p>
          </table:table-cell>
          <table:table-cell office:value-type="string">
            <text:p>übun</text:p>
          </table:table-cell>
          <table:table-cell/>
          <table:table-cell office:value-type="string">
            <text:p>3`: b@n</text:p>
          </table:table-cell>
          <table:table-cell office:value-type="string">
            <text:p>übun</text:p>
          </table:table-cell>
          <table:table-cell/>
          <table:table-cell office:value-type="string">
            <text:p>3b@n</text:p>
          </table:table-cell>
          <table:table-cell office:value-type="string">
            <text:p>übun</text:p>
          </table:table-cell>
          <table:table-cell table:number-columns-repeated="1014"/>
        </table:table-row>
        <table:table-row table:style-name="ro3">
          <table:table-cell office:value-type="string">
            <text:p>used</text:p>
          </table:table-cell>
          <table:table-cell office:value-type="string">
            <text:p>adj</text:p>
          </table:table-cell>
          <table:table-cell office:value-type="string">
            <text:p>ju:st</text:p>
          </table:table-cell>
          <table:table-cell office:value-type="string">
            <text:p>yUst</text:p>
          </table:table-cell>
          <table:table-cell/>
          <table:table-cell office:value-type="string">
            <text:p>ju:st</text:p>
          </table:table-cell>
          <table:table-cell office:value-type="string">
            <text:p>yUst</text:p>
          </table:table-cell>
          <table:table-cell/>
          <table:table-cell office:value-type="string">
            <text:p>just</text:p>
          </table:table-cell>
          <table:table-cell office:value-type="string">
            <text:p>yUst</text:p>
          </table:table-cell>
          <table:table-cell table:number-columns-repeated="1014"/>
        </table:table-row>
        <table:table-row table:style-name="ro3">
          <table:table-cell office:value-type="string">
            <text:p>useful</text:p>
          </table:table-cell>
          <table:table-cell office:value-type="string">
            <text:p>adj</text:p>
          </table:table-cell>
          <table:table-cell office:value-type="string">
            <text:p>1-ju:sf=l <text:s/>2-ju:sfUl</text:p>
          </table:table-cell>
          <table:table-cell office:value-type="string">
            <text:p>1-yUsfl-&gt;1 <text:s/>2-yUsfVl-&gt;1</text:p>
          </table:table-cell>
          <table:table-cell/>
          <table:table-cell office:value-type="string">
            <text:p>ju:sf=l</text:p>
          </table:table-cell>
          <table:table-cell office:value-type="string">
            <text:p>yUsfl</text:p>
          </table:table-cell>
          <table:table-cell/>
          <table:table-cell office:value-type="string">
            <text:p>jusf@l</text:p>
          </table:table-cell>
          <table:table-cell office:value-type="string">
            <text:p>yUsful</text:p>
          </table:table-cell>
          <table:table-cell/>
          <table:table-cell office:value-type="string">
            <text:p>fUsful</text:p>
          </table:table-cell>
          <table:table-cell table:number-columns-repeated="3"/>
          <table:table-cell office:value-type="string">
            <text:p>RP-x:2.S3 <text:s/>GA-1:2.S3</text:p>
          </table:table-cell>
          <table:table-cell table:number-columns-repeated="1008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various</text:p>
          </table:table-cell>
          <table:table-cell office:value-type="string">
            <text:p>adj</text:p>
          </table:table-cell>
          <table:table-cell office:value-type="string">
            <text:p>ve@ri@s</text:p>
          </table:table-cell>
          <table:table-cell office:value-type="string">
            <text:p>vÄEus</text:p>
          </table:table-cell>
          <table:table-cell/>
          <table:table-cell office:value-type="string">
            <text:p>1-veri@s <text:s/>2-v{ri@s</text:p>
          </table:table-cell>
          <table:table-cell office:value-type="string">
            <text:p>1-vÄEus-&gt;1 <text:s/>2-varEus-&gt;1</text:p>
          </table:table-cell>
          <table:table-cell/>
          <table:table-cell office:value-type="string">
            <text:p>vE@ri@s</text:p>
          </table:table-cell>
          <table:table-cell office:value-type="string">
            <text:p>vÄrEus</text:p>
          </table:table-cell>
          <table:table-cell/>
          <table:table-cell office:value-type="string">
            <text:p>vArEs</text:p>
          </table:table-cell>
          <table:table-cell table:number-columns-repeated="3"/>
          <table:table-cell office:value-type="string">
            <text:p>GA-2:1.20</text:p>
          </table:table-cell>
          <table:table-cell table:number-columns-repeated="1008"/>
        </table:table-row>
        <table:table-row table:style-name="ro3">
          <table:table-cell office:value-type="string">
            <text:p>vast</text:p>
          </table:table-cell>
          <table:table-cell office:value-type="string">
            <text:p>adj</text:p>
          </table:table-cell>
          <table:table-cell office:value-type="string">
            <text:p>vA:st</text:p>
          </table:table-cell>
          <table:table-cell office:value-type="string">
            <text:p>vRst</text:p>
          </table:table-cell>
          <table:table-cell/>
          <table:table-cell office:value-type="string">
            <text:p>v{st</text:p>
          </table:table-cell>
          <table:table-cell office:value-type="string">
            <text:p>vast</text:p>
          </table:table-cell>
          <table:table-cell/>
          <table:table-cell office:value-type="string">
            <text:p>vAst</text:p>
          </table:table-cell>
          <table:table-cell office:value-type="string">
            <text:p>vRst</text:p>
          </table:table-cell>
          <table:table-cell/>
          <table:table-cell office:value-type="string">
            <text:p>vast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office:value-type="string">
            <text:p>very</text:p>
          </table:table-cell>
          <table:table-cell office:value-type="string">
            <text:p>adj</text:p>
          </table:table-cell>
          <table:table-cell office:value-type="string">
            <text:p>veri</text:p>
          </table:table-cell>
          <table:table-cell office:value-type="string">
            <text:p>verE</text:p>
          </table:table-cell>
          <table:table-cell/>
          <table:table-cell office:value-type="string">
            <text:p>veri</text:p>
          </table:table-cell>
          <table:table-cell office:value-type="string">
            <text:p>verE</text:p>
          </table:table-cell>
          <table:table-cell/>
          <table:table-cell office:value-type="string">
            <text:p>vEri</text:p>
          </table:table-cell>
          <table:table-cell office:value-type="string">
            <text:p>verE</text:p>
          </table:table-cell>
          <table:table-cell/>
          <table:table-cell office:value-type="string">
            <text:p>verE</text:p>
          </table:table-cell>
          <table:table-cell table:number-columns-repeated="1012"/>
        </table:table-row>
        <table:table-row table:style-name="ro3">
          <table:table-cell office:value-type="string">
            <text:p>video-taped</text:p>
          </table:table-cell>
          <table:table-cell office:value-type="string">
            <text:p>adj</text:p>
          </table:table-cell>
          <table:table-cell office:value-type="string">
            <text:p>vIdi@U teIpt</text:p>
          </table:table-cell>
          <table:table-cell office:value-type="string">
            <text:p>vidEO tApt</text:p>
          </table:table-cell>
          <table:table-cell/>
          <table:table-cell office:value-type="string">
            <text:p>vIdioU teIpt</text:p>
          </table:table-cell>
          <table:table-cell office:value-type="string">
            <text:p>vidEO tApt</text:p>
          </table:table-cell>
          <table:table-cell/>
          <table:table-cell office:value-type="string">
            <text:p>vIdioU teIpt</text:p>
          </table:table-cell>
          <table:table-cell office:value-type="string">
            <text:p>vidEO tApt</text:p>
          </table:table-cell>
          <table:table-cell/>
          <table:table-cell office:value-type="string">
            <text:p>vidEO tApt</text:p>
          </table:table-cell>
          <table:table-cell table:number-columns-repeated="1012"/>
        </table:table-row>
        <table:table-row table:style-name="ro3">
          <table:table-cell office:value-type="string">
            <text:p>violent</text:p>
          </table:table-cell>
          <table:table-cell office:value-type="string">
            <text:p>adj</text:p>
          </table:table-cell>
          <table:table-cell office:value-type="string">
            <text:p>vaI@l@nt</text:p>
          </table:table-cell>
          <table:table-cell office:value-type="string">
            <text:p>vIulunt</text:p>
          </table:table-cell>
          <table:table-cell/>
          <table:table-cell office:value-type="string">
            <text:p>vaI@l@nt</text:p>
          </table:table-cell>
          <table:table-cell office:value-type="string">
            <text:p>vIulunt</text:p>
          </table:table-cell>
          <table:table-cell/>
          <table:table-cell office:value-type="string">
            <text:p>vaI@l@nt</text:p>
          </table:table-cell>
          <table:table-cell office:value-type="string">
            <text:p>vIulunt</text:p>
          </table:table-cell>
          <table:table-cell/>
          <table:table-cell office:value-type="string">
            <text:p>vIulunt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visible</text:p>
          </table:table-cell>
          <table:table-cell office:value-type="string">
            <text:p>adj</text:p>
          </table:table-cell>
          <table:table-cell office:value-type="string">
            <text:p>1-vIz@b=l <text:s/>2-vIZIb=l</text:p>
          </table:table-cell>
          <table:table-cell office:value-type="string">
            <text:p>1-vizubl-&gt;1 <text:s/>2-vizibl-&gt;1</text:p>
          </table:table-cell>
          <table:table-cell/>
          <table:table-cell office:value-type="string">
            <text:p>vIz@b=l</text:p>
          </table:table-cell>
          <table:table-cell office:value-type="string">
            <text:p>vizubl</text:p>
          </table:table-cell>
          <table:table-cell/>
          <table:table-cell office:value-type="string">
            <text:p>vIz@b@l</text:p>
          </table:table-cell>
          <table:table-cell office:value-type="string">
            <text:p>vizubul</text:p>
          </table:table-cell>
          <table:table-cell/>
          <table:table-cell office:value-type="string">
            <text:p>vizubl</text:p>
          </table:table-cell>
          <table:table-cell table:number-columns-repeated="3"/>
          <table:table-cell office:value-type="string">
            <text:p>RP-2:2.S6 <text:s/>Au-1:3.O</text:p>
          </table:table-cell>
          <table:table-cell table:number-columns-repeated="979"/>
          <table:table-cell table:style-name="ce3" table:number-columns-repeated="5"/>
          <table:table-cell table:number-columns-repeated="24"/>
        </table:table-row>
        <table:table-row table:style-name="ro3">
          <table:table-cell office:value-type="string">
            <text:p>vital</text:p>
          </table:table-cell>
          <table:table-cell office:value-type="string">
            <text:p>adj</text:p>
          </table:table-cell>
          <table:table-cell office:value-type="string">
            <text:p>vaIt=l</text:p>
          </table:table-cell>
          <table:table-cell office:value-type="string">
            <text:p>vItl</text:p>
          </table:table-cell>
          <table:table-cell/>
          <table:table-cell office:value-type="string">
            <text:p>vaIt=l</text:p>
          </table:table-cell>
          <table:table-cell office:value-type="string">
            <text:p>vItl</text:p>
          </table:table-cell>
          <table:table-cell/>
          <table:table-cell office:value-type="string">
            <text:p>vaItl</text:p>
          </table:table-cell>
          <table:table-cell office:value-type="string">
            <text:p>vItl</text:p>
          </table:table-cell>
          <table:table-cell/>
          <table:table-cell office:value-type="string">
            <text:p>vItl</text:p>
          </table:table-cell>
          <table:table-cell table:number-columns-repeated="1012"/>
        </table:table-row>
        <table:table-row table:style-name="ro4">
          <table:table-cell table:style-name="ce4"/>
          <table:table-cell office:value-type="string">
            <text:p>adj</text:p>
          </table:table-cell>
          <table:table-cell table:style-name="ce4" table:number-columns-repeated="993"/>
          <table:table-cell table:number-columns-repeated="29"/>
        </table:table-row>
        <table:table-row table:style-name="ro3">
          <table:table-cell office:value-type="string">
            <text:p>warm</text:p>
          </table:table-cell>
          <table:table-cell office:value-type="string">
            <text:p>adj</text:p>
          </table:table-cell>
          <table:table-cell office:value-type="string">
            <text:p>wO:m</text:p>
          </table:table-cell>
          <table:table-cell office:value-type="string">
            <text:p>wQÑm</text:p>
          </table:table-cell>
          <table:table-cell/>
          <table:table-cell office:value-type="string">
            <text:p>wO:rm</text:p>
          </table:table-cell>
          <table:table-cell office:value-type="string">
            <text:p>wQrm</text:p>
          </table:table-cell>
          <table:table-cell/>
          <table:table-cell office:value-type="string">
            <text:p>wOm</text:p>
          </table:table-cell>
          <table:table-cell office:value-type="string">
            <text:p>wQÑm</text:p>
          </table:table-cell>
          <table:table-cell/>
          <table:table-cell office:value-type="string">
            <text:p>wQÑm</text:p>
          </table:table-cell>
          <table:table-cell table:number-columns-repeated="1012"/>
        </table:table-row>
        <table:table-row table:style-name="ro3">
          <table:table-cell office:value-type="string">
            <text:p>weak</text:p>
          </table:table-cell>
          <table:table-cell office:value-type="string">
            <text:p>adj</text:p>
          </table:table-cell>
          <table:table-cell office:value-type="string">
            <text:p>wi:k</text:p>
          </table:table-cell>
          <table:table-cell office:value-type="string">
            <text:p>wEk</text:p>
          </table:table-cell>
          <table:table-cell/>
          <table:table-cell office:value-type="string">
            <text:p>wi:k</text:p>
          </table:table-cell>
          <table:table-cell office:value-type="string">
            <text:p>wEk</text:p>
          </table:table-cell>
          <table:table-cell/>
          <table:table-cell office:value-type="string">
            <text:p>wik</text:p>
          </table:table-cell>
          <table:table-cell office:value-type="string">
            <text:p>wEk</text:p>
          </table:table-cell>
          <table:table-cell/>
          <table:table-cell office:value-type="string">
            <text:p>wEk</text:p>
          </table:table-cell>
          <table:table-cell table:number-columns-repeated="1012"/>
        </table:table-row>
        <table:table-row table:style-name="ro3">
          <table:table-cell office:value-type="string">
            <text:p>welcome</text:p>
          </table:table-cell>
          <table:table-cell office:value-type="string">
            <text:p>adj</text:p>
          </table:table-cell>
          <table:table-cell office:value-type="string">
            <text:p>welk@m</text:p>
          </table:table-cell>
          <table:table-cell office:value-type="string">
            <text:p>welkum</text:p>
          </table:table-cell>
          <table:table-cell/>
          <table:table-cell office:value-type="string">
            <text:p>welk@m</text:p>
          </table:table-cell>
          <table:table-cell office:value-type="string">
            <text:p>welkum</text:p>
          </table:table-cell>
          <table:table-cell/>
          <table:table-cell office:value-type="string">
            <text:p>wElk@m</text:p>
          </table:table-cell>
          <table:table-cell office:value-type="string">
            <text:p>welkum</text:p>
          </table:table-cell>
          <table:table-cell/>
          <table:table-cell office:value-type="string">
            <text:p>welkum</text:p>
          </table:table-cell>
          <table:table-cell table:number-columns-repeated="1012"/>
        </table:table-row>
        <table:table-row table:style-name="ro3">
          <table:table-cell office:value-type="string">
            <text:p>well</text:p>
          </table:table-cell>
          <table:table-cell office:value-type="string">
            <text:p>adj</text:p>
          </table:table-cell>
          <table:table-cell office:value-type="string">
            <text:p>wel</text:p>
          </table:table-cell>
          <table:table-cell office:value-type="string">
            <text:p>wel</text:p>
          </table:table-cell>
          <table:table-cell/>
          <table:table-cell office:value-type="string">
            <text:p>wel</text:p>
          </table:table-cell>
          <table:table-cell office:value-type="string">
            <text:p>wel</text:p>
          </table:table-cell>
          <table:table-cell/>
          <table:table-cell office:value-type="string">
            <text:p>wEl</text:p>
          </table:table-cell>
          <table:table-cell office:value-type="string">
            <text:p>wel</text:p>
          </table:table-cell>
          <table:table-cell/>
          <table:table-cell office:value-type="string">
            <text:p>wel</text:p>
          </table:table-cell>
          <table:table-cell table:number-columns-repeated="1012"/>
        </table:table-row>
        <table:table-row table:style-name="ro3">
          <table:table-cell office:value-type="string">
            <text:p>welsh</text:p>
          </table:table-cell>
          <table:table-cell office:value-type="string">
            <text:p>adj</text:p>
          </table:table-cell>
          <table:table-cell office:value-type="string">
            <text:p>welS</text:p>
          </table:table-cell>
          <table:table-cell office:value-type="string">
            <text:p>welS</text:p>
          </table:table-cell>
          <table:table-cell/>
          <table:table-cell office:value-type="string">
            <text:p>welS</text:p>
          </table:table-cell>
          <table:table-cell office:value-type="string">
            <text:p>welS</text:p>
          </table:table-cell>
          <table:table-cell/>
          <table:table-cell office:value-type="string">
            <text:p>wElS</text:p>
          </table:table-cell>
          <table:table-cell office:value-type="string">
            <text:p>welS</text:p>
          </table:table-cell>
          <table:table-cell/>
          <table:table-cell office:value-type="string">
            <text:p>welS</text:p>
          </table:table-cell>
          <table:table-cell table:number-columns-repeated="1012"/>
        </table:table-row>
        <table:table-row table:style-name="ro3">
          <table:table-cell office:value-type="string">
            <text:p>western</text:p>
          </table:table-cell>
          <table:table-cell office:value-type="string">
            <text:p>adj</text:p>
          </table:table-cell>
          <table:table-cell office:value-type="string">
            <text:p>west@n</text:p>
          </table:table-cell>
          <table:table-cell office:value-type="string">
            <text:p>westuÑn</text:p>
          </table:table-cell>
          <table:table-cell/>
          <table:table-cell office:value-type="string">
            <text:p>west=rn</text:p>
          </table:table-cell>
          <table:table-cell office:value-type="string">
            <text:p>westurn</text:p>
          </table:table-cell>
          <table:table-cell/>
          <table:table-cell office:value-type="string">
            <text:p>wEst@n</text:p>
          </table:table-cell>
          <table:table-cell office:value-type="string">
            <text:p>westuÑn</text:p>
          </table:table-cell>
          <table:table-cell/>
          <table:table-cell office:value-type="string">
            <text:p>westuÑn</text:p>
          </table:table-cell>
          <table:table-cell table:number-columns-repeated="1012"/>
        </table:table-row>
        <table:table-row table:style-name="ro3">
          <table:table-cell office:value-type="string">
            <text:p>wet</text:p>
          </table:table-cell>
          <table:table-cell office:value-type="string">
            <text:p>adj</text:p>
          </table:table-cell>
          <table:table-cell table:number-columns-repeated="2" office:value-type="string">
            <text:p>wet</text:p>
          </table:table-cell>
          <table:table-cell/>
          <table:table-cell table:number-columns-repeated="2" office:value-type="string">
            <text:p>wet</text:p>
          </table:table-cell>
          <table:table-cell/>
          <table:table-cell office:value-type="string">
            <text:p>wEt</text:p>
          </table:table-cell>
          <table:table-cell office:value-type="string">
            <text:p>wet</text:p>
          </table:table-cell>
          <table:table-cell/>
          <table:table-cell office:value-type="string">
            <text:p>wet</text:p>
          </table:table-cell>
          <table:table-cell table:number-columns-repeated="1012"/>
        </table:table-row>
        <table:table-row table:style-name="ro3">
          <table:table-cell office:value-type="string">
            <text:p>white</text:p>
          </table:table-cell>
          <table:table-cell office:value-type="string">
            <text:p>adj</text:p>
          </table:table-cell>
          <table:table-cell office:value-type="string">
            <text:p>1-waIt <text:s/>2-hwaIt</text:p>
          </table:table-cell>
          <table:table-cell office:value-type="string">
            <text:p>1-wIt-&gt;1 <text:s/>2-PIt-&gt;2</text:p>
          </table:table-cell>
          <table:table-cell/>
          <table:table-cell office:value-type="string">
            <text:p>hwaIt</text:p>
          </table:table-cell>
          <table:table-cell office:value-type="string">
            <text:p>PIt-&gt;2</text:p>
          </table:table-cell>
          <table:table-cell/>
          <table:table-cell office:value-type="string">
            <text:p>waIt</text:p>
          </table:table-cell>
          <table:table-cell office:value-type="string">
            <text:p>wIt</text:p>
          </table:table-cell>
          <table:table-cell/>
          <table:table-cell office:value-type="string">
            <text:p>wIt</text:p>
          </table:table-cell>
          <table:table-cell office:value-type="string">
            <text:p>PIt</text:p>
          </table:table-cell>
          <table:table-cell table:number-columns-repeated="1011"/>
        </table:table-row>
        <table:table-row table:style-name="ro3">
          <table:table-cell office:value-type="string">
            <text:p>whole</text:p>
          </table:table-cell>
          <table:table-cell office:value-type="string">
            <text:p>adj</text:p>
          </table:table-cell>
          <table:table-cell office:value-type="string">
            <text:p>1-h@Ul <text:s/>2-hQUl</text:p>
          </table:table-cell>
          <table:table-cell office:value-type="string">
            <text:p>1-hOl-&gt;1 <text:s/>2=1</text:p>
          </table:table-cell>
          <table:table-cell/>
          <table:table-cell office:value-type="string">
            <text:p>hoUl</text:p>
          </table:table-cell>
          <table:table-cell office:value-type="string">
            <text:p>hOl</text:p>
          </table:table-cell>
          <table:table-cell/>
          <table:table-cell office:value-type="string">
            <text:p>hoUl</text:p>
          </table:table-cell>
          <table:table-cell office:value-type="string">
            <text:p>hOl</text:p>
          </table:table-cell>
          <table:table-cell/>
          <table:table-cell office:value-type="string">
            <text:p>hOl</text:p>
          </table:table-cell>
          <table:table-cell table:number-columns-repeated="5"/>
          <table:table-cell office:value-type="string">
            <text:p>RP-2 is a variant derived by rule</text:p>
          </table:table-cell>
          <table:table-cell table:number-columns-repeated="1006"/>
        </table:table-row>
        <table:table-row table:style-name="ro3">
          <table:table-cell office:value-type="string">
            <text:p>wide</text:p>
          </table:table-cell>
          <table:table-cell office:value-type="string">
            <text:p>adj</text:p>
          </table:table-cell>
          <table:table-cell office:value-type="string">
            <text:p>waId</text:p>
          </table:table-cell>
          <table:table-cell office:value-type="string">
            <text:p>wId</text:p>
          </table:table-cell>
          <table:table-cell/>
          <table:table-cell office:value-type="string">
            <text:p>waId</text:p>
          </table:table-cell>
          <table:table-cell office:value-type="string">
            <text:p>wId</text:p>
          </table:table-cell>
          <table:table-cell/>
          <table:table-cell office:value-type="string">
            <text:p>waId</text:p>
          </table:table-cell>
          <table:table-cell office:value-type="string">
            <text:p>wId</text:p>
          </table:table-cell>
          <table:table-cell/>
          <table:table-cell office:value-type="string">
            <text:p>wId</text:p>
          </table:table-cell>
          <table:table-cell table:number-columns-repeated="1012"/>
        </table:table-row>
        <table:table-row table:style-name="ro3">
          <table:table-cell office:value-type="string">
            <text:p>widespread</text:p>
          </table:table-cell>
          <table:table-cell office:value-type="string">
            <text:p>adj</text:p>
          </table:table-cell>
          <table:table-cell office:value-type="string">
            <text:p>waIdspred</text:p>
          </table:table-cell>
          <table:table-cell office:value-type="string">
            <text:p>wIdspred</text:p>
          </table:table-cell>
          <table:table-cell/>
          <table:table-cell office:value-type="string">
            <text:p>waIdspred</text:p>
          </table:table-cell>
          <table:table-cell office:value-type="string">
            <text:p>wIdspred</text:p>
          </table:table-cell>
          <table:table-cell/>
          <table:table-cell office:value-type="string">
            <text:p>waIdsprEd</text:p>
          </table:table-cell>
          <table:table-cell office:value-type="string">
            <text:p>wIdspred</text:p>
          </table:table-cell>
          <table:table-cell/>
          <table:table-cell office:value-type="string">
            <text:p>wIdspred</text:p>
          </table:table-cell>
          <table:table-cell table:number-columns-repeated="1012"/>
        </table:table-row>
        <table:table-row table:style-name="ro3">
          <table:table-cell office:value-type="string">
            <text:p>wild</text:p>
          </table:table-cell>
          <table:table-cell office:value-type="string">
            <text:p>adj</text:p>
          </table:table-cell>
          <table:table-cell office:value-type="string">
            <text:p>waI=ld</text:p>
          </table:table-cell>
          <table:table-cell office:value-type="string">
            <text:p>wIld</text:p>
          </table:table-cell>
          <table:table-cell/>
          <table:table-cell office:value-type="string">
            <text:p>waI=ld</text:p>
          </table:table-cell>
          <table:table-cell office:value-type="string">
            <text:p>wIld</text:p>
          </table:table-cell>
          <table:table-cell/>
          <table:table-cell office:value-type="string">
            <text:p>waIld</text:p>
          </table:table-cell>
          <table:table-cell office:value-type="string">
            <text:p>wIld</text:p>
          </table:table-cell>
          <table:table-cell/>
          <table:table-cell office:value-type="string">
            <text:p>wIld</text:p>
          </table:table-cell>
          <table:table-cell table:number-columns-repeated="1012"/>
        </table:table-row>
        <table:table-row table:style-name="ro3">
          <table:table-cell office:value-type="string">
            <text:p>willing</text:p>
          </table:table-cell>
          <table:table-cell office:value-type="string">
            <text:p>adj</text:p>
          </table:table-cell>
          <table:table-cell office:value-type="string">
            <text:p>wIlIN</text:p>
          </table:table-cell>
          <table:table-cell office:value-type="string">
            <text:p>wiliN</text:p>
          </table:table-cell>
          <table:table-cell/>
          <table:table-cell office:value-type="string">
            <text:p>wIlIN</text:p>
          </table:table-cell>
          <table:table-cell office:value-type="string">
            <text:p>wiliN</text:p>
          </table:table-cell>
          <table:table-cell/>
          <table:table-cell office:value-type="string">
            <text:p>wIlIN</text:p>
          </table:table-cell>
          <table:table-cell office:value-type="string">
            <text:p>wiliN</text:p>
          </table:table-cell>
          <table:table-cell/>
          <table:table-cell office:value-type="string">
            <text:p>wiliN</text:p>
          </table:table-cell>
          <table:table-cell table:number-columns-repeated="1012"/>
        </table:table-row>
        <table:table-row table:style-name="ro3">
          <table:table-cell office:value-type="string">
            <text:p>wonderful</text:p>
          </table:table-cell>
          <table:table-cell office:value-type="string">
            <text:p>adj</text:p>
          </table:table-cell>
          <table:table-cell office:value-type="string">
            <text:p>1-wVnd@f=l <text:s/>2-wVnd@fUl</text:p>
          </table:table-cell>
          <table:table-cell office:value-type="string">
            <text:p>1-wunduÑfl-&gt;1 <text:s/>2-wunduÑfVl-&gt;1</text:p>
          </table:table-cell>
          <table:table-cell/>
          <table:table-cell office:value-type="string">
            <text:p>wVnd=rf=l</text:p>
          </table:table-cell>
          <table:table-cell office:value-type="string">
            <text:p>wundurfl</text:p>
          </table:table-cell>
          <table:table-cell/>
          <table:table-cell office:value-type="string">
            <text:p>wVnd@f@l</text:p>
          </table:table-cell>
          <table:table-cell office:value-type="string">
            <text:p>wunduÑful</text:p>
          </table:table-cell>
          <table:table-cell/>
          <table:table-cell office:value-type="string">
            <text:p>wunduÑful</text:p>
          </table:table-cell>
          <table:table-cell table:number-columns-repeated="3"/>
          <table:table-cell office:value-type="string">
            <text:p>RP-x:3.S3 <text:s/>GA-1:3.S3</text:p>
          </table:table-cell>
          <table:table-cell table:number-columns-repeated="1008"/>
        </table:table-row>
        <table:table-row table:style-name="ro3">
          <table:table-cell office:value-type="string">
            <text:p>wooden</text:p>
          </table:table-cell>
          <table:table-cell office:value-type="string">
            <text:p>adj</text:p>
          </table:table-cell>
          <table:table-cell office:value-type="string">
            <text:p>wUd=n</text:p>
          </table:table-cell>
          <table:table-cell office:value-type="string">
            <text:p>wVdn</text:p>
          </table:table-cell>
          <table:table-cell/>
          <table:table-cell office:value-type="string">
            <text:p>wUd=n</text:p>
          </table:table-cell>
          <table:table-cell office:value-type="string">
            <text:p>wVdn</text:p>
          </table:table-cell>
          <table:table-cell/>
          <table:table-cell office:value-type="string">
            <text:p>wUdn</text:p>
          </table:table-cell>
          <table:table-cell office:value-type="string">
            <text:p>wVdn</text:p>
          </table:table-cell>
          <table:table-cell/>
          <table:table-cell office:value-type="string">
            <text:p>wVdn</text:p>
          </table:table-cell>
          <table:table-cell table:number-columns-repeated="1012"/>
        </table:table-row>
        <table:table-row table:style-name="ro3">
          <table:table-cell office:value-type="string">
            <text:p>working</text:p>
          </table:table-cell>
          <table:table-cell office:value-type="string">
            <text:p>adj</text:p>
          </table:table-cell>
          <table:table-cell office:value-type="string">
            <text:p>w3:kIN</text:p>
          </table:table-cell>
          <table:table-cell office:value-type="string">
            <text:p>wükiN</text:p>
          </table:table-cell>
          <table:table-cell/>
          <table:table-cell office:value-type="string">
            <text:p>w3`:kIN</text:p>
          </table:table-cell>
          <table:table-cell office:value-type="string">
            <text:p>wükiN</text:p>
          </table:table-cell>
          <table:table-cell/>
          <table:table-cell office:value-type="string">
            <text:p>w3kIN</text:p>
          </table:table-cell>
          <table:table-cell office:value-type="string">
            <text:p>wükiN</text:p>
          </table:table-cell>
          <table:table-cell/>
          <table:table-cell office:value-type="string">
            <text:p>wükiN</text:p>
          </table:table-cell>
          <table:table-cell table:number-columns-repeated="1012"/>
        </table:table-row>
        <table:table-row table:style-name="ro3">
          <table:table-cell office:value-type="string">
            <text:p>worried</text:p>
          </table:table-cell>
          <table:table-cell office:value-type="string">
            <text:p>adj</text:p>
          </table:table-cell>
          <table:table-cell office:value-type="string">
            <text:p>wVrid</text:p>
          </table:table-cell>
          <table:table-cell office:value-type="string">
            <text:p>wurEd-&gt;1</text:p>
          </table:table-cell>
          <table:table-cell/>
          <table:table-cell office:value-type="string">
            <text:p>w3`:id</text:p>
          </table:table-cell>
          <table:table-cell office:value-type="string">
            <text:p>wüEd-&gt;2</text:p>
          </table:table-cell>
          <table:table-cell/>
          <table:table-cell office:value-type="string">
            <text:p>wVrid</text:p>
          </table:table-cell>
          <table:table-cell office:value-type="string">
            <text:p>wurEd</text:p>
          </table:table-cell>
          <table:table-cell/>
          <table:table-cell office:value-type="string">
            <text:p>wurEd</text:p>
          </table:table-cell>
          <table:table-cell office:value-type="string">
            <text:p>wüEd</text:p>
          </table:table-cell>
          <table:table-cell table:number-columns-repeated="4"/>
          <table:table-cell office:value-type="string">
            <text:p>the difference in appearance of the main and alt. spellings is minor</text:p>
          </table:table-cell>
          <table:table-cell table:number-columns-repeated="1006"/>
        </table:table-row>
        <table:table-row table:style-name="ro3">
          <table:table-cell office:value-type="string">
            <text:p>written</text:p>
          </table:table-cell>
          <table:table-cell office:value-type="string">
            <text:p>adj</text:p>
          </table:table-cell>
          <table:table-cell office:value-type="string">
            <text:p>rIt=n</text:p>
          </table:table-cell>
          <table:table-cell office:value-type="string">
            <text:p>ritn</text:p>
          </table:table-cell>
          <table:table-cell/>
          <table:table-cell office:value-type="string">
            <text:p>rIt=n</text:p>
          </table:table-cell>
          <table:table-cell office:value-type="string">
            <text:p>ritn</text:p>
          </table:table-cell>
          <table:table-cell/>
          <table:table-cell office:value-type="string">
            <text:p>rItn</text:p>
          </table:table-cell>
          <table:table-cell office:value-type="string">
            <text:p>ritn</text:p>
          </table:table-cell>
          <table:table-cell/>
          <table:table-cell office:value-type="string">
            <text:p>ritn</text:p>
          </table:table-cell>
          <table:table-cell table:number-columns-repeated="1012"/>
        </table:table-row>
        <table:table-row table:style-name="ro3">
          <table:table-cell office:value-type="string">
            <text:p>wrong</text:p>
          </table:table-cell>
          <table:table-cell office:value-type="string">
            <text:p>adj</text:p>
          </table:table-cell>
          <table:table-cell office:value-type="string">
            <text:p>rQN</text:p>
          </table:table-cell>
          <table:table-cell office:value-type="string">
            <text:p>roN</text:p>
          </table:table-cell>
          <table:table-cell/>
          <table:table-cell office:value-type="string">
            <text:p>1-rQ:N <text:s/>2-rA:N</text:p>
          </table:table-cell>
          <table:table-cell office:value-type="string">
            <text:p>1-roN-&gt;1 <text:s/>2-rRN-&gt;1</text:p>
          </table:table-cell>
          <table:table-cell/>
          <table:table-cell office:value-type="string">
            <text:p>rQn</text:p>
          </table:table-cell>
          <table:table-cell office:value-type="string">
            <text:p>roN</text:p>
          </table:table-cell>
          <table:table-cell/>
          <table:table-cell office:value-type="string">
            <text:p>roN</text:p>
          </table:table-cell>
          <table:table-cell table:number-columns-repeated="3"/>
          <table:table-cell office:value-type="string">
            <text:p>GA-x:1.17</text:p>
          </table:table-cell>
          <table:table-cell table:number-columns-repeated="1008"/>
        </table:table-row>
        <table:table-row table:style-name="ro3">
          <table:table-cell office:value-type="string">
            <text:p>yellow</text:p>
          </table:table-cell>
          <table:table-cell office:value-type="string">
            <text:p>adj</text:p>
          </table:table-cell>
          <table:table-cell office:value-type="string">
            <text:p>jel@U</text:p>
          </table:table-cell>
          <table:table-cell office:value-type="string">
            <text:p>yelO</text:p>
          </table:table-cell>
          <table:table-cell/>
          <table:table-cell office:value-type="string">
            <text:p>jeloU</text:p>
          </table:table-cell>
          <table:table-cell office:value-type="string">
            <text:p>yelO</text:p>
          </table:table-cell>
          <table:table-cell/>
          <table:table-cell office:value-type="string">
            <text:p>jEloU</text:p>
          </table:table-cell>
          <table:table-cell office:value-type="string">
            <text:p>yelO</text:p>
          </table:table-cell>
          <table:table-cell/>
          <table:table-cell office:value-type="string">
            <text:p>yelO</text:p>
          </table:table-cell>
          <table:table-cell table:number-columns-repeated="1012"/>
        </table:table-row>
        <table:table-row table:style-name="ro3">
          <table:table-cell office:value-type="string">
            <text:p>young</text:p>
          </table:table-cell>
          <table:table-cell office:value-type="string">
            <text:p>adj</text:p>
          </table:table-cell>
          <table:table-cell office:value-type="string">
            <text:p>jVN</text:p>
          </table:table-cell>
          <table:table-cell office:value-type="string">
            <text:p>yuN</text:p>
          </table:table-cell>
          <table:table-cell/>
          <table:table-cell office:value-type="string">
            <text:p>jVN</text:p>
          </table:table-cell>
          <table:table-cell office:value-type="string">
            <text:p>yuN</text:p>
          </table:table-cell>
          <table:table-cell/>
          <table:table-cell office:value-type="string">
            <text:p>jVN</text:p>
          </table:table-cell>
          <table:table-cell office:value-type="string">
            <text:p>yuN</text:p>
          </table:table-cell>
          <table:table-cell/>
          <table:table-cell office:value-type="string">
            <text:p>yuN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office:value-type="string">
            <text:p>NEED TO FIX : replace multiple codes with x, eg: Au-1:1.16 <text:s/>Au-2:1.16 -&gt; Au-x:1.16. <text:s text:c="2"/>RP-1:2.S2 <text:s/>RP-2:2.S2 <text:s/>GA-1:2.S2 <text:s/>Au-1:2.S2 <text:s/>Au-2:2.S2 -&gt; x-x:2.S2</text:p>
          </table:table-cell>
          <table:table-cell table:number-columns-repeated="1023"/>
        </table:table-row>
        <table:table-row table:style-name="ro3" table:number-rows-repeated="650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Sans Serif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07:3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Ross McGinnis</meta:initial-creator>
    <meta:editing-cycles>198</meta:editing-cycles>
    <meta:creation-date>2008-11-03T13:42:32</meta:creation-date>
    <dc:date>2009-04-10T07:30:20</dc:date>
    <meta:editing-duration>PT76H59M26S</meta:editing-duration>
    <meta:document-statistic meta:table-count="3" meta:cell-count="4365" meta:object-count="0"/>
    <meta:user-defined meta:name="Info 1"/>
    <meta:user-defined meta:name="Info 2"/>
    <meta:user-defined meta:name="Info 3"/>
    <meta:user-defined meta:name="Info 4"/>
  </office:meta>
</office:document-meta>
</file>